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61.99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56.55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52.7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62.7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0.44pt"/>
    </style:style>
    <style:style style:name="ro1" style:family="table-row">
      <style:table-row-properties style:row-height="38.8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999999"/>
    </style:style>
    <style:style style:name="ce2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D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100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IOS Code</text:p>
          </table:table-cell>
          <table:table-cell table:style-name="ce1" office:value-type="string" calcext:value-type="string">
            <text:p>+Left Shift</text:p>
          </table:table-cell>
          <table:table-cell table:style-name="ce1" office:value-type="string" calcext:value-type="string">
            <text:p>+Right Shift</text:p>
          </table:table-cell>
          <table:table-cell table:style-name="ce1" office:value-type="string" calcext:value-type="string">
            <text:p>+Left Ctrl</text:p>
          </table:table-cell>
          <table:table-cell table:style-name="ce1" office:value-type="string" calcext:value-type="string">
            <text:p>+Right Ctrl</text:p>
          </table:table-cell>
          <table:table-cell table:style-name="ce1" office:value-type="string" calcext:value-type="string">
            <text:p>+Left Ctrl</text:p>
            <text:p>+Left Shift</text:p>
          </table:table-cell>
          <table:table-cell table:style-name="ce1" office:value-type="string" calcext:value-type="string">
            <text:p>+Left Alt</text:p>
          </table:table-cell>
          <table:table-cell table:style-name="ce1" office:value-type="string" calcext:value-type="string">
            <text:p>+Right Alt</text:p>
          </table:table-cell>
          <table:table-cell table:style-name="ce1" office:value-type="string" calcext:value-type="string">
            <text:p>+Left Alt</text:p>
            <text:p>+Left Ctrl</text:p>
          </table:table-cell>
          <table:table-cell table:style-name="ce1" office:value-type="string" calcext:value-type="string">
            <text:p>+Left Alt</text:p>
            <text:p>+Left Ctrl</text:p>
            <text:p>+Left Shift</text:p>
          </table:table-cell>
          <table:table-cell table:style-name="ce1" office:value-type="string" calcext:value-type="string">
            <text:p>+Num Lock</text:p>
          </table:table-cell>
          <table:table-cell table:style-name="ce1" office:value-type="string" calcext:value-type="string">
            <text:p>+Num Lock</text:p>
            <text:p>+Left Shift</text:p>
          </table:table-cell>
          <table:table-cell table:style-name="ce1" office:value-type="string" calcext:value-type="string">
            <text:p>+Caps Lock</text:p>
          </table:table-cell>
          <table:table-cell table:style-name="ce1" office:value-type="string" calcext:value-type="string">
            <text:p>+Caps Lock</text:p>
            <text:p>+Left Shift</text:p>
          </table:table-cell>
          <table:table-cell table:style-name="ce1" table:number-columns-repeated="100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c</text:p>
          </table:table-cell>
          <table:table-cell table:number-columns-repeated="6" office:value-type="float" office:value="283" calcext:value-type="float">
            <text:p>283</text:p>
          </table:table-cell>
          <table:table-cell table:number-columns-repeated="4" office:value-type="float" office:value="256" calcext:value-type="float">
            <text:p>256</text:p>
          </table:table-cell>
          <table:table-cell table:number-columns-repeated="4" office:value-type="float" office:value="283" calcext:value-type="float">
            <text:p>283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1</text:p>
          </table:table-cell>
          <table:table-cell office:value-type="float" office:value="15104" calcext:value-type="float">
            <text:p>15104</text:p>
          </table:table-cell>
          <table:table-cell table:number-columns-repeated="2" office:value-type="float" office:value="21504" calcext:value-type="float">
            <text:p>21504</text:p>
          </table:table-cell>
          <table:table-cell table:number-columns-repeated="3" office:value-type="float" office:value="24064" calcext:value-type="float">
            <text:p>24064</text:p>
          </table:table-cell>
          <table:table-cell table:number-columns-repeated="4" office:value-type="float" office:value="26624" calcext:value-type="float">
            <text:p>26624</text:p>
          </table:table-cell>
          <table:table-cell office:value-type="float" office:value="15104" calcext:value-type="float">
            <text:p>15104</text:p>
          </table:table-cell>
          <table:table-cell office:value-type="float" office:value="21504" calcext:value-type="float">
            <text:p>21504</text:p>
          </table:table-cell>
          <table:table-cell office:value-type="float" office:value="15104" calcext:value-type="float">
            <text:p>15104</text:p>
          </table:table-cell>
          <table:table-cell office:value-type="float" office:value="21504" calcext:value-type="float">
            <text:p>21504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2</text:p>
          </table:table-cell>
          <table:table-cell office:value-type="float" office:value="15360" calcext:value-type="float">
            <text:p>15360</text:p>
          </table:table-cell>
          <table:table-cell table:number-columns-repeated="2" office:value-type="float" office:value="21760" calcext:value-type="float">
            <text:p>21760</text:p>
          </table:table-cell>
          <table:table-cell table:number-columns-repeated="3" office:value-type="float" office:value="24320" calcext:value-type="float">
            <text:p>24320</text:p>
          </table:table-cell>
          <table:table-cell table:number-columns-repeated="4" office:value-type="float" office:value="26880" calcext:value-type="float">
            <text:p>26880</text:p>
          </table:table-cell>
          <table:table-cell office:value-type="float" office:value="15360" calcext:value-type="float">
            <text:p>15360</text:p>
          </table:table-cell>
          <table:table-cell office:value-type="float" office:value="21760" calcext:value-type="float">
            <text:p>21760</text:p>
          </table:table-cell>
          <table:table-cell office:value-type="float" office:value="15360" calcext:value-type="float">
            <text:p>15360</text:p>
          </table:table-cell>
          <table:table-cell office:value-type="float" office:value="21760" calcext:value-type="float">
            <text:p>21760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float" office:value="15616" calcext:value-type="float">
            <text:p>15616</text:p>
          </table:table-cell>
          <table:table-cell table:number-columns-repeated="2" office:value-type="float" office:value="22016" calcext:value-type="float">
            <text:p>22016</text:p>
          </table:table-cell>
          <table:table-cell table:number-columns-repeated="3" office:value-type="float" office:value="24576" calcext:value-type="float">
            <text:p>24576</text:p>
          </table:table-cell>
          <table:table-cell table:number-columns-repeated="4" office:value-type="float" office:value="27136" calcext:value-type="float">
            <text:p>27136</text:p>
          </table:table-cell>
          <table:table-cell office:value-type="float" office:value="15616" calcext:value-type="float">
            <text:p>15616</text:p>
          </table:table-cell>
          <table:table-cell office:value-type="float" office:value="22016" calcext:value-type="float">
            <text:p>22016</text:p>
          </table:table-cell>
          <table:table-cell office:value-type="float" office:value="15616" calcext:value-type="float">
            <text:p>15616</text:p>
          </table:table-cell>
          <table:table-cell office:value-type="float" office:value="22016" calcext:value-type="float">
            <text:p>22016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4</text:p>
          </table:table-cell>
          <table:table-cell office:value-type="float" office:value="15872" calcext:value-type="float">
            <text:p>15872</text:p>
          </table:table-cell>
          <table:table-cell table:number-columns-repeated="2" office:value-type="float" office:value="22272" calcext:value-type="float">
            <text:p>22272</text:p>
          </table:table-cell>
          <table:table-cell table:number-columns-repeated="3" office:value-type="float" office:value="24832" calcext:value-type="float">
            <text:p>24832</text:p>
          </table:table-cell>
          <table:table-cell table:number-columns-repeated="4" office:value-type="float" office:value="27392" calcext:value-type="float">
            <text:p>27392</text:p>
          </table:table-cell>
          <table:table-cell office:value-type="float" office:value="15872" calcext:value-type="float">
            <text:p>15872</text:p>
          </table:table-cell>
          <table:table-cell office:value-type="float" office:value="22272" calcext:value-type="float">
            <text:p>22272</text:p>
          </table:table-cell>
          <table:table-cell office:value-type="float" office:value="15872" calcext:value-type="float">
            <text:p>15872</text:p>
          </table:table-cell>
          <table:table-cell office:value-type="float" office:value="22272" calcext:value-type="float">
            <text:p>22272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5</text:p>
          </table:table-cell>
          <table:table-cell office:value-type="float" office:value="16128" calcext:value-type="float">
            <text:p>16128</text:p>
          </table:table-cell>
          <table:table-cell table:number-columns-repeated="2" office:value-type="float" office:value="22528" calcext:value-type="float">
            <text:p>22528</text:p>
          </table:table-cell>
          <table:table-cell table:number-columns-repeated="3" office:value-type="float" office:value="25088" calcext:value-type="float">
            <text:p>25088</text:p>
          </table:table-cell>
          <table:table-cell table:number-columns-repeated="4" office:value-type="float" office:value="27648" calcext:value-type="float">
            <text:p>27648</text:p>
          </table:table-cell>
          <table:table-cell office:value-type="float" office:value="16128" calcext:value-type="float">
            <text:p>16128</text:p>
          </table:table-cell>
          <table:table-cell office:value-type="float" office:value="22528" calcext:value-type="float">
            <text:p>22528</text:p>
          </table:table-cell>
          <table:table-cell office:value-type="float" office:value="16128" calcext:value-type="float">
            <text:p>16128</text:p>
          </table:table-cell>
          <table:table-cell office:value-type="float" office:value="22528" calcext:value-type="float">
            <text:p>22528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6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22784" calcext:value-type="float">
            <text:p>22784</text:p>
          </table:table-cell>
          <table:table-cell table:number-columns-repeated="3" office:value-type="float" office:value="25344" calcext:value-type="float">
            <text:p>25344</text:p>
          </table:table-cell>
          <table:table-cell table:number-columns-repeated="4" office:value-type="float" office:value="27904" calcext:value-type="float">
            <text:p>27904</text:p>
          </table:table-cell>
          <table:table-cell office:value-type="float" office:value="16384" calcext:value-type="float">
            <text:p>16384</text:p>
          </table:table-cell>
          <table:table-cell office:value-type="float" office:value="22784" calcext:value-type="float">
            <text:p>22784</text:p>
          </table:table-cell>
          <table:table-cell office:value-type="float" office:value="16384" calcext:value-type="float">
            <text:p>16384</text:p>
          </table:table-cell>
          <table:table-cell office:value-type="float" office:value="22784" calcext:value-type="float">
            <text:p>22784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16640" calcext:value-type="float">
            <text:p>16640</text:p>
          </table:table-cell>
          <table:table-cell table:number-columns-repeated="2" office:value-type="float" office:value="23040" calcext:value-type="float">
            <text:p>23040</text:p>
          </table:table-cell>
          <table:table-cell table:number-columns-repeated="3" office:value-type="float" office:value="25600" calcext:value-type="float">
            <text:p>25600</text:p>
          </table:table-cell>
          <table:table-cell table:number-columns-repeated="4" office:value-type="float" office:value="28160" calcext:value-type="float">
            <text:p>28160</text:p>
          </table:table-cell>
          <table:table-cell office:value-type="float" office:value="16640" calcext:value-type="float">
            <text:p>16640</text:p>
          </table:table-cell>
          <table:table-cell office:value-type="float" office:value="23040" calcext:value-type="float">
            <text:p>23040</text:p>
          </table:table-cell>
          <table:table-cell office:value-type="float" office:value="16640" calcext:value-type="float">
            <text:p>16640</text:p>
          </table:table-cell>
          <table:table-cell office:value-type="float" office:value="23040" calcext:value-type="float">
            <text:p>23040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8</text:p>
          </table:table-cell>
          <table:table-cell office:value-type="float" office:value="16896" calcext:value-type="float">
            <text:p>16896</text:p>
          </table:table-cell>
          <table:table-cell table:number-columns-repeated="2" office:value-type="float" office:value="23296" calcext:value-type="float">
            <text:p>23296</text:p>
          </table:table-cell>
          <table:table-cell table:number-columns-repeated="3" office:value-type="float" office:value="25856" calcext:value-type="float">
            <text:p>25856</text:p>
          </table:table-cell>
          <table:table-cell table:number-columns-repeated="4" office:value-type="float" office:value="28416" calcext:value-type="float">
            <text:p>28416</text:p>
          </table:table-cell>
          <table:table-cell office:value-type="float" office:value="16896" calcext:value-type="float">
            <text:p>16896</text:p>
          </table:table-cell>
          <table:table-cell office:value-type="float" office:value="23296" calcext:value-type="float">
            <text:p>23296</text:p>
          </table:table-cell>
          <table:table-cell office:value-type="float" office:value="16896" calcext:value-type="float">
            <text:p>16896</text:p>
          </table:table-cell>
          <table:table-cell office:value-type="float" office:value="23296" calcext:value-type="float">
            <text:p>23296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9</text:p>
          </table:table-cell>
          <table:table-cell office:value-type="float" office:value="17152" calcext:value-type="float">
            <text:p>17152</text:p>
          </table:table-cell>
          <table:table-cell table:number-columns-repeated="2" office:value-type="float" office:value="23552" calcext:value-type="float">
            <text:p>23552</text:p>
          </table:table-cell>
          <table:table-cell table:number-columns-repeated="3" office:value-type="float" office:value="26112" calcext:value-type="float">
            <text:p>26112</text:p>
          </table:table-cell>
          <table:table-cell table:number-columns-repeated="4" office:value-type="float" office:value="28672" calcext:value-type="float">
            <text:p>28672</text:p>
          </table:table-cell>
          <table:table-cell office:value-type="float" office:value="17152" calcext:value-type="float">
            <text:p>17152</text:p>
          </table:table-cell>
          <table:table-cell office:value-type="float" office:value="23552" calcext:value-type="float">
            <text:p>23552</text:p>
          </table:table-cell>
          <table:table-cell office:value-type="float" office:value="17152" calcext:value-type="float">
            <text:p>17152</text:p>
          </table:table-cell>
          <table:table-cell office:value-type="float" office:value="23552" calcext:value-type="float">
            <text:p>23552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10</text:p>
          </table:table-cell>
          <table:table-cell office:value-type="float" office:value="17408" calcext:value-type="float">
            <text:p>17408</text:p>
          </table:table-cell>
          <table:table-cell table:number-columns-repeated="2" office:value-type="float" office:value="23808" calcext:value-type="float">
            <text:p>23808</text:p>
          </table:table-cell>
          <table:table-cell table:number-columns-repeated="3" office:value-type="float" office:value="26368" calcext:value-type="float">
            <text:p>26368</text:p>
          </table:table-cell>
          <table:table-cell table:number-columns-repeated="4" office:value-type="float" office:value="28928" calcext:value-type="float">
            <text:p>28928</text:p>
          </table:table-cell>
          <table:table-cell office:value-type="float" office:value="17408" calcext:value-type="float">
            <text:p>17408</text:p>
          </table:table-cell>
          <table:table-cell office:value-type="float" office:value="23808" calcext:value-type="float">
            <text:p>23808</text:p>
          </table:table-cell>
          <table:table-cell office:value-type="float" office:value="17408" calcext:value-type="float">
            <text:p>17408</text:p>
          </table:table-cell>
          <table:table-cell office:value-type="float" office:value="23808" calcext:value-type="float">
            <text:p>23808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11</text:p>
          </table:table-cell>
          <table:table-cell office:value-type="float" office:value="34048" calcext:value-type="float">
            <text:p>34048</text:p>
          </table:table-cell>
          <table:table-cell table:number-columns-repeated="2" office:value-type="float" office:value="34560" calcext:value-type="float">
            <text:p>34560</text:p>
          </table:table-cell>
          <table:table-cell table:number-columns-repeated="3" office:value-type="float" office:value="35072" calcext:value-type="float">
            <text:p>35072</text:p>
          </table:table-cell>
          <table:table-cell table:number-columns-repeated="4" office:value-type="float" office:value="35584" calcext:value-type="float">
            <text:p>35584</text:p>
          </table:table-cell>
          <table:table-cell office:value-type="float" office:value="34048" calcext:value-type="float">
            <text:p>34048</text:p>
          </table:table-cell>
          <table:table-cell office:value-type="float" office:value="34560" calcext:value-type="float">
            <text:p>34560</text:p>
          </table:table-cell>
          <table:table-cell office:value-type="float" office:value="34048" calcext:value-type="float">
            <text:p>34048</text:p>
          </table:table-cell>
          <table:table-cell office:value-type="float" office:value="34560" calcext:value-type="float">
            <text:p>34560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12</text:p>
          </table:table-cell>
          <table:table-cell office:value-type="float" office:value="34304" calcext:value-type="float">
            <text:p>34304</text:p>
          </table:table-cell>
          <table:table-cell table:number-columns-repeated="2" office:value-type="float" office:value="34816" calcext:value-type="float">
            <text:p>34816</text:p>
          </table:table-cell>
          <table:table-cell table:number-columns-repeated="3" office:value-type="float" office:value="35328" calcext:value-type="float">
            <text:p>35328</text:p>
          </table:table-cell>
          <table:table-cell table:number-columns-repeated="4" office:value-type="float" office:value="35840" calcext:value-type="float">
            <text:p>35840</text:p>
          </table:table-cell>
          <table:table-cell office:value-type="float" office:value="34304" calcext:value-type="float">
            <text:p>34304</text:p>
          </table:table-cell>
          <table:table-cell office:value-type="float" office:value="34816" calcext:value-type="float">
            <text:p>34816</text:p>
          </table:table-cell>
          <table:table-cell office:value-type="float" office:value="34304" calcext:value-type="float">
            <text:p>34304</text:p>
          </table:table-cell>
          <table:table-cell office:value-type="float" office:value="34816" calcext:value-type="float">
            <text:p>34816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rint Screen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29184" calcext:value-type="float">
            <text:p>29184</text:p>
          </table:table-cell>
          <table:table-cell table:number-columns-repeated="8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croll Lock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use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`</text:p>
          </table:table-cell>
          <table:table-cell office:value-type="float" office:value="10592" calcext:value-type="float">
            <text:p>10592</text:p>
          </table:table-cell>
          <table:table-cell table:number-columns-repeated="2" office:value-type="float" office:value="10622" calcext:value-type="float">
            <text:p>1062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0496" calcext:value-type="float">
            <text:p>10496</text:p>
          </table:table-cell>
          <table:table-cell office:value-type="float" office:value="10592" calcext:value-type="float">
            <text:p>10592</text:p>
          </table:table-cell>
          <table:table-cell office:value-type="float" office:value="10622" calcext:value-type="float">
            <text:p>10622</text:p>
          </table:table-cell>
          <table:table-cell office:value-type="float" office:value="10592" calcext:value-type="float">
            <text:p>10592</text:p>
          </table:table-cell>
          <table:table-cell office:value-type="float" office:value="10622" calcext:value-type="float">
            <text:p>10622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545" calcext:value-type="float">
            <text:p>54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30720" calcext:value-type="float">
            <text:p>30720</text:p>
          </table:table-cell>
          <table:table-cell office:value-type="float" office:value="561" calcext:value-type="float">
            <text:p>561</text:p>
          </table:table-cell>
          <table:table-cell office:value-type="float" office:value="545" calcext:value-type="float">
            <text:p>545</text:p>
          </table:table-cell>
          <table:table-cell office:value-type="float" office:value="561" calcext:value-type="float">
            <text:p>561</text:p>
          </table:table-cell>
          <table:table-cell office:value-type="float" office:value="545" calcext:value-type="float">
            <text:p>545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832" calcext:value-type="float">
            <text:p>832</text:p>
          </table:table-cell>
          <table:table-cell table:number-columns-repeated="3" office:value-type="float" office:value="768" calcext:value-type="float">
            <text:p>768</text:p>
          </table:table-cell>
          <table:table-cell table:number-columns-repeated="4" office:value-type="float" office:value="30976" calcext:value-type="float">
            <text:p>30976</text:p>
          </table:table-cell>
          <table:table-cell office:value-type="float" office:value="818" calcext:value-type="float">
            <text:p>818</text:p>
          </table:table-cell>
          <table:table-cell office:value-type="float" office:value="832" calcext:value-type="float">
            <text:p>832</text:p>
          </table:table-cell>
          <table:table-cell office:value-type="float" office:value="818" calcext:value-type="float">
            <text:p>818</text:p>
          </table:table-cell>
          <table:table-cell office:value-type="float" office:value="832" calcext:value-type="float">
            <text:p>832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1059" calcext:value-type="float">
            <text:p>1059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31232" calcext:value-type="float">
            <text:p>31232</text:p>
          </table:table-cell>
          <table:table-cell office:value-type="float" office:value="1075" calcext:value-type="float">
            <text:p>1075</text:p>
          </table:table-cell>
          <table:table-cell office:value-type="float" office:value="1059" calcext:value-type="float">
            <text:p>1059</text:p>
          </table:table-cell>
          <table:table-cell office:value-type="float" office:value="1075" calcext:value-type="float">
            <text:p>1075</text:p>
          </table:table-cell>
          <table:table-cell office:value-type="float" office:value="1059" calcext:value-type="float">
            <text:p>1059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float" office:value="1316" calcext:value-type="float">
            <text:p>131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31488" calcext:value-type="float">
            <text:p>31488</text:p>
          </table:table-cell>
          <table:table-cell office:value-type="float" office:value="1332" calcext:value-type="float">
            <text:p>1332</text:p>
          </table:table-cell>
          <table:table-cell office:value-type="float" office:value="1316" calcext:value-type="float">
            <text:p>1316</text:p>
          </table:table-cell>
          <table:table-cell office:value-type="float" office:value="1332" calcext:value-type="float">
            <text:p>1332</text:p>
          </table:table-cell>
          <table:table-cell office:value-type="float" office:value="1316" calcext:value-type="float">
            <text:p>1316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1573" calcext:value-type="float">
            <text:p>157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31744" calcext:value-type="float">
            <text:p>31744</text:p>
          </table:table-cell>
          <table:table-cell office:value-type="float" office:value="1589" calcext:value-type="float">
            <text:p>1589</text:p>
          </table:table-cell>
          <table:table-cell office:value-type="float" office:value="1573" calcext:value-type="float">
            <text:p>1573</text:p>
          </table:table-cell>
          <table:table-cell office:value-type="float" office:value="1589" calcext:value-type="float">
            <text:p>1589</text:p>
          </table:table-cell>
          <table:table-cell office:value-type="float" office:value="1573" calcext:value-type="float">
            <text:p>1573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3" office:value-type="float" office:value="1822" calcext:value-type="float">
            <text:p>1822</text:p>
          </table:table-cell>
          <table:table-cell table:number-columns-repeated="4" office:value-type="float" office:value="32000" calcext:value-type="float">
            <text:p>32000</text:p>
          </table:table-cell>
          <table:table-cell office:value-type="float" office:value="1846" calcext:value-type="float">
            <text:p>1846</text:p>
          </table:table-cell>
          <table:table-cell office:value-type="float" office:value="1886" calcext:value-type="float">
            <text:p>1886</text:p>
          </table:table-cell>
          <table:table-cell office:value-type="float" office:value="1846" calcext:value-type="float">
            <text:p>1846</text:p>
          </table:table-cell>
          <table:table-cell office:value-type="float" office:value="1886" calcext:value-type="float">
            <text:p>1886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103" calcext:value-type="float">
            <text:p>2103</text:p>
          </table:table-cell>
          <table:table-cell table:number-columns-repeated="2" office:value-type="float" office:value="2086" calcext:value-type="float">
            <text:p>208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32256" calcext:value-type="float">
            <text:p>32256</text:p>
          </table:table-cell>
          <table:table-cell office:value-type="float" office:value="2103" calcext:value-type="float">
            <text:p>2103</text:p>
          </table:table-cell>
          <table:table-cell office:value-type="float" office:value="2086" calcext:value-type="float">
            <text:p>2086</text:p>
          </table:table-cell>
          <table:table-cell office:value-type="float" office:value="2103" calcext:value-type="float">
            <text:p>2103</text:p>
          </table:table-cell>
          <table:table-cell office:value-type="float" office:value="2086" calcext:value-type="float">
            <text:p>2086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table:number-columns-repeated="2" office:value-type="float" office:value="2346" calcext:value-type="float">
            <text:p>234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32512" calcext:value-type="float">
            <text:p>32512</text:p>
          </table:table-cell>
          <table:table-cell office:value-type="float" office:value="2360" calcext:value-type="float">
            <text:p>2360</text:p>
          </table:table-cell>
          <table:table-cell office:value-type="float" office:value="2346" calcext:value-type="float">
            <text:p>2346</text:p>
          </table:table-cell>
          <table:table-cell office:value-type="float" office:value="2360" calcext:value-type="float">
            <text:p>2360</text:p>
          </table:table-cell>
          <table:table-cell office:value-type="float" office:value="2346" calcext:value-type="float">
            <text:p>2346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617" calcext:value-type="float">
            <text:p>2617</text:p>
          </table:table-cell>
          <table:table-cell table:number-columns-repeated="2" office:value-type="float" office:value="2600" calcext:value-type="float">
            <text:p>260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32768" calcext:value-type="float">
            <text:p>32768</text:p>
          </table:table-cell>
          <table:table-cell office:value-type="float" office:value="2617" calcext:value-type="float">
            <text:p>2617</text:p>
          </table:table-cell>
          <table:table-cell office:value-type="float" office:value="2600" calcext:value-type="float">
            <text:p>2600</text:p>
          </table:table-cell>
          <table:table-cell office:value-type="float" office:value="2617" calcext:value-type="float">
            <text:p>2617</text:p>
          </table:table-cell>
          <table:table-cell office:value-type="float" office:value="2600" calcext:value-type="float">
            <text:p>2600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2857" calcext:value-type="float">
            <text:p>2857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33024" calcext:value-type="float">
            <text:p>33024</text:p>
          </table:table-cell>
          <table:table-cell office:value-type="float" office:value="2864" calcext:value-type="float">
            <text:p>2864</text:p>
          </table:table-cell>
          <table:table-cell office:value-type="float" office:value="2857" calcext:value-type="float">
            <text:p>2857</text:p>
          </table:table-cell>
          <table:table-cell office:value-type="float" office:value="2864" calcext:value-type="float">
            <text:p>2864</text:p>
          </table:table-cell>
          <table:table-cell office:value-type="float" office:value="2857" calcext:value-type="float">
            <text:p>2857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3117" calcext:value-type="float">
            <text:p>3117</text:p>
          </table:table-cell>
          <table:table-cell table:number-columns-repeated="2" office:value-type="float" office:value="3167" calcext:value-type="float">
            <text:p>3167</text:p>
          </table:table-cell>
          <table:table-cell table:number-columns-repeated="3" office:value-type="float" office:value="3103" calcext:value-type="float">
            <text:p>3103</text:p>
          </table:table-cell>
          <table:table-cell table:number-columns-repeated="4" office:value-type="float" office:value="33280" calcext:value-type="float">
            <text:p>33280</text:p>
          </table:table-cell>
          <table:table-cell office:value-type="float" office:value="3117" calcext:value-type="float">
            <text:p>3117</text:p>
          </table:table-cell>
          <table:table-cell office:value-type="float" office:value="3167" calcext:value-type="float">
            <text:p>3167</text:p>
          </table:table-cell>
          <table:table-cell office:value-type="float" office:value="3117" calcext:value-type="float">
            <text:p>3117</text:p>
          </table:table-cell>
          <table:table-cell office:value-type="float" office:value="3167" calcext:value-type="float">
            <text:p>3167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=</text:p>
          </table:table-cell>
          <table:table-cell office:value-type="float" office:value="3389" calcext:value-type="float">
            <text:p>3389</text:p>
          </table:table-cell>
          <table:table-cell table:number-columns-repeated="2" office:value-type="float" office:value="3371" calcext:value-type="float">
            <text:p>337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33536" calcext:value-type="float">
            <text:p>33536</text:p>
          </table:table-cell>
          <table:table-cell office:value-type="float" office:value="3389" calcext:value-type="float">
            <text:p>3389</text:p>
          </table:table-cell>
          <table:table-cell office:value-type="float" office:value="3371" calcext:value-type="float">
            <text:p>3371</text:p>
          </table:table-cell>
          <table:table-cell office:value-type="float" office:value="3389" calcext:value-type="float">
            <text:p>3389</text:p>
          </table:table-cell>
          <table:table-cell office:value-type="float" office:value="3371" calcext:value-type="float">
            <text:p>3371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ackspace</text:p>
          </table:table-cell>
          <table:table-cell table:number-columns-repeated="3" office:value-type="float" office:value="3592" calcext:value-type="float">
            <text:p>3592</text:p>
          </table:table-cell>
          <table:table-cell table:number-columns-repeated="3" office:value-type="float" office:value="3711" calcext:value-type="float">
            <text:p>3711</text:p>
          </table:table-cell>
          <table:table-cell table:number-columns-repeated="4" office:value-type="float" office:value="3584" calcext:value-type="float">
            <text:p>3584</text:p>
          </table:table-cell>
          <table:table-cell table:number-columns-repeated="4" office:value-type="float" office:value="3592" calcext:value-type="float">
            <text:p>3592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ab</text:p>
          </table:table-cell>
          <table:table-cell office:value-type="float" office:value="3849" calcext:value-type="float">
            <text:p>3849</text:p>
          </table:table-cell>
          <table:table-cell table:number-columns-repeated="2" office:value-type="float" office:value="3840" calcext:value-type="float">
            <text:p>3840</text:p>
          </table:table-cell>
          <table:table-cell table:number-columns-repeated="3" office:value-type="float" office:value="37888" calcext:value-type="float">
            <text:p>37888</text:p>
          </table:table-cell>
          <table:table-cell table:number-columns-repeated="4" office:value-type="float" office:value="42240" calcext:value-type="float">
            <text:p>42240</text:p>
          </table:table-cell>
          <table:table-cell office:value-type="float" office:value="3849" calcext:value-type="float">
            <text:p>3849</text:p>
          </table:table-cell>
          <table:table-cell office:value-type="float" office:value="3840" calcext:value-type="float">
            <text:p>3840</text:p>
          </table:table-cell>
          <table:table-cell office:value-type="float" office:value="3849" calcext:value-type="float">
            <text:p>3849</text:p>
          </table:table-cell>
          <table:table-cell office:value-type="float" office:value="3840" calcext:value-type="float">
            <text:p>3840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Q</text:p>
          </table:table-cell>
          <table:table-cell office:value-type="float" office:value="4209" calcext:value-type="float">
            <text:p>4209</text:p>
          </table:table-cell>
          <table:table-cell table:number-columns-repeated="2" office:value-type="float" office:value="4177" calcext:value-type="float">
            <text:p>4177</text:p>
          </table:table-cell>
          <table:table-cell table:number-columns-repeated="3" office:value-type="float" office:value="4113" calcext:value-type="float">
            <text:p>4113</text:p>
          </table:table-cell>
          <table:table-cell table:number-columns-repeated="4" office:value-type="float" office:value="4096" calcext:value-type="float">
            <text:p>4096</text:p>
          </table:table-cell>
          <table:table-cell office:value-type="float" office:value="4209" calcext:value-type="float">
            <text:p>4209</text:p>
          </table:table-cell>
          <table:table-cell table:number-columns-repeated="2" office:value-type="float" office:value="4177" calcext:value-type="float">
            <text:p>4177</text:p>
          </table:table-cell>
          <table:table-cell office:value-type="float" office:value="4209" calcext:value-type="float">
            <text:p>4209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table-cell office:value-type="float" office:value="4471" calcext:value-type="float">
            <text:p>4471</text:p>
          </table:table-cell>
          <table:table-cell table:number-columns-repeated="2" office:value-type="float" office:value="4439" calcext:value-type="float">
            <text:p>4439</text:p>
          </table:table-cell>
          <table:table-cell table:number-columns-repeated="3" office:value-type="float" office:value="4375" calcext:value-type="float">
            <text:p>4375</text:p>
          </table:table-cell>
          <table:table-cell table:number-columns-repeated="4" office:value-type="float" office:value="4352" calcext:value-type="float">
            <text:p>4352</text:p>
          </table:table-cell>
          <table:table-cell office:value-type="float" office:value="4471" calcext:value-type="float">
            <text:p>4471</text:p>
          </table:table-cell>
          <table:table-cell table:number-columns-repeated="2" office:value-type="float" office:value="4439" calcext:value-type="float">
            <text:p>4439</text:p>
          </table:table-cell>
          <table:table-cell office:value-type="float" office:value="4471" calcext:value-type="float">
            <text:p>4471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float" office:value="4709" calcext:value-type="float">
            <text:p>4709</text:p>
          </table:table-cell>
          <table:table-cell table:number-columns-repeated="2" office:value-type="float" office:value="4677" calcext:value-type="float">
            <text:p>4677</text:p>
          </table:table-cell>
          <table:table-cell table:number-columns-repeated="3" office:value-type="float" office:value="4613" calcext:value-type="float">
            <text:p>4613</text:p>
          </table:table-cell>
          <table:table-cell table:number-columns-repeated="4" office:value-type="float" office:value="4608" calcext:value-type="float">
            <text:p>4608</text:p>
          </table:table-cell>
          <table:table-cell office:value-type="float" office:value="4709" calcext:value-type="float">
            <text:p>4709</text:p>
          </table:table-cell>
          <table:table-cell table:number-columns-repeated="2" office:value-type="float" office:value="4677" calcext:value-type="float">
            <text:p>4677</text:p>
          </table:table-cell>
          <table:table-cell office:value-type="float" office:value="4709" calcext:value-type="float">
            <text:p>4709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</text:p>
          </table:table-cell>
          <table:table-cell office:value-type="float" office:value="4978" calcext:value-type="float">
            <text:p>4978</text:p>
          </table:table-cell>
          <table:table-cell table:number-columns-repeated="2" office:value-type="float" office:value="4946" calcext:value-type="float">
            <text:p>4946</text:p>
          </table:table-cell>
          <table:table-cell table:number-columns-repeated="3" office:value-type="float" office:value="4882" calcext:value-type="float">
            <text:p>4882</text:p>
          </table:table-cell>
          <table:table-cell table:number-columns-repeated="4" office:value-type="float" office:value="4864" calcext:value-type="float">
            <text:p>4864</text:p>
          </table:table-cell>
          <table:table-cell office:value-type="float" office:value="4978" calcext:value-type="float">
            <text:p>4978</text:p>
          </table:table-cell>
          <table:table-cell table:number-columns-repeated="2" office:value-type="float" office:value="4946" calcext:value-type="float">
            <text:p>4946</text:p>
          </table:table-cell>
          <table:table-cell office:value-type="float" office:value="4978" calcext:value-type="float">
            <text:p>4978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5236" calcext:value-type="float">
            <text:p>5236</text:p>
          </table:table-cell>
          <table:table-cell table:number-columns-repeated="2" office:value-type="float" office:value="5204" calcext:value-type="float">
            <text:p>5204</text:p>
          </table:table-cell>
          <table:table-cell table:number-columns-repeated="3" office:value-type="float" office:value="5140" calcext:value-type="float">
            <text:p>5140</text:p>
          </table:table-cell>
          <table:table-cell table:number-columns-repeated="4" office:value-type="float" office:value="5120" calcext:value-type="float">
            <text:p>5120</text:p>
          </table:table-cell>
          <table:table-cell office:value-type="float" office:value="5236" calcext:value-type="float">
            <text:p>5236</text:p>
          </table:table-cell>
          <table:table-cell table:number-columns-repeated="2" office:value-type="float" office:value="5204" calcext:value-type="float">
            <text:p>5204</text:p>
          </table:table-cell>
          <table:table-cell office:value-type="float" office:value="5236" calcext:value-type="float">
            <text:p>5236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Y</text:p>
          </table:table-cell>
          <table:table-cell office:value-type="float" office:value="5497" calcext:value-type="float">
            <text:p>5497</text:p>
          </table:table-cell>
          <table:table-cell table:number-columns-repeated="2" office:value-type="float" office:value="5465" calcext:value-type="float">
            <text:p>5465</text:p>
          </table:table-cell>
          <table:table-cell table:number-columns-repeated="3" office:value-type="float" office:value="5401" calcext:value-type="float">
            <text:p>5401</text:p>
          </table:table-cell>
          <table:table-cell table:number-columns-repeated="4" office:value-type="float" office:value="5376" calcext:value-type="float">
            <text:p>5376</text:p>
          </table:table-cell>
          <table:table-cell office:value-type="float" office:value="5497" calcext:value-type="float">
            <text:p>5497</text:p>
          </table:table-cell>
          <table:table-cell table:number-columns-repeated="2" office:value-type="float" office:value="5465" calcext:value-type="float">
            <text:p>5465</text:p>
          </table:table-cell>
          <table:table-cell office:value-type="float" office:value="5497" calcext:value-type="float">
            <text:p>5497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</text:p>
          </table:table-cell>
          <table:table-cell office:value-type="float" office:value="5749" calcext:value-type="float">
            <text:p>5749</text:p>
          </table:table-cell>
          <table:table-cell table:number-columns-repeated="2" office:value-type="float" office:value="5717" calcext:value-type="float">
            <text:p>5717</text:p>
          </table:table-cell>
          <table:table-cell table:number-columns-repeated="3" office:value-type="float" office:value="5653" calcext:value-type="float">
            <text:p>5653</text:p>
          </table:table-cell>
          <table:table-cell table:number-columns-repeated="4" office:value-type="float" office:value="5632" calcext:value-type="float">
            <text:p>5632</text:p>
          </table:table-cell>
          <table:table-cell office:value-type="float" office:value="5749" calcext:value-type="float">
            <text:p>5749</text:p>
          </table:table-cell>
          <table:table-cell table:number-columns-repeated="2" office:value-type="float" office:value="5717" calcext:value-type="float">
            <text:p>5717</text:p>
          </table:table-cell>
          <table:table-cell office:value-type="float" office:value="5749" calcext:value-type="float">
            <text:p>5749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</text:p>
          </table:table-cell>
          <table:table-cell office:value-type="float" office:value="5993" calcext:value-type="float">
            <text:p>5993</text:p>
          </table:table-cell>
          <table:table-cell table:number-columns-repeated="2" office:value-type="float" office:value="5961" calcext:value-type="float">
            <text:p>5961</text:p>
          </table:table-cell>
          <table:table-cell table:number-columns-repeated="3" office:value-type="float" office:value="5897" calcext:value-type="float">
            <text:p>5897</text:p>
          </table:table-cell>
          <table:table-cell table:number-columns-repeated="4" office:value-type="float" office:value="5888" calcext:value-type="float">
            <text:p>5888</text:p>
          </table:table-cell>
          <table:table-cell office:value-type="float" office:value="5993" calcext:value-type="float">
            <text:p>5993</text:p>
          </table:table-cell>
          <table:table-cell table:number-columns-repeated="2" office:value-type="float" office:value="5961" calcext:value-type="float">
            <text:p>5961</text:p>
          </table:table-cell>
          <table:table-cell office:value-type="float" office:value="5993" calcext:value-type="float">
            <text:p>5993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office:value-type="float" office:value="6255" calcext:value-type="float">
            <text:p>6255</text:p>
          </table:table-cell>
          <table:table-cell table:number-columns-repeated="2" office:value-type="float" office:value="6223" calcext:value-type="float">
            <text:p>6223</text:p>
          </table:table-cell>
          <table:table-cell table:number-columns-repeated="3" office:value-type="float" office:value="6159" calcext:value-type="float">
            <text:p>6159</text:p>
          </table:table-cell>
          <table:table-cell table:number-columns-repeated="4" office:value-type="float" office:value="6144" calcext:value-type="float">
            <text:p>6144</text:p>
          </table:table-cell>
          <table:table-cell office:value-type="float" office:value="6255" calcext:value-type="float">
            <text:p>6255</text:p>
          </table:table-cell>
          <table:table-cell table:number-columns-repeated="2" office:value-type="float" office:value="6223" calcext:value-type="float">
            <text:p>6223</text:p>
          </table:table-cell>
          <table:table-cell office:value-type="float" office:value="6255" calcext:value-type="float">
            <text:p>6255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</text:p>
          </table:table-cell>
          <table:table-cell office:value-type="float" office:value="6512" calcext:value-type="float">
            <text:p>6512</text:p>
          </table:table-cell>
          <table:table-cell table:number-columns-repeated="2" office:value-type="float" office:value="6480" calcext:value-type="float">
            <text:p>6480</text:p>
          </table:table-cell>
          <table:table-cell table:number-columns-repeated="3" office:value-type="float" office:value="6416" calcext:value-type="float">
            <text:p>6416</text:p>
          </table:table-cell>
          <table:table-cell table:number-columns-repeated="4" office:value-type="float" office:value="6400" calcext:value-type="float">
            <text:p>6400</text:p>
          </table:table-cell>
          <table:table-cell office:value-type="float" office:value="6512" calcext:value-type="float">
            <text:p>6512</text:p>
          </table:table-cell>
          <table:table-cell table:number-columns-repeated="2" office:value-type="float" office:value="6480" calcext:value-type="float">
            <text:p>6480</text:p>
          </table:table-cell>
          <table:table-cell office:value-type="float" office:value="6512" calcext:value-type="float">
            <text:p>6512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[</text:p>
          </table:table-cell>
          <table:table-cell office:value-type="float" office:value="6747" calcext:value-type="float">
            <text:p>6747</text:p>
          </table:table-cell>
          <table:table-cell table:number-columns-repeated="2" office:value-type="float" office:value="6779" calcext:value-type="float">
            <text:p>6779</text:p>
          </table:table-cell>
          <table:table-cell table:number-columns-repeated="3" office:value-type="float" office:value="6683" calcext:value-type="float">
            <text:p>6683</text:p>
          </table:table-cell>
          <table:table-cell table:number-columns-repeated="4" office:value-type="float" office:value="6656" calcext:value-type="float">
            <text:p>6656</text:p>
          </table:table-cell>
          <table:table-cell office:value-type="float" office:value="6747" calcext:value-type="float">
            <text:p>6747</text:p>
          </table:table-cell>
          <table:table-cell office:value-type="float" office:value="6779" calcext:value-type="float">
            <text:p>6779</text:p>
          </table:table-cell>
          <table:table-cell office:value-type="float" office:value="6747" calcext:value-type="float">
            <text:p>6747</text:p>
          </table:table-cell>
          <table:table-cell office:value-type="float" office:value="6779" calcext:value-type="float">
            <text:p>6779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]</text:p>
          </table:table-cell>
          <table:table-cell office:value-type="float" office:value="7005" calcext:value-type="float">
            <text:p>7005</text:p>
          </table:table-cell>
          <table:table-cell table:number-columns-repeated="2" office:value-type="float" office:value="7037" calcext:value-type="float">
            <text:p>7037</text:p>
          </table:table-cell>
          <table:table-cell table:number-columns-repeated="3" office:value-type="float" office:value="6941" calcext:value-type="float">
            <text:p>6941</text:p>
          </table:table-cell>
          <table:table-cell table:number-columns-repeated="4" office:value-type="float" office:value="6912" calcext:value-type="float">
            <text:p>6912</text:p>
          </table:table-cell>
          <table:table-cell office:value-type="float" office:value="7005" calcext:value-type="float">
            <text:p>7005</text:p>
          </table:table-cell>
          <table:table-cell office:value-type="float" office:value="7037" calcext:value-type="float">
            <text:p>7037</text:p>
          </table:table-cell>
          <table:table-cell office:value-type="float" office:value="7005" calcext:value-type="float">
            <text:p>7005</text:p>
          </table:table-cell>
          <table:table-cell office:value-type="float" office:value="7037" calcext:value-type="float">
            <text:p>7037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\ </text:p>
          </table:table-cell>
          <table:table-cell office:value-type="float" office:value="11100" calcext:value-type="float">
            <text:p>11100</text:p>
          </table:table-cell>
          <table:table-cell table:number-columns-repeated="2" office:value-type="float" office:value="11132" calcext:value-type="float">
            <text:p>11132</text:p>
          </table:table-cell>
          <table:table-cell table:number-columns-repeated="3" office:value-type="float" office:value="11036" calcext:value-type="float">
            <text:p>11036</text:p>
          </table:table-cell>
          <table:table-cell table:number-columns-repeated="4" office:value-type="float" office:value="11008" calcext:value-type="float">
            <text:p>11008</text:p>
          </table:table-cell>
          <table:table-cell office:value-type="float" office:value="11100" calcext:value-type="float">
            <text:p>11100</text:p>
          </table:table-cell>
          <table:table-cell office:value-type="float" office:value="11132" calcext:value-type="float">
            <text:p>11132</text:p>
          </table:table-cell>
          <table:table-cell office:value-type="float" office:value="11100" calcext:value-type="float">
            <text:p>11100</text:p>
          </table:table-cell>
          <table:table-cell office:value-type="float" office:value="11132" calcext:value-type="float">
            <text:p>11132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aps Lock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float" office:value="7777" calcext:value-type="float">
            <text:p>7777</text:p>
          </table:table-cell>
          <table:table-cell table:number-columns-repeated="2" office:value-type="float" office:value="7745" calcext:value-type="float">
            <text:p>7745</text:p>
          </table:table-cell>
          <table:table-cell table:number-columns-repeated="3" office:value-type="float" office:value="7681" calcext:value-type="float">
            <text:p>7681</text:p>
          </table:table-cell>
          <table:table-cell table:number-columns-repeated="4" office:value-type="float" office:value="7680" calcext:value-type="float">
            <text:p>7680</text:p>
          </table:table-cell>
          <table:table-cell office:value-type="float" office:value="7777" calcext:value-type="float">
            <text:p>7777</text:p>
          </table:table-cell>
          <table:table-cell table:number-columns-repeated="2" office:value-type="float" office:value="7745" calcext:value-type="float">
            <text:p>7745</text:p>
          </table:table-cell>
          <table:table-cell office:value-type="float" office:value="7777" calcext:value-type="float">
            <text:p>7777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</text:p>
          </table:table-cell>
          <table:table-cell office:value-type="float" office:value="8051" calcext:value-type="float">
            <text:p>8051</text:p>
          </table:table-cell>
          <table:table-cell table:number-columns-repeated="2" office:value-type="float" office:value="8019" calcext:value-type="float">
            <text:p>8019</text:p>
          </table:table-cell>
          <table:table-cell table:number-columns-repeated="3" office:value-type="float" office:value="7955" calcext:value-type="float">
            <text:p>7955</text:p>
          </table:table-cell>
          <table:table-cell table:number-columns-repeated="4" office:value-type="float" office:value="7936" calcext:value-type="float">
            <text:p>7936</text:p>
          </table:table-cell>
          <table:table-cell office:value-type="float" office:value="8051" calcext:value-type="float">
            <text:p>8051</text:p>
          </table:table-cell>
          <table:table-cell table:number-columns-repeated="2" office:value-type="float" office:value="8019" calcext:value-type="float">
            <text:p>8019</text:p>
          </table:table-cell>
          <table:table-cell office:value-type="float" office:value="8051" calcext:value-type="float">
            <text:p>8051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</text:p>
          </table:table-cell>
          <table:table-cell office:value-type="float" office:value="8292" calcext:value-type="float">
            <text:p>8292</text:p>
          </table:table-cell>
          <table:table-cell table:number-columns-repeated="2" office:value-type="float" office:value="8260" calcext:value-type="float">
            <text:p>8260</text:p>
          </table:table-cell>
          <table:table-cell table:number-columns-repeated="3" office:value-type="float" office:value="8196" calcext:value-type="float">
            <text:p>8196</text:p>
          </table:table-cell>
          <table:table-cell table:number-columns-repeated="4" office:value-type="float" office:value="8192" calcext:value-type="float">
            <text:p>8192</text:p>
          </table:table-cell>
          <table:table-cell office:value-type="float" office:value="8292" calcext:value-type="float">
            <text:p>8292</text:p>
          </table:table-cell>
          <table:table-cell table:number-columns-repeated="2" office:value-type="float" office:value="8260" calcext:value-type="float">
            <text:p>8260</text:p>
          </table:table-cell>
          <table:table-cell office:value-type="float" office:value="8292" calcext:value-type="float">
            <text:p>8292</text:p>
          </table:table-cell>
          <table:table-cell table:number-columns-repeated="100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  <table:table-cell office:value-type="float" office:value="8550" calcext:value-type="float">
            <text:p>8550</text:p>
          </table:table-cell>
          <table:table-cell table:number-columns-repeated="2" office:value-type="float" office:value="8518" calcext:value-type="float">
            <text:p>8518</text:p>
          </table:table-cell>
          <table:table-cell table:number-columns-repeated="3" office:value-type="float" office:value="8454" calcext:value-type="float">
            <text:p>8454</text:p>
          </table:table-cell>
          <table:table-cell table:number-columns-repeated="4" office:value-type="float" office:value="8448" calcext:value-type="float">
            <text:p>8448</text:p>
          </table:table-cell>
          <table:table-cell office:value-type="float" office:value="8550" calcext:value-type="float">
            <text:p>8550</text:p>
          </table:table-cell>
          <table:table-cell table:number-columns-repeated="2" office:value-type="float" office:value="8518" calcext:value-type="float">
            <text:p>8518</text:p>
          </table:table-cell>
          <table:table-cell office:value-type="float" office:value="8550" calcext:value-type="float">
            <text:p>8550</text:p>
          </table:table-cell>
          <table:table-cell table:number-columns-repeated="100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8807" calcext:value-type="float">
            <text:p>8807</text:p>
          </table:table-cell>
          <table:table-cell table:number-columns-repeated="2" office:value-type="float" office:value="8775" calcext:value-type="float">
            <text:p>8775</text:p>
          </table:table-cell>
          <table:table-cell table:number-columns-repeated="3" office:value-type="float" office:value="8711" calcext:value-type="float">
            <text:p>8711</text:p>
          </table:table-cell>
          <table:table-cell table:number-columns-repeated="4" office:value-type="float" office:value="8704" calcext:value-type="float">
            <text:p>8704</text:p>
          </table:table-cell>
          <table:table-cell office:value-type="float" office:value="8807" calcext:value-type="float">
            <text:p>8807</text:p>
          </table:table-cell>
          <table:table-cell table:number-columns-repeated="2" office:value-type="float" office:value="8775" calcext:value-type="float">
            <text:p>8775</text:p>
          </table:table-cell>
          <table:table-cell office:value-type="float" office:value="8807" calcext:value-type="float">
            <text:p>8807</text:p>
          </table:table-cell>
          <table:table-cell table:number-columns-repeated="100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H</text:p>
          </table:table-cell>
          <table:table-cell office:value-type="float" office:value="9064" calcext:value-type="float">
            <text:p>9064</text:p>
          </table:table-cell>
          <table:table-cell table:number-columns-repeated="2" office:value-type="float" office:value="9032" calcext:value-type="float">
            <text:p>9032</text:p>
          </table:table-cell>
          <table:table-cell table:number-columns-repeated="3" office:value-type="float" office:value="8968" calcext:value-type="float">
            <text:p>8968</text:p>
          </table:table-cell>
          <table:table-cell table:number-columns-repeated="4" office:value-type="float" office:value="8960" calcext:value-type="float">
            <text:p>8960</text:p>
          </table:table-cell>
          <table:table-cell office:value-type="float" office:value="9064" calcext:value-type="float">
            <text:p>9064</text:p>
          </table:table-cell>
          <table:table-cell table:number-columns-repeated="2" office:value-type="float" office:value="9032" calcext:value-type="float">
            <text:p>9032</text:p>
          </table:table-cell>
          <table:table-cell office:value-type="float" office:value="9064" calcext:value-type="float">
            <text:p>9064</text:p>
          </table:table-cell>
          <table:table-cell table:number-columns-repeated="100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J</text:p>
          </table:table-cell>
          <table:table-cell office:value-type="float" office:value="9322" calcext:value-type="float">
            <text:p>9322</text:p>
          </table:table-cell>
          <table:table-cell table:number-columns-repeated="2" office:value-type="float" office:value="9290" calcext:value-type="float">
            <text:p>9290</text:p>
          </table:table-cell>
          <table:table-cell table:number-columns-repeated="3" office:value-type="float" office:value="9226" calcext:value-type="float">
            <text:p>9226</text:p>
          </table:table-cell>
          <table:table-cell table:number-columns-repeated="4" office:value-type="float" office:value="9216" calcext:value-type="float">
            <text:p>9216</text:p>
          </table:table-cell>
          <table:table-cell office:value-type="float" office:value="9322" calcext:value-type="float">
            <text:p>9322</text:p>
          </table:table-cell>
          <table:table-cell table:number-columns-repeated="2" office:value-type="float" office:value="9290" calcext:value-type="float">
            <text:p>9290</text:p>
          </table:table-cell>
          <table:table-cell office:value-type="float" office:value="9322" calcext:value-type="float">
            <text:p>9322</text:p>
          </table:table-cell>
          <table:table-cell table:number-columns-repeated="100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K</text:p>
          </table:table-cell>
          <table:table-cell office:value-type="float" office:value="9579" calcext:value-type="float">
            <text:p>9579</text:p>
          </table:table-cell>
          <table:table-cell table:number-columns-repeated="2" office:value-type="float" office:value="9547" calcext:value-type="float">
            <text:p>9547</text:p>
          </table:table-cell>
          <table:table-cell table:number-columns-repeated="3" office:value-type="float" office:value="9483" calcext:value-type="float">
            <text:p>9483</text:p>
          </table:table-cell>
          <table:table-cell table:number-columns-repeated="4" office:value-type="float" office:value="9472" calcext:value-type="float">
            <text:p>9472</text:p>
          </table:table-cell>
          <table:table-cell office:value-type="float" office:value="9579" calcext:value-type="float">
            <text:p>9579</text:p>
          </table:table-cell>
          <table:table-cell table:number-columns-repeated="2" office:value-type="float" office:value="9547" calcext:value-type="float">
            <text:p>9547</text:p>
          </table:table-cell>
          <table:table-cell office:value-type="float" office:value="9579" calcext:value-type="float">
            <text:p>9579</text:p>
          </table:table-cell>
          <table:table-cell table:number-columns-repeated="100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L</text:p>
          </table:table-cell>
          <table:table-cell office:value-type="float" office:value="9836" calcext:value-type="float">
            <text:p>9836</text:p>
          </table:table-cell>
          <table:table-cell table:number-columns-repeated="2" office:value-type="float" office:value="9804" calcext:value-type="float">
            <text:p>9804</text:p>
          </table:table-cell>
          <table:table-cell table:number-columns-repeated="3" office:value-type="float" office:value="9740" calcext:value-type="float">
            <text:p>9740</text:p>
          </table:table-cell>
          <table:table-cell table:number-columns-repeated="4" office:value-type="float" office:value="9728" calcext:value-type="float">
            <text:p>9728</text:p>
          </table:table-cell>
          <table:table-cell office:value-type="float" office:value="9836" calcext:value-type="float">
            <text:p>9836</text:p>
          </table:table-cell>
          <table:table-cell table:number-columns-repeated="2" office:value-type="float" office:value="9804" calcext:value-type="float">
            <text:p>9804</text:p>
          </table:table-cell>
          <table:table-cell office:value-type="float" office:value="9836" calcext:value-type="float">
            <text:p>9836</text:p>
          </table:table-cell>
          <table:table-cell table:number-columns-repeated="100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;</text:p>
          </table:table-cell>
          <table:table-cell office:value-type="float" office:value="10043" calcext:value-type="float">
            <text:p>10043</text:p>
          </table:table-cell>
          <table:table-cell table:number-columns-repeated="2" office:value-type="float" office:value="10042" calcext:value-type="float">
            <text:p>1004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9984" calcext:value-type="float">
            <text:p>9984</text:p>
          </table:table-cell>
          <table:table-cell office:value-type="float" office:value="10043" calcext:value-type="float">
            <text:p>10043</text:p>
          </table:table-cell>
          <table:table-cell office:value-type="float" office:value="10042" calcext:value-type="float">
            <text:p>10042</text:p>
          </table:table-cell>
          <table:table-cell office:value-type="float" office:value="10043" calcext:value-type="float">
            <text:p>10043</text:p>
          </table:table-cell>
          <table:table-cell office:value-type="float" office:value="10042" calcext:value-type="float">
            <text:p>10042</text:p>
          </table:table-cell>
          <table:table-cell table:number-columns-repeated="100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'</text:p>
          </table:table-cell>
          <table:table-cell office:value-type="float" office:value="10279" calcext:value-type="float">
            <text:p>10279</text:p>
          </table:table-cell>
          <table:table-cell table:number-columns-repeated="2" office:value-type="float" office:value="10274" calcext:value-type="float">
            <text:p>102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0240" calcext:value-type="float">
            <text:p>10240</text:p>
          </table:table-cell>
          <table:table-cell office:value-type="float" office:value="10279" calcext:value-type="float">
            <text:p>10279</text:p>
          </table:table-cell>
          <table:table-cell office:value-type="float" office:value="10274" calcext:value-type="float">
            <text:p>10274</text:p>
          </table:table-cell>
          <table:table-cell office:value-type="float" office:value="10279" calcext:value-type="float">
            <text:p>10279</text:p>
          </table:table-cell>
          <table:table-cell office:value-type="float" office:value="10274" calcext:value-type="float">
            <text:p>10274</text:p>
          </table:table-cell>
          <table:table-cell table:number-columns-repeated="100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nter</text:p>
          </table:table-cell>
          <table:table-cell table:number-columns-repeated="3" office:value-type="float" office:value="7181" calcext:value-type="float">
            <text:p>7181</text:p>
          </table:table-cell>
          <table:table-cell table:number-columns-repeated="3" office:value-type="float" office:value="7178" calcext:value-type="float">
            <text:p>7178</text:p>
          </table:table-cell>
          <table:table-cell table:number-columns-repeated="4" office:value-type="float" office:value="7168" calcext:value-type="float">
            <text:p>7168</text:p>
          </table:table-cell>
          <table:table-cell table:number-columns-repeated="4" office:value-type="float" office:value="7181" calcext:value-type="float">
            <text:p>7181</text:p>
          </table:table-cell>
          <table:table-cell table:number-columns-repeated="100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Left Shift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Z</text:p>
          </table:table-cell>
          <table:table-cell office:value-type="float" office:value="11386" calcext:value-type="float">
            <text:p>11386</text:p>
          </table:table-cell>
          <table:table-cell table:number-columns-repeated="2" office:value-type="float" office:value="11354" calcext:value-type="float">
            <text:p>11354</text:p>
          </table:table-cell>
          <table:table-cell table:number-columns-repeated="3" office:value-type="float" office:value="11290" calcext:value-type="float">
            <text:p>11290</text:p>
          </table:table-cell>
          <table:table-cell table:number-columns-repeated="4" office:value-type="float" office:value="11264" calcext:value-type="float">
            <text:p>11264</text:p>
          </table:table-cell>
          <table:table-cell office:value-type="float" office:value="11386" calcext:value-type="float">
            <text:p>11386</text:p>
          </table:table-cell>
          <table:table-cell table:number-columns-repeated="2" office:value-type="float" office:value="11354" calcext:value-type="float">
            <text:p>11354</text:p>
          </table:table-cell>
          <table:table-cell office:value-type="float" office:value="11386" calcext:value-type="float">
            <text:p>11386</text:p>
          </table:table-cell>
          <table:table-cell table:number-columns-repeated="100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office:value-type="float" office:value="11640" calcext:value-type="float">
            <text:p>11640</text:p>
          </table:table-cell>
          <table:table-cell table:number-columns-repeated="2" office:value-type="float" office:value="11608" calcext:value-type="float">
            <text:p>11608</text:p>
          </table:table-cell>
          <table:table-cell table:number-columns-repeated="3" office:value-type="float" office:value="11544" calcext:value-type="float">
            <text:p>11544</text:p>
          </table:table-cell>
          <table:table-cell table:number-columns-repeated="4" office:value-type="float" office:value="11520" calcext:value-type="float">
            <text:p>11520</text:p>
          </table:table-cell>
          <table:table-cell office:value-type="float" office:value="11640" calcext:value-type="float">
            <text:p>11640</text:p>
          </table:table-cell>
          <table:table-cell table:number-columns-repeated="2" office:value-type="float" office:value="11608" calcext:value-type="float">
            <text:p>11608</text:p>
          </table:table-cell>
          <table:table-cell office:value-type="float" office:value="11640" calcext:value-type="float">
            <text:p>11640</text:p>
          </table:table-cell>
          <table:table-cell table:number-columns-repeated="100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float" office:value="11875" calcext:value-type="float">
            <text:p>11875</text:p>
          </table:table-cell>
          <table:table-cell table:number-columns-repeated="2" office:value-type="float" office:value="11843" calcext:value-type="float">
            <text:p>11843</text:p>
          </table:table-cell>
          <table:table-cell table:number-columns-repeated="3" office:value-type="float" office:value="11779" calcext:value-type="float">
            <text:p>11779</text:p>
          </table:table-cell>
          <table:table-cell table:number-columns-repeated="4" office:value-type="float" office:value="11776" calcext:value-type="float">
            <text:p>11776</text:p>
          </table:table-cell>
          <table:table-cell office:value-type="float" office:value="11875" calcext:value-type="float">
            <text:p>11875</text:p>
          </table:table-cell>
          <table:table-cell table:number-columns-repeated="2" office:value-type="float" office:value="11843" calcext:value-type="float">
            <text:p>11843</text:p>
          </table:table-cell>
          <table:table-cell office:value-type="float" office:value="11875" calcext:value-type="float">
            <text:p>11875</text:p>
          </table:table-cell>
          <table:table-cell table:number-columns-repeated="100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</text:p>
          </table:table-cell>
          <table:table-cell office:value-type="float" office:value="12150" calcext:value-type="float">
            <text:p>12150</text:p>
          </table:table-cell>
          <table:table-cell table:number-columns-repeated="2" office:value-type="float" office:value="12118" calcext:value-type="float">
            <text:p>12118</text:p>
          </table:table-cell>
          <table:table-cell table:number-columns-repeated="3" office:value-type="float" office:value="12054" calcext:value-type="float">
            <text:p>12054</text:p>
          </table:table-cell>
          <table:table-cell table:number-columns-repeated="4" office:value-type="float" office:value="12032" calcext:value-type="float">
            <text:p>12032</text:p>
          </table:table-cell>
          <table:table-cell office:value-type="float" office:value="12150" calcext:value-type="float">
            <text:p>12150</text:p>
          </table:table-cell>
          <table:table-cell table:number-columns-repeated="2" office:value-type="float" office:value="12118" calcext:value-type="float">
            <text:p>12118</text:p>
          </table:table-cell>
          <table:table-cell office:value-type="float" office:value="12150" calcext:value-type="float">
            <text:p>12150</text:p>
          </table:table-cell>
          <table:table-cell table:number-columns-repeated="100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B</text:p>
          </table:table-cell>
          <table:table-cell office:value-type="float" office:value="12386" calcext:value-type="float">
            <text:p>12386</text:p>
          </table:table-cell>
          <table:table-cell table:number-columns-repeated="2" office:value-type="float" office:value="12354" calcext:value-type="float">
            <text:p>12354</text:p>
          </table:table-cell>
          <table:table-cell table:number-columns-repeated="3" office:value-type="float" office:value="12290" calcext:value-type="float">
            <text:p>12290</text:p>
          </table:table-cell>
          <table:table-cell table:number-columns-repeated="4" office:value-type="float" office:value="12288" calcext:value-type="float">
            <text:p>12288</text:p>
          </table:table-cell>
          <table:table-cell office:value-type="float" office:value="12386" calcext:value-type="float">
            <text:p>12386</text:p>
          </table:table-cell>
          <table:table-cell table:number-columns-repeated="2" office:value-type="float" office:value="12354" calcext:value-type="float">
            <text:p>12354</text:p>
          </table:table-cell>
          <table:table-cell office:value-type="float" office:value="12386" calcext:value-type="float">
            <text:p>12386</text:p>
          </table:table-cell>
          <table:table-cell table:number-columns-repeated="100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float" office:value="12654" calcext:value-type="float">
            <text:p>12654</text:p>
          </table:table-cell>
          <table:table-cell table:number-columns-repeated="2" office:value-type="float" office:value="12622" calcext:value-type="float">
            <text:p>12622</text:p>
          </table:table-cell>
          <table:table-cell table:number-columns-repeated="3" office:value-type="float" office:value="12558" calcext:value-type="float">
            <text:p>12558</text:p>
          </table:table-cell>
          <table:table-cell table:number-columns-repeated="4" office:value-type="float" office:value="12544" calcext:value-type="float">
            <text:p>12544</text:p>
          </table:table-cell>
          <table:table-cell office:value-type="float" office:value="12654" calcext:value-type="float">
            <text:p>12654</text:p>
          </table:table-cell>
          <table:table-cell table:number-columns-repeated="2" office:value-type="float" office:value="12622" calcext:value-type="float">
            <text:p>12622</text:p>
          </table:table-cell>
          <table:table-cell office:value-type="float" office:value="12654" calcext:value-type="float">
            <text:p>12654</text:p>
          </table:table-cell>
          <table:table-cell table:number-columns-repeated="100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12909" calcext:value-type="float">
            <text:p>12909</text:p>
          </table:table-cell>
          <table:table-cell table:number-columns-repeated="2" office:value-type="float" office:value="12877" calcext:value-type="float">
            <text:p>12877</text:p>
          </table:table-cell>
          <table:table-cell table:number-columns-repeated="3" office:value-type="float" office:value="12813" calcext:value-type="float">
            <text:p>12813</text:p>
          </table:table-cell>
          <table:table-cell table:number-columns-repeated="4" office:value-type="float" office:value="12800" calcext:value-type="float">
            <text:p>12800</text:p>
          </table:table-cell>
          <table:table-cell office:value-type="float" office:value="12909" calcext:value-type="float">
            <text:p>12909</text:p>
          </table:table-cell>
          <table:table-cell table:number-columns-repeated="2" office:value-type="float" office:value="12877" calcext:value-type="float">
            <text:p>12877</text:p>
          </table:table-cell>
          <table:table-cell office:value-type="float" office:value="12909" calcext:value-type="float">
            <text:p>12909</text:p>
          </table:table-cell>
          <table:table-cell table:number-columns-repeated="100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float" office:value="13100" calcext:value-type="float">
            <text:p>13100</text:p>
          </table:table-cell>
          <table:table-cell table:number-columns-repeated="2" office:value-type="float" office:value="13116" calcext:value-type="float">
            <text:p>1311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3056" calcext:value-type="float">
            <text:p>13056</text:p>
          </table:table-cell>
          <table:table-cell office:value-type="float" office:value="13100" calcext:value-type="float">
            <text:p>13100</text:p>
          </table:table-cell>
          <table:table-cell office:value-type="float" office:value="13116" calcext:value-type="float">
            <text:p>13116</text:p>
          </table:table-cell>
          <table:table-cell office:value-type="float" office:value="13100" calcext:value-type="float">
            <text:p>13100</text:p>
          </table:table-cell>
          <table:table-cell office:value-type="float" office:value="13116" calcext:value-type="float">
            <text:p>13116</text:p>
          </table:table-cell>
          <table:table-cell table:number-columns-repeated="100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.</text:p>
          </table:table-cell>
          <table:table-cell office:value-type="float" office:value="13358" calcext:value-type="float">
            <text:p>13358</text:p>
          </table:table-cell>
          <table:table-cell table:number-columns-repeated="2" office:value-type="float" office:value="13374" calcext:value-type="float">
            <text:p>133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3312" calcext:value-type="float">
            <text:p>13312</text:p>
          </table:table-cell>
          <table:table-cell office:value-type="float" office:value="13358" calcext:value-type="float">
            <text:p>13358</text:p>
          </table:table-cell>
          <table:table-cell office:value-type="float" office:value="13374" calcext:value-type="float">
            <text:p>13374</text:p>
          </table:table-cell>
          <table:table-cell office:value-type="float" office:value="13358" calcext:value-type="float">
            <text:p>13358</text:p>
          </table:table-cell>
          <table:table-cell office:value-type="float" office:value="13374" calcext:value-type="float">
            <text:p>13374</text:p>
          </table:table-cell>
          <table:table-cell table:number-columns-repeated="100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/</text:p>
          </table:table-cell>
          <table:table-cell office:value-type="float" office:value="13615" calcext:value-type="float">
            <text:p>13615</text:p>
          </table:table-cell>
          <table:table-cell table:number-columns-repeated="2" office:value-type="float" office:value="13631" calcext:value-type="float">
            <text:p>1363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4" office:value-type="float" office:value="13568" calcext:value-type="float">
            <text:p>13568</text:p>
          </table:table-cell>
          <table:table-cell office:value-type="float" office:value="13615" calcext:value-type="float">
            <text:p>13615</text:p>
          </table:table-cell>
          <table:table-cell office:value-type="float" office:value="13631" calcext:value-type="float">
            <text:p>13631</text:p>
          </table:table-cell>
          <table:table-cell office:value-type="float" office:value="13615" calcext:value-type="float">
            <text:p>13615</text:p>
          </table:table-cell>
          <table:table-cell office:value-type="float" office:value="13631" calcext:value-type="float">
            <text:p>13631</text:p>
          </table:table-cell>
          <table:table-cell table:number-columns-repeated="100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Right Shift 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Left Ctrl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eft Alt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Space Bar <text:s text:c="4"/></text:p>
          </table:table-cell>
          <table:table-cell table:number-columns-repeated="14" office:value-type="float" office:value="14624" calcext:value-type="float">
            <text:p>14624</text:p>
          </table:table-cell>
          <table:table-cell table:number-columns-repeated="100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Right Alt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Right Ctrl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nsert</text:p>
          </table:table-cell>
          <table:table-cell table:number-columns-repeated="3" office:value-type="float" office:value="21216" calcext:value-type="float">
            <text:p>21216</text:p>
          </table:table-cell>
          <table:table-cell table:number-columns-repeated="3" office:value-type="float" office:value="37600" calcext:value-type="float">
            <text:p>37600</text:p>
          </table:table-cell>
          <table:table-cell table:number-columns-repeated="4" office:value-type="float" office:value="41472" calcext:value-type="float">
            <text:p>41472</text:p>
          </table:table-cell>
          <table:table-cell table:number-columns-repeated="4" office:value-type="float" office:value="21216" calcext:value-type="float">
            <text:p>21216</text:p>
          </table:table-cell>
          <table:table-cell table:number-columns-repeated="100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Home</text:p>
          </table:table-cell>
          <table:table-cell table:number-columns-repeated="3" office:value-type="float" office:value="18400" calcext:value-type="float">
            <text:p>18400</text:p>
          </table:table-cell>
          <table:table-cell table:number-columns-repeated="3" office:value-type="float" office:value="30688" calcext:value-type="float">
            <text:p>30688</text:p>
          </table:table-cell>
          <table:table-cell table:number-columns-repeated="4" office:value-type="float" office:value="38656" calcext:value-type="float">
            <text:p>38656</text:p>
          </table:table-cell>
          <table:table-cell table:number-columns-repeated="4" office:value-type="float" office:value="18400" calcext:value-type="float">
            <text:p>18400</text:p>
          </table:table-cell>
          <table:table-cell table:number-columns-repeated="100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Page Up</text:p>
          </table:table-cell>
          <table:table-cell table:number-columns-repeated="3" office:value-type="float" office:value="18912" calcext:value-type="float">
            <text:p>18912</text:p>
          </table:table-cell>
          <table:table-cell table:number-columns-repeated="3" office:value-type="float" office:value="34016" calcext:value-type="float">
            <text:p>34016</text:p>
          </table:table-cell>
          <table:table-cell table:number-columns-repeated="4" office:value-type="float" office:value="39168" calcext:value-type="float">
            <text:p>39168</text:p>
          </table:table-cell>
          <table:table-cell table:number-columns-repeated="4" office:value-type="float" office:value="18912" calcext:value-type="float">
            <text:p>18912</text:p>
          </table:table-cell>
          <table:table-cell table:number-columns-repeated="100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Delete</text:p>
          </table:table-cell>
          <table:table-cell table:number-columns-repeated="3" office:value-type="float" office:value="21472" calcext:value-type="float">
            <text:p>21472</text:p>
          </table:table-cell>
          <table:table-cell table:number-columns-repeated="3" office:value-type="float" office:value="37856" calcext:value-type="float">
            <text:p>37856</text:p>
          </table:table-cell>
          <table:table-cell table:number-columns-repeated="2" office:value-type="float" office:value="41728" calcext:value-type="float">
            <text:p>4172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21472" calcext:value-type="float">
            <text:p>21472</text:p>
          </table:table-cell>
          <table:table-cell table:number-columns-repeated="100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End</text:p>
          </table:table-cell>
          <table:table-cell table:number-columns-repeated="3" office:value-type="float" office:value="20448" calcext:value-type="float">
            <text:p>20448</text:p>
          </table:table-cell>
          <table:table-cell table:number-columns-repeated="3" office:value-type="float" office:value="30176" calcext:value-type="float">
            <text:p>30176</text:p>
          </table:table-cell>
          <table:table-cell table:number-columns-repeated="4" office:value-type="float" office:value="40704" calcext:value-type="float">
            <text:p>40704</text:p>
          </table:table-cell>
          <table:table-cell table:number-columns-repeated="4" office:value-type="float" office:value="20448" calcext:value-type="float">
            <text:p>20448</text:p>
          </table:table-cell>
          <table:table-cell table:number-columns-repeated="100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age Down</text:p>
          </table:table-cell>
          <table:table-cell table:number-columns-repeated="3" office:value-type="float" office:value="20960" calcext:value-type="float">
            <text:p>20960</text:p>
          </table:table-cell>
          <table:table-cell table:number-columns-repeated="3" office:value-type="float" office:value="30432" calcext:value-type="float">
            <text:p>30432</text:p>
          </table:table-cell>
          <table:table-cell table:number-columns-repeated="4" office:value-type="float" office:value="41216" calcext:value-type="float">
            <text:p>41216</text:p>
          </table:table-cell>
          <table:table-cell table:number-columns-repeated="4" office:value-type="float" office:value="20960" calcext:value-type="float">
            <text:p>20960</text:p>
          </table:table-cell>
          <table:table-cell table:number-columns-repeated="100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Up Arrow</text:p>
          </table:table-cell>
          <table:table-cell table:number-columns-repeated="3" office:value-type="float" office:value="18656" calcext:value-type="float">
            <text:p>18656</text:p>
          </table:table-cell>
          <table:table-cell table:number-columns-repeated="3" office:value-type="float" office:value="36320" calcext:value-type="float">
            <text:p>36320</text:p>
          </table:table-cell>
          <table:table-cell table:number-columns-repeated="4" office:value-type="float" office:value="38912" calcext:value-type="float">
            <text:p>38912</text:p>
          </table:table-cell>
          <table:table-cell table:number-columns-repeated="4" office:value-type="float" office:value="18656" calcext:value-type="float">
            <text:p>18656</text:p>
          </table:table-cell>
          <table:table-cell table:number-columns-repeated="100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Left Arrow</text:p>
          </table:table-cell>
          <table:table-cell table:number-columns-repeated="3" office:value-type="float" office:value="19424" calcext:value-type="float">
            <text:p>19424</text:p>
          </table:table-cell>
          <table:table-cell table:number-columns-repeated="3" office:value-type="float" office:value="29664" calcext:value-type="float">
            <text:p>29664</text:p>
          </table:table-cell>
          <table:table-cell table:number-columns-repeated="4" office:value-type="float" office:value="39680" calcext:value-type="float">
            <text:p>39680</text:p>
          </table:table-cell>
          <table:table-cell table:number-columns-repeated="4" office:value-type="float" office:value="19424" calcext:value-type="float">
            <text:p>19424</text:p>
          </table:table-cell>
          <table:table-cell table:number-columns-repeated="100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Down Arrow</text:p>
          </table:table-cell>
          <table:table-cell table:number-columns-repeated="3" office:value-type="float" office:value="20704" calcext:value-type="float">
            <text:p>20704</text:p>
          </table:table-cell>
          <table:table-cell table:number-columns-repeated="3" office:value-type="float" office:value="37344" calcext:value-type="float">
            <text:p>37344</text:p>
          </table:table-cell>
          <table:table-cell table:number-columns-repeated="4" office:value-type="float" office:value="40960" calcext:value-type="float">
            <text:p>40960</text:p>
          </table:table-cell>
          <table:table-cell table:number-columns-repeated="4" office:value-type="float" office:value="20704" calcext:value-type="float">
            <text:p>20704</text:p>
          </table:table-cell>
          <table:table-cell table:number-columns-repeated="100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ight Arrow</text:p>
          </table:table-cell>
          <table:table-cell table:number-columns-repeated="3" office:value-type="float" office:value="19936" calcext:value-type="float">
            <text:p>19936</text:p>
          </table:table-cell>
          <table:table-cell table:number-columns-repeated="3" office:value-type="float" office:value="29920" calcext:value-type="float">
            <text:p>29920</text:p>
          </table:table-cell>
          <table:table-cell table:number-columns-repeated="4" office:value-type="float" office:value="40192" calcext:value-type="float">
            <text:p>40192</text:p>
          </table:table-cell>
          <table:table-cell table:number-columns-repeated="4" office:value-type="float" office:value="19936" calcext:value-type="float">
            <text:p>19936</text:p>
          </table:table-cell>
          <table:table-cell table:number-columns-repeated="100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Num Lock</text:p>
          </table:table-cell>
          <table:table-cell table:number-columns-repeated="14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Num /</text:p>
          </table:table-cell>
          <table:table-cell table:number-columns-repeated="3" office:value-type="float" office:value="57391" calcext:value-type="float">
            <text:p>57391</text:p>
          </table:table-cell>
          <table:table-cell table:number-columns-repeated="3" office:value-type="float" office:value="38144" calcext:value-type="float">
            <text:p>38144</text:p>
          </table:table-cell>
          <table:table-cell table:number-columns-repeated="4" office:value-type="float" office:value="41984" calcext:value-type="float">
            <text:p>41984</text:p>
          </table:table-cell>
          <table:table-cell table:number-columns-repeated="4" office:value-type="float" office:value="57391" calcext:value-type="float">
            <text:p>57391</text:p>
          </table:table-cell>
          <table:table-cell table:number-columns-repeated="100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Num *</text:p>
          </table:table-cell>
          <table:table-cell table:number-columns-repeated="3" office:value-type="float" office:value="14122" calcext:value-type="float">
            <text:p>14122</text:p>
          </table:table-cell>
          <table:table-cell table:number-columns-repeated="3" office:value-type="float" office:value="38400" calcext:value-type="float">
            <text:p>38400</text:p>
          </table:table-cell>
          <table:table-cell table:number-columns-repeated="4" office:value-type="float" office:value="14080" calcext:value-type="float">
            <text:p>14080</text:p>
          </table:table-cell>
          <table:table-cell table:number-columns-repeated="4" office:value-type="float" office:value="14122" calcext:value-type="float">
            <text:p>14122</text:p>
          </table:table-cell>
          <table:table-cell table:number-columns-repeated="100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Num -</text:p>
          </table:table-cell>
          <table:table-cell table:number-columns-repeated="3" office:value-type="float" office:value="18989" calcext:value-type="float">
            <text:p>18989</text:p>
          </table:table-cell>
          <table:table-cell table:number-columns-repeated="3" office:value-type="float" office:value="36352" calcext:value-type="float">
            <text:p>36352</text:p>
          </table:table-cell>
          <table:table-cell table:number-columns-repeated="4" office:value-type="float" office:value="18944" calcext:value-type="float">
            <text:p>18944</text:p>
          </table:table-cell>
          <table:table-cell table:number-columns-repeated="4" office:value-type="float" office:value="18989" calcext:value-type="float">
            <text:p>18989</text:p>
          </table:table-cell>
          <table:table-cell table:number-columns-repeated="100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Num 7</text:p>
          </table:table-cell>
          <table:table-cell office:value-type="float" office:value="18176" calcext:value-type="float">
            <text:p>18176</text:p>
          </table:table-cell>
          <table:table-cell table:number-columns-repeated="2" office:value-type="float" office:value="18231" calcext:value-type="float">
            <text:p>18231</text:p>
          </table:table-cell>
          <table:table-cell table:number-columns-repeated="3" office:value-type="float" office:value="30464" calcext:value-type="float">
            <text:p>3046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8231" calcext:value-type="float">
            <text:p>18231</text:p>
          </table:table-cell>
          <table:table-cell table:number-columns-repeated="2" office:value-type="float" office:value="18176" calcext:value-type="float">
            <text:p>18176</text:p>
          </table:table-cell>
          <table:table-cell office:value-type="float" office:value="18231" calcext:value-type="float">
            <text:p>18231</text:p>
          </table:table-cell>
          <table:table-cell table:number-columns-repeated="100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um 8</text:p>
          </table:table-cell>
          <table:table-cell office:value-type="float" office:value="18432" calcext:value-type="float">
            <text:p>18432</text:p>
          </table:table-cell>
          <table:table-cell table:number-columns-repeated="2" office:value-type="float" office:value="18488" calcext:value-type="float">
            <text:p>18488</text:p>
          </table:table-cell>
          <table:table-cell table:number-columns-repeated="3" office:value-type="float" office:value="36096" calcext:value-type="float">
            <text:p>3609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8488" calcext:value-type="float">
            <text:p>18488</text:p>
          </table:table-cell>
          <table:table-cell table:number-columns-repeated="2" office:value-type="float" office:value="18432" calcext:value-type="float">
            <text:p>18432</text:p>
          </table:table-cell>
          <table:table-cell office:value-type="float" office:value="18488" calcext:value-type="float">
            <text:p>18488</text:p>
          </table:table-cell>
          <table:table-cell table:number-columns-repeated="100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Num 9</text:p>
          </table:table-cell>
          <table:table-cell office:value-type="float" office:value="18688" calcext:value-type="float">
            <text:p>18688</text:p>
          </table:table-cell>
          <table:table-cell table:number-columns-repeated="2" office:value-type="float" office:value="18745" calcext:value-type="float">
            <text:p>18745</text:p>
          </table:table-cell>
          <table:table-cell table:number-columns-repeated="3" office:value-type="float" office:value="33792" calcext:value-type="float">
            <text:p>33792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8745" calcext:value-type="float">
            <text:p>18745</text:p>
          </table:table-cell>
          <table:table-cell table:number-columns-repeated="2" office:value-type="float" office:value="18688" calcext:value-type="float">
            <text:p>18688</text:p>
          </table:table-cell>
          <table:table-cell office:value-type="float" office:value="18745" calcext:value-type="float">
            <text:p>18745</text:p>
          </table:table-cell>
          <table:table-cell table:number-columns-repeated="100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Num 4</text:p>
          </table:table-cell>
          <table:table-cell office:value-type="float" office:value="19200" calcext:value-type="float">
            <text:p>19200</text:p>
          </table:table-cell>
          <table:table-cell table:number-columns-repeated="2" office:value-type="float" office:value="19252" calcext:value-type="float">
            <text:p>19252</text:p>
          </table:table-cell>
          <table:table-cell table:number-columns-repeated="3" office:value-type="float" office:value="29440" calcext:value-type="float">
            <text:p>2944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9252" calcext:value-type="float">
            <text:p>19252</text:p>
          </table:table-cell>
          <table:table-cell table:number-columns-repeated="2" office:value-type="float" office:value="19200" calcext:value-type="float">
            <text:p>19200</text:p>
          </table:table-cell>
          <table:table-cell office:value-type="float" office:value="19252" calcext:value-type="float">
            <text:p>19252</text:p>
          </table:table-cell>
          <table:table-cell table:number-columns-repeated="100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Num 5</text:p>
          </table:table-cell>
          <table:table-cell office:value-type="float" office:value="19456" calcext:value-type="float">
            <text:p>19456</text:p>
          </table:table-cell>
          <table:table-cell table:number-columns-repeated="2" office:value-type="float" office:value="19509" calcext:value-type="float">
            <text:p>19509</text:p>
          </table:table-cell>
          <table:table-cell table:number-columns-repeated="3" office:value-type="float" office:value="36608" calcext:value-type="float">
            <text:p>36608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9509" calcext:value-type="float">
            <text:p>19509</text:p>
          </table:table-cell>
          <table:table-cell table:number-columns-repeated="2" office:value-type="float" office:value="19456" calcext:value-type="float">
            <text:p>19456</text:p>
          </table:table-cell>
          <table:table-cell office:value-type="float" office:value="19509" calcext:value-type="float">
            <text:p>19509</text:p>
          </table:table-cell>
          <table:table-cell table:number-columns-repeated="100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Num 6</text:p>
          </table:table-cell>
          <table:table-cell office:value-type="float" office:value="19712" calcext:value-type="float">
            <text:p>19712</text:p>
          </table:table-cell>
          <table:table-cell table:number-columns-repeated="2" office:value-type="float" office:value="19766" calcext:value-type="float">
            <text:p>19766</text:p>
          </table:table-cell>
          <table:table-cell table:number-columns-repeated="3" office:value-type="float" office:value="29696" calcext:value-type="float">
            <text:p>29696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9766" calcext:value-type="float">
            <text:p>19766</text:p>
          </table:table-cell>
          <table:table-cell table:number-columns-repeated="2" office:value-type="float" office:value="19712" calcext:value-type="float">
            <text:p>19712</text:p>
          </table:table-cell>
          <table:table-cell office:value-type="float" office:value="19766" calcext:value-type="float">
            <text:p>19766</text:p>
          </table:table-cell>
          <table:table-cell table:number-columns-repeated="100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Num 1</text:p>
          </table:table-cell>
          <table:table-cell office:value-type="float" office:value="20224" calcext:value-type="float">
            <text:p>20224</text:p>
          </table:table-cell>
          <table:table-cell table:number-columns-repeated="2" office:value-type="float" office:value="20273" calcext:value-type="float">
            <text:p>20273</text:p>
          </table:table-cell>
          <table:table-cell table:number-columns-repeated="3" office:value-type="float" office:value="29952" calcext:value-type="float">
            <text:p>2995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273" calcext:value-type="float">
            <text:p>20273</text:p>
          </table:table-cell>
          <table:table-cell table:number-columns-repeated="2" office:value-type="float" office:value="20224" calcext:value-type="float">
            <text:p>20224</text:p>
          </table:table-cell>
          <table:table-cell office:value-type="float" office:value="20273" calcext:value-type="float">
            <text:p>20273</text:p>
          </table:table-cell>
          <table:table-cell table:number-columns-repeated="100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Num 2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20530" calcext:value-type="float">
            <text:p>20530</text:p>
          </table:table-cell>
          <table:table-cell table:number-columns-repeated="3" office:value-type="float" office:value="37120" calcext:value-type="float">
            <text:p>3712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0530" calcext:value-type="float">
            <text:p>20530</text:p>
          </table:table-cell>
          <table:table-cell table:number-columns-repeated="2" office:value-type="float" office:value="20480" calcext:value-type="float">
            <text:p>20480</text:p>
          </table:table-cell>
          <table:table-cell office:value-type="float" office:value="20530" calcext:value-type="float">
            <text:p>20530</text:p>
          </table:table-cell>
          <table:table-cell table:number-columns-repeated="100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Num 3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20787" calcext:value-type="float">
            <text:p>20787</text:p>
          </table:table-cell>
          <table:table-cell table:number-columns-repeated="3" office:value-type="float" office:value="30208" calcext:value-type="float">
            <text:p>3020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0787" calcext:value-type="float">
            <text:p>20787</text:p>
          </table:table-cell>
          <table:table-cell table:number-columns-repeated="2" office:value-type="float" office:value="20736" calcext:value-type="float">
            <text:p>20736</text:p>
          </table:table-cell>
          <table:table-cell office:value-type="float" office:value="20787" calcext:value-type="float">
            <text:p>20787</text:p>
          </table:table-cell>
          <table:table-cell table:number-columns-repeated="100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Num 0</text:p>
          </table:table-cell>
          <table:table-cell office:value-type="float" office:value="20992" calcext:value-type="float">
            <text:p>20992</text:p>
          </table:table-cell>
          <table:table-cell table:number-columns-repeated="2" office:value-type="float" office:value="21040" calcext:value-type="float">
            <text:p>21040</text:p>
          </table:table-cell>
          <table:table-cell table:number-columns-repeated="3" office:value-type="float" office:value="37376" calcext:value-type="float">
            <text:p>37376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040" calcext:value-type="float">
            <text:p>21040</text:p>
          </table:table-cell>
          <table:table-cell table:number-columns-repeated="2" office:value-type="float" office:value="20992" calcext:value-type="float">
            <text:p>20992</text:p>
          </table:table-cell>
          <table:table-cell office:value-type="float" office:value="21040" calcext:value-type="float">
            <text:p>21040</text:p>
          </table:table-cell>
          <table:table-cell table:number-columns-repeated="100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um .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21294" calcext:value-type="float">
            <text:p>21294</text:p>
          </table:table-cell>
          <table:table-cell table:number-columns-repeated="3" office:value-type="float" office:value="37632" calcext:value-type="float">
            <text:p>3763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294" calcext:value-type="float">
            <text:p>21294</text:p>
          </table:table-cell>
          <table:table-cell table:number-columns-repeated="2" office:value-type="float" office:value="21248" calcext:value-type="float">
            <text:p>21248</text:p>
          </table:table-cell>
          <table:table-cell office:value-type="float" office:value="21294" calcext:value-type="float">
            <text:p>21294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Num +</text:p>
          </table:table-cell>
          <table:table-cell table:number-columns-repeated="3" office:value-type="float" office:value="20011" calcext:value-type="float">
            <text:p>20011</text:p>
          </table:table-cell>
          <table:table-cell table:number-columns-repeated="3" office:value-type="float" office:value="36864" calcext:value-type="float">
            <text:p>36864</text:p>
          </table:table-cell>
          <table:table-cell table:number-columns-repeated="4" office:value-type="float" office:value="19968" calcext:value-type="float">
            <text:p>19968</text:p>
          </table:table-cell>
          <table:table-cell table:number-columns-repeated="4" office:value-type="float" office:value="20011" calcext:value-type="float">
            <text:p>20011</text:p>
          </table:table-cell>
          <table:table-cell table:number-columns-repeated="100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Num Enter</text:p>
          </table:table-cell>
          <table:table-cell table:number-columns-repeated="3" office:value-type="float" office:value="57357" calcext:value-type="float">
            <text:p>57357</text:p>
          </table:table-cell>
          <table:table-cell table:number-columns-repeated="3" office:value-type="float" office:value="57354" calcext:value-type="float">
            <text:p>57354</text:p>
          </table:table-cell>
          <table:table-cell table:number-columns-repeated="4" office:value-type="float" office:value="42496" calcext:value-type="float">
            <text:p>42496</text:p>
          </table:table-cell>
          <table:table-cell table:number-columns-repeated="4" office:value-type="float" office:value="57357" calcext:value-type="float">
            <text:p>57357</text:p>
          </table:table-cell>
          <table:table-cell table:number-columns-repeated="1007"/>
        </table:table-row>
      </table:table>
      <table:table table:name="Hex" table:style-name="ta1">
        <table:table-column table:style-name="co1" table:default-cell-style-name="Default"/>
        <table:table-column table:style-name="co2" table:default-cell-style-name="Default"/>
        <table:table-column table:style-name="co13" table:number-columns-repeated="14" table:default-cell-style-name="Default"/>
        <table:table-column table:style-name="co12" table:number-columns-repeated="1007" table:default-cell-style-name="Default"/>
        <table:table-row table:style-name="ro1">
          <table:table-cell table:style-name="ce2" table:formula="of:=[Dec.A1]" office:value-type="string" office:string-value="ID" calcext:value-type="string">
            <text:p>ID</text:p>
          </table:table-cell>
          <table:table-cell table:style-name="ce2" table:formula="of:=[Dec.B1]" office:value-type="string" office:string-value="Name" calcext:value-type="string">
            <text:p>Name</text:p>
          </table:table-cell>
          <table:table-cell table:style-name="ce2" table:formula="of:=[Dec.C1]" office:value-type="string" office:string-value="BIOS Code" calcext:value-type="string">
            <text:p>BIOS Code</text:p>
          </table:table-cell>
          <table:table-cell table:style-name="ce2" table:formula="of:=[Dec.D1]" office:value-type="string" office:string-value="+Left Shift" calcext:value-type="string">
            <text:p>+Left Shift</text:p>
          </table:table-cell>
          <table:table-cell table:style-name="ce2" table:formula="of:=[Dec.E1]" office:value-type="string" office:string-value="+Right Shift" calcext:value-type="string">
            <text:p>+Right Shift</text:p>
          </table:table-cell>
          <table:table-cell table:style-name="ce2" table:formula="of:=[Dec.F1]" office:value-type="string" office:string-value="+Left Ctrl" calcext:value-type="string">
            <text:p>+Left Ctrl</text:p>
          </table:table-cell>
          <table:table-cell table:style-name="ce2" table:formula="of:=[Dec.G1]" office:value-type="string" office:string-value="+Right Ctrl" calcext:value-type="string">
            <text:p>+Right Ctrl</text:p>
          </table:table-cell>
          <table:table-cell table:style-name="ce2" table:formula="of:=[Dec.H1]" office:value-type="string" office:string-value="+Left Ctrl&#10;+Left Shift" calcext:value-type="string">
            <text:p>+Left Ctrl</text:p>
            <text:p>+Left Shift</text:p>
          </table:table-cell>
          <table:table-cell table:style-name="ce2" table:formula="of:=[Dec.I1]" office:value-type="string" office:string-value="+Left Alt" calcext:value-type="string">
            <text:p>+Left Alt</text:p>
          </table:table-cell>
          <table:table-cell table:style-name="ce2" table:formula="of:=[Dec.J1]" office:value-type="string" office:string-value="+Right Alt" calcext:value-type="string">
            <text:p>+Right Alt</text:p>
          </table:table-cell>
          <table:table-cell table:style-name="ce2" table:formula="of:=[Dec.K1]" office:value-type="string" office:string-value="+Left Alt&#10;+Left Ctrl" calcext:value-type="string">
            <text:p>+Left Alt</text:p>
            <text:p>+Left Ctrl</text:p>
          </table:table-cell>
          <table:table-cell table:style-name="ce2" table:formula="of:=[Dec.L1]" office:value-type="string" office:string-value="+Left Alt&#10;+Left Ctrl&#10;+Left Shift" calcext:value-type="string">
            <text:p>+Left Alt</text:p>
            <text:p>+Left Ctrl</text:p>
            <text:p>+Left Shift</text:p>
          </table:table-cell>
          <table:table-cell table:style-name="ce2" table:formula="of:=[Dec.M1]" office:value-type="string" office:string-value="+Num Lock" calcext:value-type="string">
            <text:p>+Num Lock</text:p>
          </table:table-cell>
          <table:table-cell table:style-name="ce2" table:formula="of:=[Dec.N1]" office:value-type="string" office:string-value="+Num Lock&#10;+Left Shift" calcext:value-type="string">
            <text:p>+Num Lock</text:p>
            <text:p>+Left Shift</text:p>
          </table:table-cell>
          <table:table-cell table:style-name="ce2" table:formula="of:=[Dec.O1]" office:value-type="string" office:string-value="+Caps Lock" calcext:value-type="string">
            <text:p>+Caps Lock</text:p>
          </table:table-cell>
          <table:table-cell table:style-name="ce2" table:formula="of:=[Dec.P1]" office:value-type="string" office:string-value="+Caps Lock&#10;+Left Shift" calcext:value-type="string">
            <text:p>+Caps Lock</text:p>
            <text:p>+Left Shift</text:p>
          </table:table-cell>
          <table:table-cell table:style-name="ce2" table:number-columns-repeated="1007"/>
        </table:table-row>
        <table:table-row table:style-name="ro2">
          <table:table-cell table:formula="of:=[Dec.A2]" office:value-type="float" office:value="1" calcext:value-type="float">
            <text:p>1</text:p>
          </table:table-cell>
          <table:table-cell table:formula="of:=[Dec.B2]" office:value-type="string" office:string-value="Esc" calcext:value-type="string">
            <text:p>Esc</text:p>
          </table:table-cell>
          <table:table-cell table:formula="of:=DEC2HEX([Dec.C2]; 4)" office:value-type="string" office:string-value="011B" calcext:value-type="string">
            <text:p>011B</text:p>
          </table:table-cell>
          <table:table-cell table:formula="of:=DEC2HEX([Dec.D2]; 4)" office:value-type="string" office:string-value="011B" calcext:value-type="string">
            <text:p>011B</text:p>
          </table:table-cell>
          <table:table-cell table:formula="of:=DEC2HEX([Dec.E2]; 4)" office:value-type="string" office:string-value="011B" calcext:value-type="string">
            <text:p>011B</text:p>
          </table:table-cell>
          <table:table-cell table:formula="of:=DEC2HEX([Dec.F2]; 4)" office:value-type="string" office:string-value="011B" calcext:value-type="string">
            <text:p>011B</text:p>
          </table:table-cell>
          <table:table-cell table:formula="of:=DEC2HEX([Dec.G2]; 4)" office:value-type="string" office:string-value="011B" calcext:value-type="string">
            <text:p>011B</text:p>
          </table:table-cell>
          <table:table-cell table:formula="of:=DEC2HEX([Dec.H2]; 4)" office:value-type="string" office:string-value="011B" calcext:value-type="string">
            <text:p>011B</text:p>
          </table:table-cell>
          <table:table-cell table:formula="of:=DEC2HEX([Dec.I2]; 4)" office:value-type="string" office:string-value="0100" calcext:value-type="string">
            <text:p>0100</text:p>
          </table:table-cell>
          <table:table-cell table:formula="of:=DEC2HEX([Dec.J2]; 4)" office:value-type="string" office:string-value="0100" calcext:value-type="string">
            <text:p>0100</text:p>
          </table:table-cell>
          <table:table-cell table:formula="of:=DEC2HEX([Dec.K2]; 4)" office:value-type="string" office:string-value="0100" calcext:value-type="string">
            <text:p>0100</text:p>
          </table:table-cell>
          <table:table-cell table:formula="of:=DEC2HEX([Dec.L2]; 4)" office:value-type="string" office:string-value="0100" calcext:value-type="string">
            <text:p>0100</text:p>
          </table:table-cell>
          <table:table-cell table:formula="of:=DEC2HEX([Dec.M2]; 4)" office:value-type="string" office:string-value="011B" calcext:value-type="string">
            <text:p>011B</text:p>
          </table:table-cell>
          <table:table-cell table:formula="of:=DEC2HEX([Dec.N2]; 4)" office:value-type="string" office:string-value="011B" calcext:value-type="string">
            <text:p>011B</text:p>
          </table:table-cell>
          <table:table-cell table:formula="of:=DEC2HEX([Dec.O2]; 4)" office:value-type="string" office:string-value="011B" calcext:value-type="string">
            <text:p>011B</text:p>
          </table:table-cell>
          <table:table-cell table:formula="of:=DEC2HEX([Dec.P2]; 4)" office:value-type="string" office:string-value="011B" calcext:value-type="string">
            <text:p>011B</text:p>
          </table:table-cell>
          <table:table-cell table:number-columns-repeated="1007"/>
        </table:table-row>
        <table:table-row table:style-name="ro2">
          <table:table-cell table:formula="of:=[Dec.A3]" office:value-type="float" office:value="2" calcext:value-type="float">
            <text:p>2</text:p>
          </table:table-cell>
          <table:table-cell table:formula="of:=[Dec.B3]" office:value-type="string" office:string-value="F1" calcext:value-type="string">
            <text:p>F1</text:p>
          </table:table-cell>
          <table:table-cell table:formula="of:=DEC2HEX([Dec.C3]; 4)" office:value-type="string" office:string-value="3B00" calcext:value-type="string">
            <text:p>3B00</text:p>
          </table:table-cell>
          <table:table-cell table:formula="of:=DEC2HEX([Dec.D3]; 4)" office:value-type="string" office:string-value="5400" calcext:value-type="string">
            <text:p>5400</text:p>
          </table:table-cell>
          <table:table-cell table:formula="of:=DEC2HEX([Dec.E3]; 4)" office:value-type="string" office:string-value="5400" calcext:value-type="string">
            <text:p>5400</text:p>
          </table:table-cell>
          <table:table-cell table:formula="of:=DEC2HEX([Dec.F3]; 4)" office:value-type="string" office:string-value="5E00" calcext:value-type="string">
            <text:p>5E00</text:p>
          </table:table-cell>
          <table:table-cell table:formula="of:=DEC2HEX([Dec.G3]; 4)" office:value-type="string" office:string-value="5E00" calcext:value-type="string">
            <text:p>5E00</text:p>
          </table:table-cell>
          <table:table-cell table:formula="of:=DEC2HEX([Dec.H3]; 4)" office:value-type="string" office:string-value="5E00" calcext:value-type="string">
            <text:p>5E00</text:p>
          </table:table-cell>
          <table:table-cell table:formula="of:=DEC2HEX([Dec.I3]; 4)" office:value-type="string" office:string-value="6800" calcext:value-type="string">
            <text:p>6800</text:p>
          </table:table-cell>
          <table:table-cell table:formula="of:=DEC2HEX([Dec.J3]; 4)" office:value-type="string" office:string-value="6800" calcext:value-type="string">
            <text:p>6800</text:p>
          </table:table-cell>
          <table:table-cell table:formula="of:=DEC2HEX([Dec.K3]; 4)" office:value-type="string" office:string-value="6800" calcext:value-type="string">
            <text:p>6800</text:p>
          </table:table-cell>
          <table:table-cell table:formula="of:=DEC2HEX([Dec.L3]; 4)" office:value-type="string" office:string-value="6800" calcext:value-type="string">
            <text:p>6800</text:p>
          </table:table-cell>
          <table:table-cell table:formula="of:=DEC2HEX([Dec.M3]; 4)" office:value-type="string" office:string-value="3B00" calcext:value-type="string">
            <text:p>3B00</text:p>
          </table:table-cell>
          <table:table-cell table:formula="of:=DEC2HEX([Dec.N3]; 4)" office:value-type="string" office:string-value="5400" calcext:value-type="string">
            <text:p>5400</text:p>
          </table:table-cell>
          <table:table-cell table:formula="of:=DEC2HEX([Dec.O3]; 4)" office:value-type="string" office:string-value="3B00" calcext:value-type="string">
            <text:p>3B00</text:p>
          </table:table-cell>
          <table:table-cell table:formula="of:=DEC2HEX([Dec.P3]; 4)" office:value-type="string" office:string-value="5400" calcext:value-type="string">
            <text:p>5400</text:p>
          </table:table-cell>
          <table:table-cell table:number-columns-repeated="1007"/>
        </table:table-row>
        <table:table-row table:style-name="ro2">
          <table:table-cell table:formula="of:=[Dec.A4]" office:value-type="float" office:value="3" calcext:value-type="float">
            <text:p>3</text:p>
          </table:table-cell>
          <table:table-cell table:formula="of:=[Dec.B4]" office:value-type="string" office:string-value="F2" calcext:value-type="string">
            <text:p>F2</text:p>
          </table:table-cell>
          <table:table-cell table:formula="of:=DEC2HEX([Dec.C4]; 4)" office:value-type="string" office:string-value="3C00" calcext:value-type="string">
            <text:p>3C00</text:p>
          </table:table-cell>
          <table:table-cell table:formula="of:=DEC2HEX([Dec.D4]; 4)" office:value-type="string" office:string-value="5500" calcext:value-type="string">
            <text:p>5500</text:p>
          </table:table-cell>
          <table:table-cell table:formula="of:=DEC2HEX([Dec.E4]; 4)" office:value-type="string" office:string-value="5500" calcext:value-type="string">
            <text:p>5500</text:p>
          </table:table-cell>
          <table:table-cell table:formula="of:=DEC2HEX([Dec.F4]; 4)" office:value-type="string" office:string-value="5F00" calcext:value-type="string">
            <text:p>5F00</text:p>
          </table:table-cell>
          <table:table-cell table:formula="of:=DEC2HEX([Dec.G4]; 4)" office:value-type="string" office:string-value="5F00" calcext:value-type="string">
            <text:p>5F00</text:p>
          </table:table-cell>
          <table:table-cell table:formula="of:=DEC2HEX([Dec.H4]; 4)" office:value-type="string" office:string-value="5F00" calcext:value-type="string">
            <text:p>5F00</text:p>
          </table:table-cell>
          <table:table-cell table:formula="of:=DEC2HEX([Dec.I4]; 4)" office:value-type="string" office:string-value="6900" calcext:value-type="string">
            <text:p>6900</text:p>
          </table:table-cell>
          <table:table-cell table:formula="of:=DEC2HEX([Dec.J4]; 4)" office:value-type="string" office:string-value="6900" calcext:value-type="string">
            <text:p>6900</text:p>
          </table:table-cell>
          <table:table-cell table:formula="of:=DEC2HEX([Dec.K4]; 4)" office:value-type="string" office:string-value="6900" calcext:value-type="string">
            <text:p>6900</text:p>
          </table:table-cell>
          <table:table-cell table:formula="of:=DEC2HEX([Dec.L4]; 4)" office:value-type="string" office:string-value="6900" calcext:value-type="string">
            <text:p>6900</text:p>
          </table:table-cell>
          <table:table-cell table:formula="of:=DEC2HEX([Dec.M4]; 4)" office:value-type="string" office:string-value="3C00" calcext:value-type="string">
            <text:p>3C00</text:p>
          </table:table-cell>
          <table:table-cell table:formula="of:=DEC2HEX([Dec.N4]; 4)" office:value-type="string" office:string-value="5500" calcext:value-type="string">
            <text:p>5500</text:p>
          </table:table-cell>
          <table:table-cell table:formula="of:=DEC2HEX([Dec.O4]; 4)" office:value-type="string" office:string-value="3C00" calcext:value-type="string">
            <text:p>3C00</text:p>
          </table:table-cell>
          <table:table-cell table:formula="of:=DEC2HEX([Dec.P4]; 4)" office:value-type="string" office:string-value="5500" calcext:value-type="string">
            <text:p>5500</text:p>
          </table:table-cell>
          <table:table-cell table:number-columns-repeated="1007"/>
        </table:table-row>
        <table:table-row table:style-name="ro2">
          <table:table-cell table:formula="of:=[Dec.A5]" office:value-type="float" office:value="4" calcext:value-type="float">
            <text:p>4</text:p>
          </table:table-cell>
          <table:table-cell table:formula="of:=[Dec.B5]" office:value-type="string" office:string-value="F3" calcext:value-type="string">
            <text:p>F3</text:p>
          </table:table-cell>
          <table:table-cell table:formula="of:=DEC2HEX([Dec.C5]; 4)" office:value-type="string" office:string-value="3D00" calcext:value-type="string">
            <text:p>3D00</text:p>
          </table:table-cell>
          <table:table-cell table:formula="of:=DEC2HEX([Dec.D5]; 4)" office:value-type="string" office:string-value="5600" calcext:value-type="string">
            <text:p>5600</text:p>
          </table:table-cell>
          <table:table-cell table:formula="of:=DEC2HEX([Dec.E5]; 4)" office:value-type="string" office:string-value="5600" calcext:value-type="string">
            <text:p>5600</text:p>
          </table:table-cell>
          <table:table-cell table:formula="of:=DEC2HEX([Dec.F5]; 4)" office:value-type="string" office:string-value="6000" calcext:value-type="string">
            <text:p>6000</text:p>
          </table:table-cell>
          <table:table-cell table:formula="of:=DEC2HEX([Dec.G5]; 4)" office:value-type="string" office:string-value="6000" calcext:value-type="string">
            <text:p>6000</text:p>
          </table:table-cell>
          <table:table-cell table:formula="of:=DEC2HEX([Dec.H5]; 4)" office:value-type="string" office:string-value="6000" calcext:value-type="string">
            <text:p>6000</text:p>
          </table:table-cell>
          <table:table-cell table:formula="of:=DEC2HEX([Dec.I5]; 4)" office:value-type="string" office:string-value="6A00" calcext:value-type="string">
            <text:p>6A00</text:p>
          </table:table-cell>
          <table:table-cell table:formula="of:=DEC2HEX([Dec.J5]; 4)" office:value-type="string" office:string-value="6A00" calcext:value-type="string">
            <text:p>6A00</text:p>
          </table:table-cell>
          <table:table-cell table:formula="of:=DEC2HEX([Dec.K5]; 4)" office:value-type="string" office:string-value="6A00" calcext:value-type="string">
            <text:p>6A00</text:p>
          </table:table-cell>
          <table:table-cell table:formula="of:=DEC2HEX([Dec.L5]; 4)" office:value-type="string" office:string-value="6A00" calcext:value-type="string">
            <text:p>6A00</text:p>
          </table:table-cell>
          <table:table-cell table:formula="of:=DEC2HEX([Dec.M5]; 4)" office:value-type="string" office:string-value="3D00" calcext:value-type="string">
            <text:p>3D00</text:p>
          </table:table-cell>
          <table:table-cell table:formula="of:=DEC2HEX([Dec.N5]; 4)" office:value-type="string" office:string-value="5600" calcext:value-type="string">
            <text:p>5600</text:p>
          </table:table-cell>
          <table:table-cell table:formula="of:=DEC2HEX([Dec.O5]; 4)" office:value-type="string" office:string-value="3D00" calcext:value-type="string">
            <text:p>3D00</text:p>
          </table:table-cell>
          <table:table-cell table:formula="of:=DEC2HEX([Dec.P5]; 4)" office:value-type="string" office:string-value="5600" calcext:value-type="string">
            <text:p>5600</text:p>
          </table:table-cell>
          <table:table-cell table:number-columns-repeated="1007"/>
        </table:table-row>
        <table:table-row table:style-name="ro2">
          <table:table-cell table:formula="of:=[Dec.A6]" office:value-type="float" office:value="5" calcext:value-type="float">
            <text:p>5</text:p>
          </table:table-cell>
          <table:table-cell table:formula="of:=[Dec.B6]" office:value-type="string" office:string-value="F4" calcext:value-type="string">
            <text:p>F4</text:p>
          </table:table-cell>
          <table:table-cell table:formula="of:=DEC2HEX([Dec.C6]; 4)" office:value-type="string" office:string-value="3E00" calcext:value-type="string">
            <text:p>3E00</text:p>
          </table:table-cell>
          <table:table-cell table:formula="of:=DEC2HEX([Dec.D6]; 4)" office:value-type="string" office:string-value="5700" calcext:value-type="string">
            <text:p>5700</text:p>
          </table:table-cell>
          <table:table-cell table:formula="of:=DEC2HEX([Dec.E6]; 4)" office:value-type="string" office:string-value="5700" calcext:value-type="string">
            <text:p>5700</text:p>
          </table:table-cell>
          <table:table-cell table:formula="of:=DEC2HEX([Dec.F6]; 4)" office:value-type="string" office:string-value="6100" calcext:value-type="string">
            <text:p>6100</text:p>
          </table:table-cell>
          <table:table-cell table:formula="of:=DEC2HEX([Dec.G6]; 4)" office:value-type="string" office:string-value="6100" calcext:value-type="string">
            <text:p>6100</text:p>
          </table:table-cell>
          <table:table-cell table:formula="of:=DEC2HEX([Dec.H6]; 4)" office:value-type="string" office:string-value="6100" calcext:value-type="string">
            <text:p>6100</text:p>
          </table:table-cell>
          <table:table-cell table:formula="of:=DEC2HEX([Dec.I6]; 4)" office:value-type="string" office:string-value="6B00" calcext:value-type="string">
            <text:p>6B00</text:p>
          </table:table-cell>
          <table:table-cell table:formula="of:=DEC2HEX([Dec.J6]; 4)" office:value-type="string" office:string-value="6B00" calcext:value-type="string">
            <text:p>6B00</text:p>
          </table:table-cell>
          <table:table-cell table:formula="of:=DEC2HEX([Dec.K6]; 4)" office:value-type="string" office:string-value="6B00" calcext:value-type="string">
            <text:p>6B00</text:p>
          </table:table-cell>
          <table:table-cell table:formula="of:=DEC2HEX([Dec.L6]; 4)" office:value-type="string" office:string-value="6B00" calcext:value-type="string">
            <text:p>6B00</text:p>
          </table:table-cell>
          <table:table-cell table:formula="of:=DEC2HEX([Dec.M6]; 4)" office:value-type="string" office:string-value="3E00" calcext:value-type="string">
            <text:p>3E00</text:p>
          </table:table-cell>
          <table:table-cell table:formula="of:=DEC2HEX([Dec.N6]; 4)" office:value-type="string" office:string-value="5700" calcext:value-type="string">
            <text:p>5700</text:p>
          </table:table-cell>
          <table:table-cell table:formula="of:=DEC2HEX([Dec.O6]; 4)" office:value-type="string" office:string-value="3E00" calcext:value-type="string">
            <text:p>3E00</text:p>
          </table:table-cell>
          <table:table-cell table:formula="of:=DEC2HEX([Dec.P6]; 4)" office:value-type="string" office:string-value="5700" calcext:value-type="string">
            <text:p>5700</text:p>
          </table:table-cell>
          <table:table-cell table:number-columns-repeated="1007"/>
        </table:table-row>
        <table:table-row table:style-name="ro2">
          <table:table-cell table:formula="of:=[Dec.A7]" office:value-type="float" office:value="6" calcext:value-type="float">
            <text:p>6</text:p>
          </table:table-cell>
          <table:table-cell table:formula="of:=[Dec.B7]" office:value-type="string" office:string-value="F5" calcext:value-type="string">
            <text:p>F5</text:p>
          </table:table-cell>
          <table:table-cell table:formula="of:=DEC2HEX([Dec.C7]; 4)" office:value-type="string" office:string-value="3F00" calcext:value-type="string">
            <text:p>3F00</text:p>
          </table:table-cell>
          <table:table-cell table:formula="of:=DEC2HEX([Dec.D7]; 4)" office:value-type="string" office:string-value="5800" calcext:value-type="string">
            <text:p>5800</text:p>
          </table:table-cell>
          <table:table-cell table:formula="of:=DEC2HEX([Dec.E7]; 4)" office:value-type="string" office:string-value="5800" calcext:value-type="string">
            <text:p>5800</text:p>
          </table:table-cell>
          <table:table-cell table:formula="of:=DEC2HEX([Dec.F7]; 4)" office:value-type="string" office:string-value="6200" calcext:value-type="string">
            <text:p>6200</text:p>
          </table:table-cell>
          <table:table-cell table:formula="of:=DEC2HEX([Dec.G7]; 4)" office:value-type="string" office:string-value="6200" calcext:value-type="string">
            <text:p>6200</text:p>
          </table:table-cell>
          <table:table-cell table:formula="of:=DEC2HEX([Dec.H7]; 4)" office:value-type="string" office:string-value="6200" calcext:value-type="string">
            <text:p>6200</text:p>
          </table:table-cell>
          <table:table-cell table:formula="of:=DEC2HEX([Dec.I7]; 4)" office:value-type="string" office:string-value="6C00" calcext:value-type="string">
            <text:p>6C00</text:p>
          </table:table-cell>
          <table:table-cell table:formula="of:=DEC2HEX([Dec.J7]; 4)" office:value-type="string" office:string-value="6C00" calcext:value-type="string">
            <text:p>6C00</text:p>
          </table:table-cell>
          <table:table-cell table:formula="of:=DEC2HEX([Dec.K7]; 4)" office:value-type="string" office:string-value="6C00" calcext:value-type="string">
            <text:p>6C00</text:p>
          </table:table-cell>
          <table:table-cell table:formula="of:=DEC2HEX([Dec.L7]; 4)" office:value-type="string" office:string-value="6C00" calcext:value-type="string">
            <text:p>6C00</text:p>
          </table:table-cell>
          <table:table-cell table:formula="of:=DEC2HEX([Dec.M7]; 4)" office:value-type="string" office:string-value="3F00" calcext:value-type="string">
            <text:p>3F00</text:p>
          </table:table-cell>
          <table:table-cell table:formula="of:=DEC2HEX([Dec.N7]; 4)" office:value-type="string" office:string-value="5800" calcext:value-type="string">
            <text:p>5800</text:p>
          </table:table-cell>
          <table:table-cell table:formula="of:=DEC2HEX([Dec.O7]; 4)" office:value-type="string" office:string-value="3F00" calcext:value-type="string">
            <text:p>3F00</text:p>
          </table:table-cell>
          <table:table-cell table:formula="of:=DEC2HEX([Dec.P7]; 4)" office:value-type="string" office:string-value="5800" calcext:value-type="string">
            <text:p>5800</text:p>
          </table:table-cell>
          <table:table-cell table:number-columns-repeated="1007"/>
        </table:table-row>
        <table:table-row table:style-name="ro2">
          <table:table-cell table:formula="of:=[Dec.A8]" office:value-type="float" office:value="7" calcext:value-type="float">
            <text:p>7</text:p>
          </table:table-cell>
          <table:table-cell table:formula="of:=[Dec.B8]" office:value-type="string" office:string-value="F6" calcext:value-type="string">
            <text:p>F6</text:p>
          </table:table-cell>
          <table:table-cell table:formula="of:=DEC2HEX([Dec.C8]; 4)" office:value-type="string" office:string-value="4000" calcext:value-type="string">
            <text:p>4000</text:p>
          </table:table-cell>
          <table:table-cell table:formula="of:=DEC2HEX([Dec.D8]; 4)" office:value-type="string" office:string-value="5900" calcext:value-type="string">
            <text:p>5900</text:p>
          </table:table-cell>
          <table:table-cell table:formula="of:=DEC2HEX([Dec.E8]; 4)" office:value-type="string" office:string-value="5900" calcext:value-type="string">
            <text:p>5900</text:p>
          </table:table-cell>
          <table:table-cell table:formula="of:=DEC2HEX([Dec.F8]; 4)" office:value-type="string" office:string-value="6300" calcext:value-type="string">
            <text:p>6300</text:p>
          </table:table-cell>
          <table:table-cell table:formula="of:=DEC2HEX([Dec.G8]; 4)" office:value-type="string" office:string-value="6300" calcext:value-type="string">
            <text:p>6300</text:p>
          </table:table-cell>
          <table:table-cell table:formula="of:=DEC2HEX([Dec.H8]; 4)" office:value-type="string" office:string-value="6300" calcext:value-type="string">
            <text:p>6300</text:p>
          </table:table-cell>
          <table:table-cell table:formula="of:=DEC2HEX([Dec.I8]; 4)" office:value-type="string" office:string-value="6D00" calcext:value-type="string">
            <text:p>6D00</text:p>
          </table:table-cell>
          <table:table-cell table:formula="of:=DEC2HEX([Dec.J8]; 4)" office:value-type="string" office:string-value="6D00" calcext:value-type="string">
            <text:p>6D00</text:p>
          </table:table-cell>
          <table:table-cell table:formula="of:=DEC2HEX([Dec.K8]; 4)" office:value-type="string" office:string-value="6D00" calcext:value-type="string">
            <text:p>6D00</text:p>
          </table:table-cell>
          <table:table-cell table:formula="of:=DEC2HEX([Dec.L8]; 4)" office:value-type="string" office:string-value="6D00" calcext:value-type="string">
            <text:p>6D00</text:p>
          </table:table-cell>
          <table:table-cell table:formula="of:=DEC2HEX([Dec.M8]; 4)" office:value-type="string" office:string-value="4000" calcext:value-type="string">
            <text:p>4000</text:p>
          </table:table-cell>
          <table:table-cell table:formula="of:=DEC2HEX([Dec.N8]; 4)" office:value-type="string" office:string-value="5900" calcext:value-type="string">
            <text:p>5900</text:p>
          </table:table-cell>
          <table:table-cell table:formula="of:=DEC2HEX([Dec.O8]; 4)" office:value-type="string" office:string-value="4000" calcext:value-type="string">
            <text:p>4000</text:p>
          </table:table-cell>
          <table:table-cell table:formula="of:=DEC2HEX([Dec.P8]; 4)" office:value-type="string" office:string-value="5900" calcext:value-type="string">
            <text:p>5900</text:p>
          </table:table-cell>
          <table:table-cell table:number-columns-repeated="1007"/>
        </table:table-row>
        <table:table-row table:style-name="ro2">
          <table:table-cell table:formula="of:=[Dec.A9]" office:value-type="float" office:value="8" calcext:value-type="float">
            <text:p>8</text:p>
          </table:table-cell>
          <table:table-cell table:formula="of:=[Dec.B9]" office:value-type="string" office:string-value="F7" calcext:value-type="string">
            <text:p>F7</text:p>
          </table:table-cell>
          <table:table-cell table:formula="of:=DEC2HEX([Dec.C9]; 4)" office:value-type="string" office:string-value="4100" calcext:value-type="string">
            <text:p>4100</text:p>
          </table:table-cell>
          <table:table-cell table:formula="of:=DEC2HEX([Dec.D9]; 4)" office:value-type="string" office:string-value="5A00" calcext:value-type="string">
            <text:p>5A00</text:p>
          </table:table-cell>
          <table:table-cell table:formula="of:=DEC2HEX([Dec.E9]; 4)" office:value-type="string" office:string-value="5A00" calcext:value-type="string">
            <text:p>5A00</text:p>
          </table:table-cell>
          <table:table-cell table:formula="of:=DEC2HEX([Dec.F9]; 4)" office:value-type="string" office:string-value="6400" calcext:value-type="string">
            <text:p>6400</text:p>
          </table:table-cell>
          <table:table-cell table:formula="of:=DEC2HEX([Dec.G9]; 4)" office:value-type="string" office:string-value="6400" calcext:value-type="string">
            <text:p>6400</text:p>
          </table:table-cell>
          <table:table-cell table:formula="of:=DEC2HEX([Dec.H9]; 4)" office:value-type="string" office:string-value="6400" calcext:value-type="string">
            <text:p>6400</text:p>
          </table:table-cell>
          <table:table-cell table:formula="of:=DEC2HEX([Dec.I9]; 4)" office:value-type="string" office:string-value="6E00" calcext:value-type="string">
            <text:p>6E00</text:p>
          </table:table-cell>
          <table:table-cell table:formula="of:=DEC2HEX([Dec.J9]; 4)" office:value-type="string" office:string-value="6E00" calcext:value-type="string">
            <text:p>6E00</text:p>
          </table:table-cell>
          <table:table-cell table:formula="of:=DEC2HEX([Dec.K9]; 4)" office:value-type="string" office:string-value="6E00" calcext:value-type="string">
            <text:p>6E00</text:p>
          </table:table-cell>
          <table:table-cell table:formula="of:=DEC2HEX([Dec.L9]; 4)" office:value-type="string" office:string-value="6E00" calcext:value-type="string">
            <text:p>6E00</text:p>
          </table:table-cell>
          <table:table-cell table:formula="of:=DEC2HEX([Dec.M9]; 4)" office:value-type="string" office:string-value="4100" calcext:value-type="string">
            <text:p>4100</text:p>
          </table:table-cell>
          <table:table-cell table:formula="of:=DEC2HEX([Dec.N9]; 4)" office:value-type="string" office:string-value="5A00" calcext:value-type="string">
            <text:p>5A00</text:p>
          </table:table-cell>
          <table:table-cell table:formula="of:=DEC2HEX([Dec.O9]; 4)" office:value-type="string" office:string-value="4100" calcext:value-type="string">
            <text:p>4100</text:p>
          </table:table-cell>
          <table:table-cell table:formula="of:=DEC2HEX([Dec.P9]; 4)" office:value-type="string" office:string-value="5A00" calcext:value-type="string">
            <text:p>5A00</text:p>
          </table:table-cell>
          <table:table-cell table:number-columns-repeated="1007"/>
        </table:table-row>
        <table:table-row table:style-name="ro2">
          <table:table-cell table:formula="of:=[Dec.A10]" office:value-type="float" office:value="9" calcext:value-type="float">
            <text:p>9</text:p>
          </table:table-cell>
          <table:table-cell table:formula="of:=[Dec.B10]" office:value-type="string" office:string-value="F8" calcext:value-type="string">
            <text:p>F8</text:p>
          </table:table-cell>
          <table:table-cell table:formula="of:=DEC2HEX([Dec.C10]; 4)" office:value-type="string" office:string-value="4200" calcext:value-type="string">
            <text:p>4200</text:p>
          </table:table-cell>
          <table:table-cell table:formula="of:=DEC2HEX([Dec.D10]; 4)" office:value-type="string" office:string-value="5B00" calcext:value-type="string">
            <text:p>5B00</text:p>
          </table:table-cell>
          <table:table-cell table:formula="of:=DEC2HEX([Dec.E10]; 4)" office:value-type="string" office:string-value="5B00" calcext:value-type="string">
            <text:p>5B00</text:p>
          </table:table-cell>
          <table:table-cell table:formula="of:=DEC2HEX([Dec.F10]; 4)" office:value-type="string" office:string-value="6500" calcext:value-type="string">
            <text:p>6500</text:p>
          </table:table-cell>
          <table:table-cell table:formula="of:=DEC2HEX([Dec.G10]; 4)" office:value-type="string" office:string-value="6500" calcext:value-type="string">
            <text:p>6500</text:p>
          </table:table-cell>
          <table:table-cell table:formula="of:=DEC2HEX([Dec.H10]; 4)" office:value-type="string" office:string-value="6500" calcext:value-type="string">
            <text:p>6500</text:p>
          </table:table-cell>
          <table:table-cell table:formula="of:=DEC2HEX([Dec.I10]; 4)" office:value-type="string" office:string-value="6F00" calcext:value-type="string">
            <text:p>6F00</text:p>
          </table:table-cell>
          <table:table-cell table:formula="of:=DEC2HEX([Dec.J10]; 4)" office:value-type="string" office:string-value="6F00" calcext:value-type="string">
            <text:p>6F00</text:p>
          </table:table-cell>
          <table:table-cell table:formula="of:=DEC2HEX([Dec.K10]; 4)" office:value-type="string" office:string-value="6F00" calcext:value-type="string">
            <text:p>6F00</text:p>
          </table:table-cell>
          <table:table-cell table:formula="of:=DEC2HEX([Dec.L10]; 4)" office:value-type="string" office:string-value="6F00" calcext:value-type="string">
            <text:p>6F00</text:p>
          </table:table-cell>
          <table:table-cell table:formula="of:=DEC2HEX([Dec.M10]; 4)" office:value-type="string" office:string-value="4200" calcext:value-type="string">
            <text:p>4200</text:p>
          </table:table-cell>
          <table:table-cell table:formula="of:=DEC2HEX([Dec.N10]; 4)" office:value-type="string" office:string-value="5B00" calcext:value-type="string">
            <text:p>5B00</text:p>
          </table:table-cell>
          <table:table-cell table:formula="of:=DEC2HEX([Dec.O10]; 4)" office:value-type="string" office:string-value="4200" calcext:value-type="string">
            <text:p>4200</text:p>
          </table:table-cell>
          <table:table-cell table:formula="of:=DEC2HEX([Dec.P10]; 4)" office:value-type="string" office:string-value="5B00" calcext:value-type="string">
            <text:p>5B00</text:p>
          </table:table-cell>
          <table:table-cell table:number-columns-repeated="1007"/>
        </table:table-row>
        <table:table-row table:style-name="ro2">
          <table:table-cell table:formula="of:=[Dec.A11]" office:value-type="float" office:value="10" calcext:value-type="float">
            <text:p>10</text:p>
          </table:table-cell>
          <table:table-cell table:formula="of:=[Dec.B11]" office:value-type="string" office:string-value="F9" calcext:value-type="string">
            <text:p>F9</text:p>
          </table:table-cell>
          <table:table-cell table:formula="of:=DEC2HEX([Dec.C11]; 4)" office:value-type="string" office:string-value="4300" calcext:value-type="string">
            <text:p>4300</text:p>
          </table:table-cell>
          <table:table-cell table:formula="of:=DEC2HEX([Dec.D11]; 4)" office:value-type="string" office:string-value="5C00" calcext:value-type="string">
            <text:p>5C00</text:p>
          </table:table-cell>
          <table:table-cell table:formula="of:=DEC2HEX([Dec.E11]; 4)" office:value-type="string" office:string-value="5C00" calcext:value-type="string">
            <text:p>5C00</text:p>
          </table:table-cell>
          <table:table-cell table:formula="of:=DEC2HEX([Dec.F11]; 4)" office:value-type="string" office:string-value="6600" calcext:value-type="string">
            <text:p>6600</text:p>
          </table:table-cell>
          <table:table-cell table:formula="of:=DEC2HEX([Dec.G11]; 4)" office:value-type="string" office:string-value="6600" calcext:value-type="string">
            <text:p>6600</text:p>
          </table:table-cell>
          <table:table-cell table:formula="of:=DEC2HEX([Dec.H11]; 4)" office:value-type="string" office:string-value="6600" calcext:value-type="string">
            <text:p>6600</text:p>
          </table:table-cell>
          <table:table-cell table:formula="of:=DEC2HEX([Dec.I11]; 4)" office:value-type="string" office:string-value="7000" calcext:value-type="string">
            <text:p>7000</text:p>
          </table:table-cell>
          <table:table-cell table:formula="of:=DEC2HEX([Dec.J11]; 4)" office:value-type="string" office:string-value="7000" calcext:value-type="string">
            <text:p>7000</text:p>
          </table:table-cell>
          <table:table-cell table:formula="of:=DEC2HEX([Dec.K11]; 4)" office:value-type="string" office:string-value="7000" calcext:value-type="string">
            <text:p>7000</text:p>
          </table:table-cell>
          <table:table-cell table:formula="of:=DEC2HEX([Dec.L11]; 4)" office:value-type="string" office:string-value="7000" calcext:value-type="string">
            <text:p>7000</text:p>
          </table:table-cell>
          <table:table-cell table:formula="of:=DEC2HEX([Dec.M11]; 4)" office:value-type="string" office:string-value="4300" calcext:value-type="string">
            <text:p>4300</text:p>
          </table:table-cell>
          <table:table-cell table:formula="of:=DEC2HEX([Dec.N11]; 4)" office:value-type="string" office:string-value="5C00" calcext:value-type="string">
            <text:p>5C00</text:p>
          </table:table-cell>
          <table:table-cell table:formula="of:=DEC2HEX([Dec.O11]; 4)" office:value-type="string" office:string-value="4300" calcext:value-type="string">
            <text:p>4300</text:p>
          </table:table-cell>
          <table:table-cell table:formula="of:=DEC2HEX([Dec.P11]; 4)" office:value-type="string" office:string-value="5C00" calcext:value-type="string">
            <text:p>5C00</text:p>
          </table:table-cell>
          <table:table-cell table:number-columns-repeated="1007"/>
        </table:table-row>
        <table:table-row table:style-name="ro2">
          <table:table-cell table:formula="of:=[Dec.A12]" office:value-type="float" office:value="11" calcext:value-type="float">
            <text:p>11</text:p>
          </table:table-cell>
          <table:table-cell table:formula="of:=[Dec.B12]" office:value-type="string" office:string-value="F10" calcext:value-type="string">
            <text:p>F10</text:p>
          </table:table-cell>
          <table:table-cell table:formula="of:=DEC2HEX([Dec.C12]; 4)" office:value-type="string" office:string-value="4400" calcext:value-type="string">
            <text:p>4400</text:p>
          </table:table-cell>
          <table:table-cell table:formula="of:=DEC2HEX([Dec.D12]; 4)" office:value-type="string" office:string-value="5D00" calcext:value-type="string">
            <text:p>5D00</text:p>
          </table:table-cell>
          <table:table-cell table:formula="of:=DEC2HEX([Dec.E12]; 4)" office:value-type="string" office:string-value="5D00" calcext:value-type="string">
            <text:p>5D00</text:p>
          </table:table-cell>
          <table:table-cell table:formula="of:=DEC2HEX([Dec.F12]; 4)" office:value-type="string" office:string-value="6700" calcext:value-type="string">
            <text:p>6700</text:p>
          </table:table-cell>
          <table:table-cell table:formula="of:=DEC2HEX([Dec.G12]; 4)" office:value-type="string" office:string-value="6700" calcext:value-type="string">
            <text:p>6700</text:p>
          </table:table-cell>
          <table:table-cell table:formula="of:=DEC2HEX([Dec.H12]; 4)" office:value-type="string" office:string-value="6700" calcext:value-type="string">
            <text:p>6700</text:p>
          </table:table-cell>
          <table:table-cell table:formula="of:=DEC2HEX([Dec.I12]; 4)" office:value-type="string" office:string-value="7100" calcext:value-type="string">
            <text:p>7100</text:p>
          </table:table-cell>
          <table:table-cell table:formula="of:=DEC2HEX([Dec.J12]; 4)" office:value-type="string" office:string-value="7100" calcext:value-type="string">
            <text:p>7100</text:p>
          </table:table-cell>
          <table:table-cell table:formula="of:=DEC2HEX([Dec.K12]; 4)" office:value-type="string" office:string-value="7100" calcext:value-type="string">
            <text:p>7100</text:p>
          </table:table-cell>
          <table:table-cell table:formula="of:=DEC2HEX([Dec.L12]; 4)" office:value-type="string" office:string-value="7100" calcext:value-type="string">
            <text:p>7100</text:p>
          </table:table-cell>
          <table:table-cell table:formula="of:=DEC2HEX([Dec.M12]; 4)" office:value-type="string" office:string-value="4400" calcext:value-type="string">
            <text:p>4400</text:p>
          </table:table-cell>
          <table:table-cell table:formula="of:=DEC2HEX([Dec.N12]; 4)" office:value-type="string" office:string-value="5D00" calcext:value-type="string">
            <text:p>5D00</text:p>
          </table:table-cell>
          <table:table-cell table:formula="of:=DEC2HEX([Dec.O12]; 4)" office:value-type="string" office:string-value="4400" calcext:value-type="string">
            <text:p>4400</text:p>
          </table:table-cell>
          <table:table-cell table:formula="of:=DEC2HEX([Dec.P12]; 4)" office:value-type="string" office:string-value="5D00" calcext:value-type="string">
            <text:p>5D00</text:p>
          </table:table-cell>
          <table:table-cell table:number-columns-repeated="1007"/>
        </table:table-row>
        <table:table-row table:style-name="ro2">
          <table:table-cell table:formula="of:=[Dec.A13]" office:value-type="float" office:value="12" calcext:value-type="float">
            <text:p>12</text:p>
          </table:table-cell>
          <table:table-cell table:formula="of:=[Dec.B13]" office:value-type="string" office:string-value="F11" calcext:value-type="string">
            <text:p>F11</text:p>
          </table:table-cell>
          <table:table-cell table:formula="of:=DEC2HEX([Dec.C13]; 4)" office:value-type="string" office:string-value="8500" calcext:value-type="string">
            <text:p>8500</text:p>
          </table:table-cell>
          <table:table-cell table:formula="of:=DEC2HEX([Dec.D13]; 4)" office:value-type="string" office:string-value="8700" calcext:value-type="string">
            <text:p>8700</text:p>
          </table:table-cell>
          <table:table-cell table:formula="of:=DEC2HEX([Dec.E13]; 4)" office:value-type="string" office:string-value="8700" calcext:value-type="string">
            <text:p>8700</text:p>
          </table:table-cell>
          <table:table-cell table:formula="of:=DEC2HEX([Dec.F13]; 4)" office:value-type="string" office:string-value="8900" calcext:value-type="string">
            <text:p>8900</text:p>
          </table:table-cell>
          <table:table-cell table:formula="of:=DEC2HEX([Dec.G13]; 4)" office:value-type="string" office:string-value="8900" calcext:value-type="string">
            <text:p>8900</text:p>
          </table:table-cell>
          <table:table-cell table:formula="of:=DEC2HEX([Dec.H13]; 4)" office:value-type="string" office:string-value="8900" calcext:value-type="string">
            <text:p>8900</text:p>
          </table:table-cell>
          <table:table-cell table:formula="of:=DEC2HEX([Dec.I13]; 4)" office:value-type="string" office:string-value="8B00" calcext:value-type="string">
            <text:p>8B00</text:p>
          </table:table-cell>
          <table:table-cell table:formula="of:=DEC2HEX([Dec.J13]; 4)" office:value-type="string" office:string-value="8B00" calcext:value-type="string">
            <text:p>8B00</text:p>
          </table:table-cell>
          <table:table-cell table:formula="of:=DEC2HEX([Dec.K13]; 4)" office:value-type="string" office:string-value="8B00" calcext:value-type="string">
            <text:p>8B00</text:p>
          </table:table-cell>
          <table:table-cell table:formula="of:=DEC2HEX([Dec.L13]; 4)" office:value-type="string" office:string-value="8B00" calcext:value-type="string">
            <text:p>8B00</text:p>
          </table:table-cell>
          <table:table-cell table:formula="of:=DEC2HEX([Dec.M13]; 4)" office:value-type="string" office:string-value="8500" calcext:value-type="string">
            <text:p>8500</text:p>
          </table:table-cell>
          <table:table-cell table:formula="of:=DEC2HEX([Dec.N13]; 4)" office:value-type="string" office:string-value="8700" calcext:value-type="string">
            <text:p>8700</text:p>
          </table:table-cell>
          <table:table-cell table:formula="of:=DEC2HEX([Dec.O13]; 4)" office:value-type="string" office:string-value="8500" calcext:value-type="string">
            <text:p>8500</text:p>
          </table:table-cell>
          <table:table-cell table:formula="of:=DEC2HEX([Dec.P13]; 4)" office:value-type="string" office:string-value="8700" calcext:value-type="string">
            <text:p>8700</text:p>
          </table:table-cell>
          <table:table-cell table:number-columns-repeated="1007"/>
        </table:table-row>
        <table:table-row table:style-name="ro2">
          <table:table-cell table:formula="of:=[Dec.A14]" office:value-type="float" office:value="13" calcext:value-type="float">
            <text:p>13</text:p>
          </table:table-cell>
          <table:table-cell table:formula="of:=[Dec.B14]" office:value-type="string" office:string-value="F12" calcext:value-type="string">
            <text:p>F12</text:p>
          </table:table-cell>
          <table:table-cell table:formula="of:=DEC2HEX([Dec.C14]; 4)" office:value-type="string" office:string-value="8600" calcext:value-type="string">
            <text:p>8600</text:p>
          </table:table-cell>
          <table:table-cell table:formula="of:=DEC2HEX([Dec.D14]; 4)" office:value-type="string" office:string-value="8800" calcext:value-type="string">
            <text:p>8800</text:p>
          </table:table-cell>
          <table:table-cell table:formula="of:=DEC2HEX([Dec.E14]; 4)" office:value-type="string" office:string-value="8800" calcext:value-type="string">
            <text:p>8800</text:p>
          </table:table-cell>
          <table:table-cell table:formula="of:=DEC2HEX([Dec.F14]; 4)" office:value-type="string" office:string-value="8A00" calcext:value-type="string">
            <text:p>8A00</text:p>
          </table:table-cell>
          <table:table-cell table:formula="of:=DEC2HEX([Dec.G14]; 4)" office:value-type="string" office:string-value="8A00" calcext:value-type="string">
            <text:p>8A00</text:p>
          </table:table-cell>
          <table:table-cell table:formula="of:=DEC2HEX([Dec.H14]; 4)" office:value-type="string" office:string-value="8A00" calcext:value-type="string">
            <text:p>8A00</text:p>
          </table:table-cell>
          <table:table-cell table:formula="of:=DEC2HEX([Dec.I14]; 4)" office:value-type="string" office:string-value="8C00" calcext:value-type="string">
            <text:p>8C00</text:p>
          </table:table-cell>
          <table:table-cell table:formula="of:=DEC2HEX([Dec.J14]; 4)" office:value-type="string" office:string-value="8C00" calcext:value-type="string">
            <text:p>8C00</text:p>
          </table:table-cell>
          <table:table-cell table:formula="of:=DEC2HEX([Dec.K14]; 4)" office:value-type="string" office:string-value="8C00" calcext:value-type="string">
            <text:p>8C00</text:p>
          </table:table-cell>
          <table:table-cell table:formula="of:=DEC2HEX([Dec.L14]; 4)" office:value-type="string" office:string-value="8C00" calcext:value-type="string">
            <text:p>8C00</text:p>
          </table:table-cell>
          <table:table-cell table:formula="of:=DEC2HEX([Dec.M14]; 4)" office:value-type="string" office:string-value="8600" calcext:value-type="string">
            <text:p>8600</text:p>
          </table:table-cell>
          <table:table-cell table:formula="of:=DEC2HEX([Dec.N14]; 4)" office:value-type="string" office:string-value="8800" calcext:value-type="string">
            <text:p>8800</text:p>
          </table:table-cell>
          <table:table-cell table:formula="of:=DEC2HEX([Dec.O14]; 4)" office:value-type="string" office:string-value="8600" calcext:value-type="string">
            <text:p>8600</text:p>
          </table:table-cell>
          <table:table-cell table:formula="of:=DEC2HEX([Dec.P14]; 4)" office:value-type="string" office:string-value="8800" calcext:value-type="string">
            <text:p>8800</text:p>
          </table:table-cell>
          <table:table-cell table:number-columns-repeated="1007"/>
        </table:table-row>
        <table:table-row table:style-name="ro2">
          <table:table-cell table:formula="of:=[Dec.A15]" office:value-type="float" office:value="14" calcext:value-type="float">
            <text:p>14</text:p>
          </table:table-cell>
          <table:table-cell table:formula="of:=[Dec.B15]" office:value-type="string" office:string-value="Print Screen" calcext:value-type="string">
            <text:p>Print Screen</text:p>
          </table:table-cell>
          <table:table-cell table:formula="of:=DEC2HEX([Dec.C15]; 4)" office:value-type="string" office:string-value="FFFFFFFFFF" calcext:value-type="string">
            <text:p>FFFFFFFFFF</text:p>
          </table:table-cell>
          <table:table-cell table:formula="of:=DEC2HEX([Dec.D15]; 4)" office:value-type="string" office:string-value="FFFFFFFFFF" calcext:value-type="string">
            <text:p>FFFFFFFFFF</text:p>
          </table:table-cell>
          <table:table-cell table:formula="of:=DEC2HEX([Dec.E15]; 4)" office:value-type="string" office:string-value="FFFFFFFFFF" calcext:value-type="string">
            <text:p>FFFFFFFFFF</text:p>
          </table:table-cell>
          <table:table-cell table:formula="of:=DEC2HEX([Dec.F15]; 4)" office:value-type="string" office:string-value="7200" calcext:value-type="string">
            <text:p>7200</text:p>
          </table:table-cell>
          <table:table-cell table:formula="of:=DEC2HEX([Dec.G15]; 4)" office:value-type="string" office:string-value="7200" calcext:value-type="string">
            <text:p>7200</text:p>
          </table:table-cell>
          <table:table-cell table:formula="of:=DEC2HEX([Dec.H15]; 4)" office:value-type="string" office:string-value="7200" calcext:value-type="string">
            <text:p>7200</text:p>
          </table:table-cell>
          <table:table-cell table:formula="of:=DEC2HEX([Dec.I15]; 4)" office:value-type="string" office:string-value="FFFFFFFFFF" calcext:value-type="string">
            <text:p>FFFFFFFFFF</text:p>
          </table:table-cell>
          <table:table-cell table:formula="of:=DEC2HEX([Dec.J15]; 4)" office:value-type="string" office:string-value="FFFFFFFFFF" calcext:value-type="string">
            <text:p>FFFFFFFFFF</text:p>
          </table:table-cell>
          <table:table-cell table:formula="of:=DEC2HEX([Dec.K15]; 4)" office:value-type="string" office:string-value="FFFFFFFFFF" calcext:value-type="string">
            <text:p>FFFFFFFFFF</text:p>
          </table:table-cell>
          <table:table-cell table:formula="of:=DEC2HEX([Dec.L15]; 4)" office:value-type="string" office:string-value="FFFFFFFFFF" calcext:value-type="string">
            <text:p>FFFFFFFFFF</text:p>
          </table:table-cell>
          <table:table-cell table:formula="of:=DEC2HEX([Dec.M15]; 4)" office:value-type="string" office:string-value="FFFFFFFFFF" calcext:value-type="string">
            <text:p>FFFFFFFFFF</text:p>
          </table:table-cell>
          <table:table-cell table:formula="of:=DEC2HEX([Dec.N15]; 4)" office:value-type="string" office:string-value="FFFFFFFFFF" calcext:value-type="string">
            <text:p>FFFFFFFFFF</text:p>
          </table:table-cell>
          <table:table-cell table:formula="of:=DEC2HEX([Dec.O15]; 4)" office:value-type="string" office:string-value="FFFFFFFFFF" calcext:value-type="string">
            <text:p>FFFFFFFFFF</text:p>
          </table:table-cell>
          <table:table-cell table:formula="of:=DEC2HEX([Dec.P15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16]" office:value-type="float" office:value="15" calcext:value-type="float">
            <text:p>15</text:p>
          </table:table-cell>
          <table:table-cell table:formula="of:=[Dec.B16]" office:value-type="string" office:string-value="Scroll Lock" calcext:value-type="string">
            <text:p>Scroll Lock</text:p>
          </table:table-cell>
          <table:table-cell table:formula="of:=DEC2HEX([Dec.C16]; 4)" office:value-type="string" office:string-value="FFFFFFFFFF" calcext:value-type="string">
            <text:p>FFFFFFFFFF</text:p>
          </table:table-cell>
          <table:table-cell table:formula="of:=DEC2HEX([Dec.D16]; 4)" office:value-type="string" office:string-value="FFFFFFFFFF" calcext:value-type="string">
            <text:p>FFFFFFFFFF</text:p>
          </table:table-cell>
          <table:table-cell table:formula="of:=DEC2HEX([Dec.E16]; 4)" office:value-type="string" office:string-value="FFFFFFFFFF" calcext:value-type="string">
            <text:p>FFFFFFFFFF</text:p>
          </table:table-cell>
          <table:table-cell table:formula="of:=DEC2HEX([Dec.F16]; 4)" office:value-type="string" office:string-value="FFFFFFFFFF" calcext:value-type="string">
            <text:p>FFFFFFFFFF</text:p>
          </table:table-cell>
          <table:table-cell table:formula="of:=DEC2HEX([Dec.G16]; 4)" office:value-type="string" office:string-value="FFFFFFFFFF" calcext:value-type="string">
            <text:p>FFFFFFFFFF</text:p>
          </table:table-cell>
          <table:table-cell table:formula="of:=DEC2HEX([Dec.H16]; 4)" office:value-type="string" office:string-value="FFFFFFFFFF" calcext:value-type="string">
            <text:p>FFFFFFFFFF</text:p>
          </table:table-cell>
          <table:table-cell table:formula="of:=DEC2HEX([Dec.I16]; 4)" office:value-type="string" office:string-value="FFFFFFFFFF" calcext:value-type="string">
            <text:p>FFFFFFFFFF</text:p>
          </table:table-cell>
          <table:table-cell table:formula="of:=DEC2HEX([Dec.J16]; 4)" office:value-type="string" office:string-value="FFFFFFFFFF" calcext:value-type="string">
            <text:p>FFFFFFFFFF</text:p>
          </table:table-cell>
          <table:table-cell table:formula="of:=DEC2HEX([Dec.K16]; 4)" office:value-type="string" office:string-value="FFFFFFFFFF" calcext:value-type="string">
            <text:p>FFFFFFFFFF</text:p>
          </table:table-cell>
          <table:table-cell table:formula="of:=DEC2HEX([Dec.L16]; 4)" office:value-type="string" office:string-value="FFFFFFFFFF" calcext:value-type="string">
            <text:p>FFFFFFFFFF</text:p>
          </table:table-cell>
          <table:table-cell table:formula="of:=DEC2HEX([Dec.M16]; 4)" office:value-type="string" office:string-value="FFFFFFFFFF" calcext:value-type="string">
            <text:p>FFFFFFFFFF</text:p>
          </table:table-cell>
          <table:table-cell table:formula="of:=DEC2HEX([Dec.N16]; 4)" office:value-type="string" office:string-value="FFFFFFFFFF" calcext:value-type="string">
            <text:p>FFFFFFFFFF</text:p>
          </table:table-cell>
          <table:table-cell table:formula="of:=DEC2HEX([Dec.O16]; 4)" office:value-type="string" office:string-value="FFFFFFFFFF" calcext:value-type="string">
            <text:p>FFFFFFFFFF</text:p>
          </table:table-cell>
          <table:table-cell table:formula="of:=DEC2HEX([Dec.P16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17]" office:value-type="float" office:value="16" calcext:value-type="float">
            <text:p>16</text:p>
          </table:table-cell>
          <table:table-cell table:formula="of:=[Dec.B17]" office:value-type="string" office:string-value="Pause" calcext:value-type="string">
            <text:p>Pause</text:p>
          </table:table-cell>
          <table:table-cell table:formula="of:=DEC2HEX([Dec.C17]; 4)" office:value-type="string" office:string-value="FFFFFFFFFF" calcext:value-type="string">
            <text:p>FFFFFFFFFF</text:p>
          </table:table-cell>
          <table:table-cell table:formula="of:=DEC2HEX([Dec.D17]; 4)" office:value-type="string" office:string-value="FFFFFFFFFF" calcext:value-type="string">
            <text:p>FFFFFFFFFF</text:p>
          </table:table-cell>
          <table:table-cell table:formula="of:=DEC2HEX([Dec.E17]; 4)" office:value-type="string" office:string-value="FFFFFFFFFF" calcext:value-type="string">
            <text:p>FFFFFFFFFF</text:p>
          </table:table-cell>
          <table:table-cell table:formula="of:=DEC2HEX([Dec.F17]; 4)" office:value-type="string" office:string-value="0000" calcext:value-type="string">
            <text:p>0000</text:p>
          </table:table-cell>
          <table:table-cell table:formula="of:=DEC2HEX([Dec.G17]; 4)" office:value-type="string" office:string-value="0000" calcext:value-type="string">
            <text:p>0000</text:p>
          </table:table-cell>
          <table:table-cell table:formula="of:=DEC2HEX([Dec.H17]; 4)" office:value-type="string" office:string-value="0000" calcext:value-type="string">
            <text:p>0000</text:p>
          </table:table-cell>
          <table:table-cell table:formula="of:=DEC2HEX([Dec.I17]; 4)" office:value-type="string" office:string-value="FFFFFFFFFF" calcext:value-type="string">
            <text:p>FFFFFFFFFF</text:p>
          </table:table-cell>
          <table:table-cell table:formula="of:=DEC2HEX([Dec.J17]; 4)" office:value-type="string" office:string-value="FFFFFFFFFF" calcext:value-type="string">
            <text:p>FFFFFFFFFF</text:p>
          </table:table-cell>
          <table:table-cell table:formula="of:=DEC2HEX([Dec.K17]; 4)" office:value-type="string" office:string-value="0000" calcext:value-type="string">
            <text:p>0000</text:p>
          </table:table-cell>
          <table:table-cell table:formula="of:=DEC2HEX([Dec.L17]; 4)" office:value-type="string" office:string-value="0000" calcext:value-type="string">
            <text:p>0000</text:p>
          </table:table-cell>
          <table:table-cell table:formula="of:=DEC2HEX([Dec.M17]; 4)" office:value-type="string" office:string-value="FFFFFFFFFF" calcext:value-type="string">
            <text:p>FFFFFFFFFF</text:p>
          </table:table-cell>
          <table:table-cell table:formula="of:=DEC2HEX([Dec.N17]; 4)" office:value-type="string" office:string-value="FFFFFFFFFF" calcext:value-type="string">
            <text:p>FFFFFFFFFF</text:p>
          </table:table-cell>
          <table:table-cell table:formula="of:=DEC2HEX([Dec.O17]; 4)" office:value-type="string" office:string-value="FFFFFFFFFF" calcext:value-type="string">
            <text:p>FFFFFFFFFF</text:p>
          </table:table-cell>
          <table:table-cell table:formula="of:=DEC2HEX([Dec.P17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18]" office:value-type="float" office:value="17" calcext:value-type="float">
            <text:p>17</text:p>
          </table:table-cell>
          <table:table-cell table:formula="of:=[Dec.B18]" office:value-type="string" office:string-value="`" calcext:value-type="string">
            <text:p>`</text:p>
          </table:table-cell>
          <table:table-cell table:formula="of:=DEC2HEX([Dec.C18]; 4)" office:value-type="string" office:string-value="2960" calcext:value-type="string">
            <text:p>2960</text:p>
          </table:table-cell>
          <table:table-cell table:formula="of:=DEC2HEX([Dec.D18]; 4)" office:value-type="string" office:string-value="297E" calcext:value-type="string">
            <text:p>297E</text:p>
          </table:table-cell>
          <table:table-cell table:formula="of:=DEC2HEX([Dec.E18]; 4)" office:value-type="string" office:string-value="297E" calcext:value-type="string">
            <text:p>297E</text:p>
          </table:table-cell>
          <table:table-cell table:formula="of:=DEC2HEX([Dec.F18]; 4)" office:value-type="string" office:string-value="FFFFFFFFFF" calcext:value-type="string">
            <text:p>FFFFFFFFFF</text:p>
          </table:table-cell>
          <table:table-cell table:formula="of:=DEC2HEX([Dec.G18]; 4)" office:value-type="string" office:string-value="FFFFFFFFFF" calcext:value-type="string">
            <text:p>FFFFFFFFFF</text:p>
          </table:table-cell>
          <table:table-cell table:formula="of:=DEC2HEX([Dec.H18]; 4)" office:value-type="string" office:string-value="FFFFFFFFFF" calcext:value-type="string">
            <text:p>FFFFFFFFFF</text:p>
          </table:table-cell>
          <table:table-cell table:formula="of:=DEC2HEX([Dec.I18]; 4)" office:value-type="string" office:string-value="2900" calcext:value-type="string">
            <text:p>2900</text:p>
          </table:table-cell>
          <table:table-cell table:formula="of:=DEC2HEX([Dec.J18]; 4)" office:value-type="string" office:string-value="2900" calcext:value-type="string">
            <text:p>2900</text:p>
          </table:table-cell>
          <table:table-cell table:formula="of:=DEC2HEX([Dec.K18]; 4)" office:value-type="string" office:string-value="2900" calcext:value-type="string">
            <text:p>2900</text:p>
          </table:table-cell>
          <table:table-cell table:formula="of:=DEC2HEX([Dec.L18]; 4)" office:value-type="string" office:string-value="2900" calcext:value-type="string">
            <text:p>2900</text:p>
          </table:table-cell>
          <table:table-cell table:formula="of:=DEC2HEX([Dec.M18]; 4)" office:value-type="string" office:string-value="2960" calcext:value-type="string">
            <text:p>2960</text:p>
          </table:table-cell>
          <table:table-cell table:formula="of:=DEC2HEX([Dec.N18]; 4)" office:value-type="string" office:string-value="297E" calcext:value-type="string">
            <text:p>297E</text:p>
          </table:table-cell>
          <table:table-cell table:formula="of:=DEC2HEX([Dec.O18]; 4)" office:value-type="string" office:string-value="2960" calcext:value-type="string">
            <text:p>2960</text:p>
          </table:table-cell>
          <table:table-cell table:formula="of:=DEC2HEX([Dec.P18]; 4)" office:value-type="string" office:string-value="297E" calcext:value-type="string">
            <text:p>297E</text:p>
          </table:table-cell>
          <table:table-cell table:number-columns-repeated="1007"/>
        </table:table-row>
        <table:table-row table:style-name="ro2">
          <table:table-cell table:formula="of:=[Dec.A19]" office:value-type="float" office:value="18" calcext:value-type="float">
            <text:p>18</text:p>
          </table:table-cell>
          <table:table-cell table:formula="of:=[Dec.B19]" office:value-type="float" office:value="1" calcext:value-type="float">
            <text:p>1</text:p>
          </table:table-cell>
          <table:table-cell table:formula="of:=DEC2HEX([Dec.C19]; 4)" office:value-type="string" office:string-value="0231" calcext:value-type="string">
            <text:p>0231</text:p>
          </table:table-cell>
          <table:table-cell table:formula="of:=DEC2HEX([Dec.D19]; 4)" office:value-type="string" office:string-value="0221" calcext:value-type="string">
            <text:p>0221</text:p>
          </table:table-cell>
          <table:table-cell table:formula="of:=DEC2HEX([Dec.E19]; 4)" office:value-type="string" office:string-value="0221" calcext:value-type="string">
            <text:p>0221</text:p>
          </table:table-cell>
          <table:table-cell table:formula="of:=DEC2HEX([Dec.F19]; 4)" office:value-type="string" office:string-value="FFFFFFFFFF" calcext:value-type="string">
            <text:p>FFFFFFFFFF</text:p>
          </table:table-cell>
          <table:table-cell table:formula="of:=DEC2HEX([Dec.G19]; 4)" office:value-type="string" office:string-value="FFFFFFFFFF" calcext:value-type="string">
            <text:p>FFFFFFFFFF</text:p>
          </table:table-cell>
          <table:table-cell table:formula="of:=DEC2HEX([Dec.H19]; 4)" office:value-type="string" office:string-value="FFFFFFFFFF" calcext:value-type="string">
            <text:p>FFFFFFFFFF</text:p>
          </table:table-cell>
          <table:table-cell table:formula="of:=DEC2HEX([Dec.I19]; 4)" office:value-type="string" office:string-value="7800" calcext:value-type="string">
            <text:p>7800</text:p>
          </table:table-cell>
          <table:table-cell table:formula="of:=DEC2HEX([Dec.J19]; 4)" office:value-type="string" office:string-value="7800" calcext:value-type="string">
            <text:p>7800</text:p>
          </table:table-cell>
          <table:table-cell table:formula="of:=DEC2HEX([Dec.K19]; 4)" office:value-type="string" office:string-value="7800" calcext:value-type="string">
            <text:p>7800</text:p>
          </table:table-cell>
          <table:table-cell table:formula="of:=DEC2HEX([Dec.L19]; 4)" office:value-type="string" office:string-value="7800" calcext:value-type="string">
            <text:p>7800</text:p>
          </table:table-cell>
          <table:table-cell table:formula="of:=DEC2HEX([Dec.M19]; 4)" office:value-type="string" office:string-value="0231" calcext:value-type="string">
            <text:p>0231</text:p>
          </table:table-cell>
          <table:table-cell table:formula="of:=DEC2HEX([Dec.N19]; 4)" office:value-type="string" office:string-value="0221" calcext:value-type="string">
            <text:p>0221</text:p>
          </table:table-cell>
          <table:table-cell table:formula="of:=DEC2HEX([Dec.O19]; 4)" office:value-type="string" office:string-value="0231" calcext:value-type="string">
            <text:p>0231</text:p>
          </table:table-cell>
          <table:table-cell table:formula="of:=DEC2HEX([Dec.P19]; 4)" office:value-type="string" office:string-value="0221" calcext:value-type="string">
            <text:p>0221</text:p>
          </table:table-cell>
          <table:table-cell table:number-columns-repeated="1007"/>
        </table:table-row>
        <table:table-row table:style-name="ro2">
          <table:table-cell table:formula="of:=[Dec.A20]" office:value-type="float" office:value="19" calcext:value-type="float">
            <text:p>19</text:p>
          </table:table-cell>
          <table:table-cell table:formula="of:=[Dec.B20]" office:value-type="float" office:value="2" calcext:value-type="float">
            <text:p>2</text:p>
          </table:table-cell>
          <table:table-cell table:formula="of:=DEC2HEX([Dec.C20]; 4)" office:value-type="string" office:string-value="0332" calcext:value-type="string">
            <text:p>0332</text:p>
          </table:table-cell>
          <table:table-cell table:formula="of:=DEC2HEX([Dec.D20]; 4)" office:value-type="string" office:string-value="0340" calcext:value-type="string">
            <text:p>0340</text:p>
          </table:table-cell>
          <table:table-cell table:formula="of:=DEC2HEX([Dec.E20]; 4)" office:value-type="string" office:string-value="0340" calcext:value-type="string">
            <text:p>0340</text:p>
          </table:table-cell>
          <table:table-cell table:formula="of:=DEC2HEX([Dec.F20]; 4)" office:value-type="string" office:string-value="0300" calcext:value-type="string">
            <text:p>0300</text:p>
          </table:table-cell>
          <table:table-cell table:formula="of:=DEC2HEX([Dec.G20]; 4)" office:value-type="string" office:string-value="0300" calcext:value-type="string">
            <text:p>0300</text:p>
          </table:table-cell>
          <table:table-cell table:formula="of:=DEC2HEX([Dec.H20]; 4)" office:value-type="string" office:string-value="0300" calcext:value-type="string">
            <text:p>0300</text:p>
          </table:table-cell>
          <table:table-cell table:formula="of:=DEC2HEX([Dec.I20]; 4)" office:value-type="string" office:string-value="7900" calcext:value-type="string">
            <text:p>7900</text:p>
          </table:table-cell>
          <table:table-cell table:formula="of:=DEC2HEX([Dec.J20]; 4)" office:value-type="string" office:string-value="7900" calcext:value-type="string">
            <text:p>7900</text:p>
          </table:table-cell>
          <table:table-cell table:formula="of:=DEC2HEX([Dec.K20]; 4)" office:value-type="string" office:string-value="7900" calcext:value-type="string">
            <text:p>7900</text:p>
          </table:table-cell>
          <table:table-cell table:formula="of:=DEC2HEX([Dec.L20]; 4)" office:value-type="string" office:string-value="7900" calcext:value-type="string">
            <text:p>7900</text:p>
          </table:table-cell>
          <table:table-cell table:formula="of:=DEC2HEX([Dec.M20]; 4)" office:value-type="string" office:string-value="0332" calcext:value-type="string">
            <text:p>0332</text:p>
          </table:table-cell>
          <table:table-cell table:formula="of:=DEC2HEX([Dec.N20]; 4)" office:value-type="string" office:string-value="0340" calcext:value-type="string">
            <text:p>0340</text:p>
          </table:table-cell>
          <table:table-cell table:formula="of:=DEC2HEX([Dec.O20]; 4)" office:value-type="string" office:string-value="0332" calcext:value-type="string">
            <text:p>0332</text:p>
          </table:table-cell>
          <table:table-cell table:formula="of:=DEC2HEX([Dec.P20]; 4)" office:value-type="string" office:string-value="0340" calcext:value-type="string">
            <text:p>0340</text:p>
          </table:table-cell>
          <table:table-cell table:number-columns-repeated="1007"/>
        </table:table-row>
        <table:table-row table:style-name="ro2">
          <table:table-cell table:formula="of:=[Dec.A21]" office:value-type="float" office:value="20" calcext:value-type="float">
            <text:p>20</text:p>
          </table:table-cell>
          <table:table-cell table:formula="of:=[Dec.B21]" office:value-type="float" office:value="3" calcext:value-type="float">
            <text:p>3</text:p>
          </table:table-cell>
          <table:table-cell table:formula="of:=DEC2HEX([Dec.C21]; 4)" office:value-type="string" office:string-value="0433" calcext:value-type="string">
            <text:p>0433</text:p>
          </table:table-cell>
          <table:table-cell table:formula="of:=DEC2HEX([Dec.D21]; 4)" office:value-type="string" office:string-value="0423" calcext:value-type="string">
            <text:p>0423</text:p>
          </table:table-cell>
          <table:table-cell table:formula="of:=DEC2HEX([Dec.E21]; 4)" office:value-type="string" office:string-value="0423" calcext:value-type="string">
            <text:p>0423</text:p>
          </table:table-cell>
          <table:table-cell table:formula="of:=DEC2HEX([Dec.F21]; 4)" office:value-type="string" office:string-value="FFFFFFFFFF" calcext:value-type="string">
            <text:p>FFFFFFFFFF</text:p>
          </table:table-cell>
          <table:table-cell table:formula="of:=DEC2HEX([Dec.G21]; 4)" office:value-type="string" office:string-value="FFFFFFFFFF" calcext:value-type="string">
            <text:p>FFFFFFFFFF</text:p>
          </table:table-cell>
          <table:table-cell table:formula="of:=DEC2HEX([Dec.H21]; 4)" office:value-type="string" office:string-value="FFFFFFFFFF" calcext:value-type="string">
            <text:p>FFFFFFFFFF</text:p>
          </table:table-cell>
          <table:table-cell table:formula="of:=DEC2HEX([Dec.I21]; 4)" office:value-type="string" office:string-value="7A00" calcext:value-type="string">
            <text:p>7A00</text:p>
          </table:table-cell>
          <table:table-cell table:formula="of:=DEC2HEX([Dec.J21]; 4)" office:value-type="string" office:string-value="7A00" calcext:value-type="string">
            <text:p>7A00</text:p>
          </table:table-cell>
          <table:table-cell table:formula="of:=DEC2HEX([Dec.K21]; 4)" office:value-type="string" office:string-value="7A00" calcext:value-type="string">
            <text:p>7A00</text:p>
          </table:table-cell>
          <table:table-cell table:formula="of:=DEC2HEX([Dec.L21]; 4)" office:value-type="string" office:string-value="7A00" calcext:value-type="string">
            <text:p>7A00</text:p>
          </table:table-cell>
          <table:table-cell table:formula="of:=DEC2HEX([Dec.M21]; 4)" office:value-type="string" office:string-value="0433" calcext:value-type="string">
            <text:p>0433</text:p>
          </table:table-cell>
          <table:table-cell table:formula="of:=DEC2HEX([Dec.N21]; 4)" office:value-type="string" office:string-value="0423" calcext:value-type="string">
            <text:p>0423</text:p>
          </table:table-cell>
          <table:table-cell table:formula="of:=DEC2HEX([Dec.O21]; 4)" office:value-type="string" office:string-value="0433" calcext:value-type="string">
            <text:p>0433</text:p>
          </table:table-cell>
          <table:table-cell table:formula="of:=DEC2HEX([Dec.P21]; 4)" office:value-type="string" office:string-value="0423" calcext:value-type="string">
            <text:p>0423</text:p>
          </table:table-cell>
          <table:table-cell table:number-columns-repeated="1007"/>
        </table:table-row>
        <table:table-row table:style-name="ro2">
          <table:table-cell table:formula="of:=[Dec.A22]" office:value-type="float" office:value="21" calcext:value-type="float">
            <text:p>21</text:p>
          </table:table-cell>
          <table:table-cell table:formula="of:=[Dec.B22]" office:value-type="float" office:value="4" calcext:value-type="float">
            <text:p>4</text:p>
          </table:table-cell>
          <table:table-cell table:formula="of:=DEC2HEX([Dec.C22]; 4)" office:value-type="string" office:string-value="0534" calcext:value-type="string">
            <text:p>0534</text:p>
          </table:table-cell>
          <table:table-cell table:formula="of:=DEC2HEX([Dec.D22]; 4)" office:value-type="string" office:string-value="0524" calcext:value-type="string">
            <text:p>0524</text:p>
          </table:table-cell>
          <table:table-cell table:formula="of:=DEC2HEX([Dec.E22]; 4)" office:value-type="string" office:string-value="0524" calcext:value-type="string">
            <text:p>0524</text:p>
          </table:table-cell>
          <table:table-cell table:formula="of:=DEC2HEX([Dec.F22]; 4)" office:value-type="string" office:string-value="FFFFFFFFFF" calcext:value-type="string">
            <text:p>FFFFFFFFFF</text:p>
          </table:table-cell>
          <table:table-cell table:formula="of:=DEC2HEX([Dec.G22]; 4)" office:value-type="string" office:string-value="FFFFFFFFFF" calcext:value-type="string">
            <text:p>FFFFFFFFFF</text:p>
          </table:table-cell>
          <table:table-cell table:formula="of:=DEC2HEX([Dec.H22]; 4)" office:value-type="string" office:string-value="FFFFFFFFFF" calcext:value-type="string">
            <text:p>FFFFFFFFFF</text:p>
          </table:table-cell>
          <table:table-cell table:formula="of:=DEC2HEX([Dec.I22]; 4)" office:value-type="string" office:string-value="7B00" calcext:value-type="string">
            <text:p>7B00</text:p>
          </table:table-cell>
          <table:table-cell table:formula="of:=DEC2HEX([Dec.J22]; 4)" office:value-type="string" office:string-value="7B00" calcext:value-type="string">
            <text:p>7B00</text:p>
          </table:table-cell>
          <table:table-cell table:formula="of:=DEC2HEX([Dec.K22]; 4)" office:value-type="string" office:string-value="7B00" calcext:value-type="string">
            <text:p>7B00</text:p>
          </table:table-cell>
          <table:table-cell table:formula="of:=DEC2HEX([Dec.L22]; 4)" office:value-type="string" office:string-value="7B00" calcext:value-type="string">
            <text:p>7B00</text:p>
          </table:table-cell>
          <table:table-cell table:formula="of:=DEC2HEX([Dec.M22]; 4)" office:value-type="string" office:string-value="0534" calcext:value-type="string">
            <text:p>0534</text:p>
          </table:table-cell>
          <table:table-cell table:formula="of:=DEC2HEX([Dec.N22]; 4)" office:value-type="string" office:string-value="0524" calcext:value-type="string">
            <text:p>0524</text:p>
          </table:table-cell>
          <table:table-cell table:formula="of:=DEC2HEX([Dec.O22]; 4)" office:value-type="string" office:string-value="0534" calcext:value-type="string">
            <text:p>0534</text:p>
          </table:table-cell>
          <table:table-cell table:formula="of:=DEC2HEX([Dec.P22]; 4)" office:value-type="string" office:string-value="0524" calcext:value-type="string">
            <text:p>0524</text:p>
          </table:table-cell>
          <table:table-cell table:number-columns-repeated="1007"/>
        </table:table-row>
        <table:table-row table:style-name="ro2">
          <table:table-cell table:formula="of:=[Dec.A23]" office:value-type="float" office:value="22" calcext:value-type="float">
            <text:p>22</text:p>
          </table:table-cell>
          <table:table-cell table:formula="of:=[Dec.B23]" office:value-type="float" office:value="5" calcext:value-type="float">
            <text:p>5</text:p>
          </table:table-cell>
          <table:table-cell table:formula="of:=DEC2HEX([Dec.C23]; 4)" office:value-type="string" office:string-value="0635" calcext:value-type="string">
            <text:p>0635</text:p>
          </table:table-cell>
          <table:table-cell table:formula="of:=DEC2HEX([Dec.D23]; 4)" office:value-type="string" office:string-value="0625" calcext:value-type="string">
            <text:p>0625</text:p>
          </table:table-cell>
          <table:table-cell table:formula="of:=DEC2HEX([Dec.E23]; 4)" office:value-type="string" office:string-value="0625" calcext:value-type="string">
            <text:p>0625</text:p>
          </table:table-cell>
          <table:table-cell table:formula="of:=DEC2HEX([Dec.F23]; 4)" office:value-type="string" office:string-value="FFFFFFFFFF" calcext:value-type="string">
            <text:p>FFFFFFFFFF</text:p>
          </table:table-cell>
          <table:table-cell table:formula="of:=DEC2HEX([Dec.G23]; 4)" office:value-type="string" office:string-value="FFFFFFFFFF" calcext:value-type="string">
            <text:p>FFFFFFFFFF</text:p>
          </table:table-cell>
          <table:table-cell table:formula="of:=DEC2HEX([Dec.H23]; 4)" office:value-type="string" office:string-value="FFFFFFFFFF" calcext:value-type="string">
            <text:p>FFFFFFFFFF</text:p>
          </table:table-cell>
          <table:table-cell table:formula="of:=DEC2HEX([Dec.I23]; 4)" office:value-type="string" office:string-value="7C00" calcext:value-type="string">
            <text:p>7C00</text:p>
          </table:table-cell>
          <table:table-cell table:formula="of:=DEC2HEX([Dec.J23]; 4)" office:value-type="string" office:string-value="7C00" calcext:value-type="string">
            <text:p>7C00</text:p>
          </table:table-cell>
          <table:table-cell table:formula="of:=DEC2HEX([Dec.K23]; 4)" office:value-type="string" office:string-value="7C00" calcext:value-type="string">
            <text:p>7C00</text:p>
          </table:table-cell>
          <table:table-cell table:formula="of:=DEC2HEX([Dec.L23]; 4)" office:value-type="string" office:string-value="7C00" calcext:value-type="string">
            <text:p>7C00</text:p>
          </table:table-cell>
          <table:table-cell table:formula="of:=DEC2HEX([Dec.M23]; 4)" office:value-type="string" office:string-value="0635" calcext:value-type="string">
            <text:p>0635</text:p>
          </table:table-cell>
          <table:table-cell table:formula="of:=DEC2HEX([Dec.N23]; 4)" office:value-type="string" office:string-value="0625" calcext:value-type="string">
            <text:p>0625</text:p>
          </table:table-cell>
          <table:table-cell table:formula="of:=DEC2HEX([Dec.O23]; 4)" office:value-type="string" office:string-value="0635" calcext:value-type="string">
            <text:p>0635</text:p>
          </table:table-cell>
          <table:table-cell table:formula="of:=DEC2HEX([Dec.P23]; 4)" office:value-type="string" office:string-value="0625" calcext:value-type="string">
            <text:p>0625</text:p>
          </table:table-cell>
          <table:table-cell table:number-columns-repeated="1007"/>
        </table:table-row>
        <table:table-row table:style-name="ro2">
          <table:table-cell table:formula="of:=[Dec.A24]" office:value-type="float" office:value="23" calcext:value-type="float">
            <text:p>23</text:p>
          </table:table-cell>
          <table:table-cell table:formula="of:=[Dec.B24]" office:value-type="float" office:value="6" calcext:value-type="float">
            <text:p>6</text:p>
          </table:table-cell>
          <table:table-cell table:formula="of:=DEC2HEX([Dec.C24]; 4)" office:value-type="string" office:string-value="0736" calcext:value-type="string">
            <text:p>0736</text:p>
          </table:table-cell>
          <table:table-cell table:formula="of:=DEC2HEX([Dec.D24]; 4)" office:value-type="string" office:string-value="075E" calcext:value-type="string">
            <text:p>075E</text:p>
          </table:table-cell>
          <table:table-cell table:formula="of:=DEC2HEX([Dec.E24]; 4)" office:value-type="string" office:string-value="075E" calcext:value-type="string">
            <text:p>075E</text:p>
          </table:table-cell>
          <table:table-cell table:formula="of:=DEC2HEX([Dec.F24]; 4)" office:value-type="string" office:string-value="071E" calcext:value-type="string">
            <text:p>071E</text:p>
          </table:table-cell>
          <table:table-cell table:formula="of:=DEC2HEX([Dec.G24]; 4)" office:value-type="string" office:string-value="071E" calcext:value-type="string">
            <text:p>071E</text:p>
          </table:table-cell>
          <table:table-cell table:formula="of:=DEC2HEX([Dec.H24]; 4)" office:value-type="string" office:string-value="071E" calcext:value-type="string">
            <text:p>071E</text:p>
          </table:table-cell>
          <table:table-cell table:formula="of:=DEC2HEX([Dec.I24]; 4)" office:value-type="string" office:string-value="7D00" calcext:value-type="string">
            <text:p>7D00</text:p>
          </table:table-cell>
          <table:table-cell table:formula="of:=DEC2HEX([Dec.J24]; 4)" office:value-type="string" office:string-value="7D00" calcext:value-type="string">
            <text:p>7D00</text:p>
          </table:table-cell>
          <table:table-cell table:formula="of:=DEC2HEX([Dec.K24]; 4)" office:value-type="string" office:string-value="7D00" calcext:value-type="string">
            <text:p>7D00</text:p>
          </table:table-cell>
          <table:table-cell table:formula="of:=DEC2HEX([Dec.L24]; 4)" office:value-type="string" office:string-value="7D00" calcext:value-type="string">
            <text:p>7D00</text:p>
          </table:table-cell>
          <table:table-cell table:formula="of:=DEC2HEX([Dec.M24]; 4)" office:value-type="string" office:string-value="0736" calcext:value-type="string">
            <text:p>0736</text:p>
          </table:table-cell>
          <table:table-cell table:formula="of:=DEC2HEX([Dec.N24]; 4)" office:value-type="string" office:string-value="075E" calcext:value-type="string">
            <text:p>075E</text:p>
          </table:table-cell>
          <table:table-cell table:formula="of:=DEC2HEX([Dec.O24]; 4)" office:value-type="string" office:string-value="0736" calcext:value-type="string">
            <text:p>0736</text:p>
          </table:table-cell>
          <table:table-cell table:formula="of:=DEC2HEX([Dec.P24]; 4)" office:value-type="string" office:string-value="075E" calcext:value-type="string">
            <text:p>075E</text:p>
          </table:table-cell>
          <table:table-cell table:number-columns-repeated="1007"/>
        </table:table-row>
        <table:table-row table:style-name="ro2">
          <table:table-cell table:formula="of:=[Dec.A25]" office:value-type="float" office:value="24" calcext:value-type="float">
            <text:p>24</text:p>
          </table:table-cell>
          <table:table-cell table:formula="of:=[Dec.B25]" office:value-type="float" office:value="7" calcext:value-type="float">
            <text:p>7</text:p>
          </table:table-cell>
          <table:table-cell table:formula="of:=DEC2HEX([Dec.C25]; 4)" office:value-type="string" office:string-value="0837" calcext:value-type="string">
            <text:p>0837</text:p>
          </table:table-cell>
          <table:table-cell table:formula="of:=DEC2HEX([Dec.D25]; 4)" office:value-type="string" office:string-value="0826" calcext:value-type="string">
            <text:p>0826</text:p>
          </table:table-cell>
          <table:table-cell table:formula="of:=DEC2HEX([Dec.E25]; 4)" office:value-type="string" office:string-value="0826" calcext:value-type="string">
            <text:p>0826</text:p>
          </table:table-cell>
          <table:table-cell table:formula="of:=DEC2HEX([Dec.F25]; 4)" office:value-type="string" office:string-value="FFFFFFFFFF" calcext:value-type="string">
            <text:p>FFFFFFFFFF</text:p>
          </table:table-cell>
          <table:table-cell table:formula="of:=DEC2HEX([Dec.G25]; 4)" office:value-type="string" office:string-value="FFFFFFFFFF" calcext:value-type="string">
            <text:p>FFFFFFFFFF</text:p>
          </table:table-cell>
          <table:table-cell table:formula="of:=DEC2HEX([Dec.H25]; 4)" office:value-type="string" office:string-value="FFFFFFFFFF" calcext:value-type="string">
            <text:p>FFFFFFFFFF</text:p>
          </table:table-cell>
          <table:table-cell table:formula="of:=DEC2HEX([Dec.I25]; 4)" office:value-type="string" office:string-value="7E00" calcext:value-type="string">
            <text:p>7E00</text:p>
          </table:table-cell>
          <table:table-cell table:formula="of:=DEC2HEX([Dec.J25]; 4)" office:value-type="string" office:string-value="7E00" calcext:value-type="string">
            <text:p>7E00</text:p>
          </table:table-cell>
          <table:table-cell table:formula="of:=DEC2HEX([Dec.K25]; 4)" office:value-type="string" office:string-value="7E00" calcext:value-type="string">
            <text:p>7E00</text:p>
          </table:table-cell>
          <table:table-cell table:formula="of:=DEC2HEX([Dec.L25]; 4)" office:value-type="string" office:string-value="7E00" calcext:value-type="string">
            <text:p>7E00</text:p>
          </table:table-cell>
          <table:table-cell table:formula="of:=DEC2HEX([Dec.M25]; 4)" office:value-type="string" office:string-value="0837" calcext:value-type="string">
            <text:p>0837</text:p>
          </table:table-cell>
          <table:table-cell table:formula="of:=DEC2HEX([Dec.N25]; 4)" office:value-type="string" office:string-value="0826" calcext:value-type="string">
            <text:p>0826</text:p>
          </table:table-cell>
          <table:table-cell table:formula="of:=DEC2HEX([Dec.O25]; 4)" office:value-type="string" office:string-value="0837" calcext:value-type="string">
            <text:p>0837</text:p>
          </table:table-cell>
          <table:table-cell table:formula="of:=DEC2HEX([Dec.P25]; 4)" office:value-type="string" office:string-value="0826" calcext:value-type="string">
            <text:p>0826</text:p>
          </table:table-cell>
          <table:table-cell table:number-columns-repeated="1007"/>
        </table:table-row>
        <table:table-row table:style-name="ro2">
          <table:table-cell table:formula="of:=[Dec.A26]" office:value-type="float" office:value="25" calcext:value-type="float">
            <text:p>25</text:p>
          </table:table-cell>
          <table:table-cell table:formula="of:=[Dec.B26]" office:value-type="float" office:value="8" calcext:value-type="float">
            <text:p>8</text:p>
          </table:table-cell>
          <table:table-cell table:formula="of:=DEC2HEX([Dec.C26]; 4)" office:value-type="string" office:string-value="0938" calcext:value-type="string">
            <text:p>0938</text:p>
          </table:table-cell>
          <table:table-cell table:formula="of:=DEC2HEX([Dec.D26]; 4)" office:value-type="string" office:string-value="092A" calcext:value-type="string">
            <text:p>092A</text:p>
          </table:table-cell>
          <table:table-cell table:formula="of:=DEC2HEX([Dec.E26]; 4)" office:value-type="string" office:string-value="092A" calcext:value-type="string">
            <text:p>092A</text:p>
          </table:table-cell>
          <table:table-cell table:formula="of:=DEC2HEX([Dec.F26]; 4)" office:value-type="string" office:string-value="FFFFFFFFFF" calcext:value-type="string">
            <text:p>FFFFFFFFFF</text:p>
          </table:table-cell>
          <table:table-cell table:formula="of:=DEC2HEX([Dec.G26]; 4)" office:value-type="string" office:string-value="FFFFFFFFFF" calcext:value-type="string">
            <text:p>FFFFFFFFFF</text:p>
          </table:table-cell>
          <table:table-cell table:formula="of:=DEC2HEX([Dec.H26]; 4)" office:value-type="string" office:string-value="FFFFFFFFFF" calcext:value-type="string">
            <text:p>FFFFFFFFFF</text:p>
          </table:table-cell>
          <table:table-cell table:formula="of:=DEC2HEX([Dec.I26]; 4)" office:value-type="string" office:string-value="7F00" calcext:value-type="string">
            <text:p>7F00</text:p>
          </table:table-cell>
          <table:table-cell table:formula="of:=DEC2HEX([Dec.J26]; 4)" office:value-type="string" office:string-value="7F00" calcext:value-type="string">
            <text:p>7F00</text:p>
          </table:table-cell>
          <table:table-cell table:formula="of:=DEC2HEX([Dec.K26]; 4)" office:value-type="string" office:string-value="7F00" calcext:value-type="string">
            <text:p>7F00</text:p>
          </table:table-cell>
          <table:table-cell table:formula="of:=DEC2HEX([Dec.L26]; 4)" office:value-type="string" office:string-value="7F00" calcext:value-type="string">
            <text:p>7F00</text:p>
          </table:table-cell>
          <table:table-cell table:formula="of:=DEC2HEX([Dec.M26]; 4)" office:value-type="string" office:string-value="0938" calcext:value-type="string">
            <text:p>0938</text:p>
          </table:table-cell>
          <table:table-cell table:formula="of:=DEC2HEX([Dec.N26]; 4)" office:value-type="string" office:string-value="092A" calcext:value-type="string">
            <text:p>092A</text:p>
          </table:table-cell>
          <table:table-cell table:formula="of:=DEC2HEX([Dec.O26]; 4)" office:value-type="string" office:string-value="0938" calcext:value-type="string">
            <text:p>0938</text:p>
          </table:table-cell>
          <table:table-cell table:formula="of:=DEC2HEX([Dec.P26]; 4)" office:value-type="string" office:string-value="092A" calcext:value-type="string">
            <text:p>092A</text:p>
          </table:table-cell>
          <table:table-cell table:number-columns-repeated="1007"/>
        </table:table-row>
        <table:table-row table:style-name="ro2">
          <table:table-cell table:formula="of:=[Dec.A27]" office:value-type="float" office:value="26" calcext:value-type="float">
            <text:p>26</text:p>
          </table:table-cell>
          <table:table-cell table:formula="of:=[Dec.B27]" office:value-type="float" office:value="9" calcext:value-type="float">
            <text:p>9</text:p>
          </table:table-cell>
          <table:table-cell table:formula="of:=DEC2HEX([Dec.C27]; 4)" office:value-type="string" office:string-value="0A39" calcext:value-type="string">
            <text:p>0A39</text:p>
          </table:table-cell>
          <table:table-cell table:formula="of:=DEC2HEX([Dec.D27]; 4)" office:value-type="string" office:string-value="0A28" calcext:value-type="string">
            <text:p>0A28</text:p>
          </table:table-cell>
          <table:table-cell table:formula="of:=DEC2HEX([Dec.E27]; 4)" office:value-type="string" office:string-value="0A28" calcext:value-type="string">
            <text:p>0A28</text:p>
          </table:table-cell>
          <table:table-cell table:formula="of:=DEC2HEX([Dec.F27]; 4)" office:value-type="string" office:string-value="FFFFFFFFFF" calcext:value-type="string">
            <text:p>FFFFFFFFFF</text:p>
          </table:table-cell>
          <table:table-cell table:formula="of:=DEC2HEX([Dec.G27]; 4)" office:value-type="string" office:string-value="FFFFFFFFFF" calcext:value-type="string">
            <text:p>FFFFFFFFFF</text:p>
          </table:table-cell>
          <table:table-cell table:formula="of:=DEC2HEX([Dec.H27]; 4)" office:value-type="string" office:string-value="FFFFFFFFFF" calcext:value-type="string">
            <text:p>FFFFFFFFFF</text:p>
          </table:table-cell>
          <table:table-cell table:formula="of:=DEC2HEX([Dec.I27]; 4)" office:value-type="string" office:string-value="8000" calcext:value-type="string">
            <text:p>8000</text:p>
          </table:table-cell>
          <table:table-cell table:formula="of:=DEC2HEX([Dec.J27]; 4)" office:value-type="string" office:string-value="8000" calcext:value-type="string">
            <text:p>8000</text:p>
          </table:table-cell>
          <table:table-cell table:formula="of:=DEC2HEX([Dec.K27]; 4)" office:value-type="string" office:string-value="8000" calcext:value-type="string">
            <text:p>8000</text:p>
          </table:table-cell>
          <table:table-cell table:formula="of:=DEC2HEX([Dec.L27]; 4)" office:value-type="string" office:string-value="8000" calcext:value-type="string">
            <text:p>8000</text:p>
          </table:table-cell>
          <table:table-cell table:formula="of:=DEC2HEX([Dec.M27]; 4)" office:value-type="string" office:string-value="0A39" calcext:value-type="string">
            <text:p>0A39</text:p>
          </table:table-cell>
          <table:table-cell table:formula="of:=DEC2HEX([Dec.N27]; 4)" office:value-type="string" office:string-value="0A28" calcext:value-type="string">
            <text:p>0A28</text:p>
          </table:table-cell>
          <table:table-cell table:formula="of:=DEC2HEX([Dec.O27]; 4)" office:value-type="string" office:string-value="0A39" calcext:value-type="string">
            <text:p>0A39</text:p>
          </table:table-cell>
          <table:table-cell table:formula="of:=DEC2HEX([Dec.P27]; 4)" office:value-type="string" office:string-value="0A28" calcext:value-type="string">
            <text:p>0A28</text:p>
          </table:table-cell>
          <table:table-cell table:number-columns-repeated="1007"/>
        </table:table-row>
        <table:table-row table:style-name="ro2">
          <table:table-cell table:formula="of:=[Dec.A28]" office:value-type="float" office:value="27" calcext:value-type="float">
            <text:p>27</text:p>
          </table:table-cell>
          <table:table-cell table:formula="of:=[Dec.B28]" office:value-type="float" office:value="0" calcext:value-type="float">
            <text:p>0</text:p>
          </table:table-cell>
          <table:table-cell table:formula="of:=DEC2HEX([Dec.C28]; 4)" office:value-type="string" office:string-value="0B30" calcext:value-type="string">
            <text:p>0B30</text:p>
          </table:table-cell>
          <table:table-cell table:formula="of:=DEC2HEX([Dec.D28]; 4)" office:value-type="string" office:string-value="0B29" calcext:value-type="string">
            <text:p>0B29</text:p>
          </table:table-cell>
          <table:table-cell table:formula="of:=DEC2HEX([Dec.E28]; 4)" office:value-type="string" office:string-value="0B29" calcext:value-type="string">
            <text:p>0B29</text:p>
          </table:table-cell>
          <table:table-cell table:formula="of:=DEC2HEX([Dec.F28]; 4)" office:value-type="string" office:string-value="FFFFFFFFFF" calcext:value-type="string">
            <text:p>FFFFFFFFFF</text:p>
          </table:table-cell>
          <table:table-cell table:formula="of:=DEC2HEX([Dec.G28]; 4)" office:value-type="string" office:string-value="FFFFFFFFFF" calcext:value-type="string">
            <text:p>FFFFFFFFFF</text:p>
          </table:table-cell>
          <table:table-cell table:formula="of:=DEC2HEX([Dec.H28]; 4)" office:value-type="string" office:string-value="FFFFFFFFFF" calcext:value-type="string">
            <text:p>FFFFFFFFFF</text:p>
          </table:table-cell>
          <table:table-cell table:formula="of:=DEC2HEX([Dec.I28]; 4)" office:value-type="string" office:string-value="8100" calcext:value-type="string">
            <text:p>8100</text:p>
          </table:table-cell>
          <table:table-cell table:formula="of:=DEC2HEX([Dec.J28]; 4)" office:value-type="string" office:string-value="8100" calcext:value-type="string">
            <text:p>8100</text:p>
          </table:table-cell>
          <table:table-cell table:formula="of:=DEC2HEX([Dec.K28]; 4)" office:value-type="string" office:string-value="8100" calcext:value-type="string">
            <text:p>8100</text:p>
          </table:table-cell>
          <table:table-cell table:formula="of:=DEC2HEX([Dec.L28]; 4)" office:value-type="string" office:string-value="8100" calcext:value-type="string">
            <text:p>8100</text:p>
          </table:table-cell>
          <table:table-cell table:formula="of:=DEC2HEX([Dec.M28]; 4)" office:value-type="string" office:string-value="0B30" calcext:value-type="string">
            <text:p>0B30</text:p>
          </table:table-cell>
          <table:table-cell table:formula="of:=DEC2HEX([Dec.N28]; 4)" office:value-type="string" office:string-value="0B29" calcext:value-type="string">
            <text:p>0B29</text:p>
          </table:table-cell>
          <table:table-cell table:formula="of:=DEC2HEX([Dec.O28]; 4)" office:value-type="string" office:string-value="0B30" calcext:value-type="string">
            <text:p>0B30</text:p>
          </table:table-cell>
          <table:table-cell table:formula="of:=DEC2HEX([Dec.P28]; 4)" office:value-type="string" office:string-value="0B29" calcext:value-type="string">
            <text:p>0B29</text:p>
          </table:table-cell>
          <table:table-cell table:number-columns-repeated="1007"/>
        </table:table-row>
        <table:table-row table:style-name="ro2">
          <table:table-cell table:formula="of:=[Dec.A29]" office:value-type="float" office:value="28" calcext:value-type="float">
            <text:p>28</text:p>
          </table:table-cell>
          <table:table-cell table:formula="of:=[Dec.B29]" office:value-type="string" office:string-value="-" calcext:value-type="string">
            <text:p>-</text:p>
          </table:table-cell>
          <table:table-cell table:formula="of:=DEC2HEX([Dec.C29]; 4)" office:value-type="string" office:string-value="0C2D" calcext:value-type="string">
            <text:p>0C2D</text:p>
          </table:table-cell>
          <table:table-cell table:formula="of:=DEC2HEX([Dec.D29]; 4)" office:value-type="string" office:string-value="0C5F" calcext:value-type="string">
            <text:p>0C5F</text:p>
          </table:table-cell>
          <table:table-cell table:formula="of:=DEC2HEX([Dec.E29]; 4)" office:value-type="string" office:string-value="0C5F" calcext:value-type="string">
            <text:p>0C5F</text:p>
          </table:table-cell>
          <table:table-cell table:formula="of:=DEC2HEX([Dec.F29]; 4)" office:value-type="string" office:string-value="0C1F" calcext:value-type="string">
            <text:p>0C1F</text:p>
          </table:table-cell>
          <table:table-cell table:formula="of:=DEC2HEX([Dec.G29]; 4)" office:value-type="string" office:string-value="0C1F" calcext:value-type="string">
            <text:p>0C1F</text:p>
          </table:table-cell>
          <table:table-cell table:formula="of:=DEC2HEX([Dec.H29]; 4)" office:value-type="string" office:string-value="0C1F" calcext:value-type="string">
            <text:p>0C1F</text:p>
          </table:table-cell>
          <table:table-cell table:formula="of:=DEC2HEX([Dec.I29]; 4)" office:value-type="string" office:string-value="8200" calcext:value-type="string">
            <text:p>8200</text:p>
          </table:table-cell>
          <table:table-cell table:formula="of:=DEC2HEX([Dec.J29]; 4)" office:value-type="string" office:string-value="8200" calcext:value-type="string">
            <text:p>8200</text:p>
          </table:table-cell>
          <table:table-cell table:formula="of:=DEC2HEX([Dec.K29]; 4)" office:value-type="string" office:string-value="8200" calcext:value-type="string">
            <text:p>8200</text:p>
          </table:table-cell>
          <table:table-cell table:formula="of:=DEC2HEX([Dec.L29]; 4)" office:value-type="string" office:string-value="8200" calcext:value-type="string">
            <text:p>8200</text:p>
          </table:table-cell>
          <table:table-cell table:formula="of:=DEC2HEX([Dec.M29]; 4)" office:value-type="string" office:string-value="0C2D" calcext:value-type="string">
            <text:p>0C2D</text:p>
          </table:table-cell>
          <table:table-cell table:formula="of:=DEC2HEX([Dec.N29]; 4)" office:value-type="string" office:string-value="0C5F" calcext:value-type="string">
            <text:p>0C5F</text:p>
          </table:table-cell>
          <table:table-cell table:formula="of:=DEC2HEX([Dec.O29]; 4)" office:value-type="string" office:string-value="0C2D" calcext:value-type="string">
            <text:p>0C2D</text:p>
          </table:table-cell>
          <table:table-cell table:formula="of:=DEC2HEX([Dec.P29]; 4)" office:value-type="string" office:string-value="0C5F" calcext:value-type="string">
            <text:p>0C5F</text:p>
          </table:table-cell>
          <table:table-cell table:number-columns-repeated="1007"/>
        </table:table-row>
        <table:table-row table:style-name="ro2">
          <table:table-cell table:formula="of:=[Dec.A30]" office:value-type="float" office:value="29" calcext:value-type="float">
            <text:p>29</text:p>
          </table:table-cell>
          <table:table-cell table:formula="of:=[Dec.B30]" office:value-type="string" office:string-value="=" calcext:value-type="string">
            <text:p>=</text:p>
          </table:table-cell>
          <table:table-cell table:formula="of:=DEC2HEX([Dec.C30]; 4)" office:value-type="string" office:string-value="0D3D" calcext:value-type="string">
            <text:p>0D3D</text:p>
          </table:table-cell>
          <table:table-cell table:formula="of:=DEC2HEX([Dec.D30]; 4)" office:value-type="string" office:string-value="0D2B" calcext:value-type="string">
            <text:p>0D2B</text:p>
          </table:table-cell>
          <table:table-cell table:formula="of:=DEC2HEX([Dec.E30]; 4)" office:value-type="string" office:string-value="0D2B" calcext:value-type="string">
            <text:p>0D2B</text:p>
          </table:table-cell>
          <table:table-cell table:formula="of:=DEC2HEX([Dec.F30]; 4)" office:value-type="string" office:string-value="FFFFFFFFFF" calcext:value-type="string">
            <text:p>FFFFFFFFFF</text:p>
          </table:table-cell>
          <table:table-cell table:formula="of:=DEC2HEX([Dec.G30]; 4)" office:value-type="string" office:string-value="FFFFFFFFFF" calcext:value-type="string">
            <text:p>FFFFFFFFFF</text:p>
          </table:table-cell>
          <table:table-cell table:formula="of:=DEC2HEX([Dec.H30]; 4)" office:value-type="string" office:string-value="FFFFFFFFFF" calcext:value-type="string">
            <text:p>FFFFFFFFFF</text:p>
          </table:table-cell>
          <table:table-cell table:formula="of:=DEC2HEX([Dec.I30]; 4)" office:value-type="string" office:string-value="8300" calcext:value-type="string">
            <text:p>8300</text:p>
          </table:table-cell>
          <table:table-cell table:formula="of:=DEC2HEX([Dec.J30]; 4)" office:value-type="string" office:string-value="8300" calcext:value-type="string">
            <text:p>8300</text:p>
          </table:table-cell>
          <table:table-cell table:formula="of:=DEC2HEX([Dec.K30]; 4)" office:value-type="string" office:string-value="8300" calcext:value-type="string">
            <text:p>8300</text:p>
          </table:table-cell>
          <table:table-cell table:formula="of:=DEC2HEX([Dec.L30]; 4)" office:value-type="string" office:string-value="8300" calcext:value-type="string">
            <text:p>8300</text:p>
          </table:table-cell>
          <table:table-cell table:formula="of:=DEC2HEX([Dec.M30]; 4)" office:value-type="string" office:string-value="0D3D" calcext:value-type="string">
            <text:p>0D3D</text:p>
          </table:table-cell>
          <table:table-cell table:formula="of:=DEC2HEX([Dec.N30]; 4)" office:value-type="string" office:string-value="0D2B" calcext:value-type="string">
            <text:p>0D2B</text:p>
          </table:table-cell>
          <table:table-cell table:formula="of:=DEC2HEX([Dec.O30]; 4)" office:value-type="string" office:string-value="0D3D" calcext:value-type="string">
            <text:p>0D3D</text:p>
          </table:table-cell>
          <table:table-cell table:formula="of:=DEC2HEX([Dec.P30]; 4)" office:value-type="string" office:string-value="0D2B" calcext:value-type="string">
            <text:p>0D2B</text:p>
          </table:table-cell>
          <table:table-cell table:number-columns-repeated="1007"/>
        </table:table-row>
        <table:table-row table:style-name="ro2">
          <table:table-cell table:formula="of:=[Dec.A31]" office:value-type="float" office:value="30" calcext:value-type="float">
            <text:p>30</text:p>
          </table:table-cell>
          <table:table-cell table:formula="of:=[Dec.B31]" office:value-type="string" office:string-value="Backspace" calcext:value-type="string">
            <text:p>Backspace</text:p>
          </table:table-cell>
          <table:table-cell table:formula="of:=DEC2HEX([Dec.C31]; 4)" office:value-type="string" office:string-value="0E08" calcext:value-type="string">
            <text:p>0E08</text:p>
          </table:table-cell>
          <table:table-cell table:formula="of:=DEC2HEX([Dec.D31]; 4)" office:value-type="string" office:string-value="0E08" calcext:value-type="string">
            <text:p>0E08</text:p>
          </table:table-cell>
          <table:table-cell table:formula="of:=DEC2HEX([Dec.E31]; 4)" office:value-type="string" office:string-value="0E08" calcext:value-type="string">
            <text:p>0E08</text:p>
          </table:table-cell>
          <table:table-cell table:formula="of:=DEC2HEX([Dec.F31]; 4)" office:value-type="string" office:string-value="0E7F" calcext:value-type="string">
            <text:p>0E7F</text:p>
          </table:table-cell>
          <table:table-cell table:formula="of:=DEC2HEX([Dec.G31]; 4)" office:value-type="string" office:string-value="0E7F" calcext:value-type="string">
            <text:p>0E7F</text:p>
          </table:table-cell>
          <table:table-cell table:formula="of:=DEC2HEX([Dec.H31]; 4)" office:value-type="string" office:string-value="0E7F" calcext:value-type="string">
            <text:p>0E7F</text:p>
          </table:table-cell>
          <table:table-cell table:formula="of:=DEC2HEX([Dec.I31]; 4)" office:value-type="string" office:string-value="0E00" calcext:value-type="string">
            <text:p>0E00</text:p>
          </table:table-cell>
          <table:table-cell table:formula="of:=DEC2HEX([Dec.J31]; 4)" office:value-type="string" office:string-value="0E00" calcext:value-type="string">
            <text:p>0E00</text:p>
          </table:table-cell>
          <table:table-cell table:formula="of:=DEC2HEX([Dec.K31]; 4)" office:value-type="string" office:string-value="0E00" calcext:value-type="string">
            <text:p>0E00</text:p>
          </table:table-cell>
          <table:table-cell table:formula="of:=DEC2HEX([Dec.L31]; 4)" office:value-type="string" office:string-value="0E00" calcext:value-type="string">
            <text:p>0E00</text:p>
          </table:table-cell>
          <table:table-cell table:formula="of:=DEC2HEX([Dec.M31]; 4)" office:value-type="string" office:string-value="0E08" calcext:value-type="string">
            <text:p>0E08</text:p>
          </table:table-cell>
          <table:table-cell table:formula="of:=DEC2HEX([Dec.N31]; 4)" office:value-type="string" office:string-value="0E08" calcext:value-type="string">
            <text:p>0E08</text:p>
          </table:table-cell>
          <table:table-cell table:formula="of:=DEC2HEX([Dec.O31]; 4)" office:value-type="string" office:string-value="0E08" calcext:value-type="string">
            <text:p>0E08</text:p>
          </table:table-cell>
          <table:table-cell table:formula="of:=DEC2HEX([Dec.P31]; 4)" office:value-type="string" office:string-value="0E08" calcext:value-type="string">
            <text:p>0E08</text:p>
          </table:table-cell>
          <table:table-cell table:number-columns-repeated="1007"/>
        </table:table-row>
        <table:table-row table:style-name="ro2">
          <table:table-cell table:formula="of:=[Dec.A32]" office:value-type="float" office:value="31" calcext:value-type="float">
            <text:p>31</text:p>
          </table:table-cell>
          <table:table-cell table:formula="of:=[Dec.B32]" office:value-type="string" office:string-value="Tab" calcext:value-type="string">
            <text:p>Tab</text:p>
          </table:table-cell>
          <table:table-cell table:formula="of:=DEC2HEX([Dec.C32]; 4)" office:value-type="string" office:string-value="0F09" calcext:value-type="string">
            <text:p>0F09</text:p>
          </table:table-cell>
          <table:table-cell table:formula="of:=DEC2HEX([Dec.D32]; 4)" office:value-type="string" office:string-value="0F00" calcext:value-type="string">
            <text:p>0F00</text:p>
          </table:table-cell>
          <table:table-cell table:formula="of:=DEC2HEX([Dec.E32]; 4)" office:value-type="string" office:string-value="0F00" calcext:value-type="string">
            <text:p>0F00</text:p>
          </table:table-cell>
          <table:table-cell table:formula="of:=DEC2HEX([Dec.F32]; 4)" office:value-type="string" office:string-value="9400" calcext:value-type="string">
            <text:p>9400</text:p>
          </table:table-cell>
          <table:table-cell table:formula="of:=DEC2HEX([Dec.G32]; 4)" office:value-type="string" office:string-value="9400" calcext:value-type="string">
            <text:p>9400</text:p>
          </table:table-cell>
          <table:table-cell table:formula="of:=DEC2HEX([Dec.H32]; 4)" office:value-type="string" office:string-value="9400" calcext:value-type="string">
            <text:p>9400</text:p>
          </table:table-cell>
          <table:table-cell table:formula="of:=DEC2HEX([Dec.I32]; 4)" office:value-type="string" office:string-value="A500" calcext:value-type="string">
            <text:p>A500</text:p>
          </table:table-cell>
          <table:table-cell table:formula="of:=DEC2HEX([Dec.J32]; 4)" office:value-type="string" office:string-value="A500" calcext:value-type="string">
            <text:p>A500</text:p>
          </table:table-cell>
          <table:table-cell table:formula="of:=DEC2HEX([Dec.K32]; 4)" office:value-type="string" office:string-value="A500" calcext:value-type="string">
            <text:p>A500</text:p>
          </table:table-cell>
          <table:table-cell table:formula="of:=DEC2HEX([Dec.L32]; 4)" office:value-type="string" office:string-value="A500" calcext:value-type="string">
            <text:p>A500</text:p>
          </table:table-cell>
          <table:table-cell table:formula="of:=DEC2HEX([Dec.M32]; 4)" office:value-type="string" office:string-value="0F09" calcext:value-type="string">
            <text:p>0F09</text:p>
          </table:table-cell>
          <table:table-cell table:formula="of:=DEC2HEX([Dec.N32]; 4)" office:value-type="string" office:string-value="0F00" calcext:value-type="string">
            <text:p>0F00</text:p>
          </table:table-cell>
          <table:table-cell table:formula="of:=DEC2HEX([Dec.O32]; 4)" office:value-type="string" office:string-value="0F09" calcext:value-type="string">
            <text:p>0F09</text:p>
          </table:table-cell>
          <table:table-cell table:formula="of:=DEC2HEX([Dec.P32]; 4)" office:value-type="string" office:string-value="0F00" calcext:value-type="string">
            <text:p>0F00</text:p>
          </table:table-cell>
          <table:table-cell table:number-columns-repeated="1007"/>
        </table:table-row>
        <table:table-row table:style-name="ro2">
          <table:table-cell table:formula="of:=[Dec.A33]" office:value-type="float" office:value="32" calcext:value-type="float">
            <text:p>32</text:p>
          </table:table-cell>
          <table:table-cell table:formula="of:=[Dec.B33]" office:value-type="string" office:string-value="Q" calcext:value-type="string">
            <text:p>Q</text:p>
          </table:table-cell>
          <table:table-cell table:formula="of:=DEC2HEX([Dec.C33]; 4)" office:value-type="string" office:string-value="1071" calcext:value-type="string">
            <text:p>1071</text:p>
          </table:table-cell>
          <table:table-cell table:formula="of:=DEC2HEX([Dec.D33]; 4)" office:value-type="string" office:string-value="1051" calcext:value-type="string">
            <text:p>1051</text:p>
          </table:table-cell>
          <table:table-cell table:formula="of:=DEC2HEX([Dec.E33]; 4)" office:value-type="string" office:string-value="1051" calcext:value-type="string">
            <text:p>1051</text:p>
          </table:table-cell>
          <table:table-cell table:formula="of:=DEC2HEX([Dec.F33]; 4)" office:value-type="string" office:string-value="1011" calcext:value-type="string">
            <text:p>1011</text:p>
          </table:table-cell>
          <table:table-cell table:formula="of:=DEC2HEX([Dec.G33]; 4)" office:value-type="string" office:string-value="1011" calcext:value-type="string">
            <text:p>1011</text:p>
          </table:table-cell>
          <table:table-cell table:formula="of:=DEC2HEX([Dec.H33]; 4)" office:value-type="string" office:string-value="1011" calcext:value-type="string">
            <text:p>1011</text:p>
          </table:table-cell>
          <table:table-cell table:formula="of:=DEC2HEX([Dec.I33]; 4)" office:value-type="string" office:string-value="1000" calcext:value-type="string">
            <text:p>1000</text:p>
          </table:table-cell>
          <table:table-cell table:formula="of:=DEC2HEX([Dec.J33]; 4)" office:value-type="string" office:string-value="1000" calcext:value-type="string">
            <text:p>1000</text:p>
          </table:table-cell>
          <table:table-cell table:formula="of:=DEC2HEX([Dec.K33]; 4)" office:value-type="string" office:string-value="1000" calcext:value-type="string">
            <text:p>1000</text:p>
          </table:table-cell>
          <table:table-cell table:formula="of:=DEC2HEX([Dec.L33]; 4)" office:value-type="string" office:string-value="1000" calcext:value-type="string">
            <text:p>1000</text:p>
          </table:table-cell>
          <table:table-cell table:formula="of:=DEC2HEX([Dec.M33]; 4)" office:value-type="string" office:string-value="1071" calcext:value-type="string">
            <text:p>1071</text:p>
          </table:table-cell>
          <table:table-cell table:formula="of:=DEC2HEX([Dec.N33]; 4)" office:value-type="string" office:string-value="1051" calcext:value-type="string">
            <text:p>1051</text:p>
          </table:table-cell>
          <table:table-cell table:formula="of:=DEC2HEX([Dec.O33]; 4)" office:value-type="string" office:string-value="1051" calcext:value-type="string">
            <text:p>1051</text:p>
          </table:table-cell>
          <table:table-cell table:formula="of:=DEC2HEX([Dec.P33]; 4)" office:value-type="string" office:string-value="1071" calcext:value-type="string">
            <text:p>1071</text:p>
          </table:table-cell>
          <table:table-cell table:number-columns-repeated="1007"/>
        </table:table-row>
        <table:table-row table:style-name="ro2">
          <table:table-cell table:formula="of:=[Dec.A34]" office:value-type="float" office:value="33" calcext:value-type="float">
            <text:p>33</text:p>
          </table:table-cell>
          <table:table-cell table:formula="of:=[Dec.B34]" office:value-type="string" office:string-value="W" calcext:value-type="string">
            <text:p>W</text:p>
          </table:table-cell>
          <table:table-cell table:formula="of:=DEC2HEX([Dec.C34]; 4)" office:value-type="string" office:string-value="1177" calcext:value-type="string">
            <text:p>1177</text:p>
          </table:table-cell>
          <table:table-cell table:formula="of:=DEC2HEX([Dec.D34]; 4)" office:value-type="string" office:string-value="1157" calcext:value-type="string">
            <text:p>1157</text:p>
          </table:table-cell>
          <table:table-cell table:formula="of:=DEC2HEX([Dec.E34]; 4)" office:value-type="string" office:string-value="1157" calcext:value-type="string">
            <text:p>1157</text:p>
          </table:table-cell>
          <table:table-cell table:formula="of:=DEC2HEX([Dec.F34]; 4)" office:value-type="string" office:string-value="1117" calcext:value-type="string">
            <text:p>1117</text:p>
          </table:table-cell>
          <table:table-cell table:formula="of:=DEC2HEX([Dec.G34]; 4)" office:value-type="string" office:string-value="1117" calcext:value-type="string">
            <text:p>1117</text:p>
          </table:table-cell>
          <table:table-cell table:formula="of:=DEC2HEX([Dec.H34]; 4)" office:value-type="string" office:string-value="1117" calcext:value-type="string">
            <text:p>1117</text:p>
          </table:table-cell>
          <table:table-cell table:formula="of:=DEC2HEX([Dec.I34]; 4)" office:value-type="string" office:string-value="1100" calcext:value-type="string">
            <text:p>1100</text:p>
          </table:table-cell>
          <table:table-cell table:formula="of:=DEC2HEX([Dec.J34]; 4)" office:value-type="string" office:string-value="1100" calcext:value-type="string">
            <text:p>1100</text:p>
          </table:table-cell>
          <table:table-cell table:formula="of:=DEC2HEX([Dec.K34]; 4)" office:value-type="string" office:string-value="1100" calcext:value-type="string">
            <text:p>1100</text:p>
          </table:table-cell>
          <table:table-cell table:formula="of:=DEC2HEX([Dec.L34]; 4)" office:value-type="string" office:string-value="1100" calcext:value-type="string">
            <text:p>1100</text:p>
          </table:table-cell>
          <table:table-cell table:formula="of:=DEC2HEX([Dec.M34]; 4)" office:value-type="string" office:string-value="1177" calcext:value-type="string">
            <text:p>1177</text:p>
          </table:table-cell>
          <table:table-cell table:formula="of:=DEC2HEX([Dec.N34]; 4)" office:value-type="string" office:string-value="1157" calcext:value-type="string">
            <text:p>1157</text:p>
          </table:table-cell>
          <table:table-cell table:formula="of:=DEC2HEX([Dec.O34]; 4)" office:value-type="string" office:string-value="1157" calcext:value-type="string">
            <text:p>1157</text:p>
          </table:table-cell>
          <table:table-cell table:formula="of:=DEC2HEX([Dec.P34]; 4)" office:value-type="string" office:string-value="1177" calcext:value-type="string">
            <text:p>1177</text:p>
          </table:table-cell>
          <table:table-cell table:number-columns-repeated="1007"/>
        </table:table-row>
        <table:table-row table:style-name="ro2">
          <table:table-cell table:formula="of:=[Dec.A35]" office:value-type="float" office:value="34" calcext:value-type="float">
            <text:p>34</text:p>
          </table:table-cell>
          <table:table-cell table:formula="of:=[Dec.B35]" office:value-type="string" office:string-value="E" calcext:value-type="string">
            <text:p>E</text:p>
          </table:table-cell>
          <table:table-cell table:formula="of:=DEC2HEX([Dec.C35]; 4)" office:value-type="string" office:string-value="1265" calcext:value-type="string">
            <text:p>1265</text:p>
          </table:table-cell>
          <table:table-cell table:formula="of:=DEC2HEX([Dec.D35]; 4)" office:value-type="string" office:string-value="1245" calcext:value-type="string">
            <text:p>1245</text:p>
          </table:table-cell>
          <table:table-cell table:formula="of:=DEC2HEX([Dec.E35]; 4)" office:value-type="string" office:string-value="1245" calcext:value-type="string">
            <text:p>1245</text:p>
          </table:table-cell>
          <table:table-cell table:formula="of:=DEC2HEX([Dec.F35]; 4)" office:value-type="string" office:string-value="1205" calcext:value-type="string">
            <text:p>1205</text:p>
          </table:table-cell>
          <table:table-cell table:formula="of:=DEC2HEX([Dec.G35]; 4)" office:value-type="string" office:string-value="1205" calcext:value-type="string">
            <text:p>1205</text:p>
          </table:table-cell>
          <table:table-cell table:formula="of:=DEC2HEX([Dec.H35]; 4)" office:value-type="string" office:string-value="1205" calcext:value-type="string">
            <text:p>1205</text:p>
          </table:table-cell>
          <table:table-cell table:formula="of:=DEC2HEX([Dec.I35]; 4)" office:value-type="string" office:string-value="1200" calcext:value-type="string">
            <text:p>1200</text:p>
          </table:table-cell>
          <table:table-cell table:formula="of:=DEC2HEX([Dec.J35]; 4)" office:value-type="string" office:string-value="1200" calcext:value-type="string">
            <text:p>1200</text:p>
          </table:table-cell>
          <table:table-cell table:formula="of:=DEC2HEX([Dec.K35]; 4)" office:value-type="string" office:string-value="1200" calcext:value-type="string">
            <text:p>1200</text:p>
          </table:table-cell>
          <table:table-cell table:formula="of:=DEC2HEX([Dec.L35]; 4)" office:value-type="string" office:string-value="1200" calcext:value-type="string">
            <text:p>1200</text:p>
          </table:table-cell>
          <table:table-cell table:formula="of:=DEC2HEX([Dec.M35]; 4)" office:value-type="string" office:string-value="1265" calcext:value-type="string">
            <text:p>1265</text:p>
          </table:table-cell>
          <table:table-cell table:formula="of:=DEC2HEX([Dec.N35]; 4)" office:value-type="string" office:string-value="1245" calcext:value-type="string">
            <text:p>1245</text:p>
          </table:table-cell>
          <table:table-cell table:formula="of:=DEC2HEX([Dec.O35]; 4)" office:value-type="string" office:string-value="1245" calcext:value-type="string">
            <text:p>1245</text:p>
          </table:table-cell>
          <table:table-cell table:formula="of:=DEC2HEX([Dec.P35]; 4)" office:value-type="string" office:string-value="1265" calcext:value-type="string">
            <text:p>1265</text:p>
          </table:table-cell>
          <table:table-cell table:number-columns-repeated="1007"/>
        </table:table-row>
        <table:table-row table:style-name="ro2">
          <table:table-cell table:formula="of:=[Dec.A36]" office:value-type="float" office:value="35" calcext:value-type="float">
            <text:p>35</text:p>
          </table:table-cell>
          <table:table-cell table:formula="of:=[Dec.B36]" office:value-type="string" office:string-value="R" calcext:value-type="string">
            <text:p>R</text:p>
          </table:table-cell>
          <table:table-cell table:formula="of:=DEC2HEX([Dec.C36]; 4)" office:value-type="string" office:string-value="1372" calcext:value-type="string">
            <text:p>1372</text:p>
          </table:table-cell>
          <table:table-cell table:formula="of:=DEC2HEX([Dec.D36]; 4)" office:value-type="string" office:string-value="1352" calcext:value-type="string">
            <text:p>1352</text:p>
          </table:table-cell>
          <table:table-cell table:formula="of:=DEC2HEX([Dec.E36]; 4)" office:value-type="string" office:string-value="1352" calcext:value-type="string">
            <text:p>1352</text:p>
          </table:table-cell>
          <table:table-cell table:formula="of:=DEC2HEX([Dec.F36]; 4)" office:value-type="string" office:string-value="1312" calcext:value-type="string">
            <text:p>1312</text:p>
          </table:table-cell>
          <table:table-cell table:formula="of:=DEC2HEX([Dec.G36]; 4)" office:value-type="string" office:string-value="1312" calcext:value-type="string">
            <text:p>1312</text:p>
          </table:table-cell>
          <table:table-cell table:formula="of:=DEC2HEX([Dec.H36]; 4)" office:value-type="string" office:string-value="1312" calcext:value-type="string">
            <text:p>1312</text:p>
          </table:table-cell>
          <table:table-cell table:formula="of:=DEC2HEX([Dec.I36]; 4)" office:value-type="string" office:string-value="1300" calcext:value-type="string">
            <text:p>1300</text:p>
          </table:table-cell>
          <table:table-cell table:formula="of:=DEC2HEX([Dec.J36]; 4)" office:value-type="string" office:string-value="1300" calcext:value-type="string">
            <text:p>1300</text:p>
          </table:table-cell>
          <table:table-cell table:formula="of:=DEC2HEX([Dec.K36]; 4)" office:value-type="string" office:string-value="1300" calcext:value-type="string">
            <text:p>1300</text:p>
          </table:table-cell>
          <table:table-cell table:formula="of:=DEC2HEX([Dec.L36]; 4)" office:value-type="string" office:string-value="1300" calcext:value-type="string">
            <text:p>1300</text:p>
          </table:table-cell>
          <table:table-cell table:formula="of:=DEC2HEX([Dec.M36]; 4)" office:value-type="string" office:string-value="1372" calcext:value-type="string">
            <text:p>1372</text:p>
          </table:table-cell>
          <table:table-cell table:formula="of:=DEC2HEX([Dec.N36]; 4)" office:value-type="string" office:string-value="1352" calcext:value-type="string">
            <text:p>1352</text:p>
          </table:table-cell>
          <table:table-cell table:formula="of:=DEC2HEX([Dec.O36]; 4)" office:value-type="string" office:string-value="1352" calcext:value-type="string">
            <text:p>1352</text:p>
          </table:table-cell>
          <table:table-cell table:formula="of:=DEC2HEX([Dec.P36]; 4)" office:value-type="string" office:string-value="1372" calcext:value-type="string">
            <text:p>1372</text:p>
          </table:table-cell>
          <table:table-cell table:number-columns-repeated="1007"/>
        </table:table-row>
        <table:table-row table:style-name="ro2">
          <table:table-cell table:formula="of:=[Dec.A37]" office:value-type="float" office:value="36" calcext:value-type="float">
            <text:p>36</text:p>
          </table:table-cell>
          <table:table-cell table:formula="of:=[Dec.B37]" office:value-type="string" office:string-value="T" calcext:value-type="string">
            <text:p>T</text:p>
          </table:table-cell>
          <table:table-cell table:formula="of:=DEC2HEX([Dec.C37]; 4)" office:value-type="string" office:string-value="1474" calcext:value-type="string">
            <text:p>1474</text:p>
          </table:table-cell>
          <table:table-cell table:formula="of:=DEC2HEX([Dec.D37]; 4)" office:value-type="string" office:string-value="1454" calcext:value-type="string">
            <text:p>1454</text:p>
          </table:table-cell>
          <table:table-cell table:formula="of:=DEC2HEX([Dec.E37]; 4)" office:value-type="string" office:string-value="1454" calcext:value-type="string">
            <text:p>1454</text:p>
          </table:table-cell>
          <table:table-cell table:formula="of:=DEC2HEX([Dec.F37]; 4)" office:value-type="string" office:string-value="1414" calcext:value-type="string">
            <text:p>1414</text:p>
          </table:table-cell>
          <table:table-cell table:formula="of:=DEC2HEX([Dec.G37]; 4)" office:value-type="string" office:string-value="1414" calcext:value-type="string">
            <text:p>1414</text:p>
          </table:table-cell>
          <table:table-cell table:formula="of:=DEC2HEX([Dec.H37]; 4)" office:value-type="string" office:string-value="1414" calcext:value-type="string">
            <text:p>1414</text:p>
          </table:table-cell>
          <table:table-cell table:formula="of:=DEC2HEX([Dec.I37]; 4)" office:value-type="string" office:string-value="1400" calcext:value-type="string">
            <text:p>1400</text:p>
          </table:table-cell>
          <table:table-cell table:formula="of:=DEC2HEX([Dec.J37]; 4)" office:value-type="string" office:string-value="1400" calcext:value-type="string">
            <text:p>1400</text:p>
          </table:table-cell>
          <table:table-cell table:formula="of:=DEC2HEX([Dec.K37]; 4)" office:value-type="string" office:string-value="1400" calcext:value-type="string">
            <text:p>1400</text:p>
          </table:table-cell>
          <table:table-cell table:formula="of:=DEC2HEX([Dec.L37]; 4)" office:value-type="string" office:string-value="1400" calcext:value-type="string">
            <text:p>1400</text:p>
          </table:table-cell>
          <table:table-cell table:formula="of:=DEC2HEX([Dec.M37]; 4)" office:value-type="string" office:string-value="1474" calcext:value-type="string">
            <text:p>1474</text:p>
          </table:table-cell>
          <table:table-cell table:formula="of:=DEC2HEX([Dec.N37]; 4)" office:value-type="string" office:string-value="1454" calcext:value-type="string">
            <text:p>1454</text:p>
          </table:table-cell>
          <table:table-cell table:formula="of:=DEC2HEX([Dec.O37]; 4)" office:value-type="string" office:string-value="1454" calcext:value-type="string">
            <text:p>1454</text:p>
          </table:table-cell>
          <table:table-cell table:formula="of:=DEC2HEX([Dec.P37]; 4)" office:value-type="string" office:string-value="1474" calcext:value-type="string">
            <text:p>1474</text:p>
          </table:table-cell>
          <table:table-cell table:number-columns-repeated="1007"/>
        </table:table-row>
        <table:table-row table:style-name="ro2">
          <table:table-cell table:formula="of:=[Dec.A38]" office:value-type="float" office:value="37" calcext:value-type="float">
            <text:p>37</text:p>
          </table:table-cell>
          <table:table-cell table:formula="of:=[Dec.B38]" office:value-type="string" office:string-value="Y" calcext:value-type="string">
            <text:p>Y</text:p>
          </table:table-cell>
          <table:table-cell table:formula="of:=DEC2HEX([Dec.C38]; 4)" office:value-type="string" office:string-value="1579" calcext:value-type="string">
            <text:p>1579</text:p>
          </table:table-cell>
          <table:table-cell table:formula="of:=DEC2HEX([Dec.D38]; 4)" office:value-type="string" office:string-value="1559" calcext:value-type="string">
            <text:p>1559</text:p>
          </table:table-cell>
          <table:table-cell table:formula="of:=DEC2HEX([Dec.E38]; 4)" office:value-type="string" office:string-value="1559" calcext:value-type="string">
            <text:p>1559</text:p>
          </table:table-cell>
          <table:table-cell table:formula="of:=DEC2HEX([Dec.F38]; 4)" office:value-type="string" office:string-value="1519" calcext:value-type="string">
            <text:p>1519</text:p>
          </table:table-cell>
          <table:table-cell table:formula="of:=DEC2HEX([Dec.G38]; 4)" office:value-type="string" office:string-value="1519" calcext:value-type="string">
            <text:p>1519</text:p>
          </table:table-cell>
          <table:table-cell table:formula="of:=DEC2HEX([Dec.H38]; 4)" office:value-type="string" office:string-value="1519" calcext:value-type="string">
            <text:p>1519</text:p>
          </table:table-cell>
          <table:table-cell table:formula="of:=DEC2HEX([Dec.I38]; 4)" office:value-type="string" office:string-value="1500" calcext:value-type="string">
            <text:p>1500</text:p>
          </table:table-cell>
          <table:table-cell table:formula="of:=DEC2HEX([Dec.J38]; 4)" office:value-type="string" office:string-value="1500" calcext:value-type="string">
            <text:p>1500</text:p>
          </table:table-cell>
          <table:table-cell table:formula="of:=DEC2HEX([Dec.K38]; 4)" office:value-type="string" office:string-value="1500" calcext:value-type="string">
            <text:p>1500</text:p>
          </table:table-cell>
          <table:table-cell table:formula="of:=DEC2HEX([Dec.L38]; 4)" office:value-type="string" office:string-value="1500" calcext:value-type="string">
            <text:p>1500</text:p>
          </table:table-cell>
          <table:table-cell table:formula="of:=DEC2HEX([Dec.M38]; 4)" office:value-type="string" office:string-value="1579" calcext:value-type="string">
            <text:p>1579</text:p>
          </table:table-cell>
          <table:table-cell table:formula="of:=DEC2HEX([Dec.N38]; 4)" office:value-type="string" office:string-value="1559" calcext:value-type="string">
            <text:p>1559</text:p>
          </table:table-cell>
          <table:table-cell table:formula="of:=DEC2HEX([Dec.O38]; 4)" office:value-type="string" office:string-value="1559" calcext:value-type="string">
            <text:p>1559</text:p>
          </table:table-cell>
          <table:table-cell table:formula="of:=DEC2HEX([Dec.P38]; 4)" office:value-type="string" office:string-value="1579" calcext:value-type="string">
            <text:p>1579</text:p>
          </table:table-cell>
          <table:table-cell table:number-columns-repeated="1007"/>
        </table:table-row>
        <table:table-row table:style-name="ro2">
          <table:table-cell table:formula="of:=[Dec.A39]" office:value-type="float" office:value="38" calcext:value-type="float">
            <text:p>38</text:p>
          </table:table-cell>
          <table:table-cell table:formula="of:=[Dec.B39]" office:value-type="string" office:string-value="U" calcext:value-type="string">
            <text:p>U</text:p>
          </table:table-cell>
          <table:table-cell table:formula="of:=DEC2HEX([Dec.C39]; 4)" office:value-type="string" office:string-value="1675" calcext:value-type="string">
            <text:p>1675</text:p>
          </table:table-cell>
          <table:table-cell table:formula="of:=DEC2HEX([Dec.D39]; 4)" office:value-type="string" office:string-value="1655" calcext:value-type="string">
            <text:p>1655</text:p>
          </table:table-cell>
          <table:table-cell table:formula="of:=DEC2HEX([Dec.E39]; 4)" office:value-type="string" office:string-value="1655" calcext:value-type="string">
            <text:p>1655</text:p>
          </table:table-cell>
          <table:table-cell table:formula="of:=DEC2HEX([Dec.F39]; 4)" office:value-type="string" office:string-value="1615" calcext:value-type="string">
            <text:p>1615</text:p>
          </table:table-cell>
          <table:table-cell table:formula="of:=DEC2HEX([Dec.G39]; 4)" office:value-type="string" office:string-value="1615" calcext:value-type="string">
            <text:p>1615</text:p>
          </table:table-cell>
          <table:table-cell table:formula="of:=DEC2HEX([Dec.H39]; 4)" office:value-type="string" office:string-value="1615" calcext:value-type="string">
            <text:p>1615</text:p>
          </table:table-cell>
          <table:table-cell table:formula="of:=DEC2HEX([Dec.I39]; 4)" office:value-type="string" office:string-value="1600" calcext:value-type="string">
            <text:p>1600</text:p>
          </table:table-cell>
          <table:table-cell table:formula="of:=DEC2HEX([Dec.J39]; 4)" office:value-type="string" office:string-value="1600" calcext:value-type="string">
            <text:p>1600</text:p>
          </table:table-cell>
          <table:table-cell table:formula="of:=DEC2HEX([Dec.K39]; 4)" office:value-type="string" office:string-value="1600" calcext:value-type="string">
            <text:p>1600</text:p>
          </table:table-cell>
          <table:table-cell table:formula="of:=DEC2HEX([Dec.L39]; 4)" office:value-type="string" office:string-value="1600" calcext:value-type="string">
            <text:p>1600</text:p>
          </table:table-cell>
          <table:table-cell table:formula="of:=DEC2HEX([Dec.M39]; 4)" office:value-type="string" office:string-value="1675" calcext:value-type="string">
            <text:p>1675</text:p>
          </table:table-cell>
          <table:table-cell table:formula="of:=DEC2HEX([Dec.N39]; 4)" office:value-type="string" office:string-value="1655" calcext:value-type="string">
            <text:p>1655</text:p>
          </table:table-cell>
          <table:table-cell table:formula="of:=DEC2HEX([Dec.O39]; 4)" office:value-type="string" office:string-value="1655" calcext:value-type="string">
            <text:p>1655</text:p>
          </table:table-cell>
          <table:table-cell table:formula="of:=DEC2HEX([Dec.P39]; 4)" office:value-type="string" office:string-value="1675" calcext:value-type="string">
            <text:p>1675</text:p>
          </table:table-cell>
          <table:table-cell table:number-columns-repeated="1007"/>
        </table:table-row>
        <table:table-row table:style-name="ro2">
          <table:table-cell table:formula="of:=[Dec.A40]" office:value-type="float" office:value="39" calcext:value-type="float">
            <text:p>39</text:p>
          </table:table-cell>
          <table:table-cell table:formula="of:=[Dec.B40]" office:value-type="string" office:string-value="I" calcext:value-type="string">
            <text:p>I</text:p>
          </table:table-cell>
          <table:table-cell table:formula="of:=DEC2HEX([Dec.C40]; 4)" office:value-type="string" office:string-value="1769" calcext:value-type="string">
            <text:p>1769</text:p>
          </table:table-cell>
          <table:table-cell table:formula="of:=DEC2HEX([Dec.D40]; 4)" office:value-type="string" office:string-value="1749" calcext:value-type="string">
            <text:p>1749</text:p>
          </table:table-cell>
          <table:table-cell table:formula="of:=DEC2HEX([Dec.E40]; 4)" office:value-type="string" office:string-value="1749" calcext:value-type="string">
            <text:p>1749</text:p>
          </table:table-cell>
          <table:table-cell table:formula="of:=DEC2HEX([Dec.F40]; 4)" office:value-type="string" office:string-value="1709" calcext:value-type="string">
            <text:p>1709</text:p>
          </table:table-cell>
          <table:table-cell table:formula="of:=DEC2HEX([Dec.G40]; 4)" office:value-type="string" office:string-value="1709" calcext:value-type="string">
            <text:p>1709</text:p>
          </table:table-cell>
          <table:table-cell table:formula="of:=DEC2HEX([Dec.H40]; 4)" office:value-type="string" office:string-value="1709" calcext:value-type="string">
            <text:p>1709</text:p>
          </table:table-cell>
          <table:table-cell table:formula="of:=DEC2HEX([Dec.I40]; 4)" office:value-type="string" office:string-value="1700" calcext:value-type="string">
            <text:p>1700</text:p>
          </table:table-cell>
          <table:table-cell table:formula="of:=DEC2HEX([Dec.J40]; 4)" office:value-type="string" office:string-value="1700" calcext:value-type="string">
            <text:p>1700</text:p>
          </table:table-cell>
          <table:table-cell table:formula="of:=DEC2HEX([Dec.K40]; 4)" office:value-type="string" office:string-value="1700" calcext:value-type="string">
            <text:p>1700</text:p>
          </table:table-cell>
          <table:table-cell table:formula="of:=DEC2HEX([Dec.L40]; 4)" office:value-type="string" office:string-value="1700" calcext:value-type="string">
            <text:p>1700</text:p>
          </table:table-cell>
          <table:table-cell table:formula="of:=DEC2HEX([Dec.M40]; 4)" office:value-type="string" office:string-value="1769" calcext:value-type="string">
            <text:p>1769</text:p>
          </table:table-cell>
          <table:table-cell table:formula="of:=DEC2HEX([Dec.N40]; 4)" office:value-type="string" office:string-value="1749" calcext:value-type="string">
            <text:p>1749</text:p>
          </table:table-cell>
          <table:table-cell table:formula="of:=DEC2HEX([Dec.O40]; 4)" office:value-type="string" office:string-value="1749" calcext:value-type="string">
            <text:p>1749</text:p>
          </table:table-cell>
          <table:table-cell table:formula="of:=DEC2HEX([Dec.P40]; 4)" office:value-type="string" office:string-value="1769" calcext:value-type="string">
            <text:p>1769</text:p>
          </table:table-cell>
          <table:table-cell table:number-columns-repeated="1007"/>
        </table:table-row>
        <table:table-row table:style-name="ro2">
          <table:table-cell table:formula="of:=[Dec.A41]" office:value-type="float" office:value="40" calcext:value-type="float">
            <text:p>40</text:p>
          </table:table-cell>
          <table:table-cell table:formula="of:=[Dec.B41]" office:value-type="string" office:string-value="O" calcext:value-type="string">
            <text:p>O</text:p>
          </table:table-cell>
          <table:table-cell table:formula="of:=DEC2HEX([Dec.C41]; 4)" office:value-type="string" office:string-value="186F" calcext:value-type="string">
            <text:p>186F</text:p>
          </table:table-cell>
          <table:table-cell table:formula="of:=DEC2HEX([Dec.D41]; 4)" office:value-type="string" office:string-value="184F" calcext:value-type="string">
            <text:p>184F</text:p>
          </table:table-cell>
          <table:table-cell table:formula="of:=DEC2HEX([Dec.E41]; 4)" office:value-type="string" office:string-value="184F" calcext:value-type="string">
            <text:p>184F</text:p>
          </table:table-cell>
          <table:table-cell table:formula="of:=DEC2HEX([Dec.F41]; 4)" office:value-type="string" office:string-value="180F" calcext:value-type="string">
            <text:p>180F</text:p>
          </table:table-cell>
          <table:table-cell table:formula="of:=DEC2HEX([Dec.G41]; 4)" office:value-type="string" office:string-value="180F" calcext:value-type="string">
            <text:p>180F</text:p>
          </table:table-cell>
          <table:table-cell table:formula="of:=DEC2HEX([Dec.H41]; 4)" office:value-type="string" office:string-value="180F" calcext:value-type="string">
            <text:p>180F</text:p>
          </table:table-cell>
          <table:table-cell table:formula="of:=DEC2HEX([Dec.I41]; 4)" office:value-type="string" office:string-value="1800" calcext:value-type="string">
            <text:p>1800</text:p>
          </table:table-cell>
          <table:table-cell table:formula="of:=DEC2HEX([Dec.J41]; 4)" office:value-type="string" office:string-value="1800" calcext:value-type="string">
            <text:p>1800</text:p>
          </table:table-cell>
          <table:table-cell table:formula="of:=DEC2HEX([Dec.K41]; 4)" office:value-type="string" office:string-value="1800" calcext:value-type="string">
            <text:p>1800</text:p>
          </table:table-cell>
          <table:table-cell table:formula="of:=DEC2HEX([Dec.L41]; 4)" office:value-type="string" office:string-value="1800" calcext:value-type="string">
            <text:p>1800</text:p>
          </table:table-cell>
          <table:table-cell table:formula="of:=DEC2HEX([Dec.M41]; 4)" office:value-type="string" office:string-value="186F" calcext:value-type="string">
            <text:p>186F</text:p>
          </table:table-cell>
          <table:table-cell table:formula="of:=DEC2HEX([Dec.N41]; 4)" office:value-type="string" office:string-value="184F" calcext:value-type="string">
            <text:p>184F</text:p>
          </table:table-cell>
          <table:table-cell table:formula="of:=DEC2HEX([Dec.O41]; 4)" office:value-type="string" office:string-value="184F" calcext:value-type="string">
            <text:p>184F</text:p>
          </table:table-cell>
          <table:table-cell table:formula="of:=DEC2HEX([Dec.P41]; 4)" office:value-type="string" office:string-value="186F" calcext:value-type="string">
            <text:p>186F</text:p>
          </table:table-cell>
          <table:table-cell table:number-columns-repeated="1007"/>
        </table:table-row>
        <table:table-row table:style-name="ro2">
          <table:table-cell table:formula="of:=[Dec.A42]" office:value-type="float" office:value="41" calcext:value-type="float">
            <text:p>41</text:p>
          </table:table-cell>
          <table:table-cell table:formula="of:=[Dec.B42]" office:value-type="string" office:string-value="P" calcext:value-type="string">
            <text:p>P</text:p>
          </table:table-cell>
          <table:table-cell table:formula="of:=DEC2HEX([Dec.C42]; 4)" office:value-type="string" office:string-value="1970" calcext:value-type="string">
            <text:p>1970</text:p>
          </table:table-cell>
          <table:table-cell table:formula="of:=DEC2HEX([Dec.D42]; 4)" office:value-type="string" office:string-value="1950" calcext:value-type="string">
            <text:p>1950</text:p>
          </table:table-cell>
          <table:table-cell table:formula="of:=DEC2HEX([Dec.E42]; 4)" office:value-type="string" office:string-value="1950" calcext:value-type="string">
            <text:p>1950</text:p>
          </table:table-cell>
          <table:table-cell table:formula="of:=DEC2HEX([Dec.F42]; 4)" office:value-type="string" office:string-value="1910" calcext:value-type="string">
            <text:p>1910</text:p>
          </table:table-cell>
          <table:table-cell table:formula="of:=DEC2HEX([Dec.G42]; 4)" office:value-type="string" office:string-value="1910" calcext:value-type="string">
            <text:p>1910</text:p>
          </table:table-cell>
          <table:table-cell table:formula="of:=DEC2HEX([Dec.H42]; 4)" office:value-type="string" office:string-value="1910" calcext:value-type="string">
            <text:p>1910</text:p>
          </table:table-cell>
          <table:table-cell table:formula="of:=DEC2HEX([Dec.I42]; 4)" office:value-type="string" office:string-value="1900" calcext:value-type="string">
            <text:p>1900</text:p>
          </table:table-cell>
          <table:table-cell table:formula="of:=DEC2HEX([Dec.J42]; 4)" office:value-type="string" office:string-value="1900" calcext:value-type="string">
            <text:p>1900</text:p>
          </table:table-cell>
          <table:table-cell table:formula="of:=DEC2HEX([Dec.K42]; 4)" office:value-type="string" office:string-value="1900" calcext:value-type="string">
            <text:p>1900</text:p>
          </table:table-cell>
          <table:table-cell table:formula="of:=DEC2HEX([Dec.L42]; 4)" office:value-type="string" office:string-value="1900" calcext:value-type="string">
            <text:p>1900</text:p>
          </table:table-cell>
          <table:table-cell table:formula="of:=DEC2HEX([Dec.M42]; 4)" office:value-type="string" office:string-value="1970" calcext:value-type="string">
            <text:p>1970</text:p>
          </table:table-cell>
          <table:table-cell table:formula="of:=DEC2HEX([Dec.N42]; 4)" office:value-type="string" office:string-value="1950" calcext:value-type="string">
            <text:p>1950</text:p>
          </table:table-cell>
          <table:table-cell table:formula="of:=DEC2HEX([Dec.O42]; 4)" office:value-type="string" office:string-value="1950" calcext:value-type="string">
            <text:p>1950</text:p>
          </table:table-cell>
          <table:table-cell table:formula="of:=DEC2HEX([Dec.P42]; 4)" office:value-type="string" office:string-value="1970" calcext:value-type="string">
            <text:p>1970</text:p>
          </table:table-cell>
          <table:table-cell table:number-columns-repeated="1007"/>
        </table:table-row>
        <table:table-row table:style-name="ro2">
          <table:table-cell table:formula="of:=[Dec.A43]" office:value-type="float" office:value="42" calcext:value-type="float">
            <text:p>42</text:p>
          </table:table-cell>
          <table:table-cell table:formula="of:=[Dec.B43]" office:value-type="string" office:string-value="[" calcext:value-type="string">
            <text:p>[</text:p>
          </table:table-cell>
          <table:table-cell table:formula="of:=DEC2HEX([Dec.C43]; 4)" office:value-type="string" office:string-value="1A5B" calcext:value-type="string">
            <text:p>1A5B</text:p>
          </table:table-cell>
          <table:table-cell table:formula="of:=DEC2HEX([Dec.D43]; 4)" office:value-type="string" office:string-value="1A7B" calcext:value-type="string">
            <text:p>1A7B</text:p>
          </table:table-cell>
          <table:table-cell table:formula="of:=DEC2HEX([Dec.E43]; 4)" office:value-type="string" office:string-value="1A7B" calcext:value-type="string">
            <text:p>1A7B</text:p>
          </table:table-cell>
          <table:table-cell table:formula="of:=DEC2HEX([Dec.F43]; 4)" office:value-type="string" office:string-value="1A1B" calcext:value-type="string">
            <text:p>1A1B</text:p>
          </table:table-cell>
          <table:table-cell table:formula="of:=DEC2HEX([Dec.G43]; 4)" office:value-type="string" office:string-value="1A1B" calcext:value-type="string">
            <text:p>1A1B</text:p>
          </table:table-cell>
          <table:table-cell table:formula="of:=DEC2HEX([Dec.H43]; 4)" office:value-type="string" office:string-value="1A1B" calcext:value-type="string">
            <text:p>1A1B</text:p>
          </table:table-cell>
          <table:table-cell table:formula="of:=DEC2HEX([Dec.I43]; 4)" office:value-type="string" office:string-value="1A00" calcext:value-type="string">
            <text:p>1A00</text:p>
          </table:table-cell>
          <table:table-cell table:formula="of:=DEC2HEX([Dec.J43]; 4)" office:value-type="string" office:string-value="1A00" calcext:value-type="string">
            <text:p>1A00</text:p>
          </table:table-cell>
          <table:table-cell table:formula="of:=DEC2HEX([Dec.K43]; 4)" office:value-type="string" office:string-value="1A00" calcext:value-type="string">
            <text:p>1A00</text:p>
          </table:table-cell>
          <table:table-cell table:formula="of:=DEC2HEX([Dec.L43]; 4)" office:value-type="string" office:string-value="1A00" calcext:value-type="string">
            <text:p>1A00</text:p>
          </table:table-cell>
          <table:table-cell table:formula="of:=DEC2HEX([Dec.M43]; 4)" office:value-type="string" office:string-value="1A5B" calcext:value-type="string">
            <text:p>1A5B</text:p>
          </table:table-cell>
          <table:table-cell table:formula="of:=DEC2HEX([Dec.N43]; 4)" office:value-type="string" office:string-value="1A7B" calcext:value-type="string">
            <text:p>1A7B</text:p>
          </table:table-cell>
          <table:table-cell table:formula="of:=DEC2HEX([Dec.O43]; 4)" office:value-type="string" office:string-value="1A5B" calcext:value-type="string">
            <text:p>1A5B</text:p>
          </table:table-cell>
          <table:table-cell table:formula="of:=DEC2HEX([Dec.P43]; 4)" office:value-type="string" office:string-value="1A7B" calcext:value-type="string">
            <text:p>1A7B</text:p>
          </table:table-cell>
          <table:table-cell table:number-columns-repeated="1007"/>
        </table:table-row>
        <table:table-row table:style-name="ro2">
          <table:table-cell table:formula="of:=[Dec.A44]" office:value-type="float" office:value="43" calcext:value-type="float">
            <text:p>43</text:p>
          </table:table-cell>
          <table:table-cell table:formula="of:=[Dec.B44]" office:value-type="string" office:string-value="]" calcext:value-type="string">
            <text:p>]</text:p>
          </table:table-cell>
          <table:table-cell table:formula="of:=DEC2HEX([Dec.C44]; 4)" office:value-type="string" office:string-value="1B5D" calcext:value-type="string">
            <text:p>1B5D</text:p>
          </table:table-cell>
          <table:table-cell table:formula="of:=DEC2HEX([Dec.D44]; 4)" office:value-type="string" office:string-value="1B7D" calcext:value-type="string">
            <text:p>1B7D</text:p>
          </table:table-cell>
          <table:table-cell table:formula="of:=DEC2HEX([Dec.E44]; 4)" office:value-type="string" office:string-value="1B7D" calcext:value-type="string">
            <text:p>1B7D</text:p>
          </table:table-cell>
          <table:table-cell table:formula="of:=DEC2HEX([Dec.F44]; 4)" office:value-type="string" office:string-value="1B1D" calcext:value-type="string">
            <text:p>1B1D</text:p>
          </table:table-cell>
          <table:table-cell table:formula="of:=DEC2HEX([Dec.G44]; 4)" office:value-type="string" office:string-value="1B1D" calcext:value-type="string">
            <text:p>1B1D</text:p>
          </table:table-cell>
          <table:table-cell table:formula="of:=DEC2HEX([Dec.H44]; 4)" office:value-type="string" office:string-value="1B1D" calcext:value-type="string">
            <text:p>1B1D</text:p>
          </table:table-cell>
          <table:table-cell table:formula="of:=DEC2HEX([Dec.I44]; 4)" office:value-type="string" office:string-value="1B00" calcext:value-type="string">
            <text:p>1B00</text:p>
          </table:table-cell>
          <table:table-cell table:formula="of:=DEC2HEX([Dec.J44]; 4)" office:value-type="string" office:string-value="1B00" calcext:value-type="string">
            <text:p>1B00</text:p>
          </table:table-cell>
          <table:table-cell table:formula="of:=DEC2HEX([Dec.K44]; 4)" office:value-type="string" office:string-value="1B00" calcext:value-type="string">
            <text:p>1B00</text:p>
          </table:table-cell>
          <table:table-cell table:formula="of:=DEC2HEX([Dec.L44]; 4)" office:value-type="string" office:string-value="1B00" calcext:value-type="string">
            <text:p>1B00</text:p>
          </table:table-cell>
          <table:table-cell table:formula="of:=DEC2HEX([Dec.M44]; 4)" office:value-type="string" office:string-value="1B5D" calcext:value-type="string">
            <text:p>1B5D</text:p>
          </table:table-cell>
          <table:table-cell table:formula="of:=DEC2HEX([Dec.N44]; 4)" office:value-type="string" office:string-value="1B7D" calcext:value-type="string">
            <text:p>1B7D</text:p>
          </table:table-cell>
          <table:table-cell table:formula="of:=DEC2HEX([Dec.O44]; 4)" office:value-type="string" office:string-value="1B5D" calcext:value-type="string">
            <text:p>1B5D</text:p>
          </table:table-cell>
          <table:table-cell table:formula="of:=DEC2HEX([Dec.P44]; 4)" office:value-type="string" office:string-value="1B7D" calcext:value-type="string">
            <text:p>1B7D</text:p>
          </table:table-cell>
          <table:table-cell table:number-columns-repeated="1007"/>
        </table:table-row>
        <table:table-row table:style-name="ro2">
          <table:table-cell table:formula="of:=[Dec.A45]" office:value-type="float" office:value="44" calcext:value-type="float">
            <text:p>44</text:p>
          </table:table-cell>
          <table:table-cell table:formula="of:=[Dec.B45]" office:value-type="string" office:string-value="\ " calcext:value-type="string">
            <text:p>\ </text:p>
          </table:table-cell>
          <table:table-cell table:formula="of:=DEC2HEX([Dec.C45]; 4)" office:value-type="string" office:string-value="2B5C" calcext:value-type="string">
            <text:p>2B5C</text:p>
          </table:table-cell>
          <table:table-cell table:formula="of:=DEC2HEX([Dec.D45]; 4)" office:value-type="string" office:string-value="2B7C" calcext:value-type="string">
            <text:p>2B7C</text:p>
          </table:table-cell>
          <table:table-cell table:formula="of:=DEC2HEX([Dec.E45]; 4)" office:value-type="string" office:string-value="2B7C" calcext:value-type="string">
            <text:p>2B7C</text:p>
          </table:table-cell>
          <table:table-cell table:formula="of:=DEC2HEX([Dec.F45]; 4)" office:value-type="string" office:string-value="2B1C" calcext:value-type="string">
            <text:p>2B1C</text:p>
          </table:table-cell>
          <table:table-cell table:formula="of:=DEC2HEX([Dec.G45]; 4)" office:value-type="string" office:string-value="2B1C" calcext:value-type="string">
            <text:p>2B1C</text:p>
          </table:table-cell>
          <table:table-cell table:formula="of:=DEC2HEX([Dec.H45]; 4)" office:value-type="string" office:string-value="2B1C" calcext:value-type="string">
            <text:p>2B1C</text:p>
          </table:table-cell>
          <table:table-cell table:formula="of:=DEC2HEX([Dec.I45]; 4)" office:value-type="string" office:string-value="2B00" calcext:value-type="string">
            <text:p>2B00</text:p>
          </table:table-cell>
          <table:table-cell table:formula="of:=DEC2HEX([Dec.J45]; 4)" office:value-type="string" office:string-value="2B00" calcext:value-type="string">
            <text:p>2B00</text:p>
          </table:table-cell>
          <table:table-cell table:formula="of:=DEC2HEX([Dec.K45]; 4)" office:value-type="string" office:string-value="2B00" calcext:value-type="string">
            <text:p>2B00</text:p>
          </table:table-cell>
          <table:table-cell table:formula="of:=DEC2HEX([Dec.L45]; 4)" office:value-type="string" office:string-value="2B00" calcext:value-type="string">
            <text:p>2B00</text:p>
          </table:table-cell>
          <table:table-cell table:formula="of:=DEC2HEX([Dec.M45]; 4)" office:value-type="string" office:string-value="2B5C" calcext:value-type="string">
            <text:p>2B5C</text:p>
          </table:table-cell>
          <table:table-cell table:formula="of:=DEC2HEX([Dec.N45]; 4)" office:value-type="string" office:string-value="2B7C" calcext:value-type="string">
            <text:p>2B7C</text:p>
          </table:table-cell>
          <table:table-cell table:formula="of:=DEC2HEX([Dec.O45]; 4)" office:value-type="string" office:string-value="2B5C" calcext:value-type="string">
            <text:p>2B5C</text:p>
          </table:table-cell>
          <table:table-cell table:formula="of:=DEC2HEX([Dec.P45]; 4)" office:value-type="string" office:string-value="2B7C" calcext:value-type="string">
            <text:p>2B7C</text:p>
          </table:table-cell>
          <table:table-cell table:number-columns-repeated="1007"/>
        </table:table-row>
        <table:table-row table:style-name="ro2">
          <table:table-cell table:formula="of:=[Dec.A46]" office:value-type="float" office:value="45" calcext:value-type="float">
            <text:p>45</text:p>
          </table:table-cell>
          <table:table-cell table:formula="of:=[Dec.B46]" office:value-type="string" office:string-value="Caps Lock" calcext:value-type="string">
            <text:p>Caps Lock</text:p>
          </table:table-cell>
          <table:table-cell table:formula="of:=DEC2HEX([Dec.C46]; 4)" office:value-type="string" office:string-value="FFFFFFFFFF" calcext:value-type="string">
            <text:p>FFFFFFFFFF</text:p>
          </table:table-cell>
          <table:table-cell table:formula="of:=DEC2HEX([Dec.D46]; 4)" office:value-type="string" office:string-value="FFFFFFFFFF" calcext:value-type="string">
            <text:p>FFFFFFFFFF</text:p>
          </table:table-cell>
          <table:table-cell table:formula="of:=DEC2HEX([Dec.E46]; 4)" office:value-type="string" office:string-value="FFFFFFFFFF" calcext:value-type="string">
            <text:p>FFFFFFFFFF</text:p>
          </table:table-cell>
          <table:table-cell table:formula="of:=DEC2HEX([Dec.F46]; 4)" office:value-type="string" office:string-value="FFFFFFFFFF" calcext:value-type="string">
            <text:p>FFFFFFFFFF</text:p>
          </table:table-cell>
          <table:table-cell table:formula="of:=DEC2HEX([Dec.G46]; 4)" office:value-type="string" office:string-value="FFFFFFFFFF" calcext:value-type="string">
            <text:p>FFFFFFFFFF</text:p>
          </table:table-cell>
          <table:table-cell table:formula="of:=DEC2HEX([Dec.H46]; 4)" office:value-type="string" office:string-value="FFFFFFFFFF" calcext:value-type="string">
            <text:p>FFFFFFFFFF</text:p>
          </table:table-cell>
          <table:table-cell table:formula="of:=DEC2HEX([Dec.I46]; 4)" office:value-type="string" office:string-value="FFFFFFFFFF" calcext:value-type="string">
            <text:p>FFFFFFFFFF</text:p>
          </table:table-cell>
          <table:table-cell table:formula="of:=DEC2HEX([Dec.J46]; 4)" office:value-type="string" office:string-value="FFFFFFFFFF" calcext:value-type="string">
            <text:p>FFFFFFFFFF</text:p>
          </table:table-cell>
          <table:table-cell table:formula="of:=DEC2HEX([Dec.K46]; 4)" office:value-type="string" office:string-value="FFFFFFFFFF" calcext:value-type="string">
            <text:p>FFFFFFFFFF</text:p>
          </table:table-cell>
          <table:table-cell table:formula="of:=DEC2HEX([Dec.L46]; 4)" office:value-type="string" office:string-value="FFFFFFFFFF" calcext:value-type="string">
            <text:p>FFFFFFFFFF</text:p>
          </table:table-cell>
          <table:table-cell table:formula="of:=DEC2HEX([Dec.M46]; 4)" office:value-type="string" office:string-value="FFFFFFFFFF" calcext:value-type="string">
            <text:p>FFFFFFFFFF</text:p>
          </table:table-cell>
          <table:table-cell table:formula="of:=DEC2HEX([Dec.N46]; 4)" office:value-type="string" office:string-value="FFFFFFFFFF" calcext:value-type="string">
            <text:p>FFFFFFFFFF</text:p>
          </table:table-cell>
          <table:table-cell table:formula="of:=DEC2HEX([Dec.O46]; 4)" office:value-type="string" office:string-value="FFFFFFFFFF" calcext:value-type="string">
            <text:p>FFFFFFFFFF</text:p>
          </table:table-cell>
          <table:table-cell table:formula="of:=DEC2HEX([Dec.P46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47]" office:value-type="float" office:value="46" calcext:value-type="float">
            <text:p>46</text:p>
          </table:table-cell>
          <table:table-cell table:formula="of:=[Dec.B47]" office:value-type="string" office:string-value="A" calcext:value-type="string">
            <text:p>A</text:p>
          </table:table-cell>
          <table:table-cell table:formula="of:=DEC2HEX([Dec.C47]; 4)" office:value-type="string" office:string-value="1E61" calcext:value-type="string">
            <text:p>1E61</text:p>
          </table:table-cell>
          <table:table-cell table:formula="of:=DEC2HEX([Dec.D47]; 4)" office:value-type="string" office:string-value="1E41" calcext:value-type="string">
            <text:p>1E41</text:p>
          </table:table-cell>
          <table:table-cell table:formula="of:=DEC2HEX([Dec.E47]; 4)" office:value-type="string" office:string-value="1E41" calcext:value-type="string">
            <text:p>1E41</text:p>
          </table:table-cell>
          <table:table-cell table:formula="of:=DEC2HEX([Dec.F47]; 4)" office:value-type="string" office:string-value="1E01" calcext:value-type="string">
            <text:p>1E01</text:p>
          </table:table-cell>
          <table:table-cell table:formula="of:=DEC2HEX([Dec.G47]; 4)" office:value-type="string" office:string-value="1E01" calcext:value-type="string">
            <text:p>1E01</text:p>
          </table:table-cell>
          <table:table-cell table:formula="of:=DEC2HEX([Dec.H47]; 4)" office:value-type="string" office:string-value="1E01" calcext:value-type="string">
            <text:p>1E01</text:p>
          </table:table-cell>
          <table:table-cell table:formula="of:=DEC2HEX([Dec.I47]; 4)" office:value-type="string" office:string-value="1E00" calcext:value-type="string">
            <text:p>1E00</text:p>
          </table:table-cell>
          <table:table-cell table:formula="of:=DEC2HEX([Dec.J47]; 4)" office:value-type="string" office:string-value="1E00" calcext:value-type="string">
            <text:p>1E00</text:p>
          </table:table-cell>
          <table:table-cell table:formula="of:=DEC2HEX([Dec.K47]; 4)" office:value-type="string" office:string-value="1E00" calcext:value-type="string">
            <text:p>1E00</text:p>
          </table:table-cell>
          <table:table-cell table:formula="of:=DEC2HEX([Dec.L47]; 4)" office:value-type="string" office:string-value="1E00" calcext:value-type="string">
            <text:p>1E00</text:p>
          </table:table-cell>
          <table:table-cell table:formula="of:=DEC2HEX([Dec.M47]; 4)" office:value-type="string" office:string-value="1E61" calcext:value-type="string">
            <text:p>1E61</text:p>
          </table:table-cell>
          <table:table-cell table:formula="of:=DEC2HEX([Dec.N47]; 4)" office:value-type="string" office:string-value="1E41" calcext:value-type="string">
            <text:p>1E41</text:p>
          </table:table-cell>
          <table:table-cell table:formula="of:=DEC2HEX([Dec.O47]; 4)" office:value-type="string" office:string-value="1E41" calcext:value-type="string">
            <text:p>1E41</text:p>
          </table:table-cell>
          <table:table-cell table:formula="of:=DEC2HEX([Dec.P47]; 4)" office:value-type="string" office:string-value="1E61" calcext:value-type="string">
            <text:p>1E61</text:p>
          </table:table-cell>
          <table:table-cell table:number-columns-repeated="1007"/>
        </table:table-row>
        <table:table-row table:style-name="ro2">
          <table:table-cell table:formula="of:=[Dec.A48]" office:value-type="float" office:value="47" calcext:value-type="float">
            <text:p>47</text:p>
          </table:table-cell>
          <table:table-cell table:formula="of:=[Dec.B48]" office:value-type="string" office:string-value="S" calcext:value-type="string">
            <text:p>S</text:p>
          </table:table-cell>
          <table:table-cell table:formula="of:=DEC2HEX([Dec.C48]; 4)" office:value-type="string" office:string-value="1F73" calcext:value-type="string">
            <text:p>1F73</text:p>
          </table:table-cell>
          <table:table-cell table:formula="of:=DEC2HEX([Dec.D48]; 4)" office:value-type="string" office:string-value="1F53" calcext:value-type="string">
            <text:p>1F53</text:p>
          </table:table-cell>
          <table:table-cell table:formula="of:=DEC2HEX([Dec.E48]; 4)" office:value-type="string" office:string-value="1F53" calcext:value-type="string">
            <text:p>1F53</text:p>
          </table:table-cell>
          <table:table-cell table:formula="of:=DEC2HEX([Dec.F48]; 4)" office:value-type="string" office:string-value="1F13" calcext:value-type="string">
            <text:p>1F13</text:p>
          </table:table-cell>
          <table:table-cell table:formula="of:=DEC2HEX([Dec.G48]; 4)" office:value-type="string" office:string-value="1F13" calcext:value-type="string">
            <text:p>1F13</text:p>
          </table:table-cell>
          <table:table-cell table:formula="of:=DEC2HEX([Dec.H48]; 4)" office:value-type="string" office:string-value="1F13" calcext:value-type="string">
            <text:p>1F13</text:p>
          </table:table-cell>
          <table:table-cell table:formula="of:=DEC2HEX([Dec.I48]; 4)" office:value-type="string" office:string-value="1F00" calcext:value-type="string">
            <text:p>1F00</text:p>
          </table:table-cell>
          <table:table-cell table:formula="of:=DEC2HEX([Dec.J48]; 4)" office:value-type="string" office:string-value="1F00" calcext:value-type="string">
            <text:p>1F00</text:p>
          </table:table-cell>
          <table:table-cell table:formula="of:=DEC2HEX([Dec.K48]; 4)" office:value-type="string" office:string-value="1F00" calcext:value-type="string">
            <text:p>1F00</text:p>
          </table:table-cell>
          <table:table-cell table:formula="of:=DEC2HEX([Dec.L48]; 4)" office:value-type="string" office:string-value="1F00" calcext:value-type="string">
            <text:p>1F00</text:p>
          </table:table-cell>
          <table:table-cell table:formula="of:=DEC2HEX([Dec.M48]; 4)" office:value-type="string" office:string-value="1F73" calcext:value-type="string">
            <text:p>1F73</text:p>
          </table:table-cell>
          <table:table-cell table:formula="of:=DEC2HEX([Dec.N48]; 4)" office:value-type="string" office:string-value="1F53" calcext:value-type="string">
            <text:p>1F53</text:p>
          </table:table-cell>
          <table:table-cell table:formula="of:=DEC2HEX([Dec.O48]; 4)" office:value-type="string" office:string-value="1F53" calcext:value-type="string">
            <text:p>1F53</text:p>
          </table:table-cell>
          <table:table-cell table:formula="of:=DEC2HEX([Dec.P48]; 4)" office:value-type="string" office:string-value="1F73" calcext:value-type="string">
            <text:p>1F73</text:p>
          </table:table-cell>
          <table:table-cell table:number-columns-repeated="1007"/>
        </table:table-row>
        <table:table-row table:style-name="ro2">
          <table:table-cell table:formula="of:=[Dec.A49]" office:value-type="float" office:value="48" calcext:value-type="float">
            <text:p>48</text:p>
          </table:table-cell>
          <table:table-cell table:formula="of:=[Dec.B49]" office:value-type="string" office:string-value="D" calcext:value-type="string">
            <text:p>D</text:p>
          </table:table-cell>
          <table:table-cell table:formula="of:=DEC2HEX([Dec.C49]; 4)" office:value-type="string" office:string-value="2064" calcext:value-type="string">
            <text:p>2064</text:p>
          </table:table-cell>
          <table:table-cell table:formula="of:=DEC2HEX([Dec.D49]; 4)" office:value-type="string" office:string-value="2044" calcext:value-type="string">
            <text:p>2044</text:p>
          </table:table-cell>
          <table:table-cell table:formula="of:=DEC2HEX([Dec.E49]; 4)" office:value-type="string" office:string-value="2044" calcext:value-type="string">
            <text:p>2044</text:p>
          </table:table-cell>
          <table:table-cell table:formula="of:=DEC2HEX([Dec.F49]; 4)" office:value-type="string" office:string-value="2004" calcext:value-type="string">
            <text:p>2004</text:p>
          </table:table-cell>
          <table:table-cell table:formula="of:=DEC2HEX([Dec.G49]; 4)" office:value-type="string" office:string-value="2004" calcext:value-type="string">
            <text:p>2004</text:p>
          </table:table-cell>
          <table:table-cell table:formula="of:=DEC2HEX([Dec.H49]; 4)" office:value-type="string" office:string-value="2004" calcext:value-type="string">
            <text:p>2004</text:p>
          </table:table-cell>
          <table:table-cell table:formula="of:=DEC2HEX([Dec.I49]; 4)" office:value-type="string" office:string-value="2000" calcext:value-type="string">
            <text:p>2000</text:p>
          </table:table-cell>
          <table:table-cell table:formula="of:=DEC2HEX([Dec.J49]; 4)" office:value-type="string" office:string-value="2000" calcext:value-type="string">
            <text:p>2000</text:p>
          </table:table-cell>
          <table:table-cell table:formula="of:=DEC2HEX([Dec.K49]; 4)" office:value-type="string" office:string-value="2000" calcext:value-type="string">
            <text:p>2000</text:p>
          </table:table-cell>
          <table:table-cell table:formula="of:=DEC2HEX([Dec.L49]; 4)" office:value-type="string" office:string-value="2000" calcext:value-type="string">
            <text:p>2000</text:p>
          </table:table-cell>
          <table:table-cell table:formula="of:=DEC2HEX([Dec.M49]; 4)" office:value-type="string" office:string-value="2064" calcext:value-type="string">
            <text:p>2064</text:p>
          </table:table-cell>
          <table:table-cell table:formula="of:=DEC2HEX([Dec.N49]; 4)" office:value-type="string" office:string-value="2044" calcext:value-type="string">
            <text:p>2044</text:p>
          </table:table-cell>
          <table:table-cell table:formula="of:=DEC2HEX([Dec.O49]; 4)" office:value-type="string" office:string-value="2044" calcext:value-type="string">
            <text:p>2044</text:p>
          </table:table-cell>
          <table:table-cell table:formula="of:=DEC2HEX([Dec.P49]; 4)" office:value-type="string" office:string-value="2064" calcext:value-type="string">
            <text:p>2064</text:p>
          </table:table-cell>
          <table:table-cell table:number-columns-repeated="1007"/>
        </table:table-row>
        <table:table-row table:style-name="ro2">
          <table:table-cell table:formula="of:=[Dec.A50]" office:value-type="float" office:value="49" calcext:value-type="float">
            <text:p>49</text:p>
          </table:table-cell>
          <table:table-cell table:formula="of:=[Dec.B50]" office:value-type="string" office:string-value="F" calcext:value-type="string">
            <text:p>F</text:p>
          </table:table-cell>
          <table:table-cell table:formula="of:=DEC2HEX([Dec.C50]; 4)" office:value-type="string" office:string-value="2166" calcext:value-type="string">
            <text:p>2166</text:p>
          </table:table-cell>
          <table:table-cell table:formula="of:=DEC2HEX([Dec.D50]; 4)" office:value-type="string" office:string-value="2146" calcext:value-type="string">
            <text:p>2146</text:p>
          </table:table-cell>
          <table:table-cell table:formula="of:=DEC2HEX([Dec.E50]; 4)" office:value-type="string" office:string-value="2146" calcext:value-type="string">
            <text:p>2146</text:p>
          </table:table-cell>
          <table:table-cell table:formula="of:=DEC2HEX([Dec.F50]; 4)" office:value-type="string" office:string-value="2106" calcext:value-type="string">
            <text:p>2106</text:p>
          </table:table-cell>
          <table:table-cell table:formula="of:=DEC2HEX([Dec.G50]; 4)" office:value-type="string" office:string-value="2106" calcext:value-type="string">
            <text:p>2106</text:p>
          </table:table-cell>
          <table:table-cell table:formula="of:=DEC2HEX([Dec.H50]; 4)" office:value-type="string" office:string-value="2106" calcext:value-type="string">
            <text:p>2106</text:p>
          </table:table-cell>
          <table:table-cell table:formula="of:=DEC2HEX([Dec.I50]; 4)" office:value-type="string" office:string-value="2100" calcext:value-type="string">
            <text:p>2100</text:p>
          </table:table-cell>
          <table:table-cell table:formula="of:=DEC2HEX([Dec.J50]; 4)" office:value-type="string" office:string-value="2100" calcext:value-type="string">
            <text:p>2100</text:p>
          </table:table-cell>
          <table:table-cell table:formula="of:=DEC2HEX([Dec.K50]; 4)" office:value-type="string" office:string-value="2100" calcext:value-type="string">
            <text:p>2100</text:p>
          </table:table-cell>
          <table:table-cell table:formula="of:=DEC2HEX([Dec.L50]; 4)" office:value-type="string" office:string-value="2100" calcext:value-type="string">
            <text:p>2100</text:p>
          </table:table-cell>
          <table:table-cell table:formula="of:=DEC2HEX([Dec.M50]; 4)" office:value-type="string" office:string-value="2166" calcext:value-type="string">
            <text:p>2166</text:p>
          </table:table-cell>
          <table:table-cell table:formula="of:=DEC2HEX([Dec.N50]; 4)" office:value-type="string" office:string-value="2146" calcext:value-type="string">
            <text:p>2146</text:p>
          </table:table-cell>
          <table:table-cell table:formula="of:=DEC2HEX([Dec.O50]; 4)" office:value-type="string" office:string-value="2146" calcext:value-type="string">
            <text:p>2146</text:p>
          </table:table-cell>
          <table:table-cell table:formula="of:=DEC2HEX([Dec.P50]; 4)" office:value-type="string" office:string-value="2166" calcext:value-type="string">
            <text:p>2166</text:p>
          </table:table-cell>
          <table:table-cell table:number-columns-repeated="1007"/>
        </table:table-row>
        <table:table-row table:style-name="ro2">
          <table:table-cell table:formula="of:=[Dec.A51]" office:value-type="float" office:value="50" calcext:value-type="float">
            <text:p>50</text:p>
          </table:table-cell>
          <table:table-cell table:formula="of:=[Dec.B51]" office:value-type="string" office:string-value="G" calcext:value-type="string">
            <text:p>G</text:p>
          </table:table-cell>
          <table:table-cell table:formula="of:=DEC2HEX([Dec.C51]; 4)" office:value-type="string" office:string-value="2267" calcext:value-type="string">
            <text:p>2267</text:p>
          </table:table-cell>
          <table:table-cell table:formula="of:=DEC2HEX([Dec.D51]; 4)" office:value-type="string" office:string-value="2247" calcext:value-type="string">
            <text:p>2247</text:p>
          </table:table-cell>
          <table:table-cell table:formula="of:=DEC2HEX([Dec.E51]; 4)" office:value-type="string" office:string-value="2247" calcext:value-type="string">
            <text:p>2247</text:p>
          </table:table-cell>
          <table:table-cell table:formula="of:=DEC2HEX([Dec.F51]; 4)" office:value-type="string" office:string-value="2207" calcext:value-type="string">
            <text:p>2207</text:p>
          </table:table-cell>
          <table:table-cell table:formula="of:=DEC2HEX([Dec.G51]; 4)" office:value-type="string" office:string-value="2207" calcext:value-type="string">
            <text:p>2207</text:p>
          </table:table-cell>
          <table:table-cell table:formula="of:=DEC2HEX([Dec.H51]; 4)" office:value-type="string" office:string-value="2207" calcext:value-type="string">
            <text:p>2207</text:p>
          </table:table-cell>
          <table:table-cell table:formula="of:=DEC2HEX([Dec.I51]; 4)" office:value-type="string" office:string-value="2200" calcext:value-type="string">
            <text:p>2200</text:p>
          </table:table-cell>
          <table:table-cell table:formula="of:=DEC2HEX([Dec.J51]; 4)" office:value-type="string" office:string-value="2200" calcext:value-type="string">
            <text:p>2200</text:p>
          </table:table-cell>
          <table:table-cell table:formula="of:=DEC2HEX([Dec.K51]; 4)" office:value-type="string" office:string-value="2200" calcext:value-type="string">
            <text:p>2200</text:p>
          </table:table-cell>
          <table:table-cell table:formula="of:=DEC2HEX([Dec.L51]; 4)" office:value-type="string" office:string-value="2200" calcext:value-type="string">
            <text:p>2200</text:p>
          </table:table-cell>
          <table:table-cell table:formula="of:=DEC2HEX([Dec.M51]; 4)" office:value-type="string" office:string-value="2267" calcext:value-type="string">
            <text:p>2267</text:p>
          </table:table-cell>
          <table:table-cell table:formula="of:=DEC2HEX([Dec.N51]; 4)" office:value-type="string" office:string-value="2247" calcext:value-type="string">
            <text:p>2247</text:p>
          </table:table-cell>
          <table:table-cell table:formula="of:=DEC2HEX([Dec.O51]; 4)" office:value-type="string" office:string-value="2247" calcext:value-type="string">
            <text:p>2247</text:p>
          </table:table-cell>
          <table:table-cell table:formula="of:=DEC2HEX([Dec.P51]; 4)" office:value-type="string" office:string-value="2267" calcext:value-type="string">
            <text:p>2267</text:p>
          </table:table-cell>
          <table:table-cell table:number-columns-repeated="1007"/>
        </table:table-row>
        <table:table-row table:style-name="ro2">
          <table:table-cell table:formula="of:=[Dec.A52]" office:value-type="float" office:value="51" calcext:value-type="float">
            <text:p>51</text:p>
          </table:table-cell>
          <table:table-cell table:formula="of:=[Dec.B52]" office:value-type="string" office:string-value="H" calcext:value-type="string">
            <text:p>H</text:p>
          </table:table-cell>
          <table:table-cell table:formula="of:=DEC2HEX([Dec.C52]; 4)" office:value-type="string" office:string-value="2368" calcext:value-type="string">
            <text:p>2368</text:p>
          </table:table-cell>
          <table:table-cell table:formula="of:=DEC2HEX([Dec.D52]; 4)" office:value-type="string" office:string-value="2348" calcext:value-type="string">
            <text:p>2348</text:p>
          </table:table-cell>
          <table:table-cell table:formula="of:=DEC2HEX([Dec.E52]; 4)" office:value-type="string" office:string-value="2348" calcext:value-type="string">
            <text:p>2348</text:p>
          </table:table-cell>
          <table:table-cell table:formula="of:=DEC2HEX([Dec.F52]; 4)" office:value-type="string" office:string-value="2308" calcext:value-type="string">
            <text:p>2308</text:p>
          </table:table-cell>
          <table:table-cell table:formula="of:=DEC2HEX([Dec.G52]; 4)" office:value-type="string" office:string-value="2308" calcext:value-type="string">
            <text:p>2308</text:p>
          </table:table-cell>
          <table:table-cell table:formula="of:=DEC2HEX([Dec.H52]; 4)" office:value-type="string" office:string-value="2308" calcext:value-type="string">
            <text:p>2308</text:p>
          </table:table-cell>
          <table:table-cell table:formula="of:=DEC2HEX([Dec.I52]; 4)" office:value-type="string" office:string-value="2300" calcext:value-type="string">
            <text:p>2300</text:p>
          </table:table-cell>
          <table:table-cell table:formula="of:=DEC2HEX([Dec.J52]; 4)" office:value-type="string" office:string-value="2300" calcext:value-type="string">
            <text:p>2300</text:p>
          </table:table-cell>
          <table:table-cell table:formula="of:=DEC2HEX([Dec.K52]; 4)" office:value-type="string" office:string-value="2300" calcext:value-type="string">
            <text:p>2300</text:p>
          </table:table-cell>
          <table:table-cell table:formula="of:=DEC2HEX([Dec.L52]; 4)" office:value-type="string" office:string-value="2300" calcext:value-type="string">
            <text:p>2300</text:p>
          </table:table-cell>
          <table:table-cell table:formula="of:=DEC2HEX([Dec.M52]; 4)" office:value-type="string" office:string-value="2368" calcext:value-type="string">
            <text:p>2368</text:p>
          </table:table-cell>
          <table:table-cell table:formula="of:=DEC2HEX([Dec.N52]; 4)" office:value-type="string" office:string-value="2348" calcext:value-type="string">
            <text:p>2348</text:p>
          </table:table-cell>
          <table:table-cell table:formula="of:=DEC2HEX([Dec.O52]; 4)" office:value-type="string" office:string-value="2348" calcext:value-type="string">
            <text:p>2348</text:p>
          </table:table-cell>
          <table:table-cell table:formula="of:=DEC2HEX([Dec.P52]; 4)" office:value-type="string" office:string-value="2368" calcext:value-type="string">
            <text:p>2368</text:p>
          </table:table-cell>
          <table:table-cell table:number-columns-repeated="1007"/>
        </table:table-row>
        <table:table-row table:style-name="ro2">
          <table:table-cell table:formula="of:=[Dec.A53]" office:value-type="float" office:value="52" calcext:value-type="float">
            <text:p>52</text:p>
          </table:table-cell>
          <table:table-cell table:formula="of:=[Dec.B53]" office:value-type="string" office:string-value="J" calcext:value-type="string">
            <text:p>J</text:p>
          </table:table-cell>
          <table:table-cell table:formula="of:=DEC2HEX([Dec.C53]; 4)" office:value-type="string" office:string-value="246A" calcext:value-type="string">
            <text:p>246A</text:p>
          </table:table-cell>
          <table:table-cell table:formula="of:=DEC2HEX([Dec.D53]; 4)" office:value-type="string" office:string-value="244A" calcext:value-type="string">
            <text:p>244A</text:p>
          </table:table-cell>
          <table:table-cell table:formula="of:=DEC2HEX([Dec.E53]; 4)" office:value-type="string" office:string-value="244A" calcext:value-type="string">
            <text:p>244A</text:p>
          </table:table-cell>
          <table:table-cell table:formula="of:=DEC2HEX([Dec.F53]; 4)" office:value-type="string" office:string-value="240A" calcext:value-type="string">
            <text:p>240A</text:p>
          </table:table-cell>
          <table:table-cell table:formula="of:=DEC2HEX([Dec.G53]; 4)" office:value-type="string" office:string-value="240A" calcext:value-type="string">
            <text:p>240A</text:p>
          </table:table-cell>
          <table:table-cell table:formula="of:=DEC2HEX([Dec.H53]; 4)" office:value-type="string" office:string-value="240A" calcext:value-type="string">
            <text:p>240A</text:p>
          </table:table-cell>
          <table:table-cell table:formula="of:=DEC2HEX([Dec.I53]; 4)" office:value-type="string" office:string-value="2400" calcext:value-type="string">
            <text:p>2400</text:p>
          </table:table-cell>
          <table:table-cell table:formula="of:=DEC2HEX([Dec.J53]; 4)" office:value-type="string" office:string-value="2400" calcext:value-type="string">
            <text:p>2400</text:p>
          </table:table-cell>
          <table:table-cell table:formula="of:=DEC2HEX([Dec.K53]; 4)" office:value-type="string" office:string-value="2400" calcext:value-type="string">
            <text:p>2400</text:p>
          </table:table-cell>
          <table:table-cell table:formula="of:=DEC2HEX([Dec.L53]; 4)" office:value-type="string" office:string-value="2400" calcext:value-type="string">
            <text:p>2400</text:p>
          </table:table-cell>
          <table:table-cell table:formula="of:=DEC2HEX([Dec.M53]; 4)" office:value-type="string" office:string-value="246A" calcext:value-type="string">
            <text:p>246A</text:p>
          </table:table-cell>
          <table:table-cell table:formula="of:=DEC2HEX([Dec.N53]; 4)" office:value-type="string" office:string-value="244A" calcext:value-type="string">
            <text:p>244A</text:p>
          </table:table-cell>
          <table:table-cell table:formula="of:=DEC2HEX([Dec.O53]; 4)" office:value-type="string" office:string-value="244A" calcext:value-type="string">
            <text:p>244A</text:p>
          </table:table-cell>
          <table:table-cell table:formula="of:=DEC2HEX([Dec.P53]; 4)" office:value-type="string" office:string-value="246A" calcext:value-type="string">
            <text:p>246A</text:p>
          </table:table-cell>
          <table:table-cell table:number-columns-repeated="1007"/>
        </table:table-row>
        <table:table-row table:style-name="ro2">
          <table:table-cell table:formula="of:=[Dec.A54]" office:value-type="float" office:value="53" calcext:value-type="float">
            <text:p>53</text:p>
          </table:table-cell>
          <table:table-cell table:formula="of:=[Dec.B54]" office:value-type="string" office:string-value="K" calcext:value-type="string">
            <text:p>K</text:p>
          </table:table-cell>
          <table:table-cell table:formula="of:=DEC2HEX([Dec.C54]; 4)" office:value-type="string" office:string-value="256B" calcext:value-type="string">
            <text:p>256B</text:p>
          </table:table-cell>
          <table:table-cell table:formula="of:=DEC2HEX([Dec.D54]; 4)" office:value-type="string" office:string-value="254B" calcext:value-type="string">
            <text:p>254B</text:p>
          </table:table-cell>
          <table:table-cell table:formula="of:=DEC2HEX([Dec.E54]; 4)" office:value-type="string" office:string-value="254B" calcext:value-type="string">
            <text:p>254B</text:p>
          </table:table-cell>
          <table:table-cell table:formula="of:=DEC2HEX([Dec.F54]; 4)" office:value-type="string" office:string-value="250B" calcext:value-type="string">
            <text:p>250B</text:p>
          </table:table-cell>
          <table:table-cell table:formula="of:=DEC2HEX([Dec.G54]; 4)" office:value-type="string" office:string-value="250B" calcext:value-type="string">
            <text:p>250B</text:p>
          </table:table-cell>
          <table:table-cell table:formula="of:=DEC2HEX([Dec.H54]; 4)" office:value-type="string" office:string-value="250B" calcext:value-type="string">
            <text:p>250B</text:p>
          </table:table-cell>
          <table:table-cell table:formula="of:=DEC2HEX([Dec.I54]; 4)" office:value-type="string" office:string-value="2500" calcext:value-type="string">
            <text:p>2500</text:p>
          </table:table-cell>
          <table:table-cell table:formula="of:=DEC2HEX([Dec.J54]; 4)" office:value-type="string" office:string-value="2500" calcext:value-type="string">
            <text:p>2500</text:p>
          </table:table-cell>
          <table:table-cell table:formula="of:=DEC2HEX([Dec.K54]; 4)" office:value-type="string" office:string-value="2500" calcext:value-type="string">
            <text:p>2500</text:p>
          </table:table-cell>
          <table:table-cell table:formula="of:=DEC2HEX([Dec.L54]; 4)" office:value-type="string" office:string-value="2500" calcext:value-type="string">
            <text:p>2500</text:p>
          </table:table-cell>
          <table:table-cell table:formula="of:=DEC2HEX([Dec.M54]; 4)" office:value-type="string" office:string-value="256B" calcext:value-type="string">
            <text:p>256B</text:p>
          </table:table-cell>
          <table:table-cell table:formula="of:=DEC2HEX([Dec.N54]; 4)" office:value-type="string" office:string-value="254B" calcext:value-type="string">
            <text:p>254B</text:p>
          </table:table-cell>
          <table:table-cell table:formula="of:=DEC2HEX([Dec.O54]; 4)" office:value-type="string" office:string-value="254B" calcext:value-type="string">
            <text:p>254B</text:p>
          </table:table-cell>
          <table:table-cell table:formula="of:=DEC2HEX([Dec.P54]; 4)" office:value-type="string" office:string-value="256B" calcext:value-type="string">
            <text:p>256B</text:p>
          </table:table-cell>
          <table:table-cell table:number-columns-repeated="1007"/>
        </table:table-row>
        <table:table-row table:style-name="ro2">
          <table:table-cell table:formula="of:=[Dec.A55]" office:value-type="float" office:value="54" calcext:value-type="float">
            <text:p>54</text:p>
          </table:table-cell>
          <table:table-cell table:formula="of:=[Dec.B55]" office:value-type="string" office:string-value="L" calcext:value-type="string">
            <text:p>L</text:p>
          </table:table-cell>
          <table:table-cell table:formula="of:=DEC2HEX([Dec.C55]; 4)" office:value-type="string" office:string-value="266C" calcext:value-type="string">
            <text:p>266C</text:p>
          </table:table-cell>
          <table:table-cell table:formula="of:=DEC2HEX([Dec.D55]; 4)" office:value-type="string" office:string-value="264C" calcext:value-type="string">
            <text:p>264C</text:p>
          </table:table-cell>
          <table:table-cell table:formula="of:=DEC2HEX([Dec.E55]; 4)" office:value-type="string" office:string-value="264C" calcext:value-type="string">
            <text:p>264C</text:p>
          </table:table-cell>
          <table:table-cell table:formula="of:=DEC2HEX([Dec.F55]; 4)" office:value-type="string" office:string-value="260C" calcext:value-type="string">
            <text:p>260C</text:p>
          </table:table-cell>
          <table:table-cell table:formula="of:=DEC2HEX([Dec.G55]; 4)" office:value-type="string" office:string-value="260C" calcext:value-type="string">
            <text:p>260C</text:p>
          </table:table-cell>
          <table:table-cell table:formula="of:=DEC2HEX([Dec.H55]; 4)" office:value-type="string" office:string-value="260C" calcext:value-type="string">
            <text:p>260C</text:p>
          </table:table-cell>
          <table:table-cell table:formula="of:=DEC2HEX([Dec.I55]; 4)" office:value-type="string" office:string-value="2600" calcext:value-type="string">
            <text:p>2600</text:p>
          </table:table-cell>
          <table:table-cell table:formula="of:=DEC2HEX([Dec.J55]; 4)" office:value-type="string" office:string-value="2600" calcext:value-type="string">
            <text:p>2600</text:p>
          </table:table-cell>
          <table:table-cell table:formula="of:=DEC2HEX([Dec.K55]; 4)" office:value-type="string" office:string-value="2600" calcext:value-type="string">
            <text:p>2600</text:p>
          </table:table-cell>
          <table:table-cell table:formula="of:=DEC2HEX([Dec.L55]; 4)" office:value-type="string" office:string-value="2600" calcext:value-type="string">
            <text:p>2600</text:p>
          </table:table-cell>
          <table:table-cell table:formula="of:=DEC2HEX([Dec.M55]; 4)" office:value-type="string" office:string-value="266C" calcext:value-type="string">
            <text:p>266C</text:p>
          </table:table-cell>
          <table:table-cell table:formula="of:=DEC2HEX([Dec.N55]; 4)" office:value-type="string" office:string-value="264C" calcext:value-type="string">
            <text:p>264C</text:p>
          </table:table-cell>
          <table:table-cell table:formula="of:=DEC2HEX([Dec.O55]; 4)" office:value-type="string" office:string-value="264C" calcext:value-type="string">
            <text:p>264C</text:p>
          </table:table-cell>
          <table:table-cell table:formula="of:=DEC2HEX([Dec.P55]; 4)" office:value-type="string" office:string-value="266C" calcext:value-type="string">
            <text:p>266C</text:p>
          </table:table-cell>
          <table:table-cell table:number-columns-repeated="1007"/>
        </table:table-row>
        <table:table-row table:style-name="ro2">
          <table:table-cell table:formula="of:=[Dec.A56]" office:value-type="float" office:value="55" calcext:value-type="float">
            <text:p>55</text:p>
          </table:table-cell>
          <table:table-cell table:formula="of:=[Dec.B56]" office:value-type="string" office:string-value=";" calcext:value-type="string">
            <text:p>;</text:p>
          </table:table-cell>
          <table:table-cell table:formula="of:=DEC2HEX([Dec.C56]; 4)" office:value-type="string" office:string-value="273B" calcext:value-type="string">
            <text:p>273B</text:p>
          </table:table-cell>
          <table:table-cell table:formula="of:=DEC2HEX([Dec.D56]; 4)" office:value-type="string" office:string-value="273A" calcext:value-type="string">
            <text:p>273A</text:p>
          </table:table-cell>
          <table:table-cell table:formula="of:=DEC2HEX([Dec.E56]; 4)" office:value-type="string" office:string-value="273A" calcext:value-type="string">
            <text:p>273A</text:p>
          </table:table-cell>
          <table:table-cell table:formula="of:=DEC2HEX([Dec.F56]; 4)" office:value-type="string" office:string-value="FFFFFFFFFF" calcext:value-type="string">
            <text:p>FFFFFFFFFF</text:p>
          </table:table-cell>
          <table:table-cell table:formula="of:=DEC2HEX([Dec.G56]; 4)" office:value-type="string" office:string-value="FFFFFFFFFF" calcext:value-type="string">
            <text:p>FFFFFFFFFF</text:p>
          </table:table-cell>
          <table:table-cell table:formula="of:=DEC2HEX([Dec.H56]; 4)" office:value-type="string" office:string-value="FFFFFFFFFF" calcext:value-type="string">
            <text:p>FFFFFFFFFF</text:p>
          </table:table-cell>
          <table:table-cell table:formula="of:=DEC2HEX([Dec.I56]; 4)" office:value-type="string" office:string-value="2700" calcext:value-type="string">
            <text:p>2700</text:p>
          </table:table-cell>
          <table:table-cell table:formula="of:=DEC2HEX([Dec.J56]; 4)" office:value-type="string" office:string-value="2700" calcext:value-type="string">
            <text:p>2700</text:p>
          </table:table-cell>
          <table:table-cell table:formula="of:=DEC2HEX([Dec.K56]; 4)" office:value-type="string" office:string-value="2700" calcext:value-type="string">
            <text:p>2700</text:p>
          </table:table-cell>
          <table:table-cell table:formula="of:=DEC2HEX([Dec.L56]; 4)" office:value-type="string" office:string-value="2700" calcext:value-type="string">
            <text:p>2700</text:p>
          </table:table-cell>
          <table:table-cell table:formula="of:=DEC2HEX([Dec.M56]; 4)" office:value-type="string" office:string-value="273B" calcext:value-type="string">
            <text:p>273B</text:p>
          </table:table-cell>
          <table:table-cell table:formula="of:=DEC2HEX([Dec.N56]; 4)" office:value-type="string" office:string-value="273A" calcext:value-type="string">
            <text:p>273A</text:p>
          </table:table-cell>
          <table:table-cell table:formula="of:=DEC2HEX([Dec.O56]; 4)" office:value-type="string" office:string-value="273B" calcext:value-type="string">
            <text:p>273B</text:p>
          </table:table-cell>
          <table:table-cell table:formula="of:=DEC2HEX([Dec.P56]; 4)" office:value-type="string" office:string-value="273A" calcext:value-type="string">
            <text:p>273A</text:p>
          </table:table-cell>
          <table:table-cell table:number-columns-repeated="1007"/>
        </table:table-row>
        <table:table-row table:style-name="ro2">
          <table:table-cell table:formula="of:=[Dec.A57]" office:value-type="float" office:value="56" calcext:value-type="float">
            <text:p>56</text:p>
          </table:table-cell>
          <table:table-cell table:formula="of:=[Dec.B57]" office:value-type="string" office:string-value="'" calcext:value-type="string">
            <text:p>'</text:p>
          </table:table-cell>
          <table:table-cell table:formula="of:=DEC2HEX([Dec.C57]; 4)" office:value-type="string" office:string-value="2827" calcext:value-type="string">
            <text:p>2827</text:p>
          </table:table-cell>
          <table:table-cell table:formula="of:=DEC2HEX([Dec.D57]; 4)" office:value-type="string" office:string-value="2822" calcext:value-type="string">
            <text:p>2822</text:p>
          </table:table-cell>
          <table:table-cell table:formula="of:=DEC2HEX([Dec.E57]; 4)" office:value-type="string" office:string-value="2822" calcext:value-type="string">
            <text:p>2822</text:p>
          </table:table-cell>
          <table:table-cell table:formula="of:=DEC2HEX([Dec.F57]; 4)" office:value-type="string" office:string-value="FFFFFFFFFF" calcext:value-type="string">
            <text:p>FFFFFFFFFF</text:p>
          </table:table-cell>
          <table:table-cell table:formula="of:=DEC2HEX([Dec.G57]; 4)" office:value-type="string" office:string-value="FFFFFFFFFF" calcext:value-type="string">
            <text:p>FFFFFFFFFF</text:p>
          </table:table-cell>
          <table:table-cell table:formula="of:=DEC2HEX([Dec.H57]; 4)" office:value-type="string" office:string-value="FFFFFFFFFF" calcext:value-type="string">
            <text:p>FFFFFFFFFF</text:p>
          </table:table-cell>
          <table:table-cell table:formula="of:=DEC2HEX([Dec.I57]; 4)" office:value-type="string" office:string-value="2800" calcext:value-type="string">
            <text:p>2800</text:p>
          </table:table-cell>
          <table:table-cell table:formula="of:=DEC2HEX([Dec.J57]; 4)" office:value-type="string" office:string-value="2800" calcext:value-type="string">
            <text:p>2800</text:p>
          </table:table-cell>
          <table:table-cell table:formula="of:=DEC2HEX([Dec.K57]; 4)" office:value-type="string" office:string-value="2800" calcext:value-type="string">
            <text:p>2800</text:p>
          </table:table-cell>
          <table:table-cell table:formula="of:=DEC2HEX([Dec.L57]; 4)" office:value-type="string" office:string-value="2800" calcext:value-type="string">
            <text:p>2800</text:p>
          </table:table-cell>
          <table:table-cell table:formula="of:=DEC2HEX([Dec.M57]; 4)" office:value-type="string" office:string-value="2827" calcext:value-type="string">
            <text:p>2827</text:p>
          </table:table-cell>
          <table:table-cell table:formula="of:=DEC2HEX([Dec.N57]; 4)" office:value-type="string" office:string-value="2822" calcext:value-type="string">
            <text:p>2822</text:p>
          </table:table-cell>
          <table:table-cell table:formula="of:=DEC2HEX([Dec.O57]; 4)" office:value-type="string" office:string-value="2827" calcext:value-type="string">
            <text:p>2827</text:p>
          </table:table-cell>
          <table:table-cell table:formula="of:=DEC2HEX([Dec.P57]; 4)" office:value-type="string" office:string-value="2822" calcext:value-type="string">
            <text:p>2822</text:p>
          </table:table-cell>
          <table:table-cell table:number-columns-repeated="1007"/>
        </table:table-row>
        <table:table-row table:style-name="ro2">
          <table:table-cell table:formula="of:=[Dec.A58]" office:value-type="float" office:value="57" calcext:value-type="float">
            <text:p>57</text:p>
          </table:table-cell>
          <table:table-cell table:formula="of:=[Dec.B58]" office:value-type="string" office:string-value="Enter" calcext:value-type="string">
            <text:p>Enter</text:p>
          </table:table-cell>
          <table:table-cell table:formula="of:=DEC2HEX([Dec.C58]; 4)" office:value-type="string" office:string-value="1C0D" calcext:value-type="string">
            <text:p>1C0D</text:p>
          </table:table-cell>
          <table:table-cell table:formula="of:=DEC2HEX([Dec.D58]; 4)" office:value-type="string" office:string-value="1C0D" calcext:value-type="string">
            <text:p>1C0D</text:p>
          </table:table-cell>
          <table:table-cell table:formula="of:=DEC2HEX([Dec.E58]; 4)" office:value-type="string" office:string-value="1C0D" calcext:value-type="string">
            <text:p>1C0D</text:p>
          </table:table-cell>
          <table:table-cell table:formula="of:=DEC2HEX([Dec.F58]; 4)" office:value-type="string" office:string-value="1C0A" calcext:value-type="string">
            <text:p>1C0A</text:p>
          </table:table-cell>
          <table:table-cell table:formula="of:=DEC2HEX([Dec.G58]; 4)" office:value-type="string" office:string-value="1C0A" calcext:value-type="string">
            <text:p>1C0A</text:p>
          </table:table-cell>
          <table:table-cell table:formula="of:=DEC2HEX([Dec.H58]; 4)" office:value-type="string" office:string-value="1C0A" calcext:value-type="string">
            <text:p>1C0A</text:p>
          </table:table-cell>
          <table:table-cell table:formula="of:=DEC2HEX([Dec.I58]; 4)" office:value-type="string" office:string-value="1C00" calcext:value-type="string">
            <text:p>1C00</text:p>
          </table:table-cell>
          <table:table-cell table:formula="of:=DEC2HEX([Dec.J58]; 4)" office:value-type="string" office:string-value="1C00" calcext:value-type="string">
            <text:p>1C00</text:p>
          </table:table-cell>
          <table:table-cell table:formula="of:=DEC2HEX([Dec.K58]; 4)" office:value-type="string" office:string-value="1C00" calcext:value-type="string">
            <text:p>1C00</text:p>
          </table:table-cell>
          <table:table-cell table:formula="of:=DEC2HEX([Dec.L58]; 4)" office:value-type="string" office:string-value="1C00" calcext:value-type="string">
            <text:p>1C00</text:p>
          </table:table-cell>
          <table:table-cell table:formula="of:=DEC2HEX([Dec.M58]; 4)" office:value-type="string" office:string-value="1C0D" calcext:value-type="string">
            <text:p>1C0D</text:p>
          </table:table-cell>
          <table:table-cell table:formula="of:=DEC2HEX([Dec.N58]; 4)" office:value-type="string" office:string-value="1C0D" calcext:value-type="string">
            <text:p>1C0D</text:p>
          </table:table-cell>
          <table:table-cell table:formula="of:=DEC2HEX([Dec.O58]; 4)" office:value-type="string" office:string-value="1C0D" calcext:value-type="string">
            <text:p>1C0D</text:p>
          </table:table-cell>
          <table:table-cell table:formula="of:=DEC2HEX([Dec.P58]; 4)" office:value-type="string" office:string-value="1C0D" calcext:value-type="string">
            <text:p>1C0D</text:p>
          </table:table-cell>
          <table:table-cell table:number-columns-repeated="1007"/>
        </table:table-row>
        <table:table-row table:style-name="ro2">
          <table:table-cell table:formula="of:=[Dec.A59]" office:value-type="float" office:value="58" calcext:value-type="float">
            <text:p>58</text:p>
          </table:table-cell>
          <table:table-cell table:formula="of:=[Dec.B59]" office:value-type="string" office:string-value="Left Shift" calcext:value-type="string">
            <text:p>Left Shift</text:p>
          </table:table-cell>
          <table:table-cell table:formula="of:=DEC2HEX([Dec.C59]; 4)" office:value-type="string" office:string-value="FFFFFFFFFF" calcext:value-type="string">
            <text:p>FFFFFFFFFF</text:p>
          </table:table-cell>
          <table:table-cell table:formula="of:=DEC2HEX([Dec.D59]; 4)" office:value-type="string" office:string-value="FFFFFFFFFF" calcext:value-type="string">
            <text:p>FFFFFFFFFF</text:p>
          </table:table-cell>
          <table:table-cell table:formula="of:=DEC2HEX([Dec.E59]; 4)" office:value-type="string" office:string-value="FFFFFFFFFF" calcext:value-type="string">
            <text:p>FFFFFFFFFF</text:p>
          </table:table-cell>
          <table:table-cell table:formula="of:=DEC2HEX([Dec.F59]; 4)" office:value-type="string" office:string-value="FFFFFFFFFF" calcext:value-type="string">
            <text:p>FFFFFFFFFF</text:p>
          </table:table-cell>
          <table:table-cell table:formula="of:=DEC2HEX([Dec.G59]; 4)" office:value-type="string" office:string-value="FFFFFFFFFF" calcext:value-type="string">
            <text:p>FFFFFFFFFF</text:p>
          </table:table-cell>
          <table:table-cell table:formula="of:=DEC2HEX([Dec.H59]; 4)" office:value-type="string" office:string-value="FFFFFFFFFF" calcext:value-type="string">
            <text:p>FFFFFFFFFF</text:p>
          </table:table-cell>
          <table:table-cell table:formula="of:=DEC2HEX([Dec.I59]; 4)" office:value-type="string" office:string-value="FFFFFFFFFF" calcext:value-type="string">
            <text:p>FFFFFFFFFF</text:p>
          </table:table-cell>
          <table:table-cell table:formula="of:=DEC2HEX([Dec.J59]; 4)" office:value-type="string" office:string-value="FFFFFFFFFF" calcext:value-type="string">
            <text:p>FFFFFFFFFF</text:p>
          </table:table-cell>
          <table:table-cell table:formula="of:=DEC2HEX([Dec.K59]; 4)" office:value-type="string" office:string-value="FFFFFFFFFF" calcext:value-type="string">
            <text:p>FFFFFFFFFF</text:p>
          </table:table-cell>
          <table:table-cell table:formula="of:=DEC2HEX([Dec.L59]; 4)" office:value-type="string" office:string-value="FFFFFFFFFF" calcext:value-type="string">
            <text:p>FFFFFFFFFF</text:p>
          </table:table-cell>
          <table:table-cell table:formula="of:=DEC2HEX([Dec.M59]; 4)" office:value-type="string" office:string-value="FFFFFFFFFF" calcext:value-type="string">
            <text:p>FFFFFFFFFF</text:p>
          </table:table-cell>
          <table:table-cell table:formula="of:=DEC2HEX([Dec.N59]; 4)" office:value-type="string" office:string-value="FFFFFFFFFF" calcext:value-type="string">
            <text:p>FFFFFFFFFF</text:p>
          </table:table-cell>
          <table:table-cell table:formula="of:=DEC2HEX([Dec.O59]; 4)" office:value-type="string" office:string-value="FFFFFFFFFF" calcext:value-type="string">
            <text:p>FFFFFFFFFF</text:p>
          </table:table-cell>
          <table:table-cell table:formula="of:=DEC2HEX([Dec.P59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60]" office:value-type="float" office:value="59" calcext:value-type="float">
            <text:p>59</text:p>
          </table:table-cell>
          <table:table-cell table:formula="of:=[Dec.B60]" office:value-type="string" office:string-value="Z" calcext:value-type="string">
            <text:p>Z</text:p>
          </table:table-cell>
          <table:table-cell table:formula="of:=DEC2HEX([Dec.C60]; 4)" office:value-type="string" office:string-value="2C7A" calcext:value-type="string">
            <text:p>2C7A</text:p>
          </table:table-cell>
          <table:table-cell table:formula="of:=DEC2HEX([Dec.D60]; 4)" office:value-type="string" office:string-value="2C5A" calcext:value-type="string">
            <text:p>2C5A</text:p>
          </table:table-cell>
          <table:table-cell table:formula="of:=DEC2HEX([Dec.E60]; 4)" office:value-type="string" office:string-value="2C5A" calcext:value-type="string">
            <text:p>2C5A</text:p>
          </table:table-cell>
          <table:table-cell table:formula="of:=DEC2HEX([Dec.F60]; 4)" office:value-type="string" office:string-value="2C1A" calcext:value-type="string">
            <text:p>2C1A</text:p>
          </table:table-cell>
          <table:table-cell table:formula="of:=DEC2HEX([Dec.G60]; 4)" office:value-type="string" office:string-value="2C1A" calcext:value-type="string">
            <text:p>2C1A</text:p>
          </table:table-cell>
          <table:table-cell table:formula="of:=DEC2HEX([Dec.H60]; 4)" office:value-type="string" office:string-value="2C1A" calcext:value-type="string">
            <text:p>2C1A</text:p>
          </table:table-cell>
          <table:table-cell table:formula="of:=DEC2HEX([Dec.I60]; 4)" office:value-type="string" office:string-value="2C00" calcext:value-type="string">
            <text:p>2C00</text:p>
          </table:table-cell>
          <table:table-cell table:formula="of:=DEC2HEX([Dec.J60]; 4)" office:value-type="string" office:string-value="2C00" calcext:value-type="string">
            <text:p>2C00</text:p>
          </table:table-cell>
          <table:table-cell table:formula="of:=DEC2HEX([Dec.K60]; 4)" office:value-type="string" office:string-value="2C00" calcext:value-type="string">
            <text:p>2C00</text:p>
          </table:table-cell>
          <table:table-cell table:formula="of:=DEC2HEX([Dec.L60]; 4)" office:value-type="string" office:string-value="2C00" calcext:value-type="string">
            <text:p>2C00</text:p>
          </table:table-cell>
          <table:table-cell table:formula="of:=DEC2HEX([Dec.M60]; 4)" office:value-type="string" office:string-value="2C7A" calcext:value-type="string">
            <text:p>2C7A</text:p>
          </table:table-cell>
          <table:table-cell table:formula="of:=DEC2HEX([Dec.N60]; 4)" office:value-type="string" office:string-value="2C5A" calcext:value-type="string">
            <text:p>2C5A</text:p>
          </table:table-cell>
          <table:table-cell table:formula="of:=DEC2HEX([Dec.O60]; 4)" office:value-type="string" office:string-value="2C5A" calcext:value-type="string">
            <text:p>2C5A</text:p>
          </table:table-cell>
          <table:table-cell table:formula="of:=DEC2HEX([Dec.P60]; 4)" office:value-type="string" office:string-value="2C7A" calcext:value-type="string">
            <text:p>2C7A</text:p>
          </table:table-cell>
          <table:table-cell table:number-columns-repeated="1007"/>
        </table:table-row>
        <table:table-row table:style-name="ro2">
          <table:table-cell table:formula="of:=[Dec.A61]" office:value-type="float" office:value="60" calcext:value-type="float">
            <text:p>60</text:p>
          </table:table-cell>
          <table:table-cell table:formula="of:=[Dec.B61]" office:value-type="string" office:string-value="X" calcext:value-type="string">
            <text:p>X</text:p>
          </table:table-cell>
          <table:table-cell table:formula="of:=DEC2HEX([Dec.C61]; 4)" office:value-type="string" office:string-value="2D78" calcext:value-type="string">
            <text:p>2D78</text:p>
          </table:table-cell>
          <table:table-cell table:formula="of:=DEC2HEX([Dec.D61]; 4)" office:value-type="string" office:string-value="2D58" calcext:value-type="string">
            <text:p>2D58</text:p>
          </table:table-cell>
          <table:table-cell table:formula="of:=DEC2HEX([Dec.E61]; 4)" office:value-type="string" office:string-value="2D58" calcext:value-type="string">
            <text:p>2D58</text:p>
          </table:table-cell>
          <table:table-cell table:formula="of:=DEC2HEX([Dec.F61]; 4)" office:value-type="string" office:string-value="2D18" calcext:value-type="string">
            <text:p>2D18</text:p>
          </table:table-cell>
          <table:table-cell table:formula="of:=DEC2HEX([Dec.G61]; 4)" office:value-type="string" office:string-value="2D18" calcext:value-type="string">
            <text:p>2D18</text:p>
          </table:table-cell>
          <table:table-cell table:formula="of:=DEC2HEX([Dec.H61]; 4)" office:value-type="string" office:string-value="2D18" calcext:value-type="string">
            <text:p>2D18</text:p>
          </table:table-cell>
          <table:table-cell table:formula="of:=DEC2HEX([Dec.I61]; 4)" office:value-type="string" office:string-value="2D00" calcext:value-type="string">
            <text:p>2D00</text:p>
          </table:table-cell>
          <table:table-cell table:formula="of:=DEC2HEX([Dec.J61]; 4)" office:value-type="string" office:string-value="2D00" calcext:value-type="string">
            <text:p>2D00</text:p>
          </table:table-cell>
          <table:table-cell table:formula="of:=DEC2HEX([Dec.K61]; 4)" office:value-type="string" office:string-value="2D00" calcext:value-type="string">
            <text:p>2D00</text:p>
          </table:table-cell>
          <table:table-cell table:formula="of:=DEC2HEX([Dec.L61]; 4)" office:value-type="string" office:string-value="2D00" calcext:value-type="string">
            <text:p>2D00</text:p>
          </table:table-cell>
          <table:table-cell table:formula="of:=DEC2HEX([Dec.M61]; 4)" office:value-type="string" office:string-value="2D78" calcext:value-type="string">
            <text:p>2D78</text:p>
          </table:table-cell>
          <table:table-cell table:formula="of:=DEC2HEX([Dec.N61]; 4)" office:value-type="string" office:string-value="2D58" calcext:value-type="string">
            <text:p>2D58</text:p>
          </table:table-cell>
          <table:table-cell table:formula="of:=DEC2HEX([Dec.O61]; 4)" office:value-type="string" office:string-value="2D58" calcext:value-type="string">
            <text:p>2D58</text:p>
          </table:table-cell>
          <table:table-cell table:formula="of:=DEC2HEX([Dec.P61]; 4)" office:value-type="string" office:string-value="2D78" calcext:value-type="string">
            <text:p>2D78</text:p>
          </table:table-cell>
          <table:table-cell table:number-columns-repeated="1007"/>
        </table:table-row>
        <table:table-row table:style-name="ro2">
          <table:table-cell table:formula="of:=[Dec.A62]" office:value-type="float" office:value="61" calcext:value-type="float">
            <text:p>61</text:p>
          </table:table-cell>
          <table:table-cell table:formula="of:=[Dec.B62]" office:value-type="string" office:string-value="C" calcext:value-type="string">
            <text:p>C</text:p>
          </table:table-cell>
          <table:table-cell table:formula="of:=DEC2HEX([Dec.C62]; 4)" office:value-type="string" office:string-value="2E63" calcext:value-type="string">
            <text:p>2E63</text:p>
          </table:table-cell>
          <table:table-cell table:formula="of:=DEC2HEX([Dec.D62]; 4)" office:value-type="string" office:string-value="2E43" calcext:value-type="string">
            <text:p>2E43</text:p>
          </table:table-cell>
          <table:table-cell table:formula="of:=DEC2HEX([Dec.E62]; 4)" office:value-type="string" office:string-value="2E43" calcext:value-type="string">
            <text:p>2E43</text:p>
          </table:table-cell>
          <table:table-cell table:formula="of:=DEC2HEX([Dec.F62]; 4)" office:value-type="string" office:string-value="2E03" calcext:value-type="string">
            <text:p>2E03</text:p>
          </table:table-cell>
          <table:table-cell table:formula="of:=DEC2HEX([Dec.G62]; 4)" office:value-type="string" office:string-value="2E03" calcext:value-type="string">
            <text:p>2E03</text:p>
          </table:table-cell>
          <table:table-cell table:formula="of:=DEC2HEX([Dec.H62]; 4)" office:value-type="string" office:string-value="2E03" calcext:value-type="string">
            <text:p>2E03</text:p>
          </table:table-cell>
          <table:table-cell table:formula="of:=DEC2HEX([Dec.I62]; 4)" office:value-type="string" office:string-value="2E00" calcext:value-type="string">
            <text:p>2E00</text:p>
          </table:table-cell>
          <table:table-cell table:formula="of:=DEC2HEX([Dec.J62]; 4)" office:value-type="string" office:string-value="2E00" calcext:value-type="string">
            <text:p>2E00</text:p>
          </table:table-cell>
          <table:table-cell table:formula="of:=DEC2HEX([Dec.K62]; 4)" office:value-type="string" office:string-value="2E00" calcext:value-type="string">
            <text:p>2E00</text:p>
          </table:table-cell>
          <table:table-cell table:formula="of:=DEC2HEX([Dec.L62]; 4)" office:value-type="string" office:string-value="2E00" calcext:value-type="string">
            <text:p>2E00</text:p>
          </table:table-cell>
          <table:table-cell table:formula="of:=DEC2HEX([Dec.M62]; 4)" office:value-type="string" office:string-value="2E63" calcext:value-type="string">
            <text:p>2E63</text:p>
          </table:table-cell>
          <table:table-cell table:formula="of:=DEC2HEX([Dec.N62]; 4)" office:value-type="string" office:string-value="2E43" calcext:value-type="string">
            <text:p>2E43</text:p>
          </table:table-cell>
          <table:table-cell table:formula="of:=DEC2HEX([Dec.O62]; 4)" office:value-type="string" office:string-value="2E43" calcext:value-type="string">
            <text:p>2E43</text:p>
          </table:table-cell>
          <table:table-cell table:formula="of:=DEC2HEX([Dec.P62]; 4)" office:value-type="string" office:string-value="2E63" calcext:value-type="string">
            <text:p>2E63</text:p>
          </table:table-cell>
          <table:table-cell table:number-columns-repeated="1007"/>
        </table:table-row>
        <table:table-row table:style-name="ro2">
          <table:table-cell table:formula="of:=[Dec.A63]" office:value-type="float" office:value="62" calcext:value-type="float">
            <text:p>62</text:p>
          </table:table-cell>
          <table:table-cell table:formula="of:=[Dec.B63]" office:value-type="string" office:string-value="V" calcext:value-type="string">
            <text:p>V</text:p>
          </table:table-cell>
          <table:table-cell table:formula="of:=DEC2HEX([Dec.C63]; 4)" office:value-type="string" office:string-value="2F76" calcext:value-type="string">
            <text:p>2F76</text:p>
          </table:table-cell>
          <table:table-cell table:formula="of:=DEC2HEX([Dec.D63]; 4)" office:value-type="string" office:string-value="2F56" calcext:value-type="string">
            <text:p>2F56</text:p>
          </table:table-cell>
          <table:table-cell table:formula="of:=DEC2HEX([Dec.E63]; 4)" office:value-type="string" office:string-value="2F56" calcext:value-type="string">
            <text:p>2F56</text:p>
          </table:table-cell>
          <table:table-cell table:formula="of:=DEC2HEX([Dec.F63]; 4)" office:value-type="string" office:string-value="2F16" calcext:value-type="string">
            <text:p>2F16</text:p>
          </table:table-cell>
          <table:table-cell table:formula="of:=DEC2HEX([Dec.G63]; 4)" office:value-type="string" office:string-value="2F16" calcext:value-type="string">
            <text:p>2F16</text:p>
          </table:table-cell>
          <table:table-cell table:formula="of:=DEC2HEX([Dec.H63]; 4)" office:value-type="string" office:string-value="2F16" calcext:value-type="string">
            <text:p>2F16</text:p>
          </table:table-cell>
          <table:table-cell table:formula="of:=DEC2HEX([Dec.I63]; 4)" office:value-type="string" office:string-value="2F00" calcext:value-type="string">
            <text:p>2F00</text:p>
          </table:table-cell>
          <table:table-cell table:formula="of:=DEC2HEX([Dec.J63]; 4)" office:value-type="string" office:string-value="2F00" calcext:value-type="string">
            <text:p>2F00</text:p>
          </table:table-cell>
          <table:table-cell table:formula="of:=DEC2HEX([Dec.K63]; 4)" office:value-type="string" office:string-value="2F00" calcext:value-type="string">
            <text:p>2F00</text:p>
          </table:table-cell>
          <table:table-cell table:formula="of:=DEC2HEX([Dec.L63]; 4)" office:value-type="string" office:string-value="2F00" calcext:value-type="string">
            <text:p>2F00</text:p>
          </table:table-cell>
          <table:table-cell table:formula="of:=DEC2HEX([Dec.M63]; 4)" office:value-type="string" office:string-value="2F76" calcext:value-type="string">
            <text:p>2F76</text:p>
          </table:table-cell>
          <table:table-cell table:formula="of:=DEC2HEX([Dec.N63]; 4)" office:value-type="string" office:string-value="2F56" calcext:value-type="string">
            <text:p>2F56</text:p>
          </table:table-cell>
          <table:table-cell table:formula="of:=DEC2HEX([Dec.O63]; 4)" office:value-type="string" office:string-value="2F56" calcext:value-type="string">
            <text:p>2F56</text:p>
          </table:table-cell>
          <table:table-cell table:formula="of:=DEC2HEX([Dec.P63]; 4)" office:value-type="string" office:string-value="2F76" calcext:value-type="string">
            <text:p>2F76</text:p>
          </table:table-cell>
          <table:table-cell table:number-columns-repeated="1007"/>
        </table:table-row>
        <table:table-row table:style-name="ro2">
          <table:table-cell table:formula="of:=[Dec.A64]" office:value-type="float" office:value="63" calcext:value-type="float">
            <text:p>63</text:p>
          </table:table-cell>
          <table:table-cell table:formula="of:=[Dec.B64]" office:value-type="string" office:string-value="B" calcext:value-type="string">
            <text:p>B</text:p>
          </table:table-cell>
          <table:table-cell table:formula="of:=DEC2HEX([Dec.C64]; 4)" office:value-type="string" office:string-value="3062" calcext:value-type="string">
            <text:p>3062</text:p>
          </table:table-cell>
          <table:table-cell table:formula="of:=DEC2HEX([Dec.D64]; 4)" office:value-type="string" office:string-value="3042" calcext:value-type="string">
            <text:p>3042</text:p>
          </table:table-cell>
          <table:table-cell table:formula="of:=DEC2HEX([Dec.E64]; 4)" office:value-type="string" office:string-value="3042" calcext:value-type="string">
            <text:p>3042</text:p>
          </table:table-cell>
          <table:table-cell table:formula="of:=DEC2HEX([Dec.F64]; 4)" office:value-type="string" office:string-value="3002" calcext:value-type="string">
            <text:p>3002</text:p>
          </table:table-cell>
          <table:table-cell table:formula="of:=DEC2HEX([Dec.G64]; 4)" office:value-type="string" office:string-value="3002" calcext:value-type="string">
            <text:p>3002</text:p>
          </table:table-cell>
          <table:table-cell table:formula="of:=DEC2HEX([Dec.H64]; 4)" office:value-type="string" office:string-value="3002" calcext:value-type="string">
            <text:p>3002</text:p>
          </table:table-cell>
          <table:table-cell table:formula="of:=DEC2HEX([Dec.I64]; 4)" office:value-type="string" office:string-value="3000" calcext:value-type="string">
            <text:p>3000</text:p>
          </table:table-cell>
          <table:table-cell table:formula="of:=DEC2HEX([Dec.J64]; 4)" office:value-type="string" office:string-value="3000" calcext:value-type="string">
            <text:p>3000</text:p>
          </table:table-cell>
          <table:table-cell table:formula="of:=DEC2HEX([Dec.K64]; 4)" office:value-type="string" office:string-value="3000" calcext:value-type="string">
            <text:p>3000</text:p>
          </table:table-cell>
          <table:table-cell table:formula="of:=DEC2HEX([Dec.L64]; 4)" office:value-type="string" office:string-value="3000" calcext:value-type="string">
            <text:p>3000</text:p>
          </table:table-cell>
          <table:table-cell table:formula="of:=DEC2HEX([Dec.M64]; 4)" office:value-type="string" office:string-value="3062" calcext:value-type="string">
            <text:p>3062</text:p>
          </table:table-cell>
          <table:table-cell table:formula="of:=DEC2HEX([Dec.N64]; 4)" office:value-type="string" office:string-value="3042" calcext:value-type="string">
            <text:p>3042</text:p>
          </table:table-cell>
          <table:table-cell table:formula="of:=DEC2HEX([Dec.O64]; 4)" office:value-type="string" office:string-value="3042" calcext:value-type="string">
            <text:p>3042</text:p>
          </table:table-cell>
          <table:table-cell table:formula="of:=DEC2HEX([Dec.P64]; 4)" office:value-type="string" office:string-value="3062" calcext:value-type="string">
            <text:p>3062</text:p>
          </table:table-cell>
          <table:table-cell table:number-columns-repeated="1007"/>
        </table:table-row>
        <table:table-row table:style-name="ro2">
          <table:table-cell table:formula="of:=[Dec.A65]" office:value-type="float" office:value="64" calcext:value-type="float">
            <text:p>64</text:p>
          </table:table-cell>
          <table:table-cell table:formula="of:=[Dec.B65]" office:value-type="string" office:string-value="N" calcext:value-type="string">
            <text:p>N</text:p>
          </table:table-cell>
          <table:table-cell table:formula="of:=DEC2HEX([Dec.C65]; 4)" office:value-type="string" office:string-value="316E" calcext:value-type="string">
            <text:p>316E</text:p>
          </table:table-cell>
          <table:table-cell table:formula="of:=DEC2HEX([Dec.D65]; 4)" office:value-type="string" office:string-value="314E" calcext:value-type="string">
            <text:p>314E</text:p>
          </table:table-cell>
          <table:table-cell table:formula="of:=DEC2HEX([Dec.E65]; 4)" office:value-type="string" office:string-value="314E" calcext:value-type="string">
            <text:p>314E</text:p>
          </table:table-cell>
          <table:table-cell table:formula="of:=DEC2HEX([Dec.F65]; 4)" office:value-type="string" office:string-value="310E" calcext:value-type="string">
            <text:p>310E</text:p>
          </table:table-cell>
          <table:table-cell table:formula="of:=DEC2HEX([Dec.G65]; 4)" office:value-type="string" office:string-value="310E" calcext:value-type="string">
            <text:p>310E</text:p>
          </table:table-cell>
          <table:table-cell table:formula="of:=DEC2HEX([Dec.H65]; 4)" office:value-type="string" office:string-value="310E" calcext:value-type="string">
            <text:p>310E</text:p>
          </table:table-cell>
          <table:table-cell table:formula="of:=DEC2HEX([Dec.I65]; 4)" office:value-type="string" office:string-value="3100" calcext:value-type="string">
            <text:p>3100</text:p>
          </table:table-cell>
          <table:table-cell table:formula="of:=DEC2HEX([Dec.J65]; 4)" office:value-type="string" office:string-value="3100" calcext:value-type="string">
            <text:p>3100</text:p>
          </table:table-cell>
          <table:table-cell table:formula="of:=DEC2HEX([Dec.K65]; 4)" office:value-type="string" office:string-value="3100" calcext:value-type="string">
            <text:p>3100</text:p>
          </table:table-cell>
          <table:table-cell table:formula="of:=DEC2HEX([Dec.L65]; 4)" office:value-type="string" office:string-value="3100" calcext:value-type="string">
            <text:p>3100</text:p>
          </table:table-cell>
          <table:table-cell table:formula="of:=DEC2HEX([Dec.M65]; 4)" office:value-type="string" office:string-value="316E" calcext:value-type="string">
            <text:p>316E</text:p>
          </table:table-cell>
          <table:table-cell table:formula="of:=DEC2HEX([Dec.N65]; 4)" office:value-type="string" office:string-value="314E" calcext:value-type="string">
            <text:p>314E</text:p>
          </table:table-cell>
          <table:table-cell table:formula="of:=DEC2HEX([Dec.O65]; 4)" office:value-type="string" office:string-value="314E" calcext:value-type="string">
            <text:p>314E</text:p>
          </table:table-cell>
          <table:table-cell table:formula="of:=DEC2HEX([Dec.P65]; 4)" office:value-type="string" office:string-value="316E" calcext:value-type="string">
            <text:p>316E</text:p>
          </table:table-cell>
          <table:table-cell table:number-columns-repeated="1007"/>
        </table:table-row>
        <table:table-row table:style-name="ro2">
          <table:table-cell table:formula="of:=[Dec.A66]" office:value-type="float" office:value="65" calcext:value-type="float">
            <text:p>65</text:p>
          </table:table-cell>
          <table:table-cell table:formula="of:=[Dec.B66]" office:value-type="string" office:string-value="M" calcext:value-type="string">
            <text:p>M</text:p>
          </table:table-cell>
          <table:table-cell table:formula="of:=DEC2HEX([Dec.C66]; 4)" office:value-type="string" office:string-value="326D" calcext:value-type="string">
            <text:p>326D</text:p>
          </table:table-cell>
          <table:table-cell table:formula="of:=DEC2HEX([Dec.D66]; 4)" office:value-type="string" office:string-value="324D" calcext:value-type="string">
            <text:p>324D</text:p>
          </table:table-cell>
          <table:table-cell table:formula="of:=DEC2HEX([Dec.E66]; 4)" office:value-type="string" office:string-value="324D" calcext:value-type="string">
            <text:p>324D</text:p>
          </table:table-cell>
          <table:table-cell table:formula="of:=DEC2HEX([Dec.F66]; 4)" office:value-type="string" office:string-value="320D" calcext:value-type="string">
            <text:p>320D</text:p>
          </table:table-cell>
          <table:table-cell table:formula="of:=DEC2HEX([Dec.G66]; 4)" office:value-type="string" office:string-value="320D" calcext:value-type="string">
            <text:p>320D</text:p>
          </table:table-cell>
          <table:table-cell table:formula="of:=DEC2HEX([Dec.H66]; 4)" office:value-type="string" office:string-value="320D" calcext:value-type="string">
            <text:p>320D</text:p>
          </table:table-cell>
          <table:table-cell table:formula="of:=DEC2HEX([Dec.I66]; 4)" office:value-type="string" office:string-value="3200" calcext:value-type="string">
            <text:p>3200</text:p>
          </table:table-cell>
          <table:table-cell table:formula="of:=DEC2HEX([Dec.J66]; 4)" office:value-type="string" office:string-value="3200" calcext:value-type="string">
            <text:p>3200</text:p>
          </table:table-cell>
          <table:table-cell table:formula="of:=DEC2HEX([Dec.K66]; 4)" office:value-type="string" office:string-value="3200" calcext:value-type="string">
            <text:p>3200</text:p>
          </table:table-cell>
          <table:table-cell table:formula="of:=DEC2HEX([Dec.L66]; 4)" office:value-type="string" office:string-value="3200" calcext:value-type="string">
            <text:p>3200</text:p>
          </table:table-cell>
          <table:table-cell table:formula="of:=DEC2HEX([Dec.M66]; 4)" office:value-type="string" office:string-value="326D" calcext:value-type="string">
            <text:p>326D</text:p>
          </table:table-cell>
          <table:table-cell table:formula="of:=DEC2HEX([Dec.N66]; 4)" office:value-type="string" office:string-value="324D" calcext:value-type="string">
            <text:p>324D</text:p>
          </table:table-cell>
          <table:table-cell table:formula="of:=DEC2HEX([Dec.O66]; 4)" office:value-type="string" office:string-value="324D" calcext:value-type="string">
            <text:p>324D</text:p>
          </table:table-cell>
          <table:table-cell table:formula="of:=DEC2HEX([Dec.P66]; 4)" office:value-type="string" office:string-value="326D" calcext:value-type="string">
            <text:p>326D</text:p>
          </table:table-cell>
          <table:table-cell table:number-columns-repeated="1007"/>
        </table:table-row>
        <table:table-row table:style-name="ro2">
          <table:table-cell table:formula="of:=[Dec.A67]" office:value-type="float" office:value="66" calcext:value-type="float">
            <text:p>66</text:p>
          </table:table-cell>
          <table:table-cell table:formula="of:=[Dec.B67]" office:value-type="string" office:string-value="," calcext:value-type="string">
            <text:p>,</text:p>
          </table:table-cell>
          <table:table-cell table:formula="of:=DEC2HEX([Dec.C67]; 4)" office:value-type="string" office:string-value="332C" calcext:value-type="string">
            <text:p>332C</text:p>
          </table:table-cell>
          <table:table-cell table:formula="of:=DEC2HEX([Dec.D67]; 4)" office:value-type="string" office:string-value="333C" calcext:value-type="string">
            <text:p>333C</text:p>
          </table:table-cell>
          <table:table-cell table:formula="of:=DEC2HEX([Dec.E67]; 4)" office:value-type="string" office:string-value="333C" calcext:value-type="string">
            <text:p>333C</text:p>
          </table:table-cell>
          <table:table-cell table:formula="of:=DEC2HEX([Dec.F67]; 4)" office:value-type="string" office:string-value="FFFFFFFFFF" calcext:value-type="string">
            <text:p>FFFFFFFFFF</text:p>
          </table:table-cell>
          <table:table-cell table:formula="of:=DEC2HEX([Dec.G67]; 4)" office:value-type="string" office:string-value="FFFFFFFFFF" calcext:value-type="string">
            <text:p>FFFFFFFFFF</text:p>
          </table:table-cell>
          <table:table-cell table:formula="of:=DEC2HEX([Dec.H67]; 4)" office:value-type="string" office:string-value="FFFFFFFFFF" calcext:value-type="string">
            <text:p>FFFFFFFFFF</text:p>
          </table:table-cell>
          <table:table-cell table:formula="of:=DEC2HEX([Dec.I67]; 4)" office:value-type="string" office:string-value="3300" calcext:value-type="string">
            <text:p>3300</text:p>
          </table:table-cell>
          <table:table-cell table:formula="of:=DEC2HEX([Dec.J67]; 4)" office:value-type="string" office:string-value="3300" calcext:value-type="string">
            <text:p>3300</text:p>
          </table:table-cell>
          <table:table-cell table:formula="of:=DEC2HEX([Dec.K67]; 4)" office:value-type="string" office:string-value="3300" calcext:value-type="string">
            <text:p>3300</text:p>
          </table:table-cell>
          <table:table-cell table:formula="of:=DEC2HEX([Dec.L67]; 4)" office:value-type="string" office:string-value="3300" calcext:value-type="string">
            <text:p>3300</text:p>
          </table:table-cell>
          <table:table-cell table:formula="of:=DEC2HEX([Dec.M67]; 4)" office:value-type="string" office:string-value="332C" calcext:value-type="string">
            <text:p>332C</text:p>
          </table:table-cell>
          <table:table-cell table:formula="of:=DEC2HEX([Dec.N67]; 4)" office:value-type="string" office:string-value="333C" calcext:value-type="string">
            <text:p>333C</text:p>
          </table:table-cell>
          <table:table-cell table:formula="of:=DEC2HEX([Dec.O67]; 4)" office:value-type="string" office:string-value="332C" calcext:value-type="string">
            <text:p>332C</text:p>
          </table:table-cell>
          <table:table-cell table:formula="of:=DEC2HEX([Dec.P67]; 4)" office:value-type="string" office:string-value="333C" calcext:value-type="string">
            <text:p>333C</text:p>
          </table:table-cell>
          <table:table-cell table:number-columns-repeated="1007"/>
        </table:table-row>
        <table:table-row table:style-name="ro2">
          <table:table-cell table:formula="of:=[Dec.A68]" office:value-type="float" office:value="67" calcext:value-type="float">
            <text:p>67</text:p>
          </table:table-cell>
          <table:table-cell table:formula="of:=[Dec.B68]" office:value-type="string" office:string-value="." calcext:value-type="string">
            <text:p>.</text:p>
          </table:table-cell>
          <table:table-cell table:formula="of:=DEC2HEX([Dec.C68]; 4)" office:value-type="string" office:string-value="342E" calcext:value-type="string">
            <text:p>342E</text:p>
          </table:table-cell>
          <table:table-cell table:formula="of:=DEC2HEX([Dec.D68]; 4)" office:value-type="string" office:string-value="343E" calcext:value-type="string">
            <text:p>343E</text:p>
          </table:table-cell>
          <table:table-cell table:formula="of:=DEC2HEX([Dec.E68]; 4)" office:value-type="string" office:string-value="343E" calcext:value-type="string">
            <text:p>343E</text:p>
          </table:table-cell>
          <table:table-cell table:formula="of:=DEC2HEX([Dec.F68]; 4)" office:value-type="string" office:string-value="FFFFFFFFFF" calcext:value-type="string">
            <text:p>FFFFFFFFFF</text:p>
          </table:table-cell>
          <table:table-cell table:formula="of:=DEC2HEX([Dec.G68]; 4)" office:value-type="string" office:string-value="FFFFFFFFFF" calcext:value-type="string">
            <text:p>FFFFFFFFFF</text:p>
          </table:table-cell>
          <table:table-cell table:formula="of:=DEC2HEX([Dec.H68]; 4)" office:value-type="string" office:string-value="FFFFFFFFFF" calcext:value-type="string">
            <text:p>FFFFFFFFFF</text:p>
          </table:table-cell>
          <table:table-cell table:formula="of:=DEC2HEX([Dec.I68]; 4)" office:value-type="string" office:string-value="3400" calcext:value-type="string">
            <text:p>3400</text:p>
          </table:table-cell>
          <table:table-cell table:formula="of:=DEC2HEX([Dec.J68]; 4)" office:value-type="string" office:string-value="3400" calcext:value-type="string">
            <text:p>3400</text:p>
          </table:table-cell>
          <table:table-cell table:formula="of:=DEC2HEX([Dec.K68]; 4)" office:value-type="string" office:string-value="3400" calcext:value-type="string">
            <text:p>3400</text:p>
          </table:table-cell>
          <table:table-cell table:formula="of:=DEC2HEX([Dec.L68]; 4)" office:value-type="string" office:string-value="3400" calcext:value-type="string">
            <text:p>3400</text:p>
          </table:table-cell>
          <table:table-cell table:formula="of:=DEC2HEX([Dec.M68]; 4)" office:value-type="string" office:string-value="342E" calcext:value-type="string">
            <text:p>342E</text:p>
          </table:table-cell>
          <table:table-cell table:formula="of:=DEC2HEX([Dec.N68]; 4)" office:value-type="string" office:string-value="343E" calcext:value-type="string">
            <text:p>343E</text:p>
          </table:table-cell>
          <table:table-cell table:formula="of:=DEC2HEX([Dec.O68]; 4)" office:value-type="string" office:string-value="342E" calcext:value-type="string">
            <text:p>342E</text:p>
          </table:table-cell>
          <table:table-cell table:formula="of:=DEC2HEX([Dec.P68]; 4)" office:value-type="string" office:string-value="343E" calcext:value-type="string">
            <text:p>343E</text:p>
          </table:table-cell>
          <table:table-cell table:number-columns-repeated="1007"/>
        </table:table-row>
        <table:table-row table:style-name="ro2">
          <table:table-cell table:formula="of:=[Dec.A69]" office:value-type="float" office:value="68" calcext:value-type="float">
            <text:p>68</text:p>
          </table:table-cell>
          <table:table-cell table:formula="of:=[Dec.B69]" office:value-type="string" office:string-value="/" calcext:value-type="string">
            <text:p>/</text:p>
          </table:table-cell>
          <table:table-cell table:formula="of:=DEC2HEX([Dec.C69]; 4)" office:value-type="string" office:string-value="352F" calcext:value-type="string">
            <text:p>352F</text:p>
          </table:table-cell>
          <table:table-cell table:formula="of:=DEC2HEX([Dec.D69]; 4)" office:value-type="string" office:string-value="353F" calcext:value-type="string">
            <text:p>353F</text:p>
          </table:table-cell>
          <table:table-cell table:formula="of:=DEC2HEX([Dec.E69]; 4)" office:value-type="string" office:string-value="353F" calcext:value-type="string">
            <text:p>353F</text:p>
          </table:table-cell>
          <table:table-cell table:formula="of:=DEC2HEX([Dec.F69]; 4)" office:value-type="string" office:string-value="FFFFFFFFFF" calcext:value-type="string">
            <text:p>FFFFFFFFFF</text:p>
          </table:table-cell>
          <table:table-cell table:formula="of:=DEC2HEX([Dec.G69]; 4)" office:value-type="string" office:string-value="FFFFFFFFFF" calcext:value-type="string">
            <text:p>FFFFFFFFFF</text:p>
          </table:table-cell>
          <table:table-cell table:formula="of:=DEC2HEX([Dec.H69]; 4)" office:value-type="string" office:string-value="FFFFFFFFFF" calcext:value-type="string">
            <text:p>FFFFFFFFFF</text:p>
          </table:table-cell>
          <table:table-cell table:formula="of:=DEC2HEX([Dec.I69]; 4)" office:value-type="string" office:string-value="3500" calcext:value-type="string">
            <text:p>3500</text:p>
          </table:table-cell>
          <table:table-cell table:formula="of:=DEC2HEX([Dec.J69]; 4)" office:value-type="string" office:string-value="3500" calcext:value-type="string">
            <text:p>3500</text:p>
          </table:table-cell>
          <table:table-cell table:formula="of:=DEC2HEX([Dec.K69]; 4)" office:value-type="string" office:string-value="3500" calcext:value-type="string">
            <text:p>3500</text:p>
          </table:table-cell>
          <table:table-cell table:formula="of:=DEC2HEX([Dec.L69]; 4)" office:value-type="string" office:string-value="3500" calcext:value-type="string">
            <text:p>3500</text:p>
          </table:table-cell>
          <table:table-cell table:formula="of:=DEC2HEX([Dec.M69]; 4)" office:value-type="string" office:string-value="352F" calcext:value-type="string">
            <text:p>352F</text:p>
          </table:table-cell>
          <table:table-cell table:formula="of:=DEC2HEX([Dec.N69]; 4)" office:value-type="string" office:string-value="353F" calcext:value-type="string">
            <text:p>353F</text:p>
          </table:table-cell>
          <table:table-cell table:formula="of:=DEC2HEX([Dec.O69]; 4)" office:value-type="string" office:string-value="352F" calcext:value-type="string">
            <text:p>352F</text:p>
          </table:table-cell>
          <table:table-cell table:formula="of:=DEC2HEX([Dec.P69]; 4)" office:value-type="string" office:string-value="353F" calcext:value-type="string">
            <text:p>353F</text:p>
          </table:table-cell>
          <table:table-cell table:number-columns-repeated="1007"/>
        </table:table-row>
        <table:table-row table:style-name="ro2">
          <table:table-cell table:formula="of:=[Dec.A70]" office:value-type="float" office:value="69" calcext:value-type="float">
            <text:p>69</text:p>
          </table:table-cell>
          <table:table-cell table:formula="of:=[Dec.B70]" office:value-type="string" office:string-value="Right Shift " calcext:value-type="string">
            <text:p>Right Shift </text:p>
          </table:table-cell>
          <table:table-cell table:formula="of:=DEC2HEX([Dec.C70]; 4)" office:value-type="string" office:string-value="FFFFFFFFFF" calcext:value-type="string">
            <text:p>FFFFFFFFFF</text:p>
          </table:table-cell>
          <table:table-cell table:formula="of:=DEC2HEX([Dec.D70]; 4)" office:value-type="string" office:string-value="FFFFFFFFFF" calcext:value-type="string">
            <text:p>FFFFFFFFFF</text:p>
          </table:table-cell>
          <table:table-cell table:formula="of:=DEC2HEX([Dec.E70]; 4)" office:value-type="string" office:string-value="FFFFFFFFFF" calcext:value-type="string">
            <text:p>FFFFFFFFFF</text:p>
          </table:table-cell>
          <table:table-cell table:formula="of:=DEC2HEX([Dec.F70]; 4)" office:value-type="string" office:string-value="FFFFFFFFFF" calcext:value-type="string">
            <text:p>FFFFFFFFFF</text:p>
          </table:table-cell>
          <table:table-cell table:formula="of:=DEC2HEX([Dec.G70]; 4)" office:value-type="string" office:string-value="FFFFFFFFFF" calcext:value-type="string">
            <text:p>FFFFFFFFFF</text:p>
          </table:table-cell>
          <table:table-cell table:formula="of:=DEC2HEX([Dec.H70]; 4)" office:value-type="string" office:string-value="FFFFFFFFFF" calcext:value-type="string">
            <text:p>FFFFFFFFFF</text:p>
          </table:table-cell>
          <table:table-cell table:formula="of:=DEC2HEX([Dec.I70]; 4)" office:value-type="string" office:string-value="FFFFFFFFFF" calcext:value-type="string">
            <text:p>FFFFFFFFFF</text:p>
          </table:table-cell>
          <table:table-cell table:formula="of:=DEC2HEX([Dec.J70]; 4)" office:value-type="string" office:string-value="FFFFFFFFFF" calcext:value-type="string">
            <text:p>FFFFFFFFFF</text:p>
          </table:table-cell>
          <table:table-cell table:formula="of:=DEC2HEX([Dec.K70]; 4)" office:value-type="string" office:string-value="FFFFFFFFFF" calcext:value-type="string">
            <text:p>FFFFFFFFFF</text:p>
          </table:table-cell>
          <table:table-cell table:formula="of:=DEC2HEX([Dec.L70]; 4)" office:value-type="string" office:string-value="FFFFFFFFFF" calcext:value-type="string">
            <text:p>FFFFFFFFFF</text:p>
          </table:table-cell>
          <table:table-cell table:formula="of:=DEC2HEX([Dec.M70]; 4)" office:value-type="string" office:string-value="FFFFFFFFFF" calcext:value-type="string">
            <text:p>FFFFFFFFFF</text:p>
          </table:table-cell>
          <table:table-cell table:formula="of:=DEC2HEX([Dec.N70]; 4)" office:value-type="string" office:string-value="FFFFFFFFFF" calcext:value-type="string">
            <text:p>FFFFFFFFFF</text:p>
          </table:table-cell>
          <table:table-cell table:formula="of:=DEC2HEX([Dec.O70]; 4)" office:value-type="string" office:string-value="FFFFFFFFFF" calcext:value-type="string">
            <text:p>FFFFFFFFFF</text:p>
          </table:table-cell>
          <table:table-cell table:formula="of:=DEC2HEX([Dec.P70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71]" office:value-type="float" office:value="70" calcext:value-type="float">
            <text:p>70</text:p>
          </table:table-cell>
          <table:table-cell table:formula="of:=[Dec.B71]" office:value-type="string" office:string-value="Left Ctrl" calcext:value-type="string">
            <text:p>Left Ctrl</text:p>
          </table:table-cell>
          <table:table-cell table:formula="of:=DEC2HEX([Dec.C71]; 4)" office:value-type="string" office:string-value="FFFFFFFFFF" calcext:value-type="string">
            <text:p>FFFFFFFFFF</text:p>
          </table:table-cell>
          <table:table-cell table:formula="of:=DEC2HEX([Dec.D71]; 4)" office:value-type="string" office:string-value="FFFFFFFFFF" calcext:value-type="string">
            <text:p>FFFFFFFFFF</text:p>
          </table:table-cell>
          <table:table-cell table:formula="of:=DEC2HEX([Dec.E71]; 4)" office:value-type="string" office:string-value="FFFFFFFFFF" calcext:value-type="string">
            <text:p>FFFFFFFFFF</text:p>
          </table:table-cell>
          <table:table-cell table:formula="of:=DEC2HEX([Dec.F71]; 4)" office:value-type="string" office:string-value="FFFFFFFFFF" calcext:value-type="string">
            <text:p>FFFFFFFFFF</text:p>
          </table:table-cell>
          <table:table-cell table:formula="of:=DEC2HEX([Dec.G71]; 4)" office:value-type="string" office:string-value="FFFFFFFFFF" calcext:value-type="string">
            <text:p>FFFFFFFFFF</text:p>
          </table:table-cell>
          <table:table-cell table:formula="of:=DEC2HEX([Dec.H71]; 4)" office:value-type="string" office:string-value="FFFFFFFFFF" calcext:value-type="string">
            <text:p>FFFFFFFFFF</text:p>
          </table:table-cell>
          <table:table-cell table:formula="of:=DEC2HEX([Dec.I71]; 4)" office:value-type="string" office:string-value="FFFFFFFFFF" calcext:value-type="string">
            <text:p>FFFFFFFFFF</text:p>
          </table:table-cell>
          <table:table-cell table:formula="of:=DEC2HEX([Dec.J71]; 4)" office:value-type="string" office:string-value="FFFFFFFFFF" calcext:value-type="string">
            <text:p>FFFFFFFFFF</text:p>
          </table:table-cell>
          <table:table-cell table:formula="of:=DEC2HEX([Dec.K71]; 4)" office:value-type="string" office:string-value="FFFFFFFFFF" calcext:value-type="string">
            <text:p>FFFFFFFFFF</text:p>
          </table:table-cell>
          <table:table-cell table:formula="of:=DEC2HEX([Dec.L71]; 4)" office:value-type="string" office:string-value="FFFFFFFFFF" calcext:value-type="string">
            <text:p>FFFFFFFFFF</text:p>
          </table:table-cell>
          <table:table-cell table:formula="of:=DEC2HEX([Dec.M71]; 4)" office:value-type="string" office:string-value="FFFFFFFFFF" calcext:value-type="string">
            <text:p>FFFFFFFFFF</text:p>
          </table:table-cell>
          <table:table-cell table:formula="of:=DEC2HEX([Dec.N71]; 4)" office:value-type="string" office:string-value="FFFFFFFFFF" calcext:value-type="string">
            <text:p>FFFFFFFFFF</text:p>
          </table:table-cell>
          <table:table-cell table:formula="of:=DEC2HEX([Dec.O71]; 4)" office:value-type="string" office:string-value="FFFFFFFFFF" calcext:value-type="string">
            <text:p>FFFFFFFFFF</text:p>
          </table:table-cell>
          <table:table-cell table:formula="of:=DEC2HEX([Dec.P71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72]" office:value-type="float" office:value="71" calcext:value-type="float">
            <text:p>71</text:p>
          </table:table-cell>
          <table:table-cell table:formula="of:=[Dec.B72]" office:value-type="string" office:string-value="Left Alt" calcext:value-type="string">
            <text:p>Left Alt</text:p>
          </table:table-cell>
          <table:table-cell table:formula="of:=DEC2HEX([Dec.C72]; 4)" office:value-type="string" office:string-value="FFFFFFFFFF" calcext:value-type="string">
            <text:p>FFFFFFFFFF</text:p>
          </table:table-cell>
          <table:table-cell table:formula="of:=DEC2HEX([Dec.D72]; 4)" office:value-type="string" office:string-value="FFFFFFFFFF" calcext:value-type="string">
            <text:p>FFFFFFFFFF</text:p>
          </table:table-cell>
          <table:table-cell table:formula="of:=DEC2HEX([Dec.E72]; 4)" office:value-type="string" office:string-value="FFFFFFFFFF" calcext:value-type="string">
            <text:p>FFFFFFFFFF</text:p>
          </table:table-cell>
          <table:table-cell table:formula="of:=DEC2HEX([Dec.F72]; 4)" office:value-type="string" office:string-value="FFFFFFFFFF" calcext:value-type="string">
            <text:p>FFFFFFFFFF</text:p>
          </table:table-cell>
          <table:table-cell table:formula="of:=DEC2HEX([Dec.G72]; 4)" office:value-type="string" office:string-value="FFFFFFFFFF" calcext:value-type="string">
            <text:p>FFFFFFFFFF</text:p>
          </table:table-cell>
          <table:table-cell table:formula="of:=DEC2HEX([Dec.H72]; 4)" office:value-type="string" office:string-value="FFFFFFFFFF" calcext:value-type="string">
            <text:p>FFFFFFFFFF</text:p>
          </table:table-cell>
          <table:table-cell table:formula="of:=DEC2HEX([Dec.I72]; 4)" office:value-type="string" office:string-value="FFFFFFFFFF" calcext:value-type="string">
            <text:p>FFFFFFFFFF</text:p>
          </table:table-cell>
          <table:table-cell table:formula="of:=DEC2HEX([Dec.J72]; 4)" office:value-type="string" office:string-value="FFFFFFFFFF" calcext:value-type="string">
            <text:p>FFFFFFFFFF</text:p>
          </table:table-cell>
          <table:table-cell table:formula="of:=DEC2HEX([Dec.K72]; 4)" office:value-type="string" office:string-value="FFFFFFFFFF" calcext:value-type="string">
            <text:p>FFFFFFFFFF</text:p>
          </table:table-cell>
          <table:table-cell table:formula="of:=DEC2HEX([Dec.L72]; 4)" office:value-type="string" office:string-value="FFFFFFFFFF" calcext:value-type="string">
            <text:p>FFFFFFFFFF</text:p>
          </table:table-cell>
          <table:table-cell table:formula="of:=DEC2HEX([Dec.M72]; 4)" office:value-type="string" office:string-value="FFFFFFFFFF" calcext:value-type="string">
            <text:p>FFFFFFFFFF</text:p>
          </table:table-cell>
          <table:table-cell table:formula="of:=DEC2HEX([Dec.N72]; 4)" office:value-type="string" office:string-value="FFFFFFFFFF" calcext:value-type="string">
            <text:p>FFFFFFFFFF</text:p>
          </table:table-cell>
          <table:table-cell table:formula="of:=DEC2HEX([Dec.O72]; 4)" office:value-type="string" office:string-value="FFFFFFFFFF" calcext:value-type="string">
            <text:p>FFFFFFFFFF</text:p>
          </table:table-cell>
          <table:table-cell table:formula="of:=DEC2HEX([Dec.P72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73]" office:value-type="float" office:value="72" calcext:value-type="float">
            <text:p>72</text:p>
          </table:table-cell>
          <table:table-cell table:formula="of:=[Dec.B73]" office:value-type="string" office:string-value="Space Bar     " calcext:value-type="string">
            <text:p>Space Bar <text:s text:c="4"/></text:p>
          </table:table-cell>
          <table:table-cell table:formula="of:=DEC2HEX([Dec.C73]; 4)" office:value-type="string" office:string-value="3920" calcext:value-type="string">
            <text:p>3920</text:p>
          </table:table-cell>
          <table:table-cell table:formula="of:=DEC2HEX([Dec.D73]; 4)" office:value-type="string" office:string-value="3920" calcext:value-type="string">
            <text:p>3920</text:p>
          </table:table-cell>
          <table:table-cell table:formula="of:=DEC2HEX([Dec.E73]; 4)" office:value-type="string" office:string-value="3920" calcext:value-type="string">
            <text:p>3920</text:p>
          </table:table-cell>
          <table:table-cell table:formula="of:=DEC2HEX([Dec.F73]; 4)" office:value-type="string" office:string-value="3920" calcext:value-type="string">
            <text:p>3920</text:p>
          </table:table-cell>
          <table:table-cell table:formula="of:=DEC2HEX([Dec.G73]; 4)" office:value-type="string" office:string-value="3920" calcext:value-type="string">
            <text:p>3920</text:p>
          </table:table-cell>
          <table:table-cell table:formula="of:=DEC2HEX([Dec.H73]; 4)" office:value-type="string" office:string-value="3920" calcext:value-type="string">
            <text:p>3920</text:p>
          </table:table-cell>
          <table:table-cell table:formula="of:=DEC2HEX([Dec.I73]; 4)" office:value-type="string" office:string-value="3920" calcext:value-type="string">
            <text:p>3920</text:p>
          </table:table-cell>
          <table:table-cell table:formula="of:=DEC2HEX([Dec.J73]; 4)" office:value-type="string" office:string-value="3920" calcext:value-type="string">
            <text:p>3920</text:p>
          </table:table-cell>
          <table:table-cell table:formula="of:=DEC2HEX([Dec.K73]; 4)" office:value-type="string" office:string-value="3920" calcext:value-type="string">
            <text:p>3920</text:p>
          </table:table-cell>
          <table:table-cell table:formula="of:=DEC2HEX([Dec.L73]; 4)" office:value-type="string" office:string-value="3920" calcext:value-type="string">
            <text:p>3920</text:p>
          </table:table-cell>
          <table:table-cell table:formula="of:=DEC2HEX([Dec.M73]; 4)" office:value-type="string" office:string-value="3920" calcext:value-type="string">
            <text:p>3920</text:p>
          </table:table-cell>
          <table:table-cell table:formula="of:=DEC2HEX([Dec.N73]; 4)" office:value-type="string" office:string-value="3920" calcext:value-type="string">
            <text:p>3920</text:p>
          </table:table-cell>
          <table:table-cell table:formula="of:=DEC2HEX([Dec.O73]; 4)" office:value-type="string" office:string-value="3920" calcext:value-type="string">
            <text:p>3920</text:p>
          </table:table-cell>
          <table:table-cell table:formula="of:=DEC2HEX([Dec.P73]; 4)" office:value-type="string" office:string-value="3920" calcext:value-type="string">
            <text:p>3920</text:p>
          </table:table-cell>
          <table:table-cell table:number-columns-repeated="1007"/>
        </table:table-row>
        <table:table-row table:style-name="ro2">
          <table:table-cell table:formula="of:=[Dec.A74]" office:value-type="float" office:value="73" calcext:value-type="float">
            <text:p>73</text:p>
          </table:table-cell>
          <table:table-cell table:formula="of:=[Dec.B74]" office:value-type="string" office:string-value="Right Alt" calcext:value-type="string">
            <text:p>Right Alt</text:p>
          </table:table-cell>
          <table:table-cell table:formula="of:=DEC2HEX([Dec.C74]; 4)" office:value-type="string" office:string-value="FFFFFFFFFF" calcext:value-type="string">
            <text:p>FFFFFFFFFF</text:p>
          </table:table-cell>
          <table:table-cell table:formula="of:=DEC2HEX([Dec.D74]; 4)" office:value-type="string" office:string-value="FFFFFFFFFF" calcext:value-type="string">
            <text:p>FFFFFFFFFF</text:p>
          </table:table-cell>
          <table:table-cell table:formula="of:=DEC2HEX([Dec.E74]; 4)" office:value-type="string" office:string-value="FFFFFFFFFF" calcext:value-type="string">
            <text:p>FFFFFFFFFF</text:p>
          </table:table-cell>
          <table:table-cell table:formula="of:=DEC2HEX([Dec.F74]; 4)" office:value-type="string" office:string-value="FFFFFFFFFF" calcext:value-type="string">
            <text:p>FFFFFFFFFF</text:p>
          </table:table-cell>
          <table:table-cell table:formula="of:=DEC2HEX([Dec.G74]; 4)" office:value-type="string" office:string-value="FFFFFFFFFF" calcext:value-type="string">
            <text:p>FFFFFFFFFF</text:p>
          </table:table-cell>
          <table:table-cell table:formula="of:=DEC2HEX([Dec.H74]; 4)" office:value-type="string" office:string-value="FFFFFFFFFF" calcext:value-type="string">
            <text:p>FFFFFFFFFF</text:p>
          </table:table-cell>
          <table:table-cell table:formula="of:=DEC2HEX([Dec.I74]; 4)" office:value-type="string" office:string-value="FFFFFFFFFF" calcext:value-type="string">
            <text:p>FFFFFFFFFF</text:p>
          </table:table-cell>
          <table:table-cell table:formula="of:=DEC2HEX([Dec.J74]; 4)" office:value-type="string" office:string-value="FFFFFFFFFF" calcext:value-type="string">
            <text:p>FFFFFFFFFF</text:p>
          </table:table-cell>
          <table:table-cell table:formula="of:=DEC2HEX([Dec.K74]; 4)" office:value-type="string" office:string-value="FFFFFFFFFF" calcext:value-type="string">
            <text:p>FFFFFFFFFF</text:p>
          </table:table-cell>
          <table:table-cell table:formula="of:=DEC2HEX([Dec.L74]; 4)" office:value-type="string" office:string-value="FFFFFFFFFF" calcext:value-type="string">
            <text:p>FFFFFFFFFF</text:p>
          </table:table-cell>
          <table:table-cell table:formula="of:=DEC2HEX([Dec.M74]; 4)" office:value-type="string" office:string-value="FFFFFFFFFF" calcext:value-type="string">
            <text:p>FFFFFFFFFF</text:p>
          </table:table-cell>
          <table:table-cell table:formula="of:=DEC2HEX([Dec.N74]; 4)" office:value-type="string" office:string-value="FFFFFFFFFF" calcext:value-type="string">
            <text:p>FFFFFFFFFF</text:p>
          </table:table-cell>
          <table:table-cell table:formula="of:=DEC2HEX([Dec.O74]; 4)" office:value-type="string" office:string-value="FFFFFFFFFF" calcext:value-type="string">
            <text:p>FFFFFFFFFF</text:p>
          </table:table-cell>
          <table:table-cell table:formula="of:=DEC2HEX([Dec.P74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75]" office:value-type="float" office:value="74" calcext:value-type="float">
            <text:p>74</text:p>
          </table:table-cell>
          <table:table-cell table:formula="of:=[Dec.B75]" office:value-type="string" office:string-value="Right Ctrl" calcext:value-type="string">
            <text:p>Right Ctrl</text:p>
          </table:table-cell>
          <table:table-cell table:formula="of:=DEC2HEX([Dec.C75]; 4)" office:value-type="string" office:string-value="FFFFFFFFFF" calcext:value-type="string">
            <text:p>FFFFFFFFFF</text:p>
          </table:table-cell>
          <table:table-cell table:formula="of:=DEC2HEX([Dec.D75]; 4)" office:value-type="string" office:string-value="FFFFFFFFFF" calcext:value-type="string">
            <text:p>FFFFFFFFFF</text:p>
          </table:table-cell>
          <table:table-cell table:formula="of:=DEC2HEX([Dec.E75]; 4)" office:value-type="string" office:string-value="FFFFFFFFFF" calcext:value-type="string">
            <text:p>FFFFFFFFFF</text:p>
          </table:table-cell>
          <table:table-cell table:formula="of:=DEC2HEX([Dec.F75]; 4)" office:value-type="string" office:string-value="FFFFFFFFFF" calcext:value-type="string">
            <text:p>FFFFFFFFFF</text:p>
          </table:table-cell>
          <table:table-cell table:formula="of:=DEC2HEX([Dec.G75]; 4)" office:value-type="string" office:string-value="FFFFFFFFFF" calcext:value-type="string">
            <text:p>FFFFFFFFFF</text:p>
          </table:table-cell>
          <table:table-cell table:formula="of:=DEC2HEX([Dec.H75]; 4)" office:value-type="string" office:string-value="FFFFFFFFFF" calcext:value-type="string">
            <text:p>FFFFFFFFFF</text:p>
          </table:table-cell>
          <table:table-cell table:formula="of:=DEC2HEX([Dec.I75]; 4)" office:value-type="string" office:string-value="FFFFFFFFFF" calcext:value-type="string">
            <text:p>FFFFFFFFFF</text:p>
          </table:table-cell>
          <table:table-cell table:formula="of:=DEC2HEX([Dec.J75]; 4)" office:value-type="string" office:string-value="FFFFFFFFFF" calcext:value-type="string">
            <text:p>FFFFFFFFFF</text:p>
          </table:table-cell>
          <table:table-cell table:formula="of:=DEC2HEX([Dec.K75]; 4)" office:value-type="string" office:string-value="FFFFFFFFFF" calcext:value-type="string">
            <text:p>FFFFFFFFFF</text:p>
          </table:table-cell>
          <table:table-cell table:formula="of:=DEC2HEX([Dec.L75]; 4)" office:value-type="string" office:string-value="FFFFFFFFFF" calcext:value-type="string">
            <text:p>FFFFFFFFFF</text:p>
          </table:table-cell>
          <table:table-cell table:formula="of:=DEC2HEX([Dec.M75]; 4)" office:value-type="string" office:string-value="FFFFFFFFFF" calcext:value-type="string">
            <text:p>FFFFFFFFFF</text:p>
          </table:table-cell>
          <table:table-cell table:formula="of:=DEC2HEX([Dec.N75]; 4)" office:value-type="string" office:string-value="FFFFFFFFFF" calcext:value-type="string">
            <text:p>FFFFFFFFFF</text:p>
          </table:table-cell>
          <table:table-cell table:formula="of:=DEC2HEX([Dec.O75]; 4)" office:value-type="string" office:string-value="FFFFFFFFFF" calcext:value-type="string">
            <text:p>FFFFFFFFFF</text:p>
          </table:table-cell>
          <table:table-cell table:formula="of:=DEC2HEX([Dec.P75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76]" office:value-type="float" office:value="75" calcext:value-type="float">
            <text:p>75</text:p>
          </table:table-cell>
          <table:table-cell table:formula="of:=[Dec.B76]" office:value-type="string" office:string-value="Insert" calcext:value-type="string">
            <text:p>Insert</text:p>
          </table:table-cell>
          <table:table-cell table:formula="of:=DEC2HEX([Dec.C76]; 4)" office:value-type="string" office:string-value="52E0" calcext:value-type="string">
            <text:p>52E0</text:p>
          </table:table-cell>
          <table:table-cell table:formula="of:=DEC2HEX([Dec.D76]; 4)" office:value-type="string" office:string-value="52E0" calcext:value-type="string">
            <text:p>52E0</text:p>
          </table:table-cell>
          <table:table-cell table:formula="of:=DEC2HEX([Dec.E76]; 4)" office:value-type="string" office:string-value="52E0" calcext:value-type="string">
            <text:p>52E0</text:p>
          </table:table-cell>
          <table:table-cell table:formula="of:=DEC2HEX([Dec.F76]; 4)" office:value-type="string" office:string-value="92E0" calcext:value-type="string">
            <text:p>92E0</text:p>
          </table:table-cell>
          <table:table-cell table:formula="of:=DEC2HEX([Dec.G76]; 4)" office:value-type="string" office:string-value="92E0" calcext:value-type="string">
            <text:p>92E0</text:p>
          </table:table-cell>
          <table:table-cell table:formula="of:=DEC2HEX([Dec.H76]; 4)" office:value-type="string" office:string-value="92E0" calcext:value-type="string">
            <text:p>92E0</text:p>
          </table:table-cell>
          <table:table-cell table:formula="of:=DEC2HEX([Dec.I76]; 4)" office:value-type="string" office:string-value="A200" calcext:value-type="string">
            <text:p>A200</text:p>
          </table:table-cell>
          <table:table-cell table:formula="of:=DEC2HEX([Dec.J76]; 4)" office:value-type="string" office:string-value="A200" calcext:value-type="string">
            <text:p>A200</text:p>
          </table:table-cell>
          <table:table-cell table:formula="of:=DEC2HEX([Dec.K76]; 4)" office:value-type="string" office:string-value="A200" calcext:value-type="string">
            <text:p>A200</text:p>
          </table:table-cell>
          <table:table-cell table:formula="of:=DEC2HEX([Dec.L76]; 4)" office:value-type="string" office:string-value="A200" calcext:value-type="string">
            <text:p>A200</text:p>
          </table:table-cell>
          <table:table-cell table:formula="of:=DEC2HEX([Dec.M76]; 4)" office:value-type="string" office:string-value="52E0" calcext:value-type="string">
            <text:p>52E0</text:p>
          </table:table-cell>
          <table:table-cell table:formula="of:=DEC2HEX([Dec.N76]; 4)" office:value-type="string" office:string-value="52E0" calcext:value-type="string">
            <text:p>52E0</text:p>
          </table:table-cell>
          <table:table-cell table:formula="of:=DEC2HEX([Dec.O76]; 4)" office:value-type="string" office:string-value="52E0" calcext:value-type="string">
            <text:p>52E0</text:p>
          </table:table-cell>
          <table:table-cell table:formula="of:=DEC2HEX([Dec.P76]; 4)" office:value-type="string" office:string-value="52E0" calcext:value-type="string">
            <text:p>52E0</text:p>
          </table:table-cell>
          <table:table-cell table:number-columns-repeated="1007"/>
        </table:table-row>
        <table:table-row table:style-name="ro2">
          <table:table-cell table:formula="of:=[Dec.A77]" office:value-type="float" office:value="76" calcext:value-type="float">
            <text:p>76</text:p>
          </table:table-cell>
          <table:table-cell table:formula="of:=[Dec.B77]" office:value-type="string" office:string-value="Home" calcext:value-type="string">
            <text:p>Home</text:p>
          </table:table-cell>
          <table:table-cell table:formula="of:=DEC2HEX([Dec.C77]; 4)" office:value-type="string" office:string-value="47E0" calcext:value-type="string">
            <text:p>47E0</text:p>
          </table:table-cell>
          <table:table-cell table:formula="of:=DEC2HEX([Dec.D77]; 4)" office:value-type="string" office:string-value="47E0" calcext:value-type="string">
            <text:p>47E0</text:p>
          </table:table-cell>
          <table:table-cell table:formula="of:=DEC2HEX([Dec.E77]; 4)" office:value-type="string" office:string-value="47E0" calcext:value-type="string">
            <text:p>47E0</text:p>
          </table:table-cell>
          <table:table-cell table:formula="of:=DEC2HEX([Dec.F77]; 4)" office:value-type="string" office:string-value="77E0" calcext:value-type="string">
            <text:p>77E0</text:p>
          </table:table-cell>
          <table:table-cell table:formula="of:=DEC2HEX([Dec.G77]; 4)" office:value-type="string" office:string-value="77E0" calcext:value-type="string">
            <text:p>77E0</text:p>
          </table:table-cell>
          <table:table-cell table:formula="of:=DEC2HEX([Dec.H77]; 4)" office:value-type="string" office:string-value="77E0" calcext:value-type="string">
            <text:p>77E0</text:p>
          </table:table-cell>
          <table:table-cell table:formula="of:=DEC2HEX([Dec.I77]; 4)" office:value-type="string" office:string-value="9700" calcext:value-type="string">
            <text:p>9700</text:p>
          </table:table-cell>
          <table:table-cell table:formula="of:=DEC2HEX([Dec.J77]; 4)" office:value-type="string" office:string-value="9700" calcext:value-type="string">
            <text:p>9700</text:p>
          </table:table-cell>
          <table:table-cell table:formula="of:=DEC2HEX([Dec.K77]; 4)" office:value-type="string" office:string-value="9700" calcext:value-type="string">
            <text:p>9700</text:p>
          </table:table-cell>
          <table:table-cell table:formula="of:=DEC2HEX([Dec.L77]; 4)" office:value-type="string" office:string-value="9700" calcext:value-type="string">
            <text:p>9700</text:p>
          </table:table-cell>
          <table:table-cell table:formula="of:=DEC2HEX([Dec.M77]; 4)" office:value-type="string" office:string-value="47E0" calcext:value-type="string">
            <text:p>47E0</text:p>
          </table:table-cell>
          <table:table-cell table:formula="of:=DEC2HEX([Dec.N77]; 4)" office:value-type="string" office:string-value="47E0" calcext:value-type="string">
            <text:p>47E0</text:p>
          </table:table-cell>
          <table:table-cell table:formula="of:=DEC2HEX([Dec.O77]; 4)" office:value-type="string" office:string-value="47E0" calcext:value-type="string">
            <text:p>47E0</text:p>
          </table:table-cell>
          <table:table-cell table:formula="of:=DEC2HEX([Dec.P77]; 4)" office:value-type="string" office:string-value="47E0" calcext:value-type="string">
            <text:p>47E0</text:p>
          </table:table-cell>
          <table:table-cell table:number-columns-repeated="1007"/>
        </table:table-row>
        <table:table-row table:style-name="ro2">
          <table:table-cell table:formula="of:=[Dec.A78]" office:value-type="float" office:value="77" calcext:value-type="float">
            <text:p>77</text:p>
          </table:table-cell>
          <table:table-cell table:formula="of:=[Dec.B78]" office:value-type="string" office:string-value="Page Up" calcext:value-type="string">
            <text:p>Page Up</text:p>
          </table:table-cell>
          <table:table-cell table:formula="of:=DEC2HEX([Dec.C78]; 4)" office:value-type="string" office:string-value="49E0" calcext:value-type="string">
            <text:p>49E0</text:p>
          </table:table-cell>
          <table:table-cell table:formula="of:=DEC2HEX([Dec.D78]; 4)" office:value-type="string" office:string-value="49E0" calcext:value-type="string">
            <text:p>49E0</text:p>
          </table:table-cell>
          <table:table-cell table:formula="of:=DEC2HEX([Dec.E78]; 4)" office:value-type="string" office:string-value="49E0" calcext:value-type="string">
            <text:p>49E0</text:p>
          </table:table-cell>
          <table:table-cell table:formula="of:=DEC2HEX([Dec.F78]; 4)" office:value-type="string" office:string-value="84E0" calcext:value-type="string">
            <text:p>84E0</text:p>
          </table:table-cell>
          <table:table-cell table:formula="of:=DEC2HEX([Dec.G78]; 4)" office:value-type="string" office:string-value="84E0" calcext:value-type="string">
            <text:p>84E0</text:p>
          </table:table-cell>
          <table:table-cell table:formula="of:=DEC2HEX([Dec.H78]; 4)" office:value-type="string" office:string-value="84E0" calcext:value-type="string">
            <text:p>84E0</text:p>
          </table:table-cell>
          <table:table-cell table:formula="of:=DEC2HEX([Dec.I78]; 4)" office:value-type="string" office:string-value="9900" calcext:value-type="string">
            <text:p>9900</text:p>
          </table:table-cell>
          <table:table-cell table:formula="of:=DEC2HEX([Dec.J78]; 4)" office:value-type="string" office:string-value="9900" calcext:value-type="string">
            <text:p>9900</text:p>
          </table:table-cell>
          <table:table-cell table:formula="of:=DEC2HEX([Dec.K78]; 4)" office:value-type="string" office:string-value="9900" calcext:value-type="string">
            <text:p>9900</text:p>
          </table:table-cell>
          <table:table-cell table:formula="of:=DEC2HEX([Dec.L78]; 4)" office:value-type="string" office:string-value="9900" calcext:value-type="string">
            <text:p>9900</text:p>
          </table:table-cell>
          <table:table-cell table:formula="of:=DEC2HEX([Dec.M78]; 4)" office:value-type="string" office:string-value="49E0" calcext:value-type="string">
            <text:p>49E0</text:p>
          </table:table-cell>
          <table:table-cell table:formula="of:=DEC2HEX([Dec.N78]; 4)" office:value-type="string" office:string-value="49E0" calcext:value-type="string">
            <text:p>49E0</text:p>
          </table:table-cell>
          <table:table-cell table:formula="of:=DEC2HEX([Dec.O78]; 4)" office:value-type="string" office:string-value="49E0" calcext:value-type="string">
            <text:p>49E0</text:p>
          </table:table-cell>
          <table:table-cell table:formula="of:=DEC2HEX([Dec.P78]; 4)" office:value-type="string" office:string-value="49E0" calcext:value-type="string">
            <text:p>49E0</text:p>
          </table:table-cell>
          <table:table-cell table:number-columns-repeated="1007"/>
        </table:table-row>
        <table:table-row table:style-name="ro2">
          <table:table-cell table:formula="of:=[Dec.A79]" office:value-type="float" office:value="78" calcext:value-type="float">
            <text:p>78</text:p>
          </table:table-cell>
          <table:table-cell table:formula="of:=[Dec.B79]" office:value-type="string" office:string-value="Delete" calcext:value-type="string">
            <text:p>Delete</text:p>
          </table:table-cell>
          <table:table-cell table:formula="of:=DEC2HEX([Dec.C79]; 4)" office:value-type="string" office:string-value="53E0" calcext:value-type="string">
            <text:p>53E0</text:p>
          </table:table-cell>
          <table:table-cell table:formula="of:=DEC2HEX([Dec.D79]; 4)" office:value-type="string" office:string-value="53E0" calcext:value-type="string">
            <text:p>53E0</text:p>
          </table:table-cell>
          <table:table-cell table:formula="of:=DEC2HEX([Dec.E79]; 4)" office:value-type="string" office:string-value="53E0" calcext:value-type="string">
            <text:p>53E0</text:p>
          </table:table-cell>
          <table:table-cell table:formula="of:=DEC2HEX([Dec.F79]; 4)" office:value-type="string" office:string-value="93E0" calcext:value-type="string">
            <text:p>93E0</text:p>
          </table:table-cell>
          <table:table-cell table:formula="of:=DEC2HEX([Dec.G79]; 4)" office:value-type="string" office:string-value="93E0" calcext:value-type="string">
            <text:p>93E0</text:p>
          </table:table-cell>
          <table:table-cell table:formula="of:=DEC2HEX([Dec.H79]; 4)" office:value-type="string" office:string-value="93E0" calcext:value-type="string">
            <text:p>93E0</text:p>
          </table:table-cell>
          <table:table-cell table:formula="of:=DEC2HEX([Dec.I79]; 4)" office:value-type="string" office:string-value="A300" calcext:value-type="string">
            <text:p>A300</text:p>
          </table:table-cell>
          <table:table-cell table:formula="of:=DEC2HEX([Dec.J79]; 4)" office:value-type="string" office:string-value="A300" calcext:value-type="string">
            <text:p>A300</text:p>
          </table:table-cell>
          <table:table-cell table:formula="of:=DEC2HEX([Dec.K79]; 4)" office:value-type="string" office:string-value="FFFFFFFFFF" calcext:value-type="string">
            <text:p>FFFFFFFFFF</text:p>
          </table:table-cell>
          <table:table-cell table:formula="of:=DEC2HEX([Dec.L79]; 4)" office:value-type="string" office:string-value="FFFFFFFFFF" calcext:value-type="string">
            <text:p>FFFFFFFFFF</text:p>
          </table:table-cell>
          <table:table-cell table:formula="of:=DEC2HEX([Dec.M79]; 4)" office:value-type="string" office:string-value="53E0" calcext:value-type="string">
            <text:p>53E0</text:p>
          </table:table-cell>
          <table:table-cell table:formula="of:=DEC2HEX([Dec.N79]; 4)" office:value-type="string" office:string-value="53E0" calcext:value-type="string">
            <text:p>53E0</text:p>
          </table:table-cell>
          <table:table-cell table:formula="of:=DEC2HEX([Dec.O79]; 4)" office:value-type="string" office:string-value="53E0" calcext:value-type="string">
            <text:p>53E0</text:p>
          </table:table-cell>
          <table:table-cell table:formula="of:=DEC2HEX([Dec.P79]; 4)" office:value-type="string" office:string-value="53E0" calcext:value-type="string">
            <text:p>53E0</text:p>
          </table:table-cell>
          <table:table-cell table:number-columns-repeated="1007"/>
        </table:table-row>
        <table:table-row table:style-name="ro2">
          <table:table-cell table:formula="of:=[Dec.A80]" office:value-type="float" office:value="79" calcext:value-type="float">
            <text:p>79</text:p>
          </table:table-cell>
          <table:table-cell table:formula="of:=[Dec.B80]" office:value-type="string" office:string-value="End" calcext:value-type="string">
            <text:p>End</text:p>
          </table:table-cell>
          <table:table-cell table:formula="of:=DEC2HEX([Dec.C80]; 4)" office:value-type="string" office:string-value="4FE0" calcext:value-type="string">
            <text:p>4FE0</text:p>
          </table:table-cell>
          <table:table-cell table:formula="of:=DEC2HEX([Dec.D80]; 4)" office:value-type="string" office:string-value="4FE0" calcext:value-type="string">
            <text:p>4FE0</text:p>
          </table:table-cell>
          <table:table-cell table:formula="of:=DEC2HEX([Dec.E80]; 4)" office:value-type="string" office:string-value="4FE0" calcext:value-type="string">
            <text:p>4FE0</text:p>
          </table:table-cell>
          <table:table-cell table:formula="of:=DEC2HEX([Dec.F80]; 4)" office:value-type="string" office:string-value="75E0" calcext:value-type="string">
            <text:p>75E0</text:p>
          </table:table-cell>
          <table:table-cell table:formula="of:=DEC2HEX([Dec.G80]; 4)" office:value-type="string" office:string-value="75E0" calcext:value-type="string">
            <text:p>75E0</text:p>
          </table:table-cell>
          <table:table-cell table:formula="of:=DEC2HEX([Dec.H80]; 4)" office:value-type="string" office:string-value="75E0" calcext:value-type="string">
            <text:p>75E0</text:p>
          </table:table-cell>
          <table:table-cell table:formula="of:=DEC2HEX([Dec.I80]; 4)" office:value-type="string" office:string-value="9F00" calcext:value-type="string">
            <text:p>9F00</text:p>
          </table:table-cell>
          <table:table-cell table:formula="of:=DEC2HEX([Dec.J80]; 4)" office:value-type="string" office:string-value="9F00" calcext:value-type="string">
            <text:p>9F00</text:p>
          </table:table-cell>
          <table:table-cell table:formula="of:=DEC2HEX([Dec.K80]; 4)" office:value-type="string" office:string-value="9F00" calcext:value-type="string">
            <text:p>9F00</text:p>
          </table:table-cell>
          <table:table-cell table:formula="of:=DEC2HEX([Dec.L80]; 4)" office:value-type="string" office:string-value="9F00" calcext:value-type="string">
            <text:p>9F00</text:p>
          </table:table-cell>
          <table:table-cell table:formula="of:=DEC2HEX([Dec.M80]; 4)" office:value-type="string" office:string-value="4FE0" calcext:value-type="string">
            <text:p>4FE0</text:p>
          </table:table-cell>
          <table:table-cell table:formula="of:=DEC2HEX([Dec.N80]; 4)" office:value-type="string" office:string-value="4FE0" calcext:value-type="string">
            <text:p>4FE0</text:p>
          </table:table-cell>
          <table:table-cell table:formula="of:=DEC2HEX([Dec.O80]; 4)" office:value-type="string" office:string-value="4FE0" calcext:value-type="string">
            <text:p>4FE0</text:p>
          </table:table-cell>
          <table:table-cell table:formula="of:=DEC2HEX([Dec.P80]; 4)" office:value-type="string" office:string-value="4FE0" calcext:value-type="string">
            <text:p>4FE0</text:p>
          </table:table-cell>
          <table:table-cell table:number-columns-repeated="1007"/>
        </table:table-row>
        <table:table-row table:style-name="ro2">
          <table:table-cell table:formula="of:=[Dec.A81]" office:value-type="float" office:value="80" calcext:value-type="float">
            <text:p>80</text:p>
          </table:table-cell>
          <table:table-cell table:formula="of:=[Dec.B81]" office:value-type="string" office:string-value="Page Down" calcext:value-type="string">
            <text:p>Page Down</text:p>
          </table:table-cell>
          <table:table-cell table:formula="of:=DEC2HEX([Dec.C81]; 4)" office:value-type="string" office:string-value="51E0" calcext:value-type="string">
            <text:p>51E0</text:p>
          </table:table-cell>
          <table:table-cell table:formula="of:=DEC2HEX([Dec.D81]; 4)" office:value-type="string" office:string-value="51E0" calcext:value-type="string">
            <text:p>51E0</text:p>
          </table:table-cell>
          <table:table-cell table:formula="of:=DEC2HEX([Dec.E81]; 4)" office:value-type="string" office:string-value="51E0" calcext:value-type="string">
            <text:p>51E0</text:p>
          </table:table-cell>
          <table:table-cell table:formula="of:=DEC2HEX([Dec.F81]; 4)" office:value-type="string" office:string-value="76E0" calcext:value-type="string">
            <text:p>76E0</text:p>
          </table:table-cell>
          <table:table-cell table:formula="of:=DEC2HEX([Dec.G81]; 4)" office:value-type="string" office:string-value="76E0" calcext:value-type="string">
            <text:p>76E0</text:p>
          </table:table-cell>
          <table:table-cell table:formula="of:=DEC2HEX([Dec.H81]; 4)" office:value-type="string" office:string-value="76E0" calcext:value-type="string">
            <text:p>76E0</text:p>
          </table:table-cell>
          <table:table-cell table:formula="of:=DEC2HEX([Dec.I81]; 4)" office:value-type="string" office:string-value="A100" calcext:value-type="string">
            <text:p>A100</text:p>
          </table:table-cell>
          <table:table-cell table:formula="of:=DEC2HEX([Dec.J81]; 4)" office:value-type="string" office:string-value="A100" calcext:value-type="string">
            <text:p>A100</text:p>
          </table:table-cell>
          <table:table-cell table:formula="of:=DEC2HEX([Dec.K81]; 4)" office:value-type="string" office:string-value="A100" calcext:value-type="string">
            <text:p>A100</text:p>
          </table:table-cell>
          <table:table-cell table:formula="of:=DEC2HEX([Dec.L81]; 4)" office:value-type="string" office:string-value="A100" calcext:value-type="string">
            <text:p>A100</text:p>
          </table:table-cell>
          <table:table-cell table:formula="of:=DEC2HEX([Dec.M81]; 4)" office:value-type="string" office:string-value="51E0" calcext:value-type="string">
            <text:p>51E0</text:p>
          </table:table-cell>
          <table:table-cell table:formula="of:=DEC2HEX([Dec.N81]; 4)" office:value-type="string" office:string-value="51E0" calcext:value-type="string">
            <text:p>51E0</text:p>
          </table:table-cell>
          <table:table-cell table:formula="of:=DEC2HEX([Dec.O81]; 4)" office:value-type="string" office:string-value="51E0" calcext:value-type="string">
            <text:p>51E0</text:p>
          </table:table-cell>
          <table:table-cell table:formula="of:=DEC2HEX([Dec.P81]; 4)" office:value-type="string" office:string-value="51E0" calcext:value-type="string">
            <text:p>51E0</text:p>
          </table:table-cell>
          <table:table-cell table:number-columns-repeated="1007"/>
        </table:table-row>
        <table:table-row table:style-name="ro2">
          <table:table-cell table:formula="of:=[Dec.A82]" office:value-type="float" office:value="81" calcext:value-type="float">
            <text:p>81</text:p>
          </table:table-cell>
          <table:table-cell table:formula="of:=[Dec.B82]" office:value-type="string" office:string-value="Up Arrow" calcext:value-type="string">
            <text:p>Up Arrow</text:p>
          </table:table-cell>
          <table:table-cell table:formula="of:=DEC2HEX([Dec.C82]; 4)" office:value-type="string" office:string-value="48E0" calcext:value-type="string">
            <text:p>48E0</text:p>
          </table:table-cell>
          <table:table-cell table:formula="of:=DEC2HEX([Dec.D82]; 4)" office:value-type="string" office:string-value="48E0" calcext:value-type="string">
            <text:p>48E0</text:p>
          </table:table-cell>
          <table:table-cell table:formula="of:=DEC2HEX([Dec.E82]; 4)" office:value-type="string" office:string-value="48E0" calcext:value-type="string">
            <text:p>48E0</text:p>
          </table:table-cell>
          <table:table-cell table:formula="of:=DEC2HEX([Dec.F82]; 4)" office:value-type="string" office:string-value="8DE0" calcext:value-type="string">
            <text:p>8DE0</text:p>
          </table:table-cell>
          <table:table-cell table:formula="of:=DEC2HEX([Dec.G82]; 4)" office:value-type="string" office:string-value="8DE0" calcext:value-type="string">
            <text:p>8DE0</text:p>
          </table:table-cell>
          <table:table-cell table:formula="of:=DEC2HEX([Dec.H82]; 4)" office:value-type="string" office:string-value="8DE0" calcext:value-type="string">
            <text:p>8DE0</text:p>
          </table:table-cell>
          <table:table-cell table:formula="of:=DEC2HEX([Dec.I82]; 4)" office:value-type="string" office:string-value="9800" calcext:value-type="string">
            <text:p>9800</text:p>
          </table:table-cell>
          <table:table-cell table:formula="of:=DEC2HEX([Dec.J82]; 4)" office:value-type="string" office:string-value="9800" calcext:value-type="string">
            <text:p>9800</text:p>
          </table:table-cell>
          <table:table-cell table:formula="of:=DEC2HEX([Dec.K82]; 4)" office:value-type="string" office:string-value="9800" calcext:value-type="string">
            <text:p>9800</text:p>
          </table:table-cell>
          <table:table-cell table:formula="of:=DEC2HEX([Dec.L82]; 4)" office:value-type="string" office:string-value="9800" calcext:value-type="string">
            <text:p>9800</text:p>
          </table:table-cell>
          <table:table-cell table:formula="of:=DEC2HEX([Dec.M82]; 4)" office:value-type="string" office:string-value="48E0" calcext:value-type="string">
            <text:p>48E0</text:p>
          </table:table-cell>
          <table:table-cell table:formula="of:=DEC2HEX([Dec.N82]; 4)" office:value-type="string" office:string-value="48E0" calcext:value-type="string">
            <text:p>48E0</text:p>
          </table:table-cell>
          <table:table-cell table:formula="of:=DEC2HEX([Dec.O82]; 4)" office:value-type="string" office:string-value="48E0" calcext:value-type="string">
            <text:p>48E0</text:p>
          </table:table-cell>
          <table:table-cell table:formula="of:=DEC2HEX([Dec.P82]; 4)" office:value-type="string" office:string-value="48E0" calcext:value-type="string">
            <text:p>48E0</text:p>
          </table:table-cell>
          <table:table-cell table:number-columns-repeated="1007"/>
        </table:table-row>
        <table:table-row table:style-name="ro2">
          <table:table-cell table:formula="of:=[Dec.A83]" office:value-type="float" office:value="82" calcext:value-type="float">
            <text:p>82</text:p>
          </table:table-cell>
          <table:table-cell table:formula="of:=[Dec.B83]" office:value-type="string" office:string-value="Left Arrow" calcext:value-type="string">
            <text:p>Left Arrow</text:p>
          </table:table-cell>
          <table:table-cell table:formula="of:=DEC2HEX([Dec.C83]; 4)" office:value-type="string" office:string-value="4BE0" calcext:value-type="string">
            <text:p>4BE0</text:p>
          </table:table-cell>
          <table:table-cell table:formula="of:=DEC2HEX([Dec.D83]; 4)" office:value-type="string" office:string-value="4BE0" calcext:value-type="string">
            <text:p>4BE0</text:p>
          </table:table-cell>
          <table:table-cell table:formula="of:=DEC2HEX([Dec.E83]; 4)" office:value-type="string" office:string-value="4BE0" calcext:value-type="string">
            <text:p>4BE0</text:p>
          </table:table-cell>
          <table:table-cell table:formula="of:=DEC2HEX([Dec.F83]; 4)" office:value-type="string" office:string-value="73E0" calcext:value-type="string">
            <text:p>73E0</text:p>
          </table:table-cell>
          <table:table-cell table:formula="of:=DEC2HEX([Dec.G83]; 4)" office:value-type="string" office:string-value="73E0" calcext:value-type="string">
            <text:p>73E0</text:p>
          </table:table-cell>
          <table:table-cell table:formula="of:=DEC2HEX([Dec.H83]; 4)" office:value-type="string" office:string-value="73E0" calcext:value-type="string">
            <text:p>73E0</text:p>
          </table:table-cell>
          <table:table-cell table:formula="of:=DEC2HEX([Dec.I83]; 4)" office:value-type="string" office:string-value="9B00" calcext:value-type="string">
            <text:p>9B00</text:p>
          </table:table-cell>
          <table:table-cell table:formula="of:=DEC2HEX([Dec.J83]; 4)" office:value-type="string" office:string-value="9B00" calcext:value-type="string">
            <text:p>9B00</text:p>
          </table:table-cell>
          <table:table-cell table:formula="of:=DEC2HEX([Dec.K83]; 4)" office:value-type="string" office:string-value="9B00" calcext:value-type="string">
            <text:p>9B00</text:p>
          </table:table-cell>
          <table:table-cell table:formula="of:=DEC2HEX([Dec.L83]; 4)" office:value-type="string" office:string-value="9B00" calcext:value-type="string">
            <text:p>9B00</text:p>
          </table:table-cell>
          <table:table-cell table:formula="of:=DEC2HEX([Dec.M83]; 4)" office:value-type="string" office:string-value="4BE0" calcext:value-type="string">
            <text:p>4BE0</text:p>
          </table:table-cell>
          <table:table-cell table:formula="of:=DEC2HEX([Dec.N83]; 4)" office:value-type="string" office:string-value="4BE0" calcext:value-type="string">
            <text:p>4BE0</text:p>
          </table:table-cell>
          <table:table-cell table:formula="of:=DEC2HEX([Dec.O83]; 4)" office:value-type="string" office:string-value="4BE0" calcext:value-type="string">
            <text:p>4BE0</text:p>
          </table:table-cell>
          <table:table-cell table:formula="of:=DEC2HEX([Dec.P83]; 4)" office:value-type="string" office:string-value="4BE0" calcext:value-type="string">
            <text:p>4BE0</text:p>
          </table:table-cell>
          <table:table-cell table:number-columns-repeated="1007"/>
        </table:table-row>
        <table:table-row table:style-name="ro2">
          <table:table-cell table:formula="of:=[Dec.A84]" office:value-type="float" office:value="83" calcext:value-type="float">
            <text:p>83</text:p>
          </table:table-cell>
          <table:table-cell table:formula="of:=[Dec.B84]" office:value-type="string" office:string-value="Down Arrow" calcext:value-type="string">
            <text:p>Down Arrow</text:p>
          </table:table-cell>
          <table:table-cell table:formula="of:=DEC2HEX([Dec.C84]; 4)" office:value-type="string" office:string-value="50E0" calcext:value-type="string">
            <text:p>50E0</text:p>
          </table:table-cell>
          <table:table-cell table:formula="of:=DEC2HEX([Dec.D84]; 4)" office:value-type="string" office:string-value="50E0" calcext:value-type="string">
            <text:p>50E0</text:p>
          </table:table-cell>
          <table:table-cell table:formula="of:=DEC2HEX([Dec.E84]; 4)" office:value-type="string" office:string-value="50E0" calcext:value-type="string">
            <text:p>50E0</text:p>
          </table:table-cell>
          <table:table-cell table:formula="of:=DEC2HEX([Dec.F84]; 4)" office:value-type="string" office:string-value="91E0" calcext:value-type="string">
            <text:p>91E0</text:p>
          </table:table-cell>
          <table:table-cell table:formula="of:=DEC2HEX([Dec.G84]; 4)" office:value-type="string" office:string-value="91E0" calcext:value-type="string">
            <text:p>91E0</text:p>
          </table:table-cell>
          <table:table-cell table:formula="of:=DEC2HEX([Dec.H84]; 4)" office:value-type="string" office:string-value="91E0" calcext:value-type="string">
            <text:p>91E0</text:p>
          </table:table-cell>
          <table:table-cell table:formula="of:=DEC2HEX([Dec.I84]; 4)" office:value-type="string" office:string-value="A000" calcext:value-type="string">
            <text:p>A000</text:p>
          </table:table-cell>
          <table:table-cell table:formula="of:=DEC2HEX([Dec.J84]; 4)" office:value-type="string" office:string-value="A000" calcext:value-type="string">
            <text:p>A000</text:p>
          </table:table-cell>
          <table:table-cell table:formula="of:=DEC2HEX([Dec.K84]; 4)" office:value-type="string" office:string-value="A000" calcext:value-type="string">
            <text:p>A000</text:p>
          </table:table-cell>
          <table:table-cell table:formula="of:=DEC2HEX([Dec.L84]; 4)" office:value-type="string" office:string-value="A000" calcext:value-type="string">
            <text:p>A000</text:p>
          </table:table-cell>
          <table:table-cell table:formula="of:=DEC2HEX([Dec.M84]; 4)" office:value-type="string" office:string-value="50E0" calcext:value-type="string">
            <text:p>50E0</text:p>
          </table:table-cell>
          <table:table-cell table:formula="of:=DEC2HEX([Dec.N84]; 4)" office:value-type="string" office:string-value="50E0" calcext:value-type="string">
            <text:p>50E0</text:p>
          </table:table-cell>
          <table:table-cell table:formula="of:=DEC2HEX([Dec.O84]; 4)" office:value-type="string" office:string-value="50E0" calcext:value-type="string">
            <text:p>50E0</text:p>
          </table:table-cell>
          <table:table-cell table:formula="of:=DEC2HEX([Dec.P84]; 4)" office:value-type="string" office:string-value="50E0" calcext:value-type="string">
            <text:p>50E0</text:p>
          </table:table-cell>
          <table:table-cell table:number-columns-repeated="1007"/>
        </table:table-row>
        <table:table-row table:style-name="ro2">
          <table:table-cell table:formula="of:=[Dec.A85]" office:value-type="float" office:value="84" calcext:value-type="float">
            <text:p>84</text:p>
          </table:table-cell>
          <table:table-cell table:formula="of:=[Dec.B85]" office:value-type="string" office:string-value="Right Arrow" calcext:value-type="string">
            <text:p>Right Arrow</text:p>
          </table:table-cell>
          <table:table-cell table:formula="of:=DEC2HEX([Dec.C85]; 4)" office:value-type="string" office:string-value="4DE0" calcext:value-type="string">
            <text:p>4DE0</text:p>
          </table:table-cell>
          <table:table-cell table:formula="of:=DEC2HEX([Dec.D85]; 4)" office:value-type="string" office:string-value="4DE0" calcext:value-type="string">
            <text:p>4DE0</text:p>
          </table:table-cell>
          <table:table-cell table:formula="of:=DEC2HEX([Dec.E85]; 4)" office:value-type="string" office:string-value="4DE0" calcext:value-type="string">
            <text:p>4DE0</text:p>
          </table:table-cell>
          <table:table-cell table:formula="of:=DEC2HEX([Dec.F85]; 4)" office:value-type="string" office:string-value="74E0" calcext:value-type="string">
            <text:p>74E0</text:p>
          </table:table-cell>
          <table:table-cell table:formula="of:=DEC2HEX([Dec.G85]; 4)" office:value-type="string" office:string-value="74E0" calcext:value-type="string">
            <text:p>74E0</text:p>
          </table:table-cell>
          <table:table-cell table:formula="of:=DEC2HEX([Dec.H85]; 4)" office:value-type="string" office:string-value="74E0" calcext:value-type="string">
            <text:p>74E0</text:p>
          </table:table-cell>
          <table:table-cell table:formula="of:=DEC2HEX([Dec.I85]; 4)" office:value-type="string" office:string-value="9D00" calcext:value-type="string">
            <text:p>9D00</text:p>
          </table:table-cell>
          <table:table-cell table:formula="of:=DEC2HEX([Dec.J85]; 4)" office:value-type="string" office:string-value="9D00" calcext:value-type="string">
            <text:p>9D00</text:p>
          </table:table-cell>
          <table:table-cell table:formula="of:=DEC2HEX([Dec.K85]; 4)" office:value-type="string" office:string-value="9D00" calcext:value-type="string">
            <text:p>9D00</text:p>
          </table:table-cell>
          <table:table-cell table:formula="of:=DEC2HEX([Dec.L85]; 4)" office:value-type="string" office:string-value="9D00" calcext:value-type="string">
            <text:p>9D00</text:p>
          </table:table-cell>
          <table:table-cell table:formula="of:=DEC2HEX([Dec.M85]; 4)" office:value-type="string" office:string-value="4DE0" calcext:value-type="string">
            <text:p>4DE0</text:p>
          </table:table-cell>
          <table:table-cell table:formula="of:=DEC2HEX([Dec.N85]; 4)" office:value-type="string" office:string-value="4DE0" calcext:value-type="string">
            <text:p>4DE0</text:p>
          </table:table-cell>
          <table:table-cell table:formula="of:=DEC2HEX([Dec.O85]; 4)" office:value-type="string" office:string-value="4DE0" calcext:value-type="string">
            <text:p>4DE0</text:p>
          </table:table-cell>
          <table:table-cell table:formula="of:=DEC2HEX([Dec.P85]; 4)" office:value-type="string" office:string-value="4DE0" calcext:value-type="string">
            <text:p>4DE0</text:p>
          </table:table-cell>
          <table:table-cell table:number-columns-repeated="1007"/>
        </table:table-row>
        <table:table-row table:style-name="ro2">
          <table:table-cell table:formula="of:=[Dec.A86]" office:value-type="float" office:value="85" calcext:value-type="float">
            <text:p>85</text:p>
          </table:table-cell>
          <table:table-cell table:formula="of:=[Dec.B86]" office:value-type="string" office:string-value="Num Lock" calcext:value-type="string">
            <text:p>Num Lock</text:p>
          </table:table-cell>
          <table:table-cell table:formula="of:=DEC2HEX([Dec.C86]; 4)" office:value-type="string" office:string-value="FFFFFFFFFF" calcext:value-type="string">
            <text:p>FFFFFFFFFF</text:p>
          </table:table-cell>
          <table:table-cell table:formula="of:=DEC2HEX([Dec.D86]; 4)" office:value-type="string" office:string-value="FFFFFFFFFF" calcext:value-type="string">
            <text:p>FFFFFFFFFF</text:p>
          </table:table-cell>
          <table:table-cell table:formula="of:=DEC2HEX([Dec.E86]; 4)" office:value-type="string" office:string-value="FFFFFFFFFF" calcext:value-type="string">
            <text:p>FFFFFFFFFF</text:p>
          </table:table-cell>
          <table:table-cell table:formula="of:=DEC2HEX([Dec.F86]; 4)" office:value-type="string" office:string-value="FFFFFFFFFF" calcext:value-type="string">
            <text:p>FFFFFFFFFF</text:p>
          </table:table-cell>
          <table:table-cell table:formula="of:=DEC2HEX([Dec.G86]; 4)" office:value-type="string" office:string-value="FFFFFFFFFF" calcext:value-type="string">
            <text:p>FFFFFFFFFF</text:p>
          </table:table-cell>
          <table:table-cell table:formula="of:=DEC2HEX([Dec.H86]; 4)" office:value-type="string" office:string-value="FFFFFFFFFF" calcext:value-type="string">
            <text:p>FFFFFFFFFF</text:p>
          </table:table-cell>
          <table:table-cell table:formula="of:=DEC2HEX([Dec.I86]; 4)" office:value-type="string" office:string-value="FFFFFFFFFF" calcext:value-type="string">
            <text:p>FFFFFFFFFF</text:p>
          </table:table-cell>
          <table:table-cell table:formula="of:=DEC2HEX([Dec.J86]; 4)" office:value-type="string" office:string-value="FFFFFFFFFF" calcext:value-type="string">
            <text:p>FFFFFFFFFF</text:p>
          </table:table-cell>
          <table:table-cell table:formula="of:=DEC2HEX([Dec.K86]; 4)" office:value-type="string" office:string-value="FFFFFFFFFF" calcext:value-type="string">
            <text:p>FFFFFFFFFF</text:p>
          </table:table-cell>
          <table:table-cell table:formula="of:=DEC2HEX([Dec.L86]; 4)" office:value-type="string" office:string-value="FFFFFFFFFF" calcext:value-type="string">
            <text:p>FFFFFFFFFF</text:p>
          </table:table-cell>
          <table:table-cell table:formula="of:=DEC2HEX([Dec.M86]; 4)" office:value-type="string" office:string-value="FFFFFFFFFF" calcext:value-type="string">
            <text:p>FFFFFFFFFF</text:p>
          </table:table-cell>
          <table:table-cell table:formula="of:=DEC2HEX([Dec.N86]; 4)" office:value-type="string" office:string-value="FFFFFFFFFF" calcext:value-type="string">
            <text:p>FFFFFFFFFF</text:p>
          </table:table-cell>
          <table:table-cell table:formula="of:=DEC2HEX([Dec.O86]; 4)" office:value-type="string" office:string-value="FFFFFFFFFF" calcext:value-type="string">
            <text:p>FFFFFFFFFF</text:p>
          </table:table-cell>
          <table:table-cell table:formula="of:=DEC2HEX([Dec.P86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87]" office:value-type="float" office:value="86" calcext:value-type="float">
            <text:p>86</text:p>
          </table:table-cell>
          <table:table-cell table:formula="of:=[Dec.B87]" office:value-type="string" office:string-value="Num /" calcext:value-type="string">
            <text:p>Num /</text:p>
          </table:table-cell>
          <table:table-cell table:formula="of:=DEC2HEX([Dec.C87]; 4)" office:value-type="string" office:string-value="E02F" calcext:value-type="string">
            <text:p>E02F</text:p>
          </table:table-cell>
          <table:table-cell table:formula="of:=DEC2HEX([Dec.D87]; 4)" office:value-type="string" office:string-value="E02F" calcext:value-type="string">
            <text:p>E02F</text:p>
          </table:table-cell>
          <table:table-cell table:formula="of:=DEC2HEX([Dec.E87]; 4)" office:value-type="string" office:string-value="E02F" calcext:value-type="string">
            <text:p>E02F</text:p>
          </table:table-cell>
          <table:table-cell table:formula="of:=DEC2HEX([Dec.F87]; 4)" office:value-type="string" office:string-value="9500" calcext:value-type="string">
            <text:p>9500</text:p>
          </table:table-cell>
          <table:table-cell table:formula="of:=DEC2HEX([Dec.G87]; 4)" office:value-type="string" office:string-value="9500" calcext:value-type="string">
            <text:p>9500</text:p>
          </table:table-cell>
          <table:table-cell table:formula="of:=DEC2HEX([Dec.H87]; 4)" office:value-type="string" office:string-value="9500" calcext:value-type="string">
            <text:p>9500</text:p>
          </table:table-cell>
          <table:table-cell table:formula="of:=DEC2HEX([Dec.I87]; 4)" office:value-type="string" office:string-value="A400" calcext:value-type="string">
            <text:p>A400</text:p>
          </table:table-cell>
          <table:table-cell table:formula="of:=DEC2HEX([Dec.J87]; 4)" office:value-type="string" office:string-value="A400" calcext:value-type="string">
            <text:p>A400</text:p>
          </table:table-cell>
          <table:table-cell table:formula="of:=DEC2HEX([Dec.K87]; 4)" office:value-type="string" office:string-value="A400" calcext:value-type="string">
            <text:p>A400</text:p>
          </table:table-cell>
          <table:table-cell table:formula="of:=DEC2HEX([Dec.L87]; 4)" office:value-type="string" office:string-value="A400" calcext:value-type="string">
            <text:p>A400</text:p>
          </table:table-cell>
          <table:table-cell table:formula="of:=DEC2HEX([Dec.M87]; 4)" office:value-type="string" office:string-value="E02F" calcext:value-type="string">
            <text:p>E02F</text:p>
          </table:table-cell>
          <table:table-cell table:formula="of:=DEC2HEX([Dec.N87]; 4)" office:value-type="string" office:string-value="E02F" calcext:value-type="string">
            <text:p>E02F</text:p>
          </table:table-cell>
          <table:table-cell table:formula="of:=DEC2HEX([Dec.O87]; 4)" office:value-type="string" office:string-value="E02F" calcext:value-type="string">
            <text:p>E02F</text:p>
          </table:table-cell>
          <table:table-cell table:formula="of:=DEC2HEX([Dec.P87]; 4)" office:value-type="string" office:string-value="E02F" calcext:value-type="string">
            <text:p>E02F</text:p>
          </table:table-cell>
          <table:table-cell table:number-columns-repeated="1007"/>
        </table:table-row>
        <table:table-row table:style-name="ro2">
          <table:table-cell table:formula="of:=[Dec.A88]" office:value-type="float" office:value="87" calcext:value-type="float">
            <text:p>87</text:p>
          </table:table-cell>
          <table:table-cell table:formula="of:=[Dec.B88]" office:value-type="string" office:string-value="Num *" calcext:value-type="string">
            <text:p>Num *</text:p>
          </table:table-cell>
          <table:table-cell table:formula="of:=DEC2HEX([Dec.C88]; 4)" office:value-type="string" office:string-value="372A" calcext:value-type="string">
            <text:p>372A</text:p>
          </table:table-cell>
          <table:table-cell table:formula="of:=DEC2HEX([Dec.D88]; 4)" office:value-type="string" office:string-value="372A" calcext:value-type="string">
            <text:p>372A</text:p>
          </table:table-cell>
          <table:table-cell table:formula="of:=DEC2HEX([Dec.E88]; 4)" office:value-type="string" office:string-value="372A" calcext:value-type="string">
            <text:p>372A</text:p>
          </table:table-cell>
          <table:table-cell table:formula="of:=DEC2HEX([Dec.F88]; 4)" office:value-type="string" office:string-value="9600" calcext:value-type="string">
            <text:p>9600</text:p>
          </table:table-cell>
          <table:table-cell table:formula="of:=DEC2HEX([Dec.G88]; 4)" office:value-type="string" office:string-value="9600" calcext:value-type="string">
            <text:p>9600</text:p>
          </table:table-cell>
          <table:table-cell table:formula="of:=DEC2HEX([Dec.H88]; 4)" office:value-type="string" office:string-value="9600" calcext:value-type="string">
            <text:p>9600</text:p>
          </table:table-cell>
          <table:table-cell table:formula="of:=DEC2HEX([Dec.I88]; 4)" office:value-type="string" office:string-value="3700" calcext:value-type="string">
            <text:p>3700</text:p>
          </table:table-cell>
          <table:table-cell table:formula="of:=DEC2HEX([Dec.J88]; 4)" office:value-type="string" office:string-value="3700" calcext:value-type="string">
            <text:p>3700</text:p>
          </table:table-cell>
          <table:table-cell table:formula="of:=DEC2HEX([Dec.K88]; 4)" office:value-type="string" office:string-value="3700" calcext:value-type="string">
            <text:p>3700</text:p>
          </table:table-cell>
          <table:table-cell table:formula="of:=DEC2HEX([Dec.L88]; 4)" office:value-type="string" office:string-value="3700" calcext:value-type="string">
            <text:p>3700</text:p>
          </table:table-cell>
          <table:table-cell table:formula="of:=DEC2HEX([Dec.M88]; 4)" office:value-type="string" office:string-value="372A" calcext:value-type="string">
            <text:p>372A</text:p>
          </table:table-cell>
          <table:table-cell table:formula="of:=DEC2HEX([Dec.N88]; 4)" office:value-type="string" office:string-value="372A" calcext:value-type="string">
            <text:p>372A</text:p>
          </table:table-cell>
          <table:table-cell table:formula="of:=DEC2HEX([Dec.O88]; 4)" office:value-type="string" office:string-value="372A" calcext:value-type="string">
            <text:p>372A</text:p>
          </table:table-cell>
          <table:table-cell table:formula="of:=DEC2HEX([Dec.P88]; 4)" office:value-type="string" office:string-value="372A" calcext:value-type="string">
            <text:p>372A</text:p>
          </table:table-cell>
          <table:table-cell table:number-columns-repeated="1007"/>
        </table:table-row>
        <table:table-row table:style-name="ro2">
          <table:table-cell table:formula="of:=[Dec.A89]" office:value-type="float" office:value="88" calcext:value-type="float">
            <text:p>88</text:p>
          </table:table-cell>
          <table:table-cell table:formula="of:=[Dec.B89]" office:value-type="string" office:string-value="Num -" calcext:value-type="string">
            <text:p>Num -</text:p>
          </table:table-cell>
          <table:table-cell table:formula="of:=DEC2HEX([Dec.C89]; 4)" office:value-type="string" office:string-value="4A2D" calcext:value-type="string">
            <text:p>4A2D</text:p>
          </table:table-cell>
          <table:table-cell table:formula="of:=DEC2HEX([Dec.D89]; 4)" office:value-type="string" office:string-value="4A2D" calcext:value-type="string">
            <text:p>4A2D</text:p>
          </table:table-cell>
          <table:table-cell table:formula="of:=DEC2HEX([Dec.E89]; 4)" office:value-type="string" office:string-value="4A2D" calcext:value-type="string">
            <text:p>4A2D</text:p>
          </table:table-cell>
          <table:table-cell table:formula="of:=DEC2HEX([Dec.F89]; 4)" office:value-type="string" office:string-value="8E00" calcext:value-type="string">
            <text:p>8E00</text:p>
          </table:table-cell>
          <table:table-cell table:formula="of:=DEC2HEX([Dec.G89]; 4)" office:value-type="string" office:string-value="8E00" calcext:value-type="string">
            <text:p>8E00</text:p>
          </table:table-cell>
          <table:table-cell table:formula="of:=DEC2HEX([Dec.H89]; 4)" office:value-type="string" office:string-value="8E00" calcext:value-type="string">
            <text:p>8E00</text:p>
          </table:table-cell>
          <table:table-cell table:formula="of:=DEC2HEX([Dec.I89]; 4)" office:value-type="string" office:string-value="4A00" calcext:value-type="string">
            <text:p>4A00</text:p>
          </table:table-cell>
          <table:table-cell table:formula="of:=DEC2HEX([Dec.J89]; 4)" office:value-type="string" office:string-value="4A00" calcext:value-type="string">
            <text:p>4A00</text:p>
          </table:table-cell>
          <table:table-cell table:formula="of:=DEC2HEX([Dec.K89]; 4)" office:value-type="string" office:string-value="4A00" calcext:value-type="string">
            <text:p>4A00</text:p>
          </table:table-cell>
          <table:table-cell table:formula="of:=DEC2HEX([Dec.L89]; 4)" office:value-type="string" office:string-value="4A00" calcext:value-type="string">
            <text:p>4A00</text:p>
          </table:table-cell>
          <table:table-cell table:formula="of:=DEC2HEX([Dec.M89]; 4)" office:value-type="string" office:string-value="4A2D" calcext:value-type="string">
            <text:p>4A2D</text:p>
          </table:table-cell>
          <table:table-cell table:formula="of:=DEC2HEX([Dec.N89]; 4)" office:value-type="string" office:string-value="4A2D" calcext:value-type="string">
            <text:p>4A2D</text:p>
          </table:table-cell>
          <table:table-cell table:formula="of:=DEC2HEX([Dec.O89]; 4)" office:value-type="string" office:string-value="4A2D" calcext:value-type="string">
            <text:p>4A2D</text:p>
          </table:table-cell>
          <table:table-cell table:formula="of:=DEC2HEX([Dec.P89]; 4)" office:value-type="string" office:string-value="4A2D" calcext:value-type="string">
            <text:p>4A2D</text:p>
          </table:table-cell>
          <table:table-cell table:number-columns-repeated="1007"/>
        </table:table-row>
        <table:table-row table:style-name="ro2">
          <table:table-cell table:formula="of:=[Dec.A90]" office:value-type="float" office:value="89" calcext:value-type="float">
            <text:p>89</text:p>
          </table:table-cell>
          <table:table-cell table:formula="of:=[Dec.B90]" office:value-type="string" office:string-value="Num 7" calcext:value-type="string">
            <text:p>Num 7</text:p>
          </table:table-cell>
          <table:table-cell table:formula="of:=DEC2HEX([Dec.C90]; 4)" office:value-type="string" office:string-value="4700" calcext:value-type="string">
            <text:p>4700</text:p>
          </table:table-cell>
          <table:table-cell table:formula="of:=DEC2HEX([Dec.D90]; 4)" office:value-type="string" office:string-value="4737" calcext:value-type="string">
            <text:p>4737</text:p>
          </table:table-cell>
          <table:table-cell table:formula="of:=DEC2HEX([Dec.E90]; 4)" office:value-type="string" office:string-value="4737" calcext:value-type="string">
            <text:p>4737</text:p>
          </table:table-cell>
          <table:table-cell table:formula="of:=DEC2HEX([Dec.F90]; 4)" office:value-type="string" office:string-value="7700" calcext:value-type="string">
            <text:p>7700</text:p>
          </table:table-cell>
          <table:table-cell table:formula="of:=DEC2HEX([Dec.G90]; 4)" office:value-type="string" office:string-value="7700" calcext:value-type="string">
            <text:p>7700</text:p>
          </table:table-cell>
          <table:table-cell table:formula="of:=DEC2HEX([Dec.H90]; 4)" office:value-type="string" office:string-value="7700" calcext:value-type="string">
            <text:p>7700</text:p>
          </table:table-cell>
          <table:table-cell table:formula="of:=DEC2HEX([Dec.I90]; 4)" office:value-type="string" office:string-value="0007" calcext:value-type="string">
            <text:p>0007</text:p>
          </table:table-cell>
          <table:table-cell table:formula="of:=DEC2HEX([Dec.J90]; 4)" office:value-type="string" office:string-value="0007" calcext:value-type="string">
            <text:p>0007</text:p>
          </table:table-cell>
          <table:table-cell table:formula="of:=DEC2HEX([Dec.K90]; 4)" office:value-type="string" office:string-value="0007" calcext:value-type="string">
            <text:p>0007</text:p>
          </table:table-cell>
          <table:table-cell table:formula="of:=DEC2HEX([Dec.L90]; 4)" office:value-type="string" office:string-value="0007" calcext:value-type="string">
            <text:p>0007</text:p>
          </table:table-cell>
          <table:table-cell table:formula="of:=DEC2HEX([Dec.M90]; 4)" office:value-type="string" office:string-value="4737" calcext:value-type="string">
            <text:p>4737</text:p>
          </table:table-cell>
          <table:table-cell table:formula="of:=DEC2HEX([Dec.N90]; 4)" office:value-type="string" office:string-value="4700" calcext:value-type="string">
            <text:p>4700</text:p>
          </table:table-cell>
          <table:table-cell table:formula="of:=DEC2HEX([Dec.O90]; 4)" office:value-type="string" office:string-value="4700" calcext:value-type="string">
            <text:p>4700</text:p>
          </table:table-cell>
          <table:table-cell table:formula="of:=DEC2HEX([Dec.P90]; 4)" office:value-type="string" office:string-value="4737" calcext:value-type="string">
            <text:p>4737</text:p>
          </table:table-cell>
          <table:table-cell table:number-columns-repeated="1007"/>
        </table:table-row>
        <table:table-row table:style-name="ro2">
          <table:table-cell table:formula="of:=[Dec.A91]" office:value-type="float" office:value="90" calcext:value-type="float">
            <text:p>90</text:p>
          </table:table-cell>
          <table:table-cell table:formula="of:=[Dec.B91]" office:value-type="string" office:string-value="Num 8" calcext:value-type="string">
            <text:p>Num 8</text:p>
          </table:table-cell>
          <table:table-cell table:formula="of:=DEC2HEX([Dec.C91]; 4)" office:value-type="string" office:string-value="4800" calcext:value-type="string">
            <text:p>4800</text:p>
          </table:table-cell>
          <table:table-cell table:formula="of:=DEC2HEX([Dec.D91]; 4)" office:value-type="string" office:string-value="4838" calcext:value-type="string">
            <text:p>4838</text:p>
          </table:table-cell>
          <table:table-cell table:formula="of:=DEC2HEX([Dec.E91]; 4)" office:value-type="string" office:string-value="4838" calcext:value-type="string">
            <text:p>4838</text:p>
          </table:table-cell>
          <table:table-cell table:formula="of:=DEC2HEX([Dec.F91]; 4)" office:value-type="string" office:string-value="8D00" calcext:value-type="string">
            <text:p>8D00</text:p>
          </table:table-cell>
          <table:table-cell table:formula="of:=DEC2HEX([Dec.G91]; 4)" office:value-type="string" office:string-value="8D00" calcext:value-type="string">
            <text:p>8D00</text:p>
          </table:table-cell>
          <table:table-cell table:formula="of:=DEC2HEX([Dec.H91]; 4)" office:value-type="string" office:string-value="8D00" calcext:value-type="string">
            <text:p>8D00</text:p>
          </table:table-cell>
          <table:table-cell table:formula="of:=DEC2HEX([Dec.I91]; 4)" office:value-type="string" office:string-value="0008" calcext:value-type="string">
            <text:p>0008</text:p>
          </table:table-cell>
          <table:table-cell table:formula="of:=DEC2HEX([Dec.J91]; 4)" office:value-type="string" office:string-value="0008" calcext:value-type="string">
            <text:p>0008</text:p>
          </table:table-cell>
          <table:table-cell table:formula="of:=DEC2HEX([Dec.K91]; 4)" office:value-type="string" office:string-value="0008" calcext:value-type="string">
            <text:p>0008</text:p>
          </table:table-cell>
          <table:table-cell table:formula="of:=DEC2HEX([Dec.L91]; 4)" office:value-type="string" office:string-value="0008" calcext:value-type="string">
            <text:p>0008</text:p>
          </table:table-cell>
          <table:table-cell table:formula="of:=DEC2HEX([Dec.M91]; 4)" office:value-type="string" office:string-value="4838" calcext:value-type="string">
            <text:p>4838</text:p>
          </table:table-cell>
          <table:table-cell table:formula="of:=DEC2HEX([Dec.N91]; 4)" office:value-type="string" office:string-value="4800" calcext:value-type="string">
            <text:p>4800</text:p>
          </table:table-cell>
          <table:table-cell table:formula="of:=DEC2HEX([Dec.O91]; 4)" office:value-type="string" office:string-value="4800" calcext:value-type="string">
            <text:p>4800</text:p>
          </table:table-cell>
          <table:table-cell table:formula="of:=DEC2HEX([Dec.P91]; 4)" office:value-type="string" office:string-value="4838" calcext:value-type="string">
            <text:p>4838</text:p>
          </table:table-cell>
          <table:table-cell table:number-columns-repeated="1007"/>
        </table:table-row>
        <table:table-row table:style-name="ro2">
          <table:table-cell table:formula="of:=[Dec.A92]" office:value-type="float" office:value="91" calcext:value-type="float">
            <text:p>91</text:p>
          </table:table-cell>
          <table:table-cell table:formula="of:=[Dec.B92]" office:value-type="string" office:string-value="Num 9" calcext:value-type="string">
            <text:p>Num 9</text:p>
          </table:table-cell>
          <table:table-cell table:formula="of:=DEC2HEX([Dec.C92]; 4)" office:value-type="string" office:string-value="4900" calcext:value-type="string">
            <text:p>4900</text:p>
          </table:table-cell>
          <table:table-cell table:formula="of:=DEC2HEX([Dec.D92]; 4)" office:value-type="string" office:string-value="4939" calcext:value-type="string">
            <text:p>4939</text:p>
          </table:table-cell>
          <table:table-cell table:formula="of:=DEC2HEX([Dec.E92]; 4)" office:value-type="string" office:string-value="4939" calcext:value-type="string">
            <text:p>4939</text:p>
          </table:table-cell>
          <table:table-cell table:formula="of:=DEC2HEX([Dec.F92]; 4)" office:value-type="string" office:string-value="8400" calcext:value-type="string">
            <text:p>8400</text:p>
          </table:table-cell>
          <table:table-cell table:formula="of:=DEC2HEX([Dec.G92]; 4)" office:value-type="string" office:string-value="8400" calcext:value-type="string">
            <text:p>8400</text:p>
          </table:table-cell>
          <table:table-cell table:formula="of:=DEC2HEX([Dec.H92]; 4)" office:value-type="string" office:string-value="8400" calcext:value-type="string">
            <text:p>8400</text:p>
          </table:table-cell>
          <table:table-cell table:formula="of:=DEC2HEX([Dec.I92]; 4)" office:value-type="string" office:string-value="0009" calcext:value-type="string">
            <text:p>0009</text:p>
          </table:table-cell>
          <table:table-cell table:formula="of:=DEC2HEX([Dec.J92]; 4)" office:value-type="string" office:string-value="0009" calcext:value-type="string">
            <text:p>0009</text:p>
          </table:table-cell>
          <table:table-cell table:formula="of:=DEC2HEX([Dec.K92]; 4)" office:value-type="string" office:string-value="0009" calcext:value-type="string">
            <text:p>0009</text:p>
          </table:table-cell>
          <table:table-cell table:formula="of:=DEC2HEX([Dec.L92]; 4)" office:value-type="string" office:string-value="0009" calcext:value-type="string">
            <text:p>0009</text:p>
          </table:table-cell>
          <table:table-cell table:formula="of:=DEC2HEX([Dec.M92]; 4)" office:value-type="string" office:string-value="4939" calcext:value-type="string">
            <text:p>4939</text:p>
          </table:table-cell>
          <table:table-cell table:formula="of:=DEC2HEX([Dec.N92]; 4)" office:value-type="string" office:string-value="4900" calcext:value-type="string">
            <text:p>4900</text:p>
          </table:table-cell>
          <table:table-cell table:formula="of:=DEC2HEX([Dec.O92]; 4)" office:value-type="string" office:string-value="4900" calcext:value-type="string">
            <text:p>4900</text:p>
          </table:table-cell>
          <table:table-cell table:formula="of:=DEC2HEX([Dec.P92]; 4)" office:value-type="string" office:string-value="4939" calcext:value-type="string">
            <text:p>4939</text:p>
          </table:table-cell>
          <table:table-cell table:number-columns-repeated="1007"/>
        </table:table-row>
        <table:table-row table:style-name="ro2">
          <table:table-cell table:formula="of:=[Dec.A93]" office:value-type="float" office:value="92" calcext:value-type="float">
            <text:p>92</text:p>
          </table:table-cell>
          <table:table-cell table:formula="of:=[Dec.B93]" office:value-type="string" office:string-value="Num 4" calcext:value-type="string">
            <text:p>Num 4</text:p>
          </table:table-cell>
          <table:table-cell table:formula="of:=DEC2HEX([Dec.C93]; 4)" office:value-type="string" office:string-value="4B00" calcext:value-type="string">
            <text:p>4B00</text:p>
          </table:table-cell>
          <table:table-cell table:formula="of:=DEC2HEX([Dec.D93]; 4)" office:value-type="string" office:string-value="4B34" calcext:value-type="string">
            <text:p>4B34</text:p>
          </table:table-cell>
          <table:table-cell table:formula="of:=DEC2HEX([Dec.E93]; 4)" office:value-type="string" office:string-value="4B34" calcext:value-type="string">
            <text:p>4B34</text:p>
          </table:table-cell>
          <table:table-cell table:formula="of:=DEC2HEX([Dec.F93]; 4)" office:value-type="string" office:string-value="7300" calcext:value-type="string">
            <text:p>7300</text:p>
          </table:table-cell>
          <table:table-cell table:formula="of:=DEC2HEX([Dec.G93]; 4)" office:value-type="string" office:string-value="7300" calcext:value-type="string">
            <text:p>7300</text:p>
          </table:table-cell>
          <table:table-cell table:formula="of:=DEC2HEX([Dec.H93]; 4)" office:value-type="string" office:string-value="7300" calcext:value-type="string">
            <text:p>7300</text:p>
          </table:table-cell>
          <table:table-cell table:formula="of:=DEC2HEX([Dec.I93]; 4)" office:value-type="string" office:string-value="0004" calcext:value-type="string">
            <text:p>0004</text:p>
          </table:table-cell>
          <table:table-cell table:formula="of:=DEC2HEX([Dec.J93]; 4)" office:value-type="string" office:string-value="0004" calcext:value-type="string">
            <text:p>0004</text:p>
          </table:table-cell>
          <table:table-cell table:formula="of:=DEC2HEX([Dec.K93]; 4)" office:value-type="string" office:string-value="0004" calcext:value-type="string">
            <text:p>0004</text:p>
          </table:table-cell>
          <table:table-cell table:formula="of:=DEC2HEX([Dec.L93]; 4)" office:value-type="string" office:string-value="0004" calcext:value-type="string">
            <text:p>0004</text:p>
          </table:table-cell>
          <table:table-cell table:formula="of:=DEC2HEX([Dec.M93]; 4)" office:value-type="string" office:string-value="4B34" calcext:value-type="string">
            <text:p>4B34</text:p>
          </table:table-cell>
          <table:table-cell table:formula="of:=DEC2HEX([Dec.N93]; 4)" office:value-type="string" office:string-value="4B00" calcext:value-type="string">
            <text:p>4B00</text:p>
          </table:table-cell>
          <table:table-cell table:formula="of:=DEC2HEX([Dec.O93]; 4)" office:value-type="string" office:string-value="4B00" calcext:value-type="string">
            <text:p>4B00</text:p>
          </table:table-cell>
          <table:table-cell table:formula="of:=DEC2HEX([Dec.P93]; 4)" office:value-type="string" office:string-value="4B34" calcext:value-type="string">
            <text:p>4B34</text:p>
          </table:table-cell>
          <table:table-cell table:number-columns-repeated="1007"/>
        </table:table-row>
        <table:table-row table:style-name="ro2">
          <table:table-cell table:formula="of:=[Dec.A94]" office:value-type="float" office:value="93" calcext:value-type="float">
            <text:p>93</text:p>
          </table:table-cell>
          <table:table-cell table:formula="of:=[Dec.B94]" office:value-type="string" office:string-value="Num 5" calcext:value-type="string">
            <text:p>Num 5</text:p>
          </table:table-cell>
          <table:table-cell table:formula="of:=DEC2HEX([Dec.C94]; 4)" office:value-type="string" office:string-value="4C00" calcext:value-type="string">
            <text:p>4C00</text:p>
          </table:table-cell>
          <table:table-cell table:formula="of:=DEC2HEX([Dec.D94]; 4)" office:value-type="string" office:string-value="4C35" calcext:value-type="string">
            <text:p>4C35</text:p>
          </table:table-cell>
          <table:table-cell table:formula="of:=DEC2HEX([Dec.E94]; 4)" office:value-type="string" office:string-value="4C35" calcext:value-type="string">
            <text:p>4C35</text:p>
          </table:table-cell>
          <table:table-cell table:formula="of:=DEC2HEX([Dec.F94]; 4)" office:value-type="string" office:string-value="8F00" calcext:value-type="string">
            <text:p>8F00</text:p>
          </table:table-cell>
          <table:table-cell table:formula="of:=DEC2HEX([Dec.G94]; 4)" office:value-type="string" office:string-value="8F00" calcext:value-type="string">
            <text:p>8F00</text:p>
          </table:table-cell>
          <table:table-cell table:formula="of:=DEC2HEX([Dec.H94]; 4)" office:value-type="string" office:string-value="8F00" calcext:value-type="string">
            <text:p>8F00</text:p>
          </table:table-cell>
          <table:table-cell table:formula="of:=DEC2HEX([Dec.I94]; 4)" office:value-type="string" office:string-value="0005" calcext:value-type="string">
            <text:p>0005</text:p>
          </table:table-cell>
          <table:table-cell table:formula="of:=DEC2HEX([Dec.J94]; 4)" office:value-type="string" office:string-value="0005" calcext:value-type="string">
            <text:p>0005</text:p>
          </table:table-cell>
          <table:table-cell table:formula="of:=DEC2HEX([Dec.K94]; 4)" office:value-type="string" office:string-value="0005" calcext:value-type="string">
            <text:p>0005</text:p>
          </table:table-cell>
          <table:table-cell table:formula="of:=DEC2HEX([Dec.L94]; 4)" office:value-type="string" office:string-value="0005" calcext:value-type="string">
            <text:p>0005</text:p>
          </table:table-cell>
          <table:table-cell table:formula="of:=DEC2HEX([Dec.M94]; 4)" office:value-type="string" office:string-value="4C35" calcext:value-type="string">
            <text:p>4C35</text:p>
          </table:table-cell>
          <table:table-cell table:formula="of:=DEC2HEX([Dec.N94]; 4)" office:value-type="string" office:string-value="4C00" calcext:value-type="string">
            <text:p>4C00</text:p>
          </table:table-cell>
          <table:table-cell table:formula="of:=DEC2HEX([Dec.O94]; 4)" office:value-type="string" office:string-value="4C00" calcext:value-type="string">
            <text:p>4C00</text:p>
          </table:table-cell>
          <table:table-cell table:formula="of:=DEC2HEX([Dec.P94]; 4)" office:value-type="string" office:string-value="4C35" calcext:value-type="string">
            <text:p>4C35</text:p>
          </table:table-cell>
          <table:table-cell table:number-columns-repeated="1007"/>
        </table:table-row>
        <table:table-row table:style-name="ro2">
          <table:table-cell table:formula="of:=[Dec.A95]" office:value-type="float" office:value="94" calcext:value-type="float">
            <text:p>94</text:p>
          </table:table-cell>
          <table:table-cell table:formula="of:=[Dec.B95]" office:value-type="string" office:string-value="Num 6" calcext:value-type="string">
            <text:p>Num 6</text:p>
          </table:table-cell>
          <table:table-cell table:formula="of:=DEC2HEX([Dec.C95]; 4)" office:value-type="string" office:string-value="4D00" calcext:value-type="string">
            <text:p>4D00</text:p>
          </table:table-cell>
          <table:table-cell table:formula="of:=DEC2HEX([Dec.D95]; 4)" office:value-type="string" office:string-value="4D36" calcext:value-type="string">
            <text:p>4D36</text:p>
          </table:table-cell>
          <table:table-cell table:formula="of:=DEC2HEX([Dec.E95]; 4)" office:value-type="string" office:string-value="4D36" calcext:value-type="string">
            <text:p>4D36</text:p>
          </table:table-cell>
          <table:table-cell table:formula="of:=DEC2HEX([Dec.F95]; 4)" office:value-type="string" office:string-value="7400" calcext:value-type="string">
            <text:p>7400</text:p>
          </table:table-cell>
          <table:table-cell table:formula="of:=DEC2HEX([Dec.G95]; 4)" office:value-type="string" office:string-value="7400" calcext:value-type="string">
            <text:p>7400</text:p>
          </table:table-cell>
          <table:table-cell table:formula="of:=DEC2HEX([Dec.H95]; 4)" office:value-type="string" office:string-value="7400" calcext:value-type="string">
            <text:p>7400</text:p>
          </table:table-cell>
          <table:table-cell table:formula="of:=DEC2HEX([Dec.I95]; 4)" office:value-type="string" office:string-value="0006" calcext:value-type="string">
            <text:p>0006</text:p>
          </table:table-cell>
          <table:table-cell table:formula="of:=DEC2HEX([Dec.J95]; 4)" office:value-type="string" office:string-value="0006" calcext:value-type="string">
            <text:p>0006</text:p>
          </table:table-cell>
          <table:table-cell table:formula="of:=DEC2HEX([Dec.K95]; 4)" office:value-type="string" office:string-value="0006" calcext:value-type="string">
            <text:p>0006</text:p>
          </table:table-cell>
          <table:table-cell table:formula="of:=DEC2HEX([Dec.L95]; 4)" office:value-type="string" office:string-value="0006" calcext:value-type="string">
            <text:p>0006</text:p>
          </table:table-cell>
          <table:table-cell table:formula="of:=DEC2HEX([Dec.M95]; 4)" office:value-type="string" office:string-value="4D36" calcext:value-type="string">
            <text:p>4D36</text:p>
          </table:table-cell>
          <table:table-cell table:formula="of:=DEC2HEX([Dec.N95]; 4)" office:value-type="string" office:string-value="4D00" calcext:value-type="string">
            <text:p>4D00</text:p>
          </table:table-cell>
          <table:table-cell table:formula="of:=DEC2HEX([Dec.O95]; 4)" office:value-type="string" office:string-value="4D00" calcext:value-type="string">
            <text:p>4D00</text:p>
          </table:table-cell>
          <table:table-cell table:formula="of:=DEC2HEX([Dec.P95]; 4)" office:value-type="string" office:string-value="4D36" calcext:value-type="string">
            <text:p>4D36</text:p>
          </table:table-cell>
          <table:table-cell table:number-columns-repeated="1007"/>
        </table:table-row>
        <table:table-row table:style-name="ro2">
          <table:table-cell table:formula="of:=[Dec.A96]" office:value-type="float" office:value="95" calcext:value-type="float">
            <text:p>95</text:p>
          </table:table-cell>
          <table:table-cell table:formula="of:=[Dec.B96]" office:value-type="string" office:string-value="Num 1" calcext:value-type="string">
            <text:p>Num 1</text:p>
          </table:table-cell>
          <table:table-cell table:formula="of:=DEC2HEX([Dec.C96]; 4)" office:value-type="string" office:string-value="4F00" calcext:value-type="string">
            <text:p>4F00</text:p>
          </table:table-cell>
          <table:table-cell table:formula="of:=DEC2HEX([Dec.D96]; 4)" office:value-type="string" office:string-value="4F31" calcext:value-type="string">
            <text:p>4F31</text:p>
          </table:table-cell>
          <table:table-cell table:formula="of:=DEC2HEX([Dec.E96]; 4)" office:value-type="string" office:string-value="4F31" calcext:value-type="string">
            <text:p>4F31</text:p>
          </table:table-cell>
          <table:table-cell table:formula="of:=DEC2HEX([Dec.F96]; 4)" office:value-type="string" office:string-value="7500" calcext:value-type="string">
            <text:p>7500</text:p>
          </table:table-cell>
          <table:table-cell table:formula="of:=DEC2HEX([Dec.G96]; 4)" office:value-type="string" office:string-value="7500" calcext:value-type="string">
            <text:p>7500</text:p>
          </table:table-cell>
          <table:table-cell table:formula="of:=DEC2HEX([Dec.H96]; 4)" office:value-type="string" office:string-value="7500" calcext:value-type="string">
            <text:p>7500</text:p>
          </table:table-cell>
          <table:table-cell table:formula="of:=DEC2HEX([Dec.I96]; 4)" office:value-type="string" office:string-value="0001" calcext:value-type="string">
            <text:p>0001</text:p>
          </table:table-cell>
          <table:table-cell table:formula="of:=DEC2HEX([Dec.J96]; 4)" office:value-type="string" office:string-value="0001" calcext:value-type="string">
            <text:p>0001</text:p>
          </table:table-cell>
          <table:table-cell table:formula="of:=DEC2HEX([Dec.K96]; 4)" office:value-type="string" office:string-value="0001" calcext:value-type="string">
            <text:p>0001</text:p>
          </table:table-cell>
          <table:table-cell table:formula="of:=DEC2HEX([Dec.L96]; 4)" office:value-type="string" office:string-value="0001" calcext:value-type="string">
            <text:p>0001</text:p>
          </table:table-cell>
          <table:table-cell table:formula="of:=DEC2HEX([Dec.M96]; 4)" office:value-type="string" office:string-value="4F31" calcext:value-type="string">
            <text:p>4F31</text:p>
          </table:table-cell>
          <table:table-cell table:formula="of:=DEC2HEX([Dec.N96]; 4)" office:value-type="string" office:string-value="4F00" calcext:value-type="string">
            <text:p>4F00</text:p>
          </table:table-cell>
          <table:table-cell table:formula="of:=DEC2HEX([Dec.O96]; 4)" office:value-type="string" office:string-value="4F00" calcext:value-type="string">
            <text:p>4F00</text:p>
          </table:table-cell>
          <table:table-cell table:formula="of:=DEC2HEX([Dec.P96]; 4)" office:value-type="string" office:string-value="4F31" calcext:value-type="string">
            <text:p>4F31</text:p>
          </table:table-cell>
          <table:table-cell table:number-columns-repeated="1007"/>
        </table:table-row>
        <table:table-row table:style-name="ro2">
          <table:table-cell table:formula="of:=[Dec.A97]" office:value-type="float" office:value="96" calcext:value-type="float">
            <text:p>96</text:p>
          </table:table-cell>
          <table:table-cell table:formula="of:=[Dec.B97]" office:value-type="string" office:string-value="Num 2" calcext:value-type="string">
            <text:p>Num 2</text:p>
          </table:table-cell>
          <table:table-cell table:formula="of:=DEC2HEX([Dec.C97]; 4)" office:value-type="string" office:string-value="5000" calcext:value-type="string">
            <text:p>5000</text:p>
          </table:table-cell>
          <table:table-cell table:formula="of:=DEC2HEX([Dec.D97]; 4)" office:value-type="string" office:string-value="5032" calcext:value-type="string">
            <text:p>5032</text:p>
          </table:table-cell>
          <table:table-cell table:formula="of:=DEC2HEX([Dec.E97]; 4)" office:value-type="string" office:string-value="5032" calcext:value-type="string">
            <text:p>5032</text:p>
          </table:table-cell>
          <table:table-cell table:formula="of:=DEC2HEX([Dec.F97]; 4)" office:value-type="string" office:string-value="9100" calcext:value-type="string">
            <text:p>9100</text:p>
          </table:table-cell>
          <table:table-cell table:formula="of:=DEC2HEX([Dec.G97]; 4)" office:value-type="string" office:string-value="9100" calcext:value-type="string">
            <text:p>9100</text:p>
          </table:table-cell>
          <table:table-cell table:formula="of:=DEC2HEX([Dec.H97]; 4)" office:value-type="string" office:string-value="9100" calcext:value-type="string">
            <text:p>9100</text:p>
          </table:table-cell>
          <table:table-cell table:formula="of:=DEC2HEX([Dec.I97]; 4)" office:value-type="string" office:string-value="0002" calcext:value-type="string">
            <text:p>0002</text:p>
          </table:table-cell>
          <table:table-cell table:formula="of:=DEC2HEX([Dec.J97]; 4)" office:value-type="string" office:string-value="0002" calcext:value-type="string">
            <text:p>0002</text:p>
          </table:table-cell>
          <table:table-cell table:formula="of:=DEC2HEX([Dec.K97]; 4)" office:value-type="string" office:string-value="0002" calcext:value-type="string">
            <text:p>0002</text:p>
          </table:table-cell>
          <table:table-cell table:formula="of:=DEC2HEX([Dec.L97]; 4)" office:value-type="string" office:string-value="0002" calcext:value-type="string">
            <text:p>0002</text:p>
          </table:table-cell>
          <table:table-cell table:formula="of:=DEC2HEX([Dec.M97]; 4)" office:value-type="string" office:string-value="5032" calcext:value-type="string">
            <text:p>5032</text:p>
          </table:table-cell>
          <table:table-cell table:formula="of:=DEC2HEX([Dec.N97]; 4)" office:value-type="string" office:string-value="5000" calcext:value-type="string">
            <text:p>5000</text:p>
          </table:table-cell>
          <table:table-cell table:formula="of:=DEC2HEX([Dec.O97]; 4)" office:value-type="string" office:string-value="5000" calcext:value-type="string">
            <text:p>5000</text:p>
          </table:table-cell>
          <table:table-cell table:formula="of:=DEC2HEX([Dec.P97]; 4)" office:value-type="string" office:string-value="5032" calcext:value-type="string">
            <text:p>5032</text:p>
          </table:table-cell>
          <table:table-cell table:number-columns-repeated="1007"/>
        </table:table-row>
        <table:table-row table:style-name="ro2">
          <table:table-cell table:formula="of:=[Dec.A98]" office:value-type="float" office:value="97" calcext:value-type="float">
            <text:p>97</text:p>
          </table:table-cell>
          <table:table-cell table:formula="of:=[Dec.B98]" office:value-type="string" office:string-value="Num 3" calcext:value-type="string">
            <text:p>Num 3</text:p>
          </table:table-cell>
          <table:table-cell table:formula="of:=DEC2HEX([Dec.C98]; 4)" office:value-type="string" office:string-value="5100" calcext:value-type="string">
            <text:p>5100</text:p>
          </table:table-cell>
          <table:table-cell table:formula="of:=DEC2HEX([Dec.D98]; 4)" office:value-type="string" office:string-value="5133" calcext:value-type="string">
            <text:p>5133</text:p>
          </table:table-cell>
          <table:table-cell table:formula="of:=DEC2HEX([Dec.E98]; 4)" office:value-type="string" office:string-value="5133" calcext:value-type="string">
            <text:p>5133</text:p>
          </table:table-cell>
          <table:table-cell table:formula="of:=DEC2HEX([Dec.F98]; 4)" office:value-type="string" office:string-value="7600" calcext:value-type="string">
            <text:p>7600</text:p>
          </table:table-cell>
          <table:table-cell table:formula="of:=DEC2HEX([Dec.G98]; 4)" office:value-type="string" office:string-value="7600" calcext:value-type="string">
            <text:p>7600</text:p>
          </table:table-cell>
          <table:table-cell table:formula="of:=DEC2HEX([Dec.H98]; 4)" office:value-type="string" office:string-value="7600" calcext:value-type="string">
            <text:p>7600</text:p>
          </table:table-cell>
          <table:table-cell table:formula="of:=DEC2HEX([Dec.I98]; 4)" office:value-type="string" office:string-value="0003" calcext:value-type="string">
            <text:p>0003</text:p>
          </table:table-cell>
          <table:table-cell table:formula="of:=DEC2HEX([Dec.J98]; 4)" office:value-type="string" office:string-value="0003" calcext:value-type="string">
            <text:p>0003</text:p>
          </table:table-cell>
          <table:table-cell table:formula="of:=DEC2HEX([Dec.K98]; 4)" office:value-type="string" office:string-value="0003" calcext:value-type="string">
            <text:p>0003</text:p>
          </table:table-cell>
          <table:table-cell table:formula="of:=DEC2HEX([Dec.L98]; 4)" office:value-type="string" office:string-value="0003" calcext:value-type="string">
            <text:p>0003</text:p>
          </table:table-cell>
          <table:table-cell table:formula="of:=DEC2HEX([Dec.M98]; 4)" office:value-type="string" office:string-value="5133" calcext:value-type="string">
            <text:p>5133</text:p>
          </table:table-cell>
          <table:table-cell table:formula="of:=DEC2HEX([Dec.N98]; 4)" office:value-type="string" office:string-value="5100" calcext:value-type="string">
            <text:p>5100</text:p>
          </table:table-cell>
          <table:table-cell table:formula="of:=DEC2HEX([Dec.O98]; 4)" office:value-type="string" office:string-value="5100" calcext:value-type="string">
            <text:p>5100</text:p>
          </table:table-cell>
          <table:table-cell table:formula="of:=DEC2HEX([Dec.P98]; 4)" office:value-type="string" office:string-value="5133" calcext:value-type="string">
            <text:p>5133</text:p>
          </table:table-cell>
          <table:table-cell table:number-columns-repeated="1007"/>
        </table:table-row>
        <table:table-row table:style-name="ro2">
          <table:table-cell table:formula="of:=[Dec.A99]" office:value-type="float" office:value="98" calcext:value-type="float">
            <text:p>98</text:p>
          </table:table-cell>
          <table:table-cell table:formula="of:=[Dec.B99]" office:value-type="string" office:string-value="Num 0" calcext:value-type="string">
            <text:p>Num 0</text:p>
          </table:table-cell>
          <table:table-cell table:formula="of:=DEC2HEX([Dec.C99]; 4)" office:value-type="string" office:string-value="5200" calcext:value-type="string">
            <text:p>5200</text:p>
          </table:table-cell>
          <table:table-cell table:formula="of:=DEC2HEX([Dec.D99]; 4)" office:value-type="string" office:string-value="5230" calcext:value-type="string">
            <text:p>5230</text:p>
          </table:table-cell>
          <table:table-cell table:formula="of:=DEC2HEX([Dec.E99]; 4)" office:value-type="string" office:string-value="5230" calcext:value-type="string">
            <text:p>5230</text:p>
          </table:table-cell>
          <table:table-cell table:formula="of:=DEC2HEX([Dec.F99]; 4)" office:value-type="string" office:string-value="9200" calcext:value-type="string">
            <text:p>9200</text:p>
          </table:table-cell>
          <table:table-cell table:formula="of:=DEC2HEX([Dec.G99]; 4)" office:value-type="string" office:string-value="9200" calcext:value-type="string">
            <text:p>9200</text:p>
          </table:table-cell>
          <table:table-cell table:formula="of:=DEC2HEX([Dec.H99]; 4)" office:value-type="string" office:string-value="9200" calcext:value-type="string">
            <text:p>9200</text:p>
          </table:table-cell>
          <table:table-cell table:formula="of:=DEC2HEX([Dec.I99]; 4)" office:value-type="string" office:string-value="FFFFFFFFFF" calcext:value-type="string">
            <text:p>FFFFFFFFFF</text:p>
          </table:table-cell>
          <table:table-cell table:formula="of:=DEC2HEX([Dec.J99]; 4)" office:value-type="string" office:string-value="FFFFFFFFFF" calcext:value-type="string">
            <text:p>FFFFFFFFFF</text:p>
          </table:table-cell>
          <table:table-cell table:formula="of:=DEC2HEX([Dec.K99]; 4)" office:value-type="string" office:string-value="FFFFFFFFFF" calcext:value-type="string">
            <text:p>FFFFFFFFFF</text:p>
          </table:table-cell>
          <table:table-cell table:formula="of:=DEC2HEX([Dec.L99]; 4)" office:value-type="string" office:string-value="FFFFFFFFFF" calcext:value-type="string">
            <text:p>FFFFFFFFFF</text:p>
          </table:table-cell>
          <table:table-cell table:formula="of:=DEC2HEX([Dec.M99]; 4)" office:value-type="string" office:string-value="5230" calcext:value-type="string">
            <text:p>5230</text:p>
          </table:table-cell>
          <table:table-cell table:formula="of:=DEC2HEX([Dec.N99]; 4)" office:value-type="string" office:string-value="5200" calcext:value-type="string">
            <text:p>5200</text:p>
          </table:table-cell>
          <table:table-cell table:formula="of:=DEC2HEX([Dec.O99]; 4)" office:value-type="string" office:string-value="5200" calcext:value-type="string">
            <text:p>5200</text:p>
          </table:table-cell>
          <table:table-cell table:formula="of:=DEC2HEX([Dec.P99]; 4)" office:value-type="string" office:string-value="5230" calcext:value-type="string">
            <text:p>5230</text:p>
          </table:table-cell>
          <table:table-cell table:number-columns-repeated="1007"/>
        </table:table-row>
        <table:table-row table:style-name="ro2">
          <table:table-cell table:formula="of:=[Dec.A100]" office:value-type="float" office:value="99" calcext:value-type="float">
            <text:p>99</text:p>
          </table:table-cell>
          <table:table-cell table:formula="of:=[Dec.B100]" office:value-type="string" office:string-value="Num ." calcext:value-type="string">
            <text:p>Num .</text:p>
          </table:table-cell>
          <table:table-cell table:formula="of:=DEC2HEX([Dec.C100]; 4)" office:value-type="string" office:string-value="5300" calcext:value-type="string">
            <text:p>5300</text:p>
          </table:table-cell>
          <table:table-cell table:formula="of:=DEC2HEX([Dec.D100]; 4)" office:value-type="string" office:string-value="532E" calcext:value-type="string">
            <text:p>532E</text:p>
          </table:table-cell>
          <table:table-cell table:formula="of:=DEC2HEX([Dec.E100]; 4)" office:value-type="string" office:string-value="532E" calcext:value-type="string">
            <text:p>532E</text:p>
          </table:table-cell>
          <table:table-cell table:formula="of:=DEC2HEX([Dec.F100]; 4)" office:value-type="string" office:string-value="9300" calcext:value-type="string">
            <text:p>9300</text:p>
          </table:table-cell>
          <table:table-cell table:formula="of:=DEC2HEX([Dec.G100]; 4)" office:value-type="string" office:string-value="9300" calcext:value-type="string">
            <text:p>9300</text:p>
          </table:table-cell>
          <table:table-cell table:formula="of:=DEC2HEX([Dec.H100]; 4)" office:value-type="string" office:string-value="9300" calcext:value-type="string">
            <text:p>9300</text:p>
          </table:table-cell>
          <table:table-cell table:formula="of:=DEC2HEX([Dec.I100]; 4)" office:value-type="string" office:string-value="FFFFFFFFFF" calcext:value-type="string">
            <text:p>FFFFFFFFFF</text:p>
          </table:table-cell>
          <table:table-cell table:formula="of:=DEC2HEX([Dec.J100]; 4)" office:value-type="string" office:string-value="FFFFFFFFFF" calcext:value-type="string">
            <text:p>FFFFFFFFFF</text:p>
          </table:table-cell>
          <table:table-cell table:formula="of:=DEC2HEX([Dec.K100]; 4)" office:value-type="string" office:string-value="FFFFFFFFFF" calcext:value-type="string">
            <text:p>FFFFFFFFFF</text:p>
          </table:table-cell>
          <table:table-cell table:formula="of:=DEC2HEX([Dec.L100]; 4)" office:value-type="string" office:string-value="FFFFFFFFFF" calcext:value-type="string">
            <text:p>FFFFFFFFFF</text:p>
          </table:table-cell>
          <table:table-cell table:formula="of:=DEC2HEX([Dec.M100]; 4)" office:value-type="string" office:string-value="532E" calcext:value-type="string">
            <text:p>532E</text:p>
          </table:table-cell>
          <table:table-cell table:formula="of:=DEC2HEX([Dec.N100]; 4)" office:value-type="string" office:string-value="5300" calcext:value-type="string">
            <text:p>5300</text:p>
          </table:table-cell>
          <table:table-cell table:formula="of:=DEC2HEX([Dec.O100]; 4)" office:value-type="string" office:string-value="5300" calcext:value-type="string">
            <text:p>5300</text:p>
          </table:table-cell>
          <table:table-cell table:formula="of:=DEC2HEX([Dec.P100]; 4)" office:value-type="string" office:string-value="532E" calcext:value-type="string">
            <text:p>532E</text:p>
          </table:table-cell>
          <table:table-cell table:number-columns-repeated="1007"/>
        </table:table-row>
        <table:table-row table:style-name="ro2">
          <table:table-cell table:formula="of:=[Dec.A101]" office:value-type="float" office:value="100" calcext:value-type="float">
            <text:p>100</text:p>
          </table:table-cell>
          <table:table-cell table:formula="of:=[Dec.B101]" office:value-type="string" office:string-value="Num +" calcext:value-type="string">
            <text:p>Num +</text:p>
          </table:table-cell>
          <table:table-cell table:formula="of:=DEC2HEX([Dec.C101]; 4)" office:value-type="string" office:string-value="4E2B" calcext:value-type="string">
            <text:p>4E2B</text:p>
          </table:table-cell>
          <table:table-cell table:formula="of:=DEC2HEX([Dec.D101]; 4)" office:value-type="string" office:string-value="4E2B" calcext:value-type="string">
            <text:p>4E2B</text:p>
          </table:table-cell>
          <table:table-cell table:formula="of:=DEC2HEX([Dec.E101]; 4)" office:value-type="string" office:string-value="4E2B" calcext:value-type="string">
            <text:p>4E2B</text:p>
          </table:table-cell>
          <table:table-cell table:formula="of:=DEC2HEX([Dec.F101]; 4)" office:value-type="string" office:string-value="9000" calcext:value-type="string">
            <text:p>9000</text:p>
          </table:table-cell>
          <table:table-cell table:formula="of:=DEC2HEX([Dec.G101]; 4)" office:value-type="string" office:string-value="9000" calcext:value-type="string">
            <text:p>9000</text:p>
          </table:table-cell>
          <table:table-cell table:formula="of:=DEC2HEX([Dec.H101]; 4)" office:value-type="string" office:string-value="9000" calcext:value-type="string">
            <text:p>9000</text:p>
          </table:table-cell>
          <table:table-cell table:formula="of:=DEC2HEX([Dec.I101]; 4)" office:value-type="string" office:string-value="4E00" calcext:value-type="string">
            <text:p>4E00</text:p>
          </table:table-cell>
          <table:table-cell table:formula="of:=DEC2HEX([Dec.J101]; 4)" office:value-type="string" office:string-value="4E00" calcext:value-type="string">
            <text:p>4E00</text:p>
          </table:table-cell>
          <table:table-cell table:formula="of:=DEC2HEX([Dec.K101]; 4)" office:value-type="string" office:string-value="4E00" calcext:value-type="string">
            <text:p>4E00</text:p>
          </table:table-cell>
          <table:table-cell table:formula="of:=DEC2HEX([Dec.L101]; 4)" office:value-type="string" office:string-value="4E00" calcext:value-type="string">
            <text:p>4E00</text:p>
          </table:table-cell>
          <table:table-cell table:formula="of:=DEC2HEX([Dec.M101]; 4)" office:value-type="string" office:string-value="4E2B" calcext:value-type="string">
            <text:p>4E2B</text:p>
          </table:table-cell>
          <table:table-cell table:formula="of:=DEC2HEX([Dec.N101]; 4)" office:value-type="string" office:string-value="4E2B" calcext:value-type="string">
            <text:p>4E2B</text:p>
          </table:table-cell>
          <table:table-cell table:formula="of:=DEC2HEX([Dec.O101]; 4)" office:value-type="string" office:string-value="4E2B" calcext:value-type="string">
            <text:p>4E2B</text:p>
          </table:table-cell>
          <table:table-cell table:formula="of:=DEC2HEX([Dec.P101]; 4)" office:value-type="string" office:string-value="4E2B" calcext:value-type="string">
            <text:p>4E2B</text:p>
          </table:table-cell>
          <table:table-cell table:number-columns-repeated="1007"/>
        </table:table-row>
        <table:table-row table:style-name="ro2">
          <table:table-cell table:formula="of:=[Dec.A102]" office:value-type="float" office:value="101" calcext:value-type="float">
            <text:p>101</text:p>
          </table:table-cell>
          <table:table-cell table:formula="of:=[Dec.B102]" office:value-type="string" office:string-value="Num Enter" calcext:value-type="string">
            <text:p>Num Enter</text:p>
          </table:table-cell>
          <table:table-cell table:formula="of:=DEC2HEX([Dec.C102]; 4)" office:value-type="string" office:string-value="E00D" calcext:value-type="string">
            <text:p>E00D</text:p>
          </table:table-cell>
          <table:table-cell table:formula="of:=DEC2HEX([Dec.D102]; 4)" office:value-type="string" office:string-value="E00D" calcext:value-type="string">
            <text:p>E00D</text:p>
          </table:table-cell>
          <table:table-cell table:formula="of:=DEC2HEX([Dec.E102]; 4)" office:value-type="string" office:string-value="E00D" calcext:value-type="string">
            <text:p>E00D</text:p>
          </table:table-cell>
          <table:table-cell table:formula="of:=DEC2HEX([Dec.F102]; 4)" office:value-type="string" office:string-value="E00A" calcext:value-type="string">
            <text:p>E00A</text:p>
          </table:table-cell>
          <table:table-cell table:formula="of:=DEC2HEX([Dec.G102]; 4)" office:value-type="string" office:string-value="E00A" calcext:value-type="string">
            <text:p>E00A</text:p>
          </table:table-cell>
          <table:table-cell table:formula="of:=DEC2HEX([Dec.H102]; 4)" office:value-type="string" office:string-value="E00A" calcext:value-type="string">
            <text:p>E00A</text:p>
          </table:table-cell>
          <table:table-cell table:formula="of:=DEC2HEX([Dec.I102]; 4)" office:value-type="string" office:string-value="A600" calcext:value-type="string">
            <text:p>A600</text:p>
          </table:table-cell>
          <table:table-cell table:formula="of:=DEC2HEX([Dec.J102]; 4)" office:value-type="string" office:string-value="A600" calcext:value-type="string">
            <text:p>A600</text:p>
          </table:table-cell>
          <table:table-cell table:formula="of:=DEC2HEX([Dec.K102]; 4)" office:value-type="string" office:string-value="A600" calcext:value-type="string">
            <text:p>A600</text:p>
          </table:table-cell>
          <table:table-cell table:formula="of:=DEC2HEX([Dec.L102]; 4)" office:value-type="string" office:string-value="A600" calcext:value-type="string">
            <text:p>A600</text:p>
          </table:table-cell>
          <table:table-cell table:formula="of:=DEC2HEX([Dec.M102]; 4)" office:value-type="string" office:string-value="E00D" calcext:value-type="string">
            <text:p>E00D</text:p>
          </table:table-cell>
          <table:table-cell table:formula="of:=DEC2HEX([Dec.N102]; 4)" office:value-type="string" office:string-value="E00D" calcext:value-type="string">
            <text:p>E00D</text:p>
          </table:table-cell>
          <table:table-cell table:formula="of:=DEC2HEX([Dec.O102]; 4)" office:value-type="string" office:string-value="E00D" calcext:value-type="string">
            <text:p>E00D</text:p>
          </table:table-cell>
          <table:table-cell table:formula="of:=DEC2HEX([Dec.P102]; 4)" office:value-type="string" office:string-value="E00D" calcext:value-type="string">
            <text:p>E00D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01:19:25.627377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32:28.687796889</meta:creation-date>
    <dc:date>2018-11-07T01:23:52.255641840</dc:date>
    <meta:editing-duration>PT1H30M2S</meta:editing-duration>
    <meta:editing-cycles>67</meta:editing-cycles>
    <meta:generator>LibreOffice/6.1.2.1$Linux_X86_64 LibreOffice_project/10$Build-1</meta:generator>
    <meta:document-statistic meta:table-count="2" meta:cell-count="3264" meta:object-count="0"/>
  </office:meta>
</office:document-meta>
</file>